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CYR" svg:font-family="'Courier New CYR'" style:font-family-generic="swiss" style:font-pitch="variable"/>
    <style:font-face style:name="Liberation Sans" svg:font-family="'Liberation Sans'" style:font-family-generic="swiss" style:font-pitch="variable"/>
    <style:font-face style:name="Timok" svg:font-family="Timok,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42cm" fo:margin-left="0.081cm" table:align="left" style:writing-mode="lr-tb"/>
    </style:style>
    <style:style style:name="Table1.A" style:family="table-column">
      <style:table-column-properties style:column-width="1.905cm"/>
    </style:style>
    <style:style style:name="Table1.B" style:family="table-column">
      <style:table-column-properties style:column-width="2.505cm"/>
    </style:style>
    <style:style style:name="Table1.C" style:family="table-column">
      <style:table-column-properties style:column-width="12.532cm"/>
    </style:style>
    <style:style style:name="Table1.1" style:family="table-row">
      <style:table-row-properties fo:keep-together="auto"/>
    </style:style>
    <style:style style:name="Table1.A1" style:family="table-cell">
      <style:table-cell-properties style:vertical-align="top" fo:padding="0.101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0.101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margin-left="0cm" fo:margin-right="0.018cm" fo:text-indent="0cm" style:auto-text-indent="false"/>
      <style:text-properties officeooo:paragraph-rsid="0011451c"/>
    </style:style>
    <style:style style:name="P2" style:family="paragraph" style:parent-style-name="Header">
      <style:paragraph-properties fo:margin-left="0cm" fo:margin-right="0.018cm" fo:text-align="center" style:justify-single-word="false" fo:text-indent="0cm" style:auto-text-indent="false"/>
      <style:text-properties style:font-name="Arial" fo:font-size="15pt" fo:language="en" fo:country="US" fo:font-weight="bold" officeooo:rsid="0012e8d8" officeooo:paragraph-rsid="001273e0" style:font-size-asian="15pt" style:font-weight-asian="bold" style:font-name-complex="Arial" style:font-size-complex="15pt"/>
    </style:style>
    <style:style style:name="P3" style:family="paragraph" style:parent-style-name="Header">
      <style:paragraph-properties fo:margin-left="0cm" fo:margin-right="0.018cm" fo:text-align="center" style:justify-single-word="false" fo:text-indent="0cm" style:auto-text-indent="false"/>
      <style:text-properties style:font-name="Timok" fo:font-size="15pt" fo:language="en" fo:country="US" fo:font-style="italic" fo:font-weight="bold" officeooo:rsid="0014cf86" officeooo:paragraph-rsid="001273e0" style:font-size-asian="15pt" style:font-style-asian="italic" style:font-weight-asian="bold" style:font-name-complex="Timok" style:font-size-complex="15pt"/>
    </style:style>
    <style:style style:name="P4" style:family="paragraph" style:parent-style-name="Header">
      <style:paragraph-properties fo:margin-left="0cm" fo:margin-right="0.018cm" fo:text-align="center" style:justify-single-word="false" fo:text-indent="0cm" style:auto-text-indent="false"/>
      <style:text-properties style:font-name="Timok" fo:font-size="15pt" fo:language="en" fo:country="US" fo:font-style="italic" fo:font-weight="bold" officeooo:rsid="000ef13b" officeooo:paragraph-rsid="001273e0" style:font-size-asian="15pt" style:font-style-asian="italic" style:font-weight-asian="bold" style:font-name-complex="Timok" style:font-size-complex="15pt"/>
    </style:style>
    <style:style style:name="P5" style:family="paragraph" style:parent-style-name="Standard">
      <style:paragraph-properties fo:margin-left="0cm" fo:margin-right="0.018cm" fo:text-align="end" style:justify-single-word="false" fo:text-indent="0cm" style:auto-text-indent="false"/>
      <style:text-properties officeooo:paragraph-rsid="0011451c"/>
    </style:style>
    <style:style style:name="P6" style:family="paragraph" style:parent-style-name="Standard">
      <style:paragraph-properties fo:margin-left="0cm" fo:margin-right="0.018cm" fo:text-align="start" style:justify-single-word="false" fo:text-indent="0cm" style:auto-text-indent="false"/>
      <style:text-properties fo:language="en" fo:country="US" officeooo:rsid="000ef13b" officeooo:paragraph-rsid="001273e0"/>
    </style:style>
    <style:style style:name="P7" style:family="paragraph" style:parent-style-name="Footer">
      <style:paragraph-properties fo:text-align="end" style:justify-single-word="false"/>
      <style:text-properties officeooo:paragraph-rsid="00152501"/>
    </style:style>
    <style:style style:name="P8" style:family="paragraph" style:parent-style-name="Horizontal_20_Line">
      <style:paragraph-properties fo:widows="1"/>
    </style:style>
    <style:style style:name="P9" style:family="paragraph" style:parent-style-name="Horizontal_20_Line">
      <style:paragraph-properties fo:widows="1"/>
      <style:text-properties style:font-name="Times New Roman" fo:font-size="10pt" style:font-size-asian="10pt" style:font-size-complex="10pt"/>
    </style:style>
    <style:style style:name="P10" style:family="paragraph" style:parent-style-name="Horizontal_20_Line">
      <style:text-properties style:font-name="Times New Roman" fo:font-size="8pt" style:font-size-asian="8pt" style:font-size-complex="8pt"/>
    </style:style>
    <style:style style:name="P11" style:family="paragraph" style:parent-style-name="Horizontal_20_Line">
      <style:paragraph-properties fo:widows="1"/>
      <style:text-properties fo:font-variant="normal" fo:text-transform="none" fo:color="#000000" style:font-name="Times New Roman" fo:font-size="10pt" fo:letter-spacing="normal" fo:font-style="normal" fo:font-weight="normal" officeooo:paragraph-rsid="00245ff6" style:font-size-asian="10pt" style:font-size-complex="10pt"/>
    </style:style>
    <style:style style:name="P12" style:family="paragraph" style:parent-style-name="Horizontal_20_Line">
      <style:paragraph-properties fo:margin-left="1cm" fo:margin-right="0cm" fo:widows="1" fo:text-indent="0cm" style:auto-text-indent="false"/>
      <style:text-properties style:font-name="Times New Roman" fo:font-size="10pt" style:font-size-asian="10pt" style:font-size-complex="10pt"/>
    </style:style>
    <style:style style:name="P13" style:family="paragraph" style:parent-style-name="Heading_20_2">
      <style:paragraph-properties fo:widows="1"/>
      <style:text-properties fo:font-variant="normal" fo:text-transform="none" fo:color="#000000" style:font-name="Times New Roman1" fo:font-size="14pt" fo:letter-spacing="normal" fo:font-style="normal" fo:font-weight="normal" officeooo:paragraph-rsid="0015e233"/>
    </style:style>
    <style:style style:name="P14" style:family="paragraph" style:parent-style-name="Heading_20_2">
      <style:paragraph-properties fo:widows="1"/>
      <style:text-properties fo:font-variant="normal" fo:text-transform="none" fo:color="#000000" style:font-name="Arial" fo:font-size="14pt" fo:letter-spacing="normal" fo:font-style="normal" fo:font-weight="normal" style:font-size-asian="14pt" style:font-size-complex="14pt"/>
    </style:style>
    <style:style style:name="P15" style:family="paragraph" style:parent-style-name="Heading_20_2">
      <style:paragraph-properties fo:widows="1"/>
      <style:text-properties fo:font-variant="normal" fo:text-transform="none" fo:color="#000000" style:font-name="Arial" fo:font-size="14pt" fo:letter-spacing="normal" fo:font-style="italic" fo:font-weight="bold" style:font-style-asian="italic" style:font-weight-asian="bold" style:font-style-complex="italic" style:font-weight-complex="bold"/>
    </style:style>
    <style:style style:name="P16" style:family="paragraph" style:parent-style-name="Heading_20_2">
      <style:paragraph-properties fo:widows="1"/>
      <style:text-properties fo:font-variant="normal" fo:text-transform="none" fo:color="#000000" style:font-name="Arial" fo:font-size="14pt" fo:letter-spacing="normal" fo:font-style="italic" fo:font-weight="bold" style:font-size-asian="14pt" style:font-style-asian="italic" style:font-weight-asian="bold" style:font-size-complex="14pt" style:font-style-complex="italic" style:font-weight-complex="bold"/>
    </style:style>
    <style:style style:name="P17" style:family="paragraph" style:parent-style-name="Heading_20_2">
      <style:text-properties style:font-name="Arial" fo:font-size="9pt" fo:language="en" fo:country="US" officeooo:paragraph-rsid="00152501" style:font-size-asian="9pt" style:font-name-complex="Arial" style:font-size-complex="9pt"/>
    </style:style>
    <style:style style:name="P18" style:family="paragraph" style:parent-style-name="List_20_Heading">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9" style:family="paragraph" style:parent-style-name="List_20_Heading">
      <style:text-properties style:font-name="Times New Roman" fo:font-size="10pt" style:font-size-asian="10pt" style:font-size-complex="10pt"/>
    </style:style>
    <style:style style:name="P20" style:family="paragraph" style:parent-style-name="List_20_Contents">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1" style:family="paragraph" style:parent-style-name="List_20_Contents">
      <style:paragraph-properties fo:widows="1"/>
      <style:text-properties style:font-name="Times New Roman" fo:font-size="10pt" style:font-size-asian="10pt" style:font-size-complex="10pt"/>
    </style:style>
    <style:style style:name="P22" style:family="paragraph" style:parent-style-name="List_20_Contents">
      <style:paragraph-properties fo:margin-top="0cm" fo:margin-bottom="0.499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23" style:family="paragraph" style:parent-style-name="Preformatted_20_Text">
      <style:paragraph-properties fo:margin-top="0cm" fo:margin-bottom="0.499cm" loext:contextual-spacing="false"/>
      <style:text-properties officeooo:paragraph-rsid="00152501"/>
    </style:style>
    <style:style style:name="P24" style:family="paragraph" style:parent-style-name="List_20_Contents">
      <style:paragraph-properties fo:margin-left="0cm" fo:margin-right="0cm" fo:widows="1" fo:text-indent="0cm" style:auto-text-indent="false"/>
      <style:text-properties fo:font-variant="normal" fo:text-transform="none" fo:color="#000000" style:font-name="Times New Roman" fo:font-size="10pt" fo:letter-spacing="normal" fo:font-style="normal" fo:font-weight="bold" style:font-size-asian="10pt" style:font-size-complex="10pt"/>
    </style:style>
    <style:style style:name="P25" style:family="paragraph" style:parent-style-name="Sender">
      <style:paragraph-properties fo:margin-left="0cm" fo:margin-right="0cm" fo:widows="1" fo:text-indent="0cm" style:auto-text-indent="false"/>
      <style:text-properties fo:font-variant="normal" fo:text-transform="none" fo:color="#000000" style:font-name="Times New Roman1" fo:font-size="10pt" fo:letter-spacing="normal" fo:font-weight="normal"/>
    </style:style>
    <style:style style:name="P26" style:family="paragraph" style:parent-style-name="Standard">
      <style:paragraph-properties fo:margin-left="0cm" fo:margin-right="0cm" fo:text-align="center" style:justify-single-word="false" fo:text-indent="0cm" style:auto-text-indent="false"/>
      <style:text-properties style:font-name="Timok" fo:font-size="15pt" fo:language="en" fo:country="US" fo:font-style="italic" fo:font-weight="bold" officeooo:rsid="000ef13b" officeooo:paragraph-rsid="001273e0" style:font-size-asian="15pt" style:font-style-asian="italic" style:font-weight-asian="bold" style:font-name-complex="Timok" style:font-size-complex="15pt"/>
    </style:style>
    <style:style style:name="P27" style:family="paragraph" style:parent-style-name="Text_20_body">
      <style:paragraph-properties fo:margin-left="0cm" fo:margin-right="0cm" fo:widows="1" fo:text-indent="0cm" style:auto-text-indent="false"/>
      <style:text-properties fo:font-variant="normal" fo:text-transform="none" fo:color="#000000" style:font-name="Times New Roman1" fo:font-size="14pt" fo:letter-spacing="normal" fo:font-style="normal" fo:font-weight="bold"/>
    </style:style>
    <style:style style:name="P28" style:family="paragraph" style:parent-style-name="Standard">
      <style:paragraph-properties fo:margin-left="0cm" fo:margin-right="0cm" fo:margin-top="0.212cm" fo:margin-bottom="0cm" loext:contextual-spacing="false" fo:text-indent="0cm" style:auto-text-indent="false"/>
      <style:text-properties style:font-name="Arial" fo:font-size="9pt" fo:language="en" fo:country="US" fo:font-weight="bold" officeooo:paragraph-rsid="003248dc" style:font-size-asian="9pt" style:font-weight-asian="bold" style:font-name-complex="Arial" style:font-size-complex="9pt" style:font-weight-complex="bold"/>
    </style:style>
    <style:style style:name="P29" style:family="paragraph" style:parent-style-name="Standard">
      <style:paragraph-properties fo:text-align="center" style:justify-single-word="false"/>
      <style:text-properties style:font-name="Arial" fo:font-size="9pt" fo:language="en" fo:country="US" fo:font-weight="bold" officeooo:paragraph-rsid="001273e0" style:font-size-asian="9pt" style:font-weight-asian="bold" style:font-name-complex="Arial" style:font-size-complex="9pt"/>
    </style:style>
    <style:style style:name="P30" style:family="paragraph" style:parent-style-name="Standard">
      <style:text-properties style:font-name="Arial" fo:font-size="9pt" fo:font-weight="bold" style:font-size-asian="9pt" style:font-weight-asian="bold" style:font-size-complex="9pt" style:font-weight-complex="bold"/>
    </style:style>
    <style:style style:name="P31" style:family="paragraph" style:parent-style-name="Standard">
      <style:text-properties style:font-name="Arial" fo:font-size="9pt" fo:font-weight="bold" officeooo:paragraph-rsid="003248dc" style:font-size-asian="9pt" style:font-weight-asian="bold" style:font-size-complex="9pt" style:font-weight-complex="bold"/>
    </style:style>
    <style:style style:name="P32" style:family="paragraph" style:parent-style-name="Standard">
      <style:paragraph-properties fo:text-align="center" style:justify-single-word="false"/>
      <style:text-properties style:font-name="Arial" fo:font-size="15pt" fo:language="en" fo:country="US" fo:font-weight="bold" officeooo:paragraph-rsid="001273e0" style:font-size-asian="15pt" style:font-weight-asian="bold" style:font-name-complex="Arial" style:font-size-complex="15pt"/>
    </style:style>
    <style:style style:name="P33" style:family="paragraph" style:parent-style-name="Standard">
      <style:text-properties fo:language="en" fo:country="US" fo:font-weight="bold" officeooo:rsid="0012e8d8" officeooo:paragraph-rsid="001273e0" style:font-weight-asian="bold" style:font-weight-complex="bold"/>
    </style:style>
    <style:style style:name="P34" style:family="paragraph" style:parent-style-name="Standard">
      <style:text-properties fo:language="en" fo:country="US" fo:font-weight="bold" officeooo:paragraph-rsid="001273e0" style:font-weight-asian="bold" style:font-weight-complex="bold"/>
    </style:style>
    <style:style style:name="P35" style:family="paragraph" style:parent-style-name="Standard">
      <style:text-properties fo:language="en" fo:country="US" officeooo:rsid="002e9497" officeooo:paragraph-rsid="001273e0"/>
    </style:style>
    <style:style style:name="P36" style:family="paragraph" style:parent-style-name="Standard">
      <style:text-properties fo:language="en" fo:country="US" officeooo:paragraph-rsid="001273e0"/>
    </style:style>
    <style:style style:name="P37" style:family="paragraph" style:parent-style-name="Standard">
      <style:text-properties fo:language="bg" fo:country="BG" officeooo:rsid="001ea906" officeooo:paragraph-rsid="001273e0"/>
    </style:style>
    <style:style style:name="P38" style:family="paragraph" style:parent-style-name="Standard">
      <style:text-properties fo:font-variant="normal" fo:text-transform="none" fo:color="#000000" style:font-name="Arial" fo:font-size="9pt" fo:letter-spacing="normal" fo:font-style="normal" fo:font-weight="bold" style:font-size-asian="9pt" style:font-weight-asian="bold" style:font-size-complex="9pt" style:font-weight-complex="bold"/>
    </style:style>
    <style:style style:name="P39" style:family="paragraph" style:parent-style-name="Standard">
      <style:paragraph-properties fo:margin-top="0.176cm" fo:margin-bottom="0.176cm" loext:contextual-spacing="false" fo:text-align="justify" style:justify-single-word="false" style:text-autospace="none"/>
      <style:text-properties fo:color="#000000" fo:language="en" fo:country="US" fo:font-weight="bold" officeooo:paragraph-rsid="001273e0" style:font-weight-asian="bold" style:font-name-complex="Arial" style:font-weight-complex="bold"/>
    </style:style>
    <style:style style:name="P40" style:family="paragraph" style:parent-style-name="Standard">
      <style:paragraph-properties fo:margin-left="2.501cm" fo:margin-right="0cm" fo:text-align="justify" style:justify-single-word="false" fo:text-indent="0cm" style:auto-text-indent="false"/>
      <style:text-properties style:font-name="Arial" fo:font-size="9pt" fo:language="en" fo:country="US" officeooo:paragraph-rsid="001273e0" style:font-size-asian="9pt" style:font-name-complex="Arial" style:font-size-complex="9pt"/>
    </style:style>
    <style:style style:name="P41" style:family="paragraph" style:parent-style-name="Standard">
      <style:paragraph-properties fo:margin-left="2.501cm" fo:margin-right="0cm" fo:text-align="justify" style:justify-single-word="false" fo:text-indent="0cm" style:auto-text-indent="false"/>
      <style:text-properties style:font-name="Arial" fo:font-size="9pt" fo:language="en" fo:country="US" officeooo:paragraph-rsid="0029f9c5" style:font-size-asian="9pt" style:font-name-complex="Arial" style:font-size-complex="9pt"/>
    </style:style>
    <style:style style:name="P42" style:family="paragraph" style:parent-style-name="Standard">
      <style:paragraph-properties fo:margin-left="2.501cm" fo:margin-right="0cm" fo:text-indent="0cm" style:auto-text-indent="false"/>
      <style:text-properties style:font-name="Arial" fo:font-size="9pt" fo:language="en" fo:country="US" officeooo:paragraph-rsid="001273e0" style:font-size-asian="9pt" style:font-name-complex="Arial" style:font-size-complex="9pt"/>
    </style:style>
    <style:style style:name="P43"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officeooo:paragraph-rsid="001273e0"/>
    </style:style>
    <style:style style:name="P44"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officeooo:paragraph-rsid="0028c307"/>
    </style:style>
    <style:style style:name="P45" style:family="paragraph" style:parent-style-name="Standard">
      <style:paragraph-properties fo:margin-left="0cm" fo:margin-right="0cm" fo:margin-top="0.212cm" fo:margin-bottom="0cm" loext:contextual-spacing="false" fo:text-indent="0.501cm" style:auto-text-indent="false"/>
      <style:text-properties style:font-name="Arial" fo:font-size="9pt" fo:language="en" fo:country="US" fo:font-weight="bold" officeooo:paragraph-rsid="001273e0" style:font-size-asian="9pt" style:font-weight-asian="bold" style:font-name-complex="Arial" style:font-size-complex="9pt"/>
    </style:style>
    <style:style style:name="P46"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Arial" fo:font-size="9pt" fo:language="en" fo:country="US" officeooo:paragraph-rsid="001273e0" style:font-size-asian="9pt" style:font-name-complex="Arial" style:font-size-complex="9pt"/>
    </style:style>
    <style:style style:name="P47" style:family="paragraph" style:parent-style-name="Standard">
      <style:paragraph-properties fo:margin-left="0cm" fo:margin-right="0cm" fo:text-indent="0.501cm" style:auto-text-indent="false"/>
      <style:text-properties style:font-name="Arial" fo:font-size="9pt" fo:language="en" fo:country="US" fo:font-weight="bold" officeooo:paragraph-rsid="001273e0" style:font-size-asian="9pt" style:font-weight-asian="bold" style:font-name-complex="Arial" style:font-size-complex="9pt"/>
    </style:style>
    <style:style style:name="P48" style:family="paragraph" style:parent-style-name="Standard">
      <style:paragraph-properties fo:margin-left="0cm" fo:margin-right="0cm" fo:text-indent="0.501cm" style:auto-text-indent="false"/>
      <style:text-properties style:font-name="Arial" fo:font-size="9pt" fo:language="en" fo:country="US" officeooo:paragraph-rsid="001273e0" style:font-size-asian="9pt" style:font-name-complex="Arial" style:font-size-complex="9pt"/>
    </style:style>
    <style:style style:name="P49" style:family="paragraph" style:parent-style-name="Standard">
      <style:paragraph-properties fo:margin-left="0cm" fo:margin-right="0cm" fo:text-indent="0.501cm" style:auto-text-indent="false" fo:background-color="#cccccc">
        <style:background-image/>
      </style:paragraph-properties>
      <style:text-properties fo:text-transform="uppercase" style:font-name="Arial" fo:font-size="9pt" fo:language="en" fo:country="US" fo:font-weight="bold" officeooo:paragraph-rsid="001273e0" style:font-size-asian="9pt" style:font-weight-asian="bold" style:font-name-complex="Arial" style:font-size-complex="9pt"/>
    </style:style>
    <style:style style:name="P50" style:family="paragraph" style:parent-style-name="Standard">
      <style:paragraph-properties fo:margin-left="0cm" fo:margin-right="0cm" fo:text-indent="1cm" style:auto-text-indent="false">
        <style:tab-stops>
          <style:tab-stop style:position="3cm"/>
        </style:tab-stops>
      </style:paragraph-properties>
      <style:text-properties style:font-name="Arial" fo:font-size="9pt" fo:language="en" fo:country="US" officeooo:paragraph-rsid="001273e0" style:font-size-asian="9pt" style:font-name-complex="Arial" style:font-size-complex="9pt"/>
    </style:style>
    <style:style style:name="P51" style:family="paragraph" style:parent-style-name="Standard">
      <style:paragraph-properties fo:margin-left="0cm" fo:margin-right="0cm" fo:text-align="justify" style:justify-single-word="false" fo:text-indent="1cm" style:auto-text-indent="false">
        <style:tab-stops>
          <style:tab-stop style:position="2.501cm"/>
        </style:tab-stops>
      </style:paragraph-properties>
      <style:text-properties style:font-name="Arial" fo:font-size="9pt" fo:language="en" fo:country="US" officeooo:paragraph-rsid="001273e0" style:font-size-asian="9pt" style:font-name-complex="Arial" style:font-size-complex="9pt"/>
    </style:style>
    <style:style style:name="P52" style:family="paragraph" style:parent-style-name="Standard">
      <style:paragraph-properties fo:margin-left="0cm" fo:margin-right="0cm" fo:text-align="justify" style:justify-single-word="false" fo:text-indent="1cm" style:auto-text-indent="false">
        <style:tab-stops>
          <style:tab-stop style:position="3cm"/>
        </style:tab-stops>
      </style:paragraph-properties>
      <style:text-properties style:font-name="Arial" fo:font-size="9pt" fo:language="en" fo:country="US" officeooo:paragraph-rsid="001273e0" style:font-size-asian="9pt" style:font-name-complex="Arial" style:font-size-complex="9pt"/>
    </style:style>
    <style:style style:name="P53" style:family="paragraph" style:parent-style-name="Standard">
      <style:paragraph-properties fo:margin-left="0cm" fo:margin-right="0cm" fo:text-indent="1cm" style:auto-text-indent="false"/>
      <style:text-properties style:font-name="Arial" fo:font-size="9pt" fo:language="en" fo:country="US" officeooo:paragraph-rsid="001273e0" style:font-size-asian="9pt" style:font-name-complex="Arial" style:font-size-complex="9pt"/>
    </style:style>
    <style:style style:name="P54" style:family="paragraph" style:parent-style-name="Standard">
      <style:paragraph-properties fo:margin-left="0cm" fo:margin-right="0cm" fo:text-indent="1.251cm" style:auto-text-indent="false"/>
      <style:text-properties style:font-name="Arial" fo:font-size="9pt" fo:language="en" fo:country="US" officeooo:paragraph-rsid="001273e0" style:font-size-asian="9pt" style:font-name-complex="Arial" style:font-size-complex="9pt"/>
    </style:style>
    <style:style style:name="P55" style:family="paragraph" style:parent-style-name="Standard">
      <style:paragraph-properties fo:margin-left="0cm" fo:margin-right="0cm" fo:text-align="justify" style:justify-single-word="false" fo:text-indent="2.501cm" style:auto-text-indent="false"/>
      <style:text-properties style:font-name="Arial" fo:font-size="9pt" fo:language="en" fo:country="US" officeooo:paragraph-rsid="001273e0" style:font-size-asian="9pt" style:font-name-complex="Arial" style:font-size-complex="9pt"/>
    </style:style>
    <style:style style:name="P56" style:family="paragraph" style:parent-style-name="Standard">
      <style:paragraph-properties fo:margin-left="0cm" fo:margin-right="0cm" fo:text-indent="2.501cm" style:auto-text-indent="false"/>
      <style:text-properties style:font-name="Arial" fo:font-size="9pt" fo:language="en" fo:country="US" officeooo:paragraph-rsid="001273e0" style:font-size-asian="9pt" style:font-name-complex="Arial" style:font-size-complex="9pt"/>
    </style:style>
    <style:style style:name="P57" style:family="paragraph" style:parent-style-name="Standard">
      <style:paragraph-properties fo:margin-left="0.501cm" fo:margin-right="0cm" fo:margin-top="0.212cm" fo:margin-bottom="0cm" loext:contextual-spacing="false" fo:text-align="justify" style:justify-single-word="false" fo:text-indent="0cm" style:auto-text-indent="false"/>
      <style:text-properties officeooo:paragraph-rsid="001273e0"/>
    </style:style>
    <style:style style:name="P58" style:family="paragraph" style:parent-style-name="Standard">
      <style:paragraph-properties fo:text-align="center" style:justify-single-word="false" fo:break-before="page"/>
      <style:text-properties style:font-name="Arial" fo:font-size="15pt" fo:language="en" fo:country="US" fo:font-weight="bold" officeooo:paragraph-rsid="001273e0" style:font-size-asian="15pt" style:font-weight-asian="bold" style:font-name-complex="Arial" style:font-size-complex="15pt"/>
    </style:style>
    <style:style style:name="P59" style:family="paragraph" style:parent-style-name="Text_20_body">
      <style:paragraph-properties fo:widows="1"/>
      <style:text-properties fo:font-variant="normal" fo:text-transform="none" fo:color="#000000" style:font-name="Times New Roman1" fo:font-size="10pt" fo:letter-spacing="normal" fo:font-style="normal" fo:font-weight="normal" style:font-size-asian="10pt" style:font-size-complex="10pt"/>
    </style:style>
    <style:style style:name="P60" style:family="paragraph" style:parent-style-name="Text_20_body">
      <style:paragraph-properties fo:widows="1"/>
      <style:text-properties fo:font-variant="normal" fo:text-transform="none" fo:color="#000000" style:font-name="Times New Roman1" fo:font-size="10pt" fo:letter-spacing="normal" fo:font-style="normal" fo:font-weight="bold" style:font-size-asian="10pt" style:font-weight-asian="bold" style:font-size-complex="10pt" style:font-weight-complex="bold"/>
    </style:style>
    <style:style style:name="P61" style:family="paragraph" style:parent-style-name="Text_20_body">
      <style:paragraph-properties fo:widows="1"/>
      <style:text-properties fo:font-variant="normal" fo:text-transform="none" fo:color="#000000" style:font-name="Times New Roman1" fo:font-size="10pt" fo:letter-spacing="normal" fo:font-style="normal" fo:font-weight="bold" style:font-size-asian="10pt" style:font-size-complex="10pt"/>
    </style:style>
    <style:style style:name="P62" style:family="paragraph" style:parent-style-name="Text_20_body">
      <style:paragraph-properties fo:widows="1"/>
      <style:text-properties fo:font-variant="normal" fo:text-transform="none" fo:color="#000000" style:font-name="Times New Roman1" fo:font-size="10pt" fo:letter-spacing="normal" fo:font-style="normal" fo:font-weight="bold" officeooo:paragraph-rsid="00152501" style:font-size-asian="10pt" style:font-size-complex="10pt"/>
    </style:style>
    <style:style style:name="P63" style:family="paragraph" style:parent-style-name="Text_20_body">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64" style:family="paragraph" style:parent-style-name="Text_20_body">
      <style:paragraph-properties fo:widows="1"/>
      <style:text-properties fo:font-variant="normal" fo:text-transform="none" fo:color="#000000" style:font-name="Times New Roman" fo:font-size="10pt" fo:letter-spacing="normal" fo:font-style="normal" fo:font-weight="bold" style:font-size-asian="10pt" style:font-size-complex="10pt"/>
    </style:style>
    <style:style style:name="P65" style:family="paragraph" style:parent-style-name="Text_20_body">
      <style:paragraph-properties fo:widows="1"/>
      <style:text-properties fo:font-variant="normal" fo:text-transform="none" fo:color="#000000" style:font-name="Times New Roman" fo:font-size="10pt" fo:letter-spacing="normal" fo:font-style="normal" fo:font-weight="bold" officeooo:paragraph-rsid="002225cb" style:font-size-asian="10pt" style:font-size-complex="10pt"/>
    </style:style>
    <style:style style:name="P66" style:family="paragraph" style:parent-style-name="Text_20_body">
      <style:paragraph-properties fo:widows="1"/>
      <style:text-properties fo:font-variant="normal" fo:text-transform="none" fo:color="#000000" style:font-name="Times New Roman" fo:font-size="10pt" fo:letter-spacing="normal" fo:font-style="normal" fo:font-weight="bold" officeooo:paragraph-rsid="0023efc4" style:font-size-asian="10pt" style:font-size-complex="10pt"/>
    </style:style>
    <style:style style:name="P67" style:family="paragraph" style:parent-style-name="Text_20_body">
      <style:paragraph-properties fo:widows="1"/>
      <style:text-properties fo:font-variant="normal" fo:text-transform="none" fo:color="#000000" style:font-name="Times New Roman" fo:font-size="10pt" fo:letter-spacing="normal" fo:font-style="normal" fo:font-weight="bold" officeooo:paragraph-rsid="00245ff6" style:font-size-asian="10pt" style:font-size-complex="10pt"/>
    </style:style>
    <style:style style:name="P68" style:family="paragraph" style:parent-style-name="Text_20_body">
      <style:paragraph-properties fo:widows="1"/>
      <style:text-properties fo:font-variant="normal" fo:text-transform="none" fo:color="#000000" style:font-name="Courier New" fo:font-size="10pt" fo:letter-spacing="normal" fo:font-style="normal" fo:font-weight="normal" style:font-size-asian="10pt" style:font-size-complex="10pt"/>
    </style:style>
    <style:style style:name="P69" style:family="paragraph" style:parent-style-name="Text_20_body">
      <style:paragraph-properties fo:widows="1"/>
    </style:style>
    <style:style style:name="P70" style:family="paragraph" style:parent-style-name="Text_20_body">
      <style:text-properties officeooo:paragraph-rsid="00152501"/>
    </style:style>
    <style:style style:name="P71" style:family="paragraph" style:parent-style-name="Text_20_body">
      <style:text-properties officeooo:paragraph-rsid="00154d9f"/>
    </style:style>
    <style:style style:name="P72" style:family="paragraph" style:parent-style-name="Text_20_body">
      <style:text-properties style:font-name="Times New Roman" fo:font-size="10pt" officeooo:paragraph-rsid="00152501" style:font-size-asian="10pt" style:font-size-complex="10pt"/>
    </style:style>
    <style:style style:name="P73" style:family="paragraph" style:parent-style-name="Text_20_body">
      <style:paragraph-properties fo:widows="1"/>
      <style:text-properties style:font-name="Times New Roman" fo:font-size="10pt" style:font-size-asian="10pt" style:font-size-complex="10pt"/>
    </style:style>
    <style:style style:name="P74" style:family="paragraph" style:parent-style-name="Body_20_Text_20_Indent_20_2">
      <style:paragraph-properties fo:margin-top="0cm" fo:margin-bottom="0cm" loext:contextual-spacing="false" fo:text-align="justify" style:justify-single-word="false"/>
      <style:text-properties style:font-name="Arial" fo:language="en" fo:country="US" officeooo:paragraph-rsid="001273e0" style:font-name-complex="Arial" style:font-size-complex="9pt"/>
    </style:style>
    <style:style style:name="P75" style:family="paragraph" style:parent-style-name="Body_20_Text_20_Indent_20_2">
      <style:paragraph-properties fo:margin-top="0cm" fo:margin-bottom="0cm" loext:contextual-spacing="false"/>
      <style:text-properties style:font-name="Arial" fo:language="en" fo:country="US" officeooo:paragraph-rsid="001273e0" style:font-name-complex="Arial" style:font-size-complex="9pt"/>
    </style:style>
    <style:style style:name="P76" style:family="paragraph" style:parent-style-name="Text_20_body">
      <style:paragraph-properties fo:margin-top="0cm" fo:margin-bottom="0cm" loext:contextual-spacing="false" fo:widows="1"/>
      <style:text-properties fo:font-variant="normal" fo:text-transform="none" fo:color="#000000" style:font-name="Times New Roman" fo:font-size="10pt" fo:letter-spacing="normal" fo:font-style="normal" fo:font-weight="bold" officeooo:paragraph-rsid="0023efc4" style:font-size-asian="10pt" style:font-size-complex="10pt"/>
    </style:style>
    <style:style style:name="P77" style:family="paragraph" style:parent-style-name="Header">
      <style:paragraph-properties fo:margin-left="0cm" fo:margin-right="0.635cm" fo:text-align="center" style:justify-single-word="false" fo:text-indent="0cm" style:auto-text-indent="false"/>
      <style:text-properties style:font-name="Timok" fo:font-size="15pt" fo:language="en" fo:country="US" fo:font-style="italic" fo:font-weight="bold" officeooo:rsid="00146cf5" officeooo:paragraph-rsid="00146cf5" style:font-size-asian="15pt" style:font-style-asian="italic" style:font-weight-asian="bold" style:font-name-complex="Timok" style:font-size-complex="15pt"/>
    </style:style>
    <style:style style:name="P78" style:family="paragraph" style:parent-style-name="Body_20_Text_20_Indent_20_2">
      <style:paragraph-properties fo:text-align="justify" style:justify-single-word="false"/>
      <style:text-properties officeooo:paragraph-rsid="001273e0"/>
    </style:style>
    <style:style style:name="P79" style:family="paragraph" style:parent-style-name="Body_20_Text_20_Indent_20_2">
      <style:paragraph-properties fo:text-align="justify" style:justify-single-word="false"/>
      <style:text-properties style:font-name="Arial" fo:language="en" fo:country="US" officeooo:paragraph-rsid="001273e0" style:font-name-complex="Arial" style:font-size-complex="9pt"/>
    </style:style>
    <style:style style:name="P80" style:family="paragraph" style:parent-style-name="Body_20_Text_20_Indent_20_2">
      <style:text-properties style:font-name="Arial" fo:language="en" fo:country="US" officeooo:paragraph-rsid="001273e0" style:font-name-complex="Arial" style:font-size-complex="9pt"/>
    </style:style>
    <style:style style:name="P81" style:family="paragraph" style:parent-style-name="Text_20_body_20_indent">
      <style:text-properties style:font-name="Arial" fo:font-size="9pt" fo:language="en" fo:country="US" officeooo:paragraph-rsid="001273e0" style:font-size-asian="9pt" style:font-name-complex="Arial" style:font-size-complex="9pt"/>
    </style:style>
    <style:style style:name="P82" style:family="paragraph" style:parent-style-name="Text_20_body_20_indent">
      <style:paragraph-properties fo:margin-top="0.212cm" fo:margin-bottom="0.212cm" loext:contextual-spacing="false"/>
      <style:text-properties style:font-name="Arial" fo:font-size="9pt" fo:language="en" fo:country="US" officeooo:paragraph-rsid="001273e0" style:font-size-asian="9pt" style:font-name-complex="Arial" style:font-size-complex="9pt"/>
    </style:style>
    <style:style style:name="P83" style:family="paragraph" style:parent-style-name="Text_20_body_20_indent">
      <style:paragraph-properties fo:margin-top="0.212cm" fo:margin-bottom="0.212cm" loext:contextual-spacing="false"/>
      <style:text-properties officeooo:paragraph-rsid="001273e0"/>
    </style:style>
    <style:style style:name="P84" style:family="paragraph" style:parent-style-name="Preformatted_20_Text">
      <style:text-properties officeooo:paragraph-rsid="002225cb"/>
    </style:style>
    <style:style style:name="P85" style:family="paragraph" style:parent-style-name="Preformatted_20_Text">
      <style:text-properties officeooo:paragraph-rsid="0023efc4"/>
    </style:style>
    <style:style style:name="P86" style:family="paragraph" style:parent-style-name="Preformatted_20_Text">
      <style:text-properties officeooo:paragraph-rsid="00245ff6"/>
    </style:style>
    <style:style style:name="P87" style:family="paragraph" style:parent-style-name="Heading_20_3">
      <style:paragraph-properties fo:background-color="#cccccc">
        <style:background-image/>
      </style:paragraph-properties>
      <style:text-properties style:font-name="Arial" fo:font-size="9pt" fo:language="en" fo:country="US" officeooo:paragraph-rsid="001273e0" style:font-size-asian="9pt" style:font-name-complex="Arial" style:font-size-complex="9pt"/>
    </style:style>
    <style:style style:name="P88" style:family="paragraph" style:parent-style-name="Heading_20_3">
      <style:paragraph-properties fo:background-color="#cccccc">
        <style:background-image/>
      </style:paragraph-properties>
      <style:text-properties style:font-name="Arial" fo:font-size="15pt" fo:language="en" fo:country="US" officeooo:paragraph-rsid="001273e0" style:font-size-asian="15pt" style:font-name-complex="Arial" style:font-size-complex="15pt"/>
    </style:style>
    <style:style style:name="P89" style:family="paragraph" style:parent-style-name="Heading_20_3">
      <style:paragraph-properties fo:margin-top="0.212cm" fo:margin-bottom="0.106cm" loext:contextual-spacing="false" fo:background-color="#cccccc">
        <style:background-image/>
      </style:paragraph-properties>
      <style:text-properties style:font-name="Arial" fo:font-size="15pt" fo:language="en" fo:country="US" officeooo:paragraph-rsid="001273e0" style:font-size-asian="15pt" style:font-name-complex="Arial" style:font-size-complex="15pt"/>
    </style:style>
    <style:style style:name="P90" style:family="paragraph" style:parent-style-name="Heading_20_3">
      <style:paragraph-properties fo:margin-top="0.212cm" fo:margin-bottom="0.106cm" loext:contextual-spacing="false" fo:background-color="#cccccc">
        <style:background-image/>
      </style:paragraph-properties>
      <style:text-properties fo:text-transform="uppercase" style:font-name="Arial" fo:font-size="15pt" fo:language="en" fo:country="US" officeooo:paragraph-rsid="001273e0" style:font-size-asian="15pt" style:font-name-complex="Arial" style:font-size-complex="15pt"/>
    </style:style>
    <style:style style:name="P91" style:family="paragraph" style:parent-style-name="Heading_20_3">
      <style:paragraph-properties fo:margin-top="0.212cm" fo:margin-bottom="0.106cm" loext:contextual-spacing="false" fo:background-color="#cccccc">
        <style:background-image/>
      </style:paragraph-properties>
      <style:text-properties fo:font-variant="normal" fo:text-transform="none" fo:color="#000000" style:font-name="Arial" fo:font-size="15pt" fo:letter-spacing="normal" fo:language="en" fo:country="US" fo:font-style="normal" fo:font-weight="normal" officeooo:paragraph-rsid="001273e0" style:font-size-asian="15pt" style:font-name-complex="Arial" style:font-size-complex="15pt"/>
    </style:style>
    <style:style style:name="P92" style:family="paragraph" style:parent-style-name="Standard">
      <style:text-properties fo:language="en" fo:country="US" officeooo:rsid="0032ba83" officeooo:paragraph-rsid="0032ba83"/>
    </style:style>
    <style:style style:name="P93" style:family="paragraph" style:parent-style-name="Standard">
      <style:paragraph-properties fo:widows="1"/>
      <style:text-properties fo:language="en" fo:country="US" officeooo:rsid="0032ba83" officeooo:paragraph-rsid="0032ba83"/>
    </style:style>
    <style:style style:name="P94" style:family="paragraph" style:parent-style-name="Standard">
      <style:paragraph-properties fo:margin-left="0cm" fo:margin-right="0.018cm" fo:text-align="start" style:justify-single-word="false" fo:text-indent="0cm" style:auto-text-indent="false"/>
      <style:text-properties fo:language="en" fo:country="US" officeooo:rsid="0032ba83" officeooo:paragraph-rsid="0032ba83"/>
    </style:style>
    <style:style style:name="P95" style:family="paragraph" style:parent-style-name="Standard" style:master-page-name="Standard">
      <style:paragraph-properties fo:text-align="center" style:justify-single-word="false" style:page-number="auto" fo:break-before="page"/>
      <style:text-properties style:font-name="Arial" fo:font-size="9pt" fo:language="en" fo:country="US" fo:font-weight="bold" officeooo:paragraph-rsid="001273e0" style:font-size-asian="9pt" style:font-weight-asian="bold" style:font-name-complex="Arial" style:font-size-complex="9pt"/>
    </style:style>
    <style:style style:name="P96" style:family="paragraph" style:parent-style-name="Horizontal_20_Line">
      <style:paragraph-properties fo:widows="1"/>
    </style:style>
    <style:style style:name="P97" style:family="paragraph" style:parent-style-name="List_20_Heading" style:list-style-name="L8">
      <style:text-properties style:font-name="Times New Roman" fo:font-size="10pt" officeooo:paragraph-rsid="00152501" style:font-size-asian="10pt" style:font-size-complex="10pt"/>
    </style:style>
    <style:style style:name="P98" style:family="paragraph" style:parent-style-name="List_20_Heading" style:list-style-name="L88">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99" style:family="paragraph" style:parent-style-name="List_20_Heading" style:list-style-name="L110">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00" style:family="paragraph" style:parent-style-name="List_20_Heading" style:list-style-name="L120">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01" style:family="paragraph" style:parent-style-name="List_20_Heading" style:list-style-name="L125"/>
    <style:style style:name="P102" style:family="paragraph" style:parent-style-name="List_20_Heading" style:list-style-name="L217"/>
    <style:style style:name="P103" style:family="paragraph" style:parent-style-name="List_20_Heading" style:list-style-name="L245"/>
    <style:style style:name="P104" style:family="paragraph" style:parent-style-name="List_20_Heading" style:list-style-name="L255"/>
    <style:style style:name="P105" style:family="paragraph" style:parent-style-name="List_20_Contents" style:list-style-name="L42">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06" style:family="paragraph" style:parent-style-name="List_20_Contents" style:list-style-name="L43">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07" style:family="paragraph" style:parent-style-name="List_20_Contents" style:list-style-name="L88">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08" style:family="paragraph" style:parent-style-name="List_20_Contents" style:list-style-name="L120">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09" style:family="paragraph" style:parent-style-name="List_20_Contents" style:list-style-name="L88">
      <style:paragraph-properties fo:widows="1"/>
    </style:style>
    <style:style style:name="P110" style:family="paragraph" style:parent-style-name="List_20_Contents" style:list-style-name="L110">
      <style:paragraph-properties fo:widows="1"/>
    </style:style>
    <style:style style:name="P111" style:family="paragraph" style:parent-style-name="List_20_Contents" style:list-style-name="L217"/>
    <style:style style:name="P112" style:family="paragraph" style:parent-style-name="List_20_Contents" style:list-style-name="L245"/>
    <style:style style:name="P113" style:family="paragraph" style:parent-style-name="List_20_Contents" style:list-style-name="L255"/>
    <style:style style:name="P114" style:family="paragraph" style:parent-style-name="List_20_Contents">
      <style:paragraph-properties fo:margin-top="0cm" fo:margin-bottom="0.499cm" loext:contextual-spacing="false"/>
    </style:style>
    <style:style style:name="P115" style:family="paragraph" style:parent-style-name="List_20_Contents" style:list-style-name="L8">
      <style:paragraph-properties fo:margin-top="0cm" fo:margin-bottom="0.499cm" loext:contextual-spacing="false"/>
      <style:text-properties style:font-name="Times New Roman" fo:font-size="10pt" officeooo:paragraph-rsid="00152501" style:font-size-asian="10pt" style:font-size-complex="10pt"/>
    </style:style>
    <style:style style:name="P116" style:family="paragraph" style:parent-style-name="List_20_Contents" style:list-style-name="L125">
      <style:paragraph-properties fo:margin-top="0cm" fo:margin-bottom="0.499cm" loext:contextual-spacing="false"/>
    </style:style>
    <style:style style:name="P117" style:family="paragraph" style:parent-style-name="Text_20_body" style:list-style-name="L1">
      <style:paragraph-properties fo:widows="1"/>
      <style:text-properties fo:font-variant="normal" fo:text-transform="none" fo:color="#000000" style:font-name="Times New Roman" fo:font-size="8pt" fo:letter-spacing="normal" fo:font-style="normal" fo:font-weight="normal" style:font-size-asian="8pt" style:font-size-complex="8pt"/>
    </style:style>
    <style:style style:name="P118" style:family="paragraph" style:parent-style-name="Text_20_body" style:list-style-name="L2">
      <style:paragraph-properties fo:widows="1"/>
      <style:text-properties fo:font-variant="normal" fo:text-transform="none" fo:color="#000000" style:font-name="Times New Roman" fo:font-size="8pt" fo:letter-spacing="normal" fo:font-style="normal" fo:font-weight="normal" style:font-size-asian="8pt" style:font-size-complex="8pt"/>
    </style:style>
    <style:style style:name="P119" style:family="paragraph" style:parent-style-name="Text_20_body" style:list-style-name="L3">
      <style:paragraph-properties fo:widows="1"/>
      <style:text-properties fo:font-variant="normal" fo:text-transform="none" fo:color="#000000" style:font-name="Times New Roman" fo:font-size="8pt" fo:letter-spacing="normal" fo:font-style="normal" fo:font-weight="normal" style:font-size-asian="8pt" style:font-size-complex="8pt"/>
    </style:style>
    <style:style style:name="P120" style:family="paragraph" style:parent-style-name="Text_20_body" style:list-style-name="L4">
      <style:paragraph-properties fo:widows="1"/>
      <style:text-properties fo:font-variant="normal" fo:text-transform="none" fo:color="#000000" style:font-name="Times New Roman" fo:font-size="8pt" fo:letter-spacing="normal" fo:font-style="normal" fo:font-weight="normal" style:font-size-asian="8pt" style:font-size-complex="8pt"/>
    </style:style>
    <style:style style:name="P121" style:family="paragraph" style:parent-style-name="Text_20_body" style:list-style-name="L5">
      <style:paragraph-properties fo:widows="1"/>
      <style:text-properties fo:font-variant="normal" fo:text-transform="none" fo:color="#000000" style:font-name="Times New Roman" fo:font-size="8pt" fo:letter-spacing="normal" fo:font-style="normal" fo:font-weight="normal" style:font-size-asian="8pt" style:font-size-complex="8pt"/>
    </style:style>
    <style:style style:name="P122" style:family="paragraph" style:parent-style-name="Text_20_body" style:list-style-name="L6">
      <style:paragraph-properties fo:widows="1"/>
      <style:text-properties fo:font-variant="normal" fo:text-transform="none" fo:color="#000000" style:font-name="Times New Roman" fo:font-size="8pt" fo:letter-spacing="normal" fo:font-style="normal" fo:font-weight="normal" officeooo:paragraph-rsid="002140e0" style:font-size-asian="8pt" style:font-size-complex="8pt"/>
    </style:style>
    <style:style style:name="P123" style:family="paragraph" style:parent-style-name="Text_20_body" style:list-style-name="L9">
      <style:paragraph-properties fo:widows="1"/>
      <style:text-properties fo:font-variant="normal" fo:text-transform="none" fo:color="#000000" style:font-name="Times New Roman" fo:font-size="10pt" fo:letter-spacing="normal" fo:font-style="normal" fo:font-weight="normal" officeooo:paragraph-rsid="00152501" style:font-size-asian="10pt" style:font-size-complex="10pt"/>
    </style:style>
    <style:style style:name="P124" style:family="paragraph" style:parent-style-name="Text_20_body" style:list-style-name="L10">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25" style:family="paragraph" style:parent-style-name="Text_20_body" style:list-style-name="L11">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26" style:family="paragraph" style:parent-style-name="Text_20_body" style:list-style-name="L13">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27" style:family="paragraph" style:parent-style-name="Text_20_body" style:list-style-name="L15">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28" style:family="paragraph" style:parent-style-name="Text_20_body" style:list-style-name="L19">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29" style:family="paragraph" style:parent-style-name="Text_20_body" style:list-style-name="L20">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30" style:family="paragraph" style:parent-style-name="Text_20_body" style:list-style-name="L21">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31" style:family="paragraph" style:parent-style-name="Text_20_body" style:list-style-name="L22">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32" style:family="paragraph" style:parent-style-name="Text_20_body" style:list-style-name="L23">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33" style:family="paragraph" style:parent-style-name="Text_20_body" style:list-style-name="L24">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34" style:family="paragraph" style:parent-style-name="Text_20_body" style:list-style-name="L25">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35" style:family="paragraph" style:parent-style-name="Text_20_body" style:list-style-name="L26">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36" style:family="paragraph" style:parent-style-name="Text_20_body" style:list-style-name="L27">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37" style:family="paragraph" style:parent-style-name="Text_20_body" style:list-style-name="L28">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38" style:family="paragraph" style:parent-style-name="Text_20_body" style:list-style-name="L29">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39" style:family="paragraph" style:parent-style-name="Text_20_body" style:list-style-name="L30">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40" style:family="paragraph" style:parent-style-name="Text_20_body" style:list-style-name="L31">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41" style:family="paragraph" style:parent-style-name="Text_20_body" style:list-style-name="L31">
      <style:paragraph-properties fo:widows="1"/>
      <style:text-properties fo:font-variant="normal" fo:text-transform="none" fo:color="#000000" style:font-name="Times New Roman" fo:font-size="10pt" fo:letter-spacing="normal" fo:font-style="normal" fo:font-weight="normal" officeooo:paragraph-rsid="0023efc4" style:font-size-asian="10pt" style:font-size-complex="10pt"/>
    </style:style>
    <style:style style:name="P142" style:family="paragraph" style:parent-style-name="Text_20_body" style:list-style-name="L33">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43" style:family="paragraph" style:parent-style-name="Text_20_body" style:list-style-name="L35">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44" style:family="paragraph" style:parent-style-name="Text_20_body" style:list-style-name="L36">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45" style:family="paragraph" style:parent-style-name="Text_20_body" style:list-style-name="L37">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46" style:family="paragraph" style:parent-style-name="Text_20_body" style:list-style-name="L38">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47" style:family="paragraph" style:parent-style-name="Text_20_body" style:list-style-name="L39">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48" style:family="paragraph" style:parent-style-name="Text_20_body" style:list-style-name="L40">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49" style:family="paragraph" style:parent-style-name="Text_20_body" style:list-style-name="L41">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50" style:family="paragraph" style:parent-style-name="Text_20_body" style:list-style-name="L44">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51" style:family="paragraph" style:parent-style-name="Text_20_body" style:list-style-name="L45">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52" style:family="paragraph" style:parent-style-name="Text_20_body" style:list-style-name="L46">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53" style:family="paragraph" style:parent-style-name="Text_20_body" style:list-style-name="L48">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54" style:family="paragraph" style:parent-style-name="Text_20_body" style:list-style-name="L49">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55" style:family="paragraph" style:parent-style-name="Text_20_body" style:list-style-name="L50">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56" style:family="paragraph" style:parent-style-name="Text_20_body" style:list-style-name="L51">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57" style:family="paragraph" style:parent-style-name="Text_20_body" style:list-style-name="L52">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58" style:family="paragraph" style:parent-style-name="Text_20_body" style:list-style-name="L53">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59" style:family="paragraph" style:parent-style-name="Text_20_body" style:list-style-name="L54">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60" style:family="paragraph" style:parent-style-name="Text_20_body" style:list-style-name="L55">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61" style:family="paragraph" style:parent-style-name="Text_20_body" style:list-style-name="L56">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62" style:family="paragraph" style:parent-style-name="Text_20_body" style:list-style-name="L57">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63" style:family="paragraph" style:parent-style-name="Text_20_body" style:list-style-name="L58">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64" style:family="paragraph" style:parent-style-name="Text_20_body" style:list-style-name="L59">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65" style:family="paragraph" style:parent-style-name="Text_20_body" style:list-style-name="L60">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66" style:family="paragraph" style:parent-style-name="Text_20_body" style:list-style-name="L63">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67" style:family="paragraph" style:parent-style-name="Text_20_body" style:list-style-name="L64">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68" style:family="paragraph" style:parent-style-name="Text_20_body" style:list-style-name="L65">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69" style:family="paragraph" style:parent-style-name="Text_20_body" style:list-style-name="L66">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70" style:family="paragraph" style:parent-style-name="Text_20_body" style:list-style-name="L67">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71" style:family="paragraph" style:parent-style-name="Text_20_body" style:list-style-name="L68">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72" style:family="paragraph" style:parent-style-name="Text_20_body" style:list-style-name="L69">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73" style:family="paragraph" style:parent-style-name="Text_20_body" style:list-style-name="L70">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74" style:family="paragraph" style:parent-style-name="Text_20_body" style:list-style-name="L71">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75" style:family="paragraph" style:parent-style-name="Text_20_body" style:list-style-name="L72">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76" style:family="paragraph" style:parent-style-name="Text_20_body" style:list-style-name="L73">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77" style:family="paragraph" style:parent-style-name="Text_20_body" style:list-style-name="L74">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78" style:family="paragraph" style:parent-style-name="Text_20_body" style:list-style-name="L75">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79" style:family="paragraph" style:parent-style-name="Text_20_body" style:list-style-name="L76">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80" style:family="paragraph" style:parent-style-name="Text_20_body" style:list-style-name="L77">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81" style:family="paragraph" style:parent-style-name="Text_20_body" style:list-style-name="L78">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82" style:family="paragraph" style:parent-style-name="Text_20_body" style:list-style-name="L79">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83" style:family="paragraph" style:parent-style-name="Text_20_body" style:list-style-name="L80">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84" style:family="paragraph" style:parent-style-name="Text_20_body" style:list-style-name="L81">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85" style:family="paragraph" style:parent-style-name="Text_20_body" style:list-style-name="L82">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86" style:family="paragraph" style:parent-style-name="Text_20_body" style:list-style-name="L83">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87" style:family="paragraph" style:parent-style-name="Text_20_body" style:list-style-name="L84">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88" style:family="paragraph" style:parent-style-name="Text_20_body" style:list-style-name="L85">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89" style:family="paragraph" style:parent-style-name="Text_20_body" style:list-style-name="L86">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90" style:family="paragraph" style:parent-style-name="Text_20_body" style:list-style-name="L87">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91" style:family="paragraph" style:parent-style-name="Text_20_body" style:list-style-name="L89">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92" style:family="paragraph" style:parent-style-name="Text_20_body" style:list-style-name="L90">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93" style:family="paragraph" style:parent-style-name="Text_20_body" style:list-style-name="L91">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94" style:family="paragraph" style:parent-style-name="Text_20_body" style:list-style-name="L92">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95" style:family="paragraph" style:parent-style-name="Text_20_body" style:list-style-name="L93">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96" style:family="paragraph" style:parent-style-name="Text_20_body" style:list-style-name="L94">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97" style:family="paragraph" style:parent-style-name="Text_20_body" style:list-style-name="L95">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98" style:family="paragraph" style:parent-style-name="Text_20_body" style:list-style-name="L96">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199" style:family="paragraph" style:parent-style-name="Text_20_body" style:list-style-name="L97">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00" style:family="paragraph" style:parent-style-name="Text_20_body" style:list-style-name="L98">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01" style:family="paragraph" style:parent-style-name="Text_20_body" style:list-style-name="L99">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02" style:family="paragraph" style:parent-style-name="Text_20_body" style:list-style-name="L100">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03" style:family="paragraph" style:parent-style-name="Text_20_body" style:list-style-name="L101">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04" style:family="paragraph" style:parent-style-name="Text_20_body" style:list-style-name="L102">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05" style:family="paragraph" style:parent-style-name="Text_20_body" style:list-style-name="L103">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06" style:family="paragraph" style:parent-style-name="Text_20_body" style:list-style-name="L104">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07" style:family="paragraph" style:parent-style-name="Text_20_body" style:list-style-name="L106">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08" style:family="paragraph" style:parent-style-name="Text_20_body" style:list-style-name="L107">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09" style:family="paragraph" style:parent-style-name="Text_20_body" style:list-style-name="L108">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10" style:family="paragraph" style:parent-style-name="Text_20_body" style:list-style-name="L109">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11" style:family="paragraph" style:parent-style-name="Text_20_body" style:list-style-name="L111">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12" style:family="paragraph" style:parent-style-name="Text_20_body" style:list-style-name="L112">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13" style:family="paragraph" style:parent-style-name="Text_20_body" style:list-style-name="L113">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14" style:family="paragraph" style:parent-style-name="Text_20_body" style:list-style-name="L114">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15" style:family="paragraph" style:parent-style-name="Text_20_body" style:list-style-name="L117">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16" style:family="paragraph" style:parent-style-name="Text_20_body" style:list-style-name="L118">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17" style:family="paragraph" style:parent-style-name="Text_20_body" style:list-style-name="L119">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18" style:family="paragraph" style:parent-style-name="Text_20_body" style:list-style-name="L120">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19" style:family="paragraph" style:parent-style-name="Text_20_body" style:list-style-name="L121">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20" style:family="paragraph" style:parent-style-name="Text_20_body" style:list-style-name="L122">
      <style:paragraph-properties fo:widows="1"/>
      <style:text-properties fo:font-variant="normal" fo:text-transform="none" fo:color="#000000" style:font-name="Times New Roman" fo:font-size="10pt" fo:letter-spacing="normal" fo:font-style="normal" fo:font-weight="normal" style:font-size-asian="10pt" style:font-size-complex="10pt"/>
    </style:style>
    <style:style style:name="P221" style:family="paragraph" style:parent-style-name="Text_20_body" style:list-style-name="L12">
      <style:paragraph-properties fo:widows="1"/>
      <style:text-properties fo:font-variant="normal" fo:text-transform="none" fo:color="#000000" style:font-name="Times New Roman1" fo:font-size="10pt" fo:letter-spacing="normal" fo:font-style="normal" fo:font-weight="normal" style:font-size-asian="10pt" style:font-size-complex="10pt"/>
    </style:style>
    <style:style style:name="P222" style:family="paragraph" style:parent-style-name="Text_20_body" style:list-style-name="L16">
      <style:paragraph-properties fo:widows="1"/>
      <style:text-properties fo:font-variant="normal" fo:text-transform="none" fo:color="#000000" style:font-name="Times New Roman1" fo:font-size="10pt" fo:letter-spacing="normal" fo:font-style="normal" fo:font-weight="normal" style:font-size-asian="10pt" style:font-size-complex="10pt"/>
    </style:style>
    <style:style style:name="P223" style:family="paragraph" style:parent-style-name="Text_20_body" style:list-style-name="L17">
      <style:paragraph-properties fo:widows="1"/>
      <style:text-properties fo:font-variant="normal" fo:text-transform="none" fo:color="#000000" style:font-name="Times New Roman1" fo:font-size="10pt" fo:letter-spacing="normal" fo:font-style="normal" fo:font-weight="normal" style:font-size-asian="10pt" style:font-size-complex="10pt"/>
    </style:style>
    <style:style style:name="P224" style:family="paragraph" style:parent-style-name="Text_20_body" style:list-style-name="L18">
      <style:paragraph-properties fo:widows="1"/>
      <style:text-properties fo:font-variant="normal" fo:text-transform="none" fo:color="#000000" style:font-name="Times New Roman1" fo:font-size="10pt" fo:letter-spacing="normal" fo:font-style="normal" fo:font-weight="normal" style:font-size-asian="10pt" style:font-size-complex="10pt"/>
    </style:style>
    <style:style style:name="P225" style:family="paragraph" style:parent-style-name="Text_20_body" style:list-style-name="L7">
      <style:text-properties officeooo:paragraph-rsid="00152501"/>
    </style:style>
    <style:style style:name="P226" style:family="paragraph" style:parent-style-name="Text_20_body" style:list-style-name="L8">
      <style:text-properties officeooo:paragraph-rsid="00154d9f"/>
    </style:style>
    <style:style style:name="P227" style:family="paragraph" style:parent-style-name="Text_20_body" style:list-style-name="L14">
      <style:paragraph-properties fo:widows="1"/>
      <style:text-properties style:font-name="Times New Roman" fo:font-size="10pt" style:font-size-asian="10pt" style:font-size-complex="10pt"/>
    </style:style>
    <style:style style:name="P228" style:family="paragraph" style:parent-style-name="Text_20_body" style:list-style-name="L61">
      <style:paragraph-properties fo:widows="1"/>
    </style:style>
    <style:style style:name="P229" style:family="paragraph" style:parent-style-name="Text_20_body" style:list-style-name="L62">
      <style:paragraph-properties fo:widows="1"/>
    </style:style>
    <style:style style:name="P230" style:family="paragraph" style:parent-style-name="Text_20_body" style:list-style-name="L88">
      <style:paragraph-properties fo:widows="1"/>
    </style:style>
    <style:style style:name="P231" style:family="paragraph" style:parent-style-name="Text_20_body" style:list-style-name="L105">
      <style:paragraph-properties fo:widows="1"/>
    </style:style>
    <style:style style:name="P232" style:family="paragraph" style:parent-style-name="Text_20_body" style:list-style-name="L110">
      <style:paragraph-properties fo:widows="1"/>
    </style:style>
    <style:style style:name="P233" style:family="paragraph" style:parent-style-name="Text_20_body" style:list-style-name="L115">
      <style:paragraph-properties fo:widows="1"/>
    </style:style>
    <style:style style:name="P234" style:family="paragraph" style:parent-style-name="Text_20_body" style:list-style-name="L116">
      <style:paragraph-properties fo:widows="1"/>
    </style:style>
    <style:style style:name="P235" style:family="paragraph" style:parent-style-name="Text_20_body" style:list-style-name="L120">
      <style:paragraph-properties fo:widows="1"/>
    </style:style>
    <style:style style:name="P236" style:family="paragraph" style:parent-style-name="Text_20_body">
      <style:paragraph-properties fo:widows="1"/>
      <style:text-properties fo:language="en" fo:country="US" officeooo:rsid="0032ba83" officeooo:paragraph-rsid="0032ba83"/>
    </style:style>
    <style:style style:name="P237" style:family="paragraph" style:parent-style-name="Text_20_body" style:list-style-name="L123"/>
    <style:style style:name="P238" style:family="paragraph" style:parent-style-name="Text_20_body" style:list-style-name="L124"/>
    <style:style style:name="P239" style:family="paragraph" style:parent-style-name="Text_20_body" style:list-style-name="L125"/>
    <style:style style:name="P240" style:family="paragraph" style:parent-style-name="Text_20_body" style:list-style-name="L126"/>
    <style:style style:name="P241" style:family="paragraph" style:parent-style-name="Text_20_body" style:list-style-name="L127"/>
    <style:style style:name="P242" style:family="paragraph" style:parent-style-name="Text_20_body" style:list-style-name="L128"/>
    <style:style style:name="P243" style:family="paragraph" style:parent-style-name="Text_20_body" style:list-style-name="L129"/>
    <style:style style:name="P244" style:family="paragraph" style:parent-style-name="Text_20_body" style:list-style-name="L130"/>
    <style:style style:name="P245" style:family="paragraph" style:parent-style-name="Text_20_body" style:list-style-name="L131"/>
    <style:style style:name="P246" style:family="paragraph" style:parent-style-name="Text_20_body" style:list-style-name="L132"/>
    <style:style style:name="P247" style:family="paragraph" style:parent-style-name="Text_20_body" style:list-style-name="L133"/>
    <style:style style:name="P248" style:family="paragraph" style:parent-style-name="Text_20_body" style:list-style-name="L134"/>
    <style:style style:name="P249" style:family="paragraph" style:parent-style-name="Text_20_body" style:list-style-name="L135"/>
    <style:style style:name="P250" style:family="paragraph" style:parent-style-name="Text_20_body" style:list-style-name="L136"/>
    <style:style style:name="P251" style:family="paragraph" style:parent-style-name="Text_20_body" style:list-style-name="L137"/>
    <style:style style:name="P252" style:family="paragraph" style:parent-style-name="Text_20_body" style:list-style-name="L138"/>
    <style:style style:name="P253" style:family="paragraph" style:parent-style-name="Text_20_body" style:list-style-name="L139"/>
    <style:style style:name="P254" style:family="paragraph" style:parent-style-name="Text_20_body" style:list-style-name="L140"/>
    <style:style style:name="P255" style:family="paragraph" style:parent-style-name="Text_20_body" style:list-style-name="L141"/>
    <style:style style:name="P256" style:family="paragraph" style:parent-style-name="Text_20_body" style:list-style-name="L142"/>
    <style:style style:name="P257" style:family="paragraph" style:parent-style-name="Text_20_body" style:list-style-name="L143"/>
    <style:style style:name="P258" style:family="paragraph" style:parent-style-name="Text_20_body" style:list-style-name="L144"/>
    <style:style style:name="P259" style:family="paragraph" style:parent-style-name="Text_20_body" style:list-style-name="L145"/>
    <style:style style:name="P260" style:family="paragraph" style:parent-style-name="Text_20_body" style:list-style-name="L146"/>
    <style:style style:name="P261" style:family="paragraph" style:parent-style-name="Text_20_body" style:list-style-name="L147"/>
    <style:style style:name="P262" style:family="paragraph" style:parent-style-name="Text_20_body" style:list-style-name="L148"/>
    <style:style style:name="P263" style:family="paragraph" style:parent-style-name="Text_20_body" style:list-style-name="L149"/>
    <style:style style:name="P264" style:family="paragraph" style:parent-style-name="Text_20_body" style:list-style-name="L150"/>
    <style:style style:name="P265" style:family="paragraph" style:parent-style-name="Text_20_body" style:list-style-name="L151"/>
    <style:style style:name="P266" style:family="paragraph" style:parent-style-name="Text_20_body" style:list-style-name="L152"/>
    <style:style style:name="P267" style:family="paragraph" style:parent-style-name="Text_20_body" style:list-style-name="L153"/>
    <style:style style:name="P268" style:family="paragraph" style:parent-style-name="Text_20_body" style:list-style-name="L154"/>
    <style:style style:name="P269" style:family="paragraph" style:parent-style-name="Text_20_body" style:list-style-name="L155"/>
    <style:style style:name="P270" style:family="paragraph" style:parent-style-name="Text_20_body" style:list-style-name="L156"/>
    <style:style style:name="P271" style:family="paragraph" style:parent-style-name="Text_20_body" style:list-style-name="L157"/>
    <style:style style:name="P272" style:family="paragraph" style:parent-style-name="Text_20_body" style:list-style-name="L158"/>
    <style:style style:name="P273" style:family="paragraph" style:parent-style-name="Text_20_body" style:list-style-name="L159"/>
    <style:style style:name="P274" style:family="paragraph" style:parent-style-name="Text_20_body" style:list-style-name="L160"/>
    <style:style style:name="P275" style:family="paragraph" style:parent-style-name="Text_20_body" style:list-style-name="L161"/>
    <style:style style:name="P276" style:family="paragraph" style:parent-style-name="Text_20_body" style:list-style-name="L162"/>
    <style:style style:name="P277" style:family="paragraph" style:parent-style-name="Text_20_body" style:list-style-name="L163"/>
    <style:style style:name="P278" style:family="paragraph" style:parent-style-name="Text_20_body" style:list-style-name="L164"/>
    <style:style style:name="P279" style:family="paragraph" style:parent-style-name="Text_20_body" style:list-style-name="L165"/>
    <style:style style:name="P280" style:family="paragraph" style:parent-style-name="Text_20_body" style:list-style-name="L166"/>
    <style:style style:name="P281" style:family="paragraph" style:parent-style-name="Text_20_body" style:list-style-name="L167"/>
    <style:style style:name="P282" style:family="paragraph" style:parent-style-name="Text_20_body" style:list-style-name="L168"/>
    <style:style style:name="P283" style:family="paragraph" style:parent-style-name="Text_20_body" style:list-style-name="L169"/>
    <style:style style:name="P284" style:family="paragraph" style:parent-style-name="Text_20_body" style:list-style-name="L170"/>
    <style:style style:name="P285" style:family="paragraph" style:parent-style-name="Text_20_body" style:list-style-name="L171"/>
    <style:style style:name="P286" style:family="paragraph" style:parent-style-name="Text_20_body" style:list-style-name="L172"/>
    <style:style style:name="P287" style:family="paragraph" style:parent-style-name="Text_20_body" style:list-style-name="L173"/>
    <style:style style:name="P288" style:family="paragraph" style:parent-style-name="Text_20_body" style:list-style-name="L174"/>
    <style:style style:name="P289" style:family="paragraph" style:parent-style-name="Text_20_body" style:list-style-name="L175"/>
    <style:style style:name="P290" style:family="paragraph" style:parent-style-name="Text_20_body" style:list-style-name="L176"/>
    <style:style style:name="P291" style:family="paragraph" style:parent-style-name="Text_20_body" style:list-style-name="L177"/>
    <style:style style:name="P292" style:family="paragraph" style:parent-style-name="Text_20_body" style:list-style-name="L178"/>
    <style:style style:name="P293" style:family="paragraph" style:parent-style-name="Text_20_body" style:list-style-name="L179"/>
    <style:style style:name="P294" style:family="paragraph" style:parent-style-name="Text_20_body" style:list-style-name="L180"/>
    <style:style style:name="P295" style:family="paragraph" style:parent-style-name="Text_20_body" style:list-style-name="L181"/>
    <style:style style:name="P296" style:family="paragraph" style:parent-style-name="Text_20_body" style:list-style-name="L182"/>
    <style:style style:name="P297" style:family="paragraph" style:parent-style-name="Text_20_body" style:list-style-name="L183"/>
    <style:style style:name="P298" style:family="paragraph" style:parent-style-name="Text_20_body" style:list-style-name="L184"/>
    <style:style style:name="P299" style:family="paragraph" style:parent-style-name="Text_20_body" style:list-style-name="L185"/>
    <style:style style:name="P300" style:family="paragraph" style:parent-style-name="Text_20_body" style:list-style-name="L186"/>
    <style:style style:name="P301" style:family="paragraph" style:parent-style-name="Text_20_body" style:list-style-name="L187"/>
    <style:style style:name="P302" style:family="paragraph" style:parent-style-name="Text_20_body" style:list-style-name="L188"/>
    <style:style style:name="P303" style:family="paragraph" style:parent-style-name="Text_20_body" style:list-style-name="L189"/>
    <style:style style:name="P304" style:family="paragraph" style:parent-style-name="Text_20_body" style:list-style-name="L190"/>
    <style:style style:name="P305" style:family="paragraph" style:parent-style-name="Text_20_body" style:list-style-name="L191"/>
    <style:style style:name="P306" style:family="paragraph" style:parent-style-name="Text_20_body" style:list-style-name="L192"/>
    <style:style style:name="P307" style:family="paragraph" style:parent-style-name="Text_20_body" style:list-style-name="L193"/>
    <style:style style:name="P308" style:family="paragraph" style:parent-style-name="Text_20_body" style:list-style-name="L194"/>
    <style:style style:name="P309" style:family="paragraph" style:parent-style-name="Text_20_body" style:list-style-name="L195"/>
    <style:style style:name="P310" style:family="paragraph" style:parent-style-name="Text_20_body" style:list-style-name="L196"/>
    <style:style style:name="P311" style:family="paragraph" style:parent-style-name="Text_20_body" style:list-style-name="L197"/>
    <style:style style:name="P312" style:family="paragraph" style:parent-style-name="Text_20_body" style:list-style-name="L198"/>
    <style:style style:name="P313" style:family="paragraph" style:parent-style-name="Text_20_body" style:list-style-name="L199"/>
    <style:style style:name="P314" style:family="paragraph" style:parent-style-name="Text_20_body" style:list-style-name="L200"/>
    <style:style style:name="P315" style:family="paragraph" style:parent-style-name="Text_20_body" style:list-style-name="L201"/>
    <style:style style:name="P316" style:family="paragraph" style:parent-style-name="Text_20_body" style:list-style-name="L202"/>
    <style:style style:name="P317" style:family="paragraph" style:parent-style-name="Text_20_body" style:list-style-name="L203"/>
    <style:style style:name="P318" style:family="paragraph" style:parent-style-name="Text_20_body" style:list-style-name="L204"/>
    <style:style style:name="P319" style:family="paragraph" style:parent-style-name="Text_20_body" style:list-style-name="L205"/>
    <style:style style:name="P320" style:family="paragraph" style:parent-style-name="Text_20_body" style:list-style-name="L206"/>
    <style:style style:name="P321" style:family="paragraph" style:parent-style-name="Text_20_body" style:list-style-name="L207"/>
    <style:style style:name="P322" style:family="paragraph" style:parent-style-name="Text_20_body" style:list-style-name="L208"/>
    <style:style style:name="P323" style:family="paragraph" style:parent-style-name="Text_20_body" style:list-style-name="L209"/>
    <style:style style:name="P324" style:family="paragraph" style:parent-style-name="Text_20_body" style:list-style-name="L210"/>
    <style:style style:name="P325" style:family="paragraph" style:parent-style-name="Text_20_body" style:list-style-name="L211"/>
    <style:style style:name="P326" style:family="paragraph" style:parent-style-name="Text_20_body" style:list-style-name="L212"/>
    <style:style style:name="P327" style:family="paragraph" style:parent-style-name="Text_20_body" style:list-style-name="L213"/>
    <style:style style:name="P328" style:family="paragraph" style:parent-style-name="Text_20_body" style:list-style-name="L214"/>
    <style:style style:name="P329" style:family="paragraph" style:parent-style-name="Text_20_body" style:list-style-name="L215"/>
    <style:style style:name="P330" style:family="paragraph" style:parent-style-name="Text_20_body" style:list-style-name="L216"/>
    <style:style style:name="P331" style:family="paragraph" style:parent-style-name="Text_20_body" style:list-style-name="L217"/>
    <style:style style:name="P332" style:family="paragraph" style:parent-style-name="Text_20_body" style:list-style-name="L218"/>
    <style:style style:name="P333" style:family="paragraph" style:parent-style-name="Text_20_body" style:list-style-name="L219"/>
    <style:style style:name="P334" style:family="paragraph" style:parent-style-name="Text_20_body" style:list-style-name="L220"/>
    <style:style style:name="P335" style:family="paragraph" style:parent-style-name="Text_20_body" style:list-style-name="L221"/>
    <style:style style:name="P336" style:family="paragraph" style:parent-style-name="Text_20_body" style:list-style-name="L222"/>
    <style:style style:name="P337" style:family="paragraph" style:parent-style-name="Text_20_body" style:list-style-name="L223"/>
    <style:style style:name="P338" style:family="paragraph" style:parent-style-name="Text_20_body" style:list-style-name="L224"/>
    <style:style style:name="P339" style:family="paragraph" style:parent-style-name="Text_20_body" style:list-style-name="L225"/>
    <style:style style:name="P340" style:family="paragraph" style:parent-style-name="Text_20_body" style:list-style-name="L226"/>
    <style:style style:name="P341" style:family="paragraph" style:parent-style-name="Text_20_body" style:list-style-name="L227"/>
    <style:style style:name="P342" style:family="paragraph" style:parent-style-name="Text_20_body" style:list-style-name="L228"/>
    <style:style style:name="P343" style:family="paragraph" style:parent-style-name="Text_20_body" style:list-style-name="L229"/>
    <style:style style:name="P344" style:family="paragraph" style:parent-style-name="Text_20_body" style:list-style-name="L230"/>
    <style:style style:name="P345" style:family="paragraph" style:parent-style-name="Text_20_body" style:list-style-name="L231"/>
    <style:style style:name="P346" style:family="paragraph" style:parent-style-name="Text_20_body" style:list-style-name="L232"/>
    <style:style style:name="P347" style:family="paragraph" style:parent-style-name="Text_20_body" style:list-style-name="L233"/>
    <style:style style:name="P348" style:family="paragraph" style:parent-style-name="Text_20_body" style:list-style-name="L234"/>
    <style:style style:name="P349" style:family="paragraph" style:parent-style-name="Text_20_body" style:list-style-name="L235"/>
    <style:style style:name="P350" style:family="paragraph" style:parent-style-name="Text_20_body" style:list-style-name="L236"/>
    <style:style style:name="P351" style:family="paragraph" style:parent-style-name="Text_20_body" style:list-style-name="L237"/>
    <style:style style:name="P352" style:family="paragraph" style:parent-style-name="Text_20_body" style:list-style-name="L238"/>
    <style:style style:name="P353" style:family="paragraph" style:parent-style-name="Text_20_body" style:list-style-name="L239"/>
    <style:style style:name="P354" style:family="paragraph" style:parent-style-name="Text_20_body" style:list-style-name="L240"/>
    <style:style style:name="P355" style:family="paragraph" style:parent-style-name="Text_20_body" style:list-style-name="L241"/>
    <style:style style:name="P356" style:family="paragraph" style:parent-style-name="Text_20_body" style:list-style-name="L242"/>
    <style:style style:name="P357" style:family="paragraph" style:parent-style-name="Text_20_body" style:list-style-name="L243"/>
    <style:style style:name="P358" style:family="paragraph" style:parent-style-name="Text_20_body" style:list-style-name="L244"/>
    <style:style style:name="P359" style:family="paragraph" style:parent-style-name="Text_20_body" style:list-style-name="L245"/>
    <style:style style:name="P360" style:family="paragraph" style:parent-style-name="Text_20_body" style:list-style-name="L246"/>
    <style:style style:name="P361" style:family="paragraph" style:parent-style-name="Text_20_body" style:list-style-name="L247"/>
    <style:style style:name="P362" style:family="paragraph" style:parent-style-name="Text_20_body" style:list-style-name="L248"/>
    <style:style style:name="P363" style:family="paragraph" style:parent-style-name="Text_20_body" style:list-style-name="L249"/>
    <style:style style:name="P364" style:family="paragraph" style:parent-style-name="Text_20_body" style:list-style-name="L250"/>
    <style:style style:name="P365" style:family="paragraph" style:parent-style-name="Text_20_body" style:list-style-name="L251"/>
    <style:style style:name="P366" style:family="paragraph" style:parent-style-name="Text_20_body" style:list-style-name="L252"/>
    <style:style style:name="P367" style:family="paragraph" style:parent-style-name="Text_20_body" style:list-style-name="L253"/>
    <style:style style:name="P368" style:family="paragraph" style:parent-style-name="Text_20_body" style:list-style-name="L254"/>
    <style:style style:name="P369" style:family="paragraph" style:parent-style-name="Text_20_body" style:list-style-name="L255"/>
    <style:style style:name="P370" style:family="paragraph" style:parent-style-name="Text_20_body" style:list-style-name="L256"/>
    <style:style style:name="P371" style:family="paragraph" style:parent-style-name="Text_20_body" style:list-style-name="L257"/>
    <style:style style:name="P372" style:family="paragraph" style:parent-style-name="Text_20_body">
      <style:paragraph-properties fo:margin-top="0cm" fo:margin-bottom="0cm" loext:contextual-spacing="false"/>
    </style:style>
    <style:style style:name="P373" style:family="paragraph" style:parent-style-name="Text_20_body" style:list-style-name="L1">
      <style:paragraph-properties fo:margin-top="0cm" fo:margin-bottom="0cm" loext:contextual-spacing="false" fo:widows="1"/>
      <style:text-properties fo:font-variant="normal" fo:text-transform="none" fo:color="#000000" style:font-name="Times New Roman" fo:font-size="8pt" fo:letter-spacing="normal" fo:font-style="normal" fo:font-weight="normal" style:font-size-asian="8pt" style:font-size-complex="8pt"/>
    </style:style>
    <style:style style:name="P374" style:family="paragraph" style:parent-style-name="Text_20_body" style:list-style-name="L2">
      <style:paragraph-properties fo:margin-top="0cm" fo:margin-bottom="0cm" loext:contextual-spacing="false" fo:widows="1"/>
      <style:text-properties fo:font-variant="normal" fo:text-transform="none" fo:color="#000000" style:font-name="Times New Roman" fo:font-size="8pt" fo:letter-spacing="normal" fo:font-style="normal" fo:font-weight="normal" style:font-size-asian="8pt" style:font-size-complex="8pt"/>
    </style:style>
    <style:style style:name="P375" style:family="paragraph" style:parent-style-name="Text_20_body" style:list-style-name="L3">
      <style:paragraph-properties fo:margin-top="0cm" fo:margin-bottom="0cm" loext:contextual-spacing="false" fo:widows="1"/>
      <style:text-properties fo:font-variant="normal" fo:text-transform="none" fo:color="#000000" style:font-name="Times New Roman" fo:font-size="8pt" fo:letter-spacing="normal" fo:font-style="normal" fo:font-weight="normal" style:font-size-asian="8pt" style:font-size-complex="8pt"/>
    </style:style>
    <style:style style:name="P376" style:family="paragraph" style:parent-style-name="Text_20_body" style:list-style-name="L4">
      <style:paragraph-properties fo:margin-top="0cm" fo:margin-bottom="0cm" loext:contextual-spacing="false" fo:widows="1"/>
      <style:text-properties fo:font-variant="normal" fo:text-transform="none" fo:color="#000000" style:font-name="Times New Roman" fo:font-size="8pt" fo:letter-spacing="normal" fo:font-style="normal" fo:font-weight="normal" style:font-size-asian="8pt" style:font-size-complex="8pt"/>
    </style:style>
    <style:style style:name="P377" style:family="paragraph" style:parent-style-name="Text_20_body" style:list-style-name="L4">
      <style:paragraph-properties fo:margin-top="0cm" fo:margin-bottom="0cm" loext:contextual-spacing="false" fo:widows="1"/>
      <style:text-properties fo:font-variant="normal" fo:text-transform="none" fo:color="#000000" style:font-name="Times New Roman" fo:font-size="8pt" fo:letter-spacing="normal" fo:font-style="normal" fo:font-weight="normal" officeooo:paragraph-rsid="003248dc" style:font-size-asian="8pt" style:font-size-complex="8pt"/>
    </style:style>
    <style:style style:name="P378" style:family="paragraph" style:parent-style-name="Text_20_body" style:list-style-name="L4">
      <style:paragraph-properties fo:margin-top="0cm" fo:margin-bottom="0cm" loext:contextual-spacing="false" fo:widows="1"/>
      <style:text-properties fo:font-variant="normal" fo:text-transform="none" fo:color="#000000" style:font-name="Times New Roman" fo:font-size="8pt" fo:letter-spacing="normal" fo:font-style="normal" fo:font-weight="normal" officeooo:paragraph-rsid="002140e0" style:font-size-asian="8pt" style:font-size-complex="8pt"/>
    </style:style>
    <style:style style:name="P379" style:family="paragraph" style:parent-style-name="Text_20_body" style:list-style-name="L5">
      <style:paragraph-properties fo:margin-top="0cm" fo:margin-bottom="0cm" loext:contextual-spacing="false" fo:widows="1"/>
      <style:text-properties fo:font-variant="normal" fo:text-transform="none" fo:color="#000000" style:font-name="Times New Roman" fo:font-size="8pt" fo:letter-spacing="normal" fo:font-style="normal" fo:font-weight="normal" style:font-size-asian="8pt" style:font-size-complex="8pt"/>
    </style:style>
    <style:style style:name="P380" style:family="paragraph" style:parent-style-name="Text_20_body" style:list-style-name="L6">
      <style:paragraph-properties fo:margin-top="0cm" fo:margin-bottom="0cm" loext:contextual-spacing="false" fo:widows="1"/>
      <style:text-properties fo:font-variant="normal" fo:text-transform="none" fo:color="#000000" style:font-name="Times New Roman" fo:font-size="8pt" fo:letter-spacing="normal" fo:font-style="normal" fo:font-weight="normal" style:font-size-asian="8pt" style:font-size-complex="8pt"/>
    </style:style>
    <style:style style:name="P381" style:family="paragraph" style:parent-style-name="Text_20_body" style:list-style-name="L4">
      <style:paragraph-properties fo:margin-top="0cm" fo:margin-bottom="0cm" loext:contextual-spacing="false" fo:widows="1"/>
      <style:text-properties fo:font-variant="normal" fo:text-transform="none" fo:color="#000000" style:font-name="Times New Roman" fo:font-size="8pt" fo:letter-spacing="normal" fo:language="en" fo:country="US" fo:font-style="normal" fo:font-weight="normal" officeooo:paragraph-rsid="002140e0" style:font-size-asian="8pt" style:font-weight-asian="bold" style:font-name-complex="Arial" style:font-size-complex="8pt" style:font-weight-complex="bold"/>
    </style:style>
    <style:style style:name="P382" style:family="paragraph" style:parent-style-name="Text_20_body" style:list-style-name="L10">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383" style:family="paragraph" style:parent-style-name="Text_20_body" style:list-style-name="L11">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384" style:family="paragraph" style:parent-style-name="Text_20_body" style:list-style-name="L13">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385" style:family="paragraph" style:parent-style-name="Text_20_body" style:list-style-name="L15">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386" style:family="paragraph" style:parent-style-name="Text_20_body" style:list-style-name="L19">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387" style:family="paragraph" style:parent-style-name="Text_20_body" style:list-style-name="L21">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388" style:family="paragraph" style:parent-style-name="Text_20_body" style:list-style-name="L22">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389" style:family="paragraph" style:parent-style-name="Text_20_body" style:list-style-name="L23">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390" style:family="paragraph" style:parent-style-name="Text_20_body" style:list-style-name="L24">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391" style:family="paragraph" style:parent-style-name="Text_20_body" style:list-style-name="L25">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392" style:family="paragraph" style:parent-style-name="Text_20_body" style:list-style-name="L26">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393" style:family="paragraph" style:parent-style-name="Text_20_body" style:list-style-name="L27">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394" style:family="paragraph" style:parent-style-name="Text_20_body" style:list-style-name="L28">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395" style:family="paragraph" style:parent-style-name="Text_20_body" style:list-style-name="L30">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396" style:family="paragraph" style:parent-style-name="Text_20_body" style:list-style-name="L31">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397" style:family="paragraph" style:parent-style-name="Text_20_body" style:list-style-name="L31">
      <style:paragraph-properties fo:margin-top="0cm" fo:margin-bottom="0cm" loext:contextual-spacing="false" fo:widows="1"/>
      <style:text-properties fo:font-variant="normal" fo:text-transform="none" fo:color="#000000" style:font-name="Times New Roman" fo:font-size="10pt" fo:letter-spacing="normal" fo:font-style="normal" fo:font-weight="normal" officeooo:paragraph-rsid="002225cb" style:font-size-asian="10pt" style:font-size-complex="10pt"/>
    </style:style>
    <style:style style:name="P398" style:family="paragraph" style:parent-style-name="Text_20_body" style:list-style-name="L31">
      <style:paragraph-properties fo:margin-top="0cm" fo:margin-bottom="0cm" loext:contextual-spacing="false" fo:widows="1"/>
      <style:text-properties fo:font-variant="normal" fo:text-transform="none" fo:color="#000000" style:font-name="Times New Roman" fo:font-size="10pt" fo:letter-spacing="normal" fo:font-style="normal" fo:font-weight="normal" officeooo:paragraph-rsid="0023efc4" style:font-size-asian="10pt" style:font-size-complex="10pt"/>
    </style:style>
    <style:style style:name="P399" style:family="paragraph" style:parent-style-name="Text_20_body" style:list-style-name="L32">
      <style:paragraph-properties fo:margin-top="0cm" fo:margin-bottom="0cm" loext:contextual-spacing="false" fo:widows="1"/>
      <style:text-properties fo:font-variant="normal" fo:text-transform="none" fo:color="#000000" style:font-name="Times New Roman" fo:font-size="10pt" fo:letter-spacing="normal" fo:font-style="normal" fo:font-weight="normal" officeooo:paragraph-rsid="002225cb" style:font-size-asian="10pt" style:font-size-complex="10pt"/>
    </style:style>
    <style:style style:name="P400" style:family="paragraph" style:parent-style-name="Text_20_body" style:list-style-name="L34">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01" style:family="paragraph" style:parent-style-name="Text_20_body" style:list-style-name="L34">
      <style:paragraph-properties fo:margin-top="0cm" fo:margin-bottom="0cm" loext:contextual-spacing="false" fo:widows="1"/>
      <style:text-properties fo:font-variant="normal" fo:text-transform="none" fo:color="#000000" style:font-name="Times New Roman" fo:font-size="10pt" fo:letter-spacing="normal" fo:font-style="normal" fo:font-weight="normal" officeooo:paragraph-rsid="0023efc4" style:font-size-asian="10pt" style:font-size-complex="10pt"/>
    </style:style>
    <style:style style:name="P402" style:family="paragraph" style:parent-style-name="Text_20_body" style:list-style-name="L35">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03" style:family="paragraph" style:parent-style-name="Text_20_body" style:list-style-name="L36">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04" style:family="paragraph" style:parent-style-name="Text_20_body" style:list-style-name="L37">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05" style:family="paragraph" style:parent-style-name="Text_20_body" style:list-style-name="L38">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06" style:family="paragraph" style:parent-style-name="Text_20_body" style:list-style-name="L39">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07" style:family="paragraph" style:parent-style-name="Text_20_body" style:list-style-name="L40">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08" style:family="paragraph" style:parent-style-name="Text_20_body" style:list-style-name="L41">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09" style:family="paragraph" style:parent-style-name="Text_20_body" style:list-style-name="L44">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10" style:family="paragraph" style:parent-style-name="Text_20_body" style:list-style-name="L45">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11" style:family="paragraph" style:parent-style-name="Text_20_body" style:list-style-name="L46">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12" style:family="paragraph" style:parent-style-name="Text_20_body" style:list-style-name="L46">
      <style:paragraph-properties fo:margin-top="0cm" fo:margin-bottom="0cm" loext:contextual-spacing="false" fo:widows="1"/>
      <style:text-properties fo:font-variant="normal" fo:text-transform="none" fo:color="#000000" style:font-name="Times New Roman" fo:font-size="10pt" fo:letter-spacing="normal" fo:font-style="normal" fo:font-weight="normal" officeooo:paragraph-rsid="00245ff6" style:font-size-asian="10pt" style:font-size-complex="10pt"/>
    </style:style>
    <style:style style:name="P413" style:family="paragraph" style:parent-style-name="Text_20_body" style:list-style-name="L47">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14" style:family="paragraph" style:parent-style-name="Text_20_body" style:list-style-name="L47">
      <style:paragraph-properties fo:margin-top="0cm" fo:margin-bottom="0cm" loext:contextual-spacing="false" fo:widows="1"/>
      <style:text-properties fo:font-variant="normal" fo:text-transform="none" fo:color="#000000" style:font-name="Times New Roman" fo:font-size="10pt" fo:letter-spacing="normal" fo:font-style="normal" fo:font-weight="normal" officeooo:paragraph-rsid="00245ff6" style:font-size-asian="10pt" style:font-size-complex="10pt"/>
    </style:style>
    <style:style style:name="P415" style:family="paragraph" style:parent-style-name="Text_20_body" style:list-style-name="L48">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16" style:family="paragraph" style:parent-style-name="Text_20_body" style:list-style-name="L49">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17" style:family="paragraph" style:parent-style-name="Text_20_body" style:list-style-name="L50">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18" style:family="paragraph" style:parent-style-name="Text_20_body" style:list-style-name="L51">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19" style:family="paragraph" style:parent-style-name="Text_20_body" style:list-style-name="L52">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20" style:family="paragraph" style:parent-style-name="Text_20_body" style:list-style-name="L53">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21" style:family="paragraph" style:parent-style-name="Text_20_body" style:list-style-name="L54">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22" style:family="paragraph" style:parent-style-name="Text_20_body" style:list-style-name="L55">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23" style:family="paragraph" style:parent-style-name="Text_20_body" style:list-style-name="L56">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24" style:family="paragraph" style:parent-style-name="Text_20_body" style:list-style-name="L57">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25" style:family="paragraph" style:parent-style-name="Text_20_body" style:list-style-name="L58">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26" style:family="paragraph" style:parent-style-name="Text_20_body" style:list-style-name="L59">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27" style:family="paragraph" style:parent-style-name="Text_20_body" style:list-style-name="L60">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28" style:family="paragraph" style:parent-style-name="Text_20_body" style:list-style-name="L63">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29" style:family="paragraph" style:parent-style-name="Text_20_body" style:list-style-name="L64">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30" style:family="paragraph" style:parent-style-name="Text_20_body" style:list-style-name="L65">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31" style:family="paragraph" style:parent-style-name="Text_20_body" style:list-style-name="L66">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32" style:family="paragraph" style:parent-style-name="Text_20_body" style:list-style-name="L67">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33" style:family="paragraph" style:parent-style-name="Text_20_body" style:list-style-name="L68">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34" style:family="paragraph" style:parent-style-name="Text_20_body" style:list-style-name="L69">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35" style:family="paragraph" style:parent-style-name="Text_20_body" style:list-style-name="L70">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36" style:family="paragraph" style:parent-style-name="Text_20_body" style:list-style-name="L72">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37" style:family="paragraph" style:parent-style-name="Text_20_body" style:list-style-name="L73">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38" style:family="paragraph" style:parent-style-name="Text_20_body" style:list-style-name="L75">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39" style:family="paragraph" style:parent-style-name="Text_20_body" style:list-style-name="L76">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40" style:family="paragraph" style:parent-style-name="Text_20_body" style:list-style-name="L78">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41" style:family="paragraph" style:parent-style-name="Text_20_body" style:list-style-name="L79">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42" style:family="paragraph" style:parent-style-name="Text_20_body" style:list-style-name="L80">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43" style:family="paragraph" style:parent-style-name="Text_20_body" style:list-style-name="L82">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44" style:family="paragraph" style:parent-style-name="Text_20_body" style:list-style-name="L83">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45" style:family="paragraph" style:parent-style-name="Text_20_body" style:list-style-name="L84">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46" style:family="paragraph" style:parent-style-name="Text_20_body" style:list-style-name="L85">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47" style:family="paragraph" style:parent-style-name="Text_20_body" style:list-style-name="L87">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48" style:family="paragraph" style:parent-style-name="Text_20_body" style:list-style-name="L88">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49" style:family="paragraph" style:parent-style-name="Text_20_body" style:list-style-name="L88">
      <style:paragraph-properties fo:margin-top="0cm" fo:margin-bottom="0cm" loext:contextual-spacing="false" fo:widows="1"/>
      <style:text-properties fo:font-variant="normal" fo:text-transform="none" fo:color="#000000" style:font-name="Times New Roman" fo:font-size="10pt" fo:letter-spacing="normal" fo:font-style="normal" fo:font-weight="normal" officeooo:paragraph-rsid="00245ff6" style:font-size-asian="10pt" style:font-size-complex="10pt"/>
    </style:style>
    <style:style style:name="P450" style:family="paragraph" style:parent-style-name="Text_20_body" style:list-style-name="L89">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51" style:family="paragraph" style:parent-style-name="Text_20_body" style:list-style-name="L90">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52" style:family="paragraph" style:parent-style-name="Text_20_body" style:list-style-name="L91">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53" style:family="paragraph" style:parent-style-name="Text_20_body" style:list-style-name="L92">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54" style:family="paragraph" style:parent-style-name="Text_20_body" style:list-style-name="L93">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55" style:family="paragraph" style:parent-style-name="Text_20_body" style:list-style-name="L94">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56" style:family="paragraph" style:parent-style-name="Text_20_body" style:list-style-name="L95">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57" style:family="paragraph" style:parent-style-name="Text_20_body" style:list-style-name="L96">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58" style:family="paragraph" style:parent-style-name="Text_20_body" style:list-style-name="L97">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59" style:family="paragraph" style:parent-style-name="Text_20_body" style:list-style-name="L98">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60" style:family="paragraph" style:parent-style-name="Text_20_body" style:list-style-name="L100">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61" style:family="paragraph" style:parent-style-name="Text_20_body" style:list-style-name="L101">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62" style:family="paragraph" style:parent-style-name="Text_20_body" style:list-style-name="L102">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63" style:family="paragraph" style:parent-style-name="Text_20_body" style:list-style-name="L103">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64" style:family="paragraph" style:parent-style-name="Text_20_body" style:list-style-name="L104">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65" style:family="paragraph" style:parent-style-name="Text_20_body" style:list-style-name="L105">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66" style:family="paragraph" style:parent-style-name="Text_20_body" style:list-style-name="L106">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67" style:family="paragraph" style:parent-style-name="Text_20_body" style:list-style-name="L107">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68" style:family="paragraph" style:parent-style-name="Text_20_body" style:list-style-name="L108">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69" style:family="paragraph" style:parent-style-name="Text_20_body" style:list-style-name="L109">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70" style:family="paragraph" style:parent-style-name="Text_20_body" style:list-style-name="L110">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71" style:family="paragraph" style:parent-style-name="Text_20_body" style:list-style-name="L110">
      <style:paragraph-properties fo:margin-top="0cm" fo:margin-bottom="0cm" loext:contextual-spacing="false" fo:widows="1"/>
      <style:text-properties fo:font-variant="normal" fo:text-transform="none" fo:color="#000000" style:font-name="Times New Roman" fo:font-size="10pt" fo:letter-spacing="normal" fo:font-style="normal" fo:font-weight="normal" officeooo:paragraph-rsid="001e22da" style:font-size-asian="10pt" style:font-size-complex="10pt"/>
    </style:style>
    <style:style style:name="P472" style:family="paragraph" style:parent-style-name="Text_20_body" style:list-style-name="L110">
      <style:paragraph-properties fo:margin-top="0cm" fo:margin-bottom="0cm" loext:contextual-spacing="false" fo:widows="1"/>
      <style:text-properties fo:font-variant="normal" fo:text-transform="none" fo:color="#000000" style:font-name="Times New Roman" fo:font-size="10pt" fo:letter-spacing="normal" fo:font-style="normal" fo:font-weight="normal" officeooo:paragraph-rsid="002ef569" style:font-size-asian="10pt" style:font-size-complex="10pt"/>
    </style:style>
    <style:style style:name="P473" style:family="paragraph" style:parent-style-name="Text_20_body" style:list-style-name="L111">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74" style:family="paragraph" style:parent-style-name="Text_20_body" style:list-style-name="L112">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75" style:family="paragraph" style:parent-style-name="Text_20_body" style:list-style-name="L113">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76" style:family="paragraph" style:parent-style-name="Text_20_body" style:list-style-name="L114">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77" style:family="paragraph" style:parent-style-name="Text_20_body" style:list-style-name="L115">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78" style:family="paragraph" style:parent-style-name="Text_20_body" style:list-style-name="L116">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79" style:family="paragraph" style:parent-style-name="Text_20_body" style:list-style-name="L117">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80" style:family="paragraph" style:parent-style-name="Text_20_body" style:list-style-name="L118">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81" style:family="paragraph" style:parent-style-name="Text_20_body" style:list-style-name="L119">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82" style:family="paragraph" style:parent-style-name="Text_20_body" style:list-style-name="L121">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83" style:family="paragraph" style:parent-style-name="Text_20_body" style:list-style-name="L122">
      <style:paragraph-properties fo:margin-top="0cm" fo:margin-bottom="0cm" loext:contextual-spacing="false" fo:widows="1"/>
      <style:text-properties fo:font-variant="normal" fo:text-transform="none" fo:color="#000000" style:font-name="Times New Roman" fo:font-size="10pt" fo:letter-spacing="normal" fo:font-style="normal" fo:font-weight="normal" style:font-size-asian="10pt" style:font-size-complex="10pt"/>
    </style:style>
    <style:style style:name="P484" style:family="paragraph" style:parent-style-name="Text_20_body" style:list-style-name="L32">
      <style:paragraph-properties fo:margin-top="0cm" fo:margin-bottom="0cm" loext:contextual-spacing="false" fo:widows="1"/>
      <style:text-properties fo:font-variant="normal" fo:text-transform="none" fo:color="#000000" style:font-name="Times New Roman" fo:font-size="10pt" fo:letter-spacing="normal" fo:font-style="normal" fo:font-weight="bold" officeooo:paragraph-rsid="002225cb" style:font-size-asian="10pt" style:font-size-complex="10pt"/>
    </style:style>
    <style:style style:name="P485" style:family="paragraph" style:parent-style-name="Text_20_body" style:list-style-name="L47">
      <style:paragraph-properties fo:margin-top="0cm" fo:margin-bottom="0cm" loext:contextual-spacing="false" fo:widows="1"/>
      <style:text-properties fo:font-variant="normal" fo:text-transform="none" fo:color="#000000" style:font-name="Times New Roman" fo:font-size="10pt" fo:letter-spacing="normal" fo:font-style="normal" fo:font-weight="bold" officeooo:paragraph-rsid="00245ff6" style:font-size-asian="10pt" style:font-size-complex="10pt"/>
    </style:style>
    <style:style style:name="P486" style:family="paragraph" style:parent-style-name="Text_20_body" style:list-style-name="L119">
      <style:paragraph-properties fo:margin-top="0cm" fo:margin-bottom="0cm" loext:contextual-spacing="false" fo:widows="1"/>
      <style:text-properties fo:font-variant="normal" fo:text-transform="none" fo:color="#000000" style:font-name="Times New Roman" fo:font-size="10pt" fo:letter-spacing="normal" fo:font-style="normal" fo:font-weight="bold" style:font-size-asian="10pt" style:font-size-complex="10pt"/>
    </style:style>
    <style:style style:name="P487" style:family="paragraph" style:parent-style-name="Text_20_body" style:list-style-name="L16">
      <style:paragraph-properties fo:margin-top="0cm" fo:margin-bottom="0cm" loext:contextual-spacing="false" fo:widows="1"/>
      <style:text-properties fo:font-variant="normal" fo:text-transform="none" fo:color="#000000" style:font-name="Times New Roman1" fo:font-size="10pt" fo:letter-spacing="normal" fo:font-style="normal" fo:font-weight="normal" style:font-size-asian="10pt" style:font-size-complex="10pt"/>
    </style:style>
    <style:style style:name="P488" style:family="paragraph" style:parent-style-name="Text_20_body" style:list-style-name="L17">
      <style:paragraph-properties fo:margin-top="0cm" fo:margin-bottom="0cm" loext:contextual-spacing="false" fo:widows="1"/>
      <style:text-properties fo:font-variant="normal" fo:text-transform="none" fo:color="#000000" style:font-name="Times New Roman1" fo:font-size="10pt" fo:letter-spacing="normal" fo:font-style="normal" fo:font-weight="normal" style:font-size-asian="10pt" style:font-size-complex="10pt"/>
    </style:style>
    <style:style style:name="P489" style:family="paragraph" style:parent-style-name="Text_20_body" style:list-style-name="L18">
      <style:paragraph-properties fo:margin-top="0cm" fo:margin-bottom="0cm" loext:contextual-spacing="false" fo:widows="1"/>
      <style:text-properties fo:font-variant="normal" fo:text-transform="none" fo:color="#000000" style:font-name="Times New Roman1" fo:font-size="10pt" fo:letter-spacing="normal" fo:font-style="normal" fo:font-weight="normal" style:font-size-asian="10pt" style:font-size-complex="10pt"/>
    </style:style>
    <style:style style:name="P490" style:family="paragraph" style:parent-style-name="Text_20_body" style:list-style-name="L7">
      <style:paragraph-properties fo:margin-top="0cm" fo:margin-bottom="0cm" loext:contextual-spacing="false"/>
      <style:text-properties officeooo:paragraph-rsid="00152501"/>
    </style:style>
    <style:style style:name="P491" style:family="paragraph" style:parent-style-name="Text_20_body" style:list-style-name="L7">
      <style:paragraph-properties fo:margin-top="0cm" fo:margin-bottom="0cm" loext:contextual-spacing="false"/>
      <style:text-properties officeooo:paragraph-rsid="00154d9f"/>
    </style:style>
    <style:style style:name="P492" style:family="paragraph" style:parent-style-name="Text_20_body" style:list-style-name="L9">
      <style:paragraph-properties fo:margin-top="0cm" fo:margin-bottom="0cm" loext:contextual-spacing="false"/>
      <style:text-properties style:font-name="Times New Roman" fo:font-size="10pt" officeooo:paragraph-rsid="00152501" style:font-size-asian="10pt" style:font-size-complex="10pt"/>
    </style:style>
    <style:style style:name="P493" style:family="paragraph" style:parent-style-name="Text_20_body" style:list-style-name="L61">
      <style:paragraph-properties fo:margin-top="0cm" fo:margin-bottom="0cm" loext:contextual-spacing="false" fo:widows="1"/>
    </style:style>
    <style:style style:name="P494" style:family="paragraph" style:parent-style-name="Text_20_body" style:list-style-name="L62">
      <style:paragraph-properties fo:margin-top="0cm" fo:margin-bottom="0cm" loext:contextual-spacing="false" fo:widows="1"/>
    </style:style>
    <style:style style:name="P495" style:family="paragraph" style:parent-style-name="Text_20_body" style:list-style-name="L88">
      <style:paragraph-properties fo:margin-top="0cm" fo:margin-bottom="0cm" loext:contextual-spacing="false" fo:widows="1"/>
    </style:style>
    <style:style style:name="P496" style:family="paragraph" style:parent-style-name="Text_20_body" style:list-style-name="L88">
      <style:paragraph-properties fo:margin-top="0cm" fo:margin-bottom="0cm" loext:contextual-spacing="false" fo:widows="1"/>
      <style:text-properties officeooo:paragraph-rsid="00245ff6"/>
    </style:style>
    <style:style style:name="P497" style:family="paragraph" style:parent-style-name="Text_20_body" style:list-style-name="L105">
      <style:paragraph-properties fo:margin-top="0cm" fo:margin-bottom="0cm" loext:contextual-spacing="false" fo:widows="1"/>
    </style:style>
    <style:style style:name="P498" style:family="paragraph" style:parent-style-name="Text_20_body" style:list-style-name="L110">
      <style:paragraph-properties fo:margin-top="0cm" fo:margin-bottom="0cm" loext:contextual-spacing="false" fo:widows="1"/>
    </style:style>
    <style:style style:name="P499" style:family="paragraph" style:parent-style-name="Text_20_body" style:list-style-name="L123">
      <style:paragraph-properties fo:margin-top="0cm" fo:margin-bottom="0cm" loext:contextual-spacing="false"/>
    </style:style>
    <style:style style:name="P500" style:family="paragraph" style:parent-style-name="Text_20_body" style:list-style-name="L124">
      <style:paragraph-properties fo:margin-top="0cm" fo:margin-bottom="0cm" loext:contextual-spacing="false"/>
    </style:style>
    <style:style style:name="P501" style:family="paragraph" style:parent-style-name="Text_20_body" style:list-style-name="L127">
      <style:paragraph-properties fo:margin-top="0cm" fo:margin-bottom="0cm" loext:contextual-spacing="false"/>
    </style:style>
    <style:style style:name="P502" style:family="paragraph" style:parent-style-name="Text_20_body" style:list-style-name="L128">
      <style:paragraph-properties fo:margin-top="0cm" fo:margin-bottom="0cm" loext:contextual-spacing="false"/>
    </style:style>
    <style:style style:name="P503" style:family="paragraph" style:parent-style-name="Text_20_body" style:list-style-name="L134">
      <style:paragraph-properties fo:margin-top="0cm" fo:margin-bottom="0cm" loext:contextual-spacing="false"/>
    </style:style>
    <style:style style:name="P504" style:family="paragraph" style:parent-style-name="Text_20_body" style:list-style-name="L135">
      <style:paragraph-properties fo:margin-top="0cm" fo:margin-bottom="0cm" loext:contextual-spacing="false"/>
    </style:style>
    <style:style style:name="P505" style:family="paragraph" style:parent-style-name="Text_20_body" style:list-style-name="L136">
      <style:paragraph-properties fo:margin-top="0cm" fo:margin-bottom="0cm" loext:contextual-spacing="false"/>
    </style:style>
    <style:style style:name="P506" style:family="paragraph" style:parent-style-name="Text_20_body" style:list-style-name="L138">
      <style:paragraph-properties fo:margin-top="0cm" fo:margin-bottom="0cm" loext:contextual-spacing="false"/>
    </style:style>
    <style:style style:name="P507" style:family="paragraph" style:parent-style-name="Text_20_body" style:list-style-name="L139">
      <style:paragraph-properties fo:margin-top="0cm" fo:margin-bottom="0cm" loext:contextual-spacing="false"/>
    </style:style>
    <style:style style:name="P508" style:family="paragraph" style:parent-style-name="Text_20_body" style:list-style-name="L140">
      <style:paragraph-properties fo:margin-top="0cm" fo:margin-bottom="0cm" loext:contextual-spacing="false"/>
    </style:style>
    <style:style style:name="P509" style:family="paragraph" style:parent-style-name="Text_20_body" style:list-style-name="L141">
      <style:paragraph-properties fo:margin-top="0cm" fo:margin-bottom="0cm" loext:contextual-spacing="false"/>
    </style:style>
    <style:style style:name="P510" style:family="paragraph" style:parent-style-name="Text_20_body" style:list-style-name="L142">
      <style:paragraph-properties fo:margin-top="0cm" fo:margin-bottom="0cm" loext:contextual-spacing="false"/>
    </style:style>
    <style:style style:name="P511" style:family="paragraph" style:parent-style-name="Text_20_body" style:list-style-name="L143">
      <style:paragraph-properties fo:margin-top="0cm" fo:margin-bottom="0cm" loext:contextual-spacing="false"/>
    </style:style>
    <style:style style:name="P512" style:family="paragraph" style:parent-style-name="Text_20_body" style:list-style-name="L144">
      <style:paragraph-properties fo:margin-top="0cm" fo:margin-bottom="0cm" loext:contextual-spacing="false"/>
    </style:style>
    <style:style style:name="P513" style:family="paragraph" style:parent-style-name="Text_20_body" style:list-style-name="L145">
      <style:paragraph-properties fo:margin-top="0cm" fo:margin-bottom="0cm" loext:contextual-spacing="false"/>
    </style:style>
    <style:style style:name="P514" style:family="paragraph" style:parent-style-name="Text_20_body" style:list-style-name="L148">
      <style:paragraph-properties fo:margin-top="0cm" fo:margin-bottom="0cm" loext:contextual-spacing="false"/>
    </style:style>
    <style:style style:name="P515" style:family="paragraph" style:parent-style-name="Text_20_body" style:list-style-name="L152">
      <style:paragraph-properties fo:margin-top="0cm" fo:margin-bottom="0cm" loext:contextual-spacing="false"/>
    </style:style>
    <style:style style:name="P516" style:family="paragraph" style:parent-style-name="Text_20_body" style:list-style-name="L153">
      <style:paragraph-properties fo:margin-top="0cm" fo:margin-bottom="0cm" loext:contextual-spacing="false"/>
    </style:style>
    <style:style style:name="P517" style:family="paragraph" style:parent-style-name="Text_20_body" style:list-style-name="L155">
      <style:paragraph-properties fo:margin-top="0cm" fo:margin-bottom="0cm" loext:contextual-spacing="false"/>
    </style:style>
    <style:style style:name="P518" style:family="paragraph" style:parent-style-name="Text_20_body" style:list-style-name="L157">
      <style:paragraph-properties fo:margin-top="0cm" fo:margin-bottom="0cm" loext:contextual-spacing="false"/>
    </style:style>
    <style:style style:name="P519" style:family="paragraph" style:parent-style-name="Text_20_body" style:list-style-name="L158">
      <style:paragraph-properties fo:margin-top="0cm" fo:margin-bottom="0cm" loext:contextual-spacing="false"/>
    </style:style>
    <style:style style:name="P520" style:family="paragraph" style:parent-style-name="Text_20_body" style:list-style-name="L159">
      <style:paragraph-properties fo:margin-top="0cm" fo:margin-bottom="0cm" loext:contextual-spacing="false"/>
    </style:style>
    <style:style style:name="P521" style:family="paragraph" style:parent-style-name="Text_20_body" style:list-style-name="L160">
      <style:paragraph-properties fo:margin-top="0cm" fo:margin-bottom="0cm" loext:contextual-spacing="false"/>
    </style:style>
    <style:style style:name="P522" style:family="paragraph" style:parent-style-name="Text_20_body" style:list-style-name="L161">
      <style:paragraph-properties fo:margin-top="0cm" fo:margin-bottom="0cm" loext:contextual-spacing="false"/>
    </style:style>
    <style:style style:name="P523" style:family="paragraph" style:parent-style-name="Text_20_body" style:list-style-name="L164">
      <style:paragraph-properties fo:margin-top="0cm" fo:margin-bottom="0cm" loext:contextual-spacing="false"/>
    </style:style>
    <style:style style:name="P524" style:family="paragraph" style:parent-style-name="Text_20_body" style:list-style-name="L165">
      <style:paragraph-properties fo:margin-top="0cm" fo:margin-bottom="0cm" loext:contextual-spacing="false"/>
    </style:style>
    <style:style style:name="P525" style:family="paragraph" style:parent-style-name="Text_20_body" style:list-style-name="L166">
      <style:paragraph-properties fo:margin-top="0cm" fo:margin-bottom="0cm" loext:contextual-spacing="false"/>
    </style:style>
    <style:style style:name="P526" style:family="paragraph" style:parent-style-name="Text_20_body" style:list-style-name="L167">
      <style:paragraph-properties fo:margin-top="0cm" fo:margin-bottom="0cm" loext:contextual-spacing="false"/>
    </style:style>
    <style:style style:name="P527" style:family="paragraph" style:parent-style-name="Text_20_body" style:list-style-name="L168">
      <style:paragraph-properties fo:margin-top="0cm" fo:margin-bottom="0cm" loext:contextual-spacing="false"/>
    </style:style>
    <style:style style:name="P528" style:family="paragraph" style:parent-style-name="Text_20_body" style:list-style-name="L169">
      <style:paragraph-properties fo:margin-top="0cm" fo:margin-bottom="0cm" loext:contextual-spacing="false"/>
    </style:style>
    <style:style style:name="P529" style:family="paragraph" style:parent-style-name="Text_20_body" style:list-style-name="L170">
      <style:paragraph-properties fo:margin-top="0cm" fo:margin-bottom="0cm" loext:contextual-spacing="false"/>
    </style:style>
    <style:style style:name="P530" style:family="paragraph" style:parent-style-name="Text_20_body" style:list-style-name="L171">
      <style:paragraph-properties fo:margin-top="0cm" fo:margin-bottom="0cm" loext:contextual-spacing="false"/>
    </style:style>
    <style:style style:name="P531" style:family="paragraph" style:parent-style-name="Text_20_body" style:list-style-name="L173">
      <style:paragraph-properties fo:margin-top="0cm" fo:margin-bottom="0cm" loext:contextual-spacing="false"/>
    </style:style>
    <style:style style:name="P532" style:family="paragraph" style:parent-style-name="Text_20_body" style:list-style-name="L175">
      <style:paragraph-properties fo:margin-top="0cm" fo:margin-bottom="0cm" loext:contextual-spacing="false"/>
    </style:style>
    <style:style style:name="P533" style:family="paragraph" style:parent-style-name="Text_20_body" style:list-style-name="L176">
      <style:paragraph-properties fo:margin-top="0cm" fo:margin-bottom="0cm" loext:contextual-spacing="false"/>
    </style:style>
    <style:style style:name="P534" style:family="paragraph" style:parent-style-name="Text_20_body" style:list-style-name="L177">
      <style:paragraph-properties fo:margin-top="0cm" fo:margin-bottom="0cm" loext:contextual-spacing="false"/>
    </style:style>
    <style:style style:name="P535" style:family="paragraph" style:parent-style-name="Text_20_body" style:list-style-name="L179">
      <style:paragraph-properties fo:margin-top="0cm" fo:margin-bottom="0cm" loext:contextual-spacing="false"/>
    </style:style>
    <style:style style:name="P536" style:family="paragraph" style:parent-style-name="Text_20_body" style:list-style-name="L180">
      <style:paragraph-properties fo:margin-top="0cm" fo:margin-bottom="0cm" loext:contextual-spacing="false"/>
    </style:style>
    <style:style style:name="P537" style:family="paragraph" style:parent-style-name="Text_20_body" style:list-style-name="L181">
      <style:paragraph-properties fo:margin-top="0cm" fo:margin-bottom="0cm" loext:contextual-spacing="false"/>
    </style:style>
    <style:style style:name="P538" style:family="paragraph" style:parent-style-name="Text_20_body" style:list-style-name="L183">
      <style:paragraph-properties fo:margin-top="0cm" fo:margin-bottom="0cm" loext:contextual-spacing="false"/>
    </style:style>
    <style:style style:name="P539" style:family="paragraph" style:parent-style-name="Text_20_body" style:list-style-name="L185">
      <style:paragraph-properties fo:margin-top="0cm" fo:margin-bottom="0cm" loext:contextual-spacing="false"/>
    </style:style>
    <style:style style:name="P540" style:family="paragraph" style:parent-style-name="Text_20_body" style:list-style-name="L186">
      <style:paragraph-properties fo:margin-top="0cm" fo:margin-bottom="0cm" loext:contextual-spacing="false"/>
    </style:style>
    <style:style style:name="P541" style:family="paragraph" style:parent-style-name="Text_20_body" style:list-style-name="L187">
      <style:paragraph-properties fo:margin-top="0cm" fo:margin-bottom="0cm" loext:contextual-spacing="false"/>
    </style:style>
    <style:style style:name="P542" style:family="paragraph" style:parent-style-name="Text_20_body" style:list-style-name="L188">
      <style:paragraph-properties fo:margin-top="0cm" fo:margin-bottom="0cm" loext:contextual-spacing="false"/>
    </style:style>
    <style:style style:name="P543" style:family="paragraph" style:parent-style-name="Text_20_body" style:list-style-name="L189">
      <style:paragraph-properties fo:margin-top="0cm" fo:margin-bottom="0cm" loext:contextual-spacing="false"/>
    </style:style>
    <style:style style:name="P544" style:family="paragraph" style:parent-style-name="Text_20_body" style:list-style-name="L190">
      <style:paragraph-properties fo:margin-top="0cm" fo:margin-bottom="0cm" loext:contextual-spacing="false"/>
    </style:style>
    <style:style style:name="P545" style:family="paragraph" style:parent-style-name="Text_20_body" style:list-style-name="L191">
      <style:paragraph-properties fo:margin-top="0cm" fo:margin-bottom="0cm" loext:contextual-spacing="false"/>
    </style:style>
    <style:style style:name="P546" style:family="paragraph" style:parent-style-name="Text_20_body" style:list-style-name="L192">
      <style:paragraph-properties fo:margin-top="0cm" fo:margin-bottom="0cm" loext:contextual-spacing="false"/>
    </style:style>
    <style:style style:name="P547" style:family="paragraph" style:parent-style-name="Text_20_body" style:list-style-name="L193">
      <style:paragraph-properties fo:margin-top="0cm" fo:margin-bottom="0cm" loext:contextual-spacing="false"/>
    </style:style>
    <style:style style:name="P548" style:family="paragraph" style:parent-style-name="Text_20_body" style:list-style-name="L194">
      <style:paragraph-properties fo:margin-top="0cm" fo:margin-bottom="0cm" loext:contextual-spacing="false"/>
    </style:style>
    <style:style style:name="P549" style:family="paragraph" style:parent-style-name="Text_20_body" style:list-style-name="L195">
      <style:paragraph-properties fo:margin-top="0cm" fo:margin-bottom="0cm" loext:contextual-spacing="false"/>
    </style:style>
    <style:style style:name="P550" style:family="paragraph" style:parent-style-name="Text_20_body" style:list-style-name="L196">
      <style:paragraph-properties fo:margin-top="0cm" fo:margin-bottom="0cm" loext:contextual-spacing="false"/>
    </style:style>
    <style:style style:name="P551" style:family="paragraph" style:parent-style-name="Text_20_body" style:list-style-name="L199">
      <style:paragraph-properties fo:margin-top="0cm" fo:margin-bottom="0cm" loext:contextual-spacing="false"/>
    </style:style>
    <style:style style:name="P552" style:family="paragraph" style:parent-style-name="Text_20_body" style:list-style-name="L202">
      <style:paragraph-properties fo:margin-top="0cm" fo:margin-bottom="0cm" loext:contextual-spacing="false"/>
    </style:style>
    <style:style style:name="P553" style:family="paragraph" style:parent-style-name="Text_20_body" style:list-style-name="L206">
      <style:paragraph-properties fo:margin-top="0cm" fo:margin-bottom="0cm" loext:contextual-spacing="false"/>
    </style:style>
    <style:style style:name="P554" style:family="paragraph" style:parent-style-name="Text_20_body" style:list-style-name="L208">
      <style:paragraph-properties fo:margin-top="0cm" fo:margin-bottom="0cm" loext:contextual-spacing="false"/>
    </style:style>
    <style:style style:name="P555" style:family="paragraph" style:parent-style-name="Text_20_body" style:list-style-name="L209">
      <style:paragraph-properties fo:margin-top="0cm" fo:margin-bottom="0cm" loext:contextual-spacing="false"/>
    </style:style>
    <style:style style:name="P556" style:family="paragraph" style:parent-style-name="Text_20_body" style:list-style-name="L212">
      <style:paragraph-properties fo:margin-top="0cm" fo:margin-bottom="0cm" loext:contextual-spacing="false"/>
    </style:style>
    <style:style style:name="P557" style:family="paragraph" style:parent-style-name="Text_20_body" style:list-style-name="L213">
      <style:paragraph-properties fo:margin-top="0cm" fo:margin-bottom="0cm" loext:contextual-spacing="false"/>
    </style:style>
    <style:style style:name="P558" style:family="paragraph" style:parent-style-name="Text_20_body" style:list-style-name="L217">
      <style:paragraph-properties fo:margin-top="0cm" fo:margin-bottom="0cm" loext:contextual-spacing="false"/>
    </style:style>
    <style:style style:name="P559" style:family="paragraph" style:parent-style-name="Text_20_body" style:list-style-name="L219">
      <style:paragraph-properties fo:margin-top="0cm" fo:margin-bottom="0cm" loext:contextual-spacing="false"/>
    </style:style>
    <style:style style:name="P560" style:family="paragraph" style:parent-style-name="Text_20_body" style:list-style-name="L220">
      <style:paragraph-properties fo:margin-top="0cm" fo:margin-bottom="0cm" loext:contextual-spacing="false"/>
    </style:style>
    <style:style style:name="P561" style:family="paragraph" style:parent-style-name="Text_20_body" style:list-style-name="L221">
      <style:paragraph-properties fo:margin-top="0cm" fo:margin-bottom="0cm" loext:contextual-spacing="false"/>
    </style:style>
    <style:style style:name="P562" style:family="paragraph" style:parent-style-name="Text_20_body" style:list-style-name="L223">
      <style:paragraph-properties fo:margin-top="0cm" fo:margin-bottom="0cm" loext:contextual-spacing="false"/>
    </style:style>
    <style:style style:name="P563" style:family="paragraph" style:parent-style-name="Text_20_body" style:list-style-name="L224">
      <style:paragraph-properties fo:margin-top="0cm" fo:margin-bottom="0cm" loext:contextual-spacing="false"/>
    </style:style>
    <style:style style:name="P564" style:family="paragraph" style:parent-style-name="Text_20_body" style:list-style-name="L225">
      <style:paragraph-properties fo:margin-top="0cm" fo:margin-bottom="0cm" loext:contextual-spacing="false"/>
    </style:style>
    <style:style style:name="P565" style:family="paragraph" style:parent-style-name="Text_20_body" style:list-style-name="L226">
      <style:paragraph-properties fo:margin-top="0cm" fo:margin-bottom="0cm" loext:contextual-spacing="false"/>
    </style:style>
    <style:style style:name="P566" style:family="paragraph" style:parent-style-name="Text_20_body" style:list-style-name="L227">
      <style:paragraph-properties fo:margin-top="0cm" fo:margin-bottom="0cm" loext:contextual-spacing="false"/>
    </style:style>
    <style:style style:name="P567" style:family="paragraph" style:parent-style-name="Text_20_body" style:list-style-name="L228">
      <style:paragraph-properties fo:margin-top="0cm" fo:margin-bottom="0cm" loext:contextual-spacing="false"/>
    </style:style>
    <style:style style:name="P568" style:family="paragraph" style:parent-style-name="Text_20_body" style:list-style-name="L229">
      <style:paragraph-properties fo:margin-top="0cm" fo:margin-bottom="0cm" loext:contextual-spacing="false"/>
    </style:style>
    <style:style style:name="P569" style:family="paragraph" style:parent-style-name="Text_20_body" style:list-style-name="L230">
      <style:paragraph-properties fo:margin-top="0cm" fo:margin-bottom="0cm" loext:contextual-spacing="false"/>
    </style:style>
    <style:style style:name="P570" style:family="paragraph" style:parent-style-name="Text_20_body" style:list-style-name="L231">
      <style:paragraph-properties fo:margin-top="0cm" fo:margin-bottom="0cm" loext:contextual-spacing="false"/>
    </style:style>
    <style:style style:name="P571" style:family="paragraph" style:parent-style-name="Text_20_body" style:list-style-name="L234">
      <style:paragraph-properties fo:margin-top="0cm" fo:margin-bottom="0cm" loext:contextual-spacing="false"/>
    </style:style>
    <style:style style:name="P572" style:family="paragraph" style:parent-style-name="Text_20_body" style:list-style-name="L235">
      <style:paragraph-properties fo:margin-top="0cm" fo:margin-bottom="0cm" loext:contextual-spacing="false"/>
    </style:style>
    <style:style style:name="P573" style:family="paragraph" style:parent-style-name="Text_20_body" style:list-style-name="L236">
      <style:paragraph-properties fo:margin-top="0cm" fo:margin-bottom="0cm" loext:contextual-spacing="false"/>
    </style:style>
    <style:style style:name="P574" style:family="paragraph" style:parent-style-name="Text_20_body" style:list-style-name="L237">
      <style:paragraph-properties fo:margin-top="0cm" fo:margin-bottom="0cm" loext:contextual-spacing="false"/>
    </style:style>
    <style:style style:name="P575" style:family="paragraph" style:parent-style-name="Text_20_body" style:list-style-name="L238">
      <style:paragraph-properties fo:margin-top="0cm" fo:margin-bottom="0cm" loext:contextual-spacing="false"/>
    </style:style>
    <style:style style:name="P576" style:family="paragraph" style:parent-style-name="Text_20_body" style:list-style-name="L239">
      <style:paragraph-properties fo:margin-top="0cm" fo:margin-bottom="0cm" loext:contextual-spacing="false"/>
    </style:style>
    <style:style style:name="P577" style:family="paragraph" style:parent-style-name="Text_20_body" style:list-style-name="L240">
      <style:paragraph-properties fo:margin-top="0cm" fo:margin-bottom="0cm" loext:contextual-spacing="false"/>
    </style:style>
    <style:style style:name="P578" style:family="paragraph" style:parent-style-name="Text_20_body" style:list-style-name="L241">
      <style:paragraph-properties fo:margin-top="0cm" fo:margin-bottom="0cm" loext:contextual-spacing="false"/>
    </style:style>
    <style:style style:name="P579" style:family="paragraph" style:parent-style-name="Text_20_body" style:list-style-name="L242">
      <style:paragraph-properties fo:margin-top="0cm" fo:margin-bottom="0cm" loext:contextual-spacing="false"/>
    </style:style>
    <style:style style:name="P580" style:family="paragraph" style:parent-style-name="Text_20_body" style:list-style-name="L243">
      <style:paragraph-properties fo:margin-top="0cm" fo:margin-bottom="0cm" loext:contextual-spacing="false"/>
    </style:style>
    <style:style style:name="P581" style:family="paragraph" style:parent-style-name="Text_20_body" style:list-style-name="L245">
      <style:paragraph-properties fo:margin-top="0cm" fo:margin-bottom="0cm" loext:contextual-spacing="false"/>
    </style:style>
    <style:style style:name="P582" style:family="paragraph" style:parent-style-name="Text_20_body" style:list-style-name="L247">
      <style:paragraph-properties fo:margin-top="0cm" fo:margin-bottom="0cm" loext:contextual-spacing="false"/>
    </style:style>
    <style:style style:name="P583" style:family="paragraph" style:parent-style-name="Text_20_body" style:list-style-name="L248">
      <style:paragraph-properties fo:margin-top="0cm" fo:margin-bottom="0cm" loext:contextual-spacing="false"/>
    </style:style>
    <style:style style:name="P584" style:family="paragraph" style:parent-style-name="Text_20_body" style:list-style-name="L249">
      <style:paragraph-properties fo:margin-top="0cm" fo:margin-bottom="0cm" loext:contextual-spacing="false"/>
    </style:style>
    <style:style style:name="P585" style:family="paragraph" style:parent-style-name="Text_20_body" style:list-style-name="L250">
      <style:paragraph-properties fo:margin-top="0cm" fo:margin-bottom="0cm" loext:contextual-spacing="false"/>
    </style:style>
    <style:style style:name="P586" style:family="paragraph" style:parent-style-name="Text_20_body" style:list-style-name="L251">
      <style:paragraph-properties fo:margin-top="0cm" fo:margin-bottom="0cm" loext:contextual-spacing="false"/>
    </style:style>
    <style:style style:name="P587" style:family="paragraph" style:parent-style-name="Text_20_body" style:list-style-name="L252">
      <style:paragraph-properties fo:margin-top="0cm" fo:margin-bottom="0cm" loext:contextual-spacing="false"/>
    </style:style>
    <style:style style:name="P588" style:family="paragraph" style:parent-style-name="Text_20_body" style:list-style-name="L253">
      <style:paragraph-properties fo:margin-top="0cm" fo:margin-bottom="0cm" loext:contextual-spacing="false"/>
    </style:style>
    <style:style style:name="P589" style:family="paragraph" style:parent-style-name="Text_20_body" style:list-style-name="L254">
      <style:paragraph-properties fo:margin-top="0cm" fo:margin-bottom="0cm" loext:contextual-spacing="false"/>
    </style:style>
    <style:style style:name="P590" style:family="paragraph" style:parent-style-name="Text_20_body" style:list-style-name="L257">
      <style:paragraph-properties fo:margin-top="0cm" fo:margin-bottom="0cm" loext:contextual-spacing="false"/>
    </style:style>
    <style:style style:name="P591" style:family="paragraph" style:parent-style-name="Preformatted_20_Text" style:list-style-name="L88"/>
    <style:style style:name="P592" style:family="paragraph" style:parent-style-name="Preformatted_20_Text" style:list-style-name="L110"/>
    <style:style style:name="P593" style:family="paragraph" style:parent-style-name="Preformatted_20_Text" style:list-style-name="L110">
      <style:text-properties fo:font-variant="normal" fo:text-transform="none" fo:color="#000000" style:font-name="Times New Roman" fo:font-size="10pt" fo:letter-spacing="normal" fo:font-style="normal" fo:font-weight="normal" style:font-size-asian="10pt" style:font-size-complex="10pt"/>
    </style:style>
    <style:style style:name="P594" style:family="paragraph">
      <style:paragraph-properties fo:text-align="center" style:writing-mode="lr-tb"/>
    </style:style>
    <style:style style:name="T1" style:family="text">
      <style:text-properties fo:font-size="18pt" fo:language="en" fo:country="US" style:font-size-asian="18pt" style:font-size-complex="18pt"/>
    </style:style>
    <style:style style:name="T2" style:family="text">
      <style:text-properties fo:font-size="24pt" fo:language="en" fo:country="US" style:font-size-asian="24pt" style:font-size-complex="24pt"/>
    </style:style>
    <style:style style:name="T3" style:family="text">
      <style:text-properties fo:color="#ff420e" style:font-name="Timok" fo:font-size="15pt" fo:language="en" fo:country="US" fo:font-style="italic" fo:font-weight="bold" officeooo:rsid="0014cf86" style:font-size-asian="15pt" style:font-style-asian="italic" style:font-weight-asian="bold" style:font-name-complex="Timok" style:font-size-complex="15pt"/>
    </style:style>
    <style:style style:name="T4" style:family="text">
      <style:text-properties style:font-name="Timok" fo:font-size="15pt" fo:language="en" fo:country="US" fo:font-style="italic" fo:font-weight="bold" officeooo:rsid="0014cf86" style:font-size-asian="15pt" style:font-style-asian="italic" style:font-weight-asian="bold" style:font-name-complex="Timok" style:font-size-complex="15pt"/>
    </style:style>
    <style:style style:name="T5" style:family="text">
      <style:text-properties style:font-name="Timok" fo:font-style="italic" style:font-style-asian="italic" style:font-name-complex="Timok"/>
    </style:style>
    <style:style style:name="T6" style:family="text">
      <style:text-properties style:font-name="Timok" fo:font-style="italic" officeooo:rsid="00146cf5" style:font-style-asian="italic" style:font-name-complex="Timok"/>
    </style:style>
    <style:style style:name="T7" style:family="text">
      <style:text-properties fo:font-size="10pt"/>
    </style:style>
    <style:style style:name="T8" style:family="text">
      <style:text-properties fo:font-size="10pt" fo:language="en" fo:country="US"/>
    </style:style>
    <style:style style:name="T9" style:family="text">
      <style:text-properties fo:font-size="10pt" fo:language="en" fo:country="US" style:font-size-asian="10pt" style:font-size-complex="10pt"/>
    </style:style>
    <style:style style:name="T10" style:family="text">
      <style:text-properties fo:language="en" fo:country="US"/>
    </style:style>
    <style:style style:name="T11" style:family="text">
      <style:text-properties fo:language="en" fo:country="US" officeooo:rsid="000ef13b"/>
    </style:style>
    <style:style style:name="T12" style:family="text">
      <style:text-properties fo:language="en" fo:country="US" officeooo:rsid="0013b341"/>
    </style:style>
    <style:style style:name="T13" style:family="text">
      <style:text-properties fo:language="en" fo:country="US" officeooo:rsid="00154d9f"/>
    </style:style>
    <style:style style:name="T14" style:family="text">
      <style:text-properties fo:language="en" fo:country="US" fo:font-weight="bold" officeooo:rsid="001c7bcd"/>
    </style:style>
    <style:style style:name="T15" style:family="text">
      <style:text-properties fo:language="en" fo:country="US" officeooo:rsid="002140e0"/>
    </style:style>
    <style:style style:name="T16" style:family="text">
      <style:text-properties fo:language="en" fo:country="US" officeooo:rsid="0025bb85"/>
    </style:style>
    <style:style style:name="T17" style:family="text">
      <style:text-properties fo:language="en" fo:country="US" officeooo:rsid="00285075"/>
    </style:style>
    <style:style style:name="T18" style:family="text">
      <style:text-properties fo:language="en" fo:country="US" officeooo:rsid="002c4324"/>
    </style:style>
    <style:style style:name="T19" style:family="text">
      <style:text-properties fo:language="en" fo:country="US" officeooo:rsid="0032ba83"/>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variant="normal" fo:text-transform="none" fo:color="#000000" fo:letter-spacing="normal" fo:font-style="normal" fo:font-weight="bold"/>
    </style:style>
    <style:style style:name="T23" style:family="text">
      <style:text-properties fo:font-variant="normal" fo:text-transform="none" fo:color="#000000" fo:letter-spacing="normal" fo:font-style="normal" fo:font-weight="normal"/>
    </style:style>
    <style:style style:name="T24" style:family="text">
      <style:text-properties fo:font-variant="normal" fo:text-transform="none" fo:color="#000000" style:font-name="Times New Roman" fo:font-size="10pt" fo:letter-spacing="normal" fo:font-style="normal" fo:font-weight="bold" style:font-size-asian="10pt" style:font-size-complex="10pt"/>
    </style:style>
    <style:style style:name="T25" style:family="text">
      <style:text-properties fo:font-variant="normal" fo:text-transform="none" fo:color="#000000" style:font-name="Times New Roman" fo:font-size="10pt" fo:letter-spacing="normal" fo:font-style="normal" fo:font-weight="normal" style:font-size-asian="10pt" style:font-size-complex="10pt"/>
    </style:style>
    <style:style style:name="T26" style:family="text">
      <style:text-properties fo:font-size="15pt" style:font-size-asian="15pt" style:font-size-complex="15pt"/>
    </style:style>
    <style:style style:name="T27" style:family="text">
      <style:text-properties fo:font-size="15pt" officeooo:rsid="00122096" style:font-size-asian="15pt" style:font-size-complex="15pt"/>
    </style:style>
    <style:style style:name="T28" style:family="text">
      <style:text-properties style:font-name="Arial" fo:language="en" fo:country="US" style:font-name-complex="Arial" style:font-size-complex="9pt"/>
    </style:style>
    <style:style style:name="T29" style:family="text">
      <style:text-properties style:font-name="Arial" fo:language="en" fo:country="US" officeooo:rsid="001158ef" style:font-name-complex="Arial" style:font-size-complex="9pt"/>
    </style:style>
    <style:style style:name="T30" style:family="text">
      <style:text-properties style:font-name="Arial" fo:language="en" fo:country="US" fo:font-style="italic" fo:font-weight="bold" officeooo:rsid="0015e233" style:font-style-asian="italic" style:font-weight-asian="bold" style:font-style-complex="italic" style:font-weight-complex="bold"/>
    </style:style>
    <style:style style:name="T31" style:family="text">
      <style:text-properties style:font-name="Arial" fo:font-size="9pt" fo:language="en" fo:country="US" style:font-size-asian="9pt" style:font-name-complex="Arial" style:font-size-complex="9pt"/>
    </style:style>
    <style:style style:name="T32" style:family="text">
      <style:text-properties style:font-name="Arial" fo:font-size="9pt" fo:language="en" fo:country="US" officeooo:rsid="00285075" style:font-size-asian="9pt" style:font-name-complex="Arial" style:font-size-complex="9pt"/>
    </style:style>
    <style:style style:name="T33" style:family="text">
      <style:text-properties style:font-name="Arial" fo:font-size="9pt" fo:language="en" fo:country="US" fo:font-weight="bold" style:font-size-asian="9pt" style:font-weight-asian="bold" style:font-name-complex="Arial" style:font-size-complex="9pt"/>
    </style:style>
    <style:style style:name="T34" style:family="text">
      <style:text-properties style:font-name="Arial" fo:font-size="9pt" fo:language="en" fo:country="US" fo:font-weight="bold" officeooo:rsid="0028c307" style:font-size-asian="9pt" style:font-weight-asian="bold" style:font-name-complex="Arial" style:font-size-complex="9pt"/>
    </style:style>
    <style:style style:name="T35" style:family="text">
      <style:text-properties style:font-name="Arial" fo:font-size="9pt" fo:language="en" fo:country="US" fo:font-style="italic" fo:font-weight="bold" style:font-size-asian="9pt" style:font-style-asian="italic" style:font-weight-asian="bold" style:font-name-complex="Arial" style:font-size-complex="9pt"/>
    </style:style>
    <style:style style:name="T36" style:family="text">
      <style:text-properties style:font-name="Arial" fo:font-size="9pt" fo:language="en" fo:country="US" fo:font-style="italic" style:font-size-asian="9pt" style:font-style-asian="italic" style:font-name-complex="Arial" style:font-size-complex="9pt"/>
    </style:style>
    <style:style style:name="T37" style:family="text">
      <style:text-properties style:font-name="Arial" fo:font-style="italic" fo:font-weight="bold" style:font-style-asian="italic" style:font-weight-asian="bold" style:font-style-complex="italic" style:font-weight-complex="bold"/>
    </style:style>
    <style:style style:name="T38" style:family="text">
      <style:text-properties fo:text-transform="uppercase" officeooo:rsid="001273e0"/>
    </style:style>
    <style:style style:name="T39" style:family="text">
      <style:text-properties fo:text-transform="uppercase" officeooo:rsid="00122096"/>
    </style:style>
    <style:style style:name="T40" style:family="text">
      <style:text-properties officeooo:rsid="0013b341"/>
    </style:style>
    <style:style style:name="T41" style:family="text">
      <style:text-properties style:font-name="Times New Roman" fo:font-size="10pt" fo:font-weight="bold" style:font-size-asian="10pt" style:font-size-complex="10pt"/>
    </style:style>
    <style:style style:name="T42" style:family="text">
      <style:text-properties style:font-name="Times New Roman" fo:font-size="10pt" fo:language="en" fo:country="US" fo:font-weight="bold" officeooo:rsid="00154d9f" style:font-size-asian="10pt" style:font-size-complex="10pt"/>
    </style:style>
    <style:style style:name="T43" style:family="text">
      <style:text-properties style:font-name="Times New Roman" fo:font-size="10pt" fo:language="en" fo:country="US" style:font-size-asian="10pt" style:font-size-complex="10pt"/>
    </style:style>
    <style:style style:name="T44" style:family="text">
      <style:text-properties style:font-name="Times New Roman" fo:font-size="10pt" fo:language="en" fo:country="US" officeooo:rsid="00154d9f" style:font-size-asian="10pt" style:font-size-complex="10pt"/>
    </style:style>
    <style:style style:name="T45" style:family="text">
      <style:text-properties style:font-name="Times New Roman" fo:font-size="10pt" style:font-size-asian="10pt" style:font-size-complex="10pt"/>
    </style:style>
    <style:style style:name="T46" style:family="text">
      <style:text-properties officeooo:rsid="002140e0"/>
    </style:style>
    <style:style style:name="T47" style:family="text">
      <style:text-properties officeooo:rsid="0025bb85"/>
    </style:style>
    <style:style style:name="T48" style:family="text">
      <style:text-properties officeooo:rsid="002674a3"/>
    </style:style>
    <style:style style:name="T49" style:family="text">
      <style:text-properties officeooo:rsid="00285075"/>
    </style:style>
    <style:style style:name="T50" style:family="text">
      <style:text-properties fo:color="#000000" style:font-name="Courier New CYR" fo:font-size="9pt" fo:language="en" fo:country="US" fo:font-weight="bold" style:font-size-asian="9pt" style:font-weight-asian="bold" style:font-name-complex="Arial" style:font-size-complex="9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29"/>
      <text:p text:style-name="P77">WP500</text:p>
      <text:p text:style-name="P2"><text:span text:style-name="T6">Bulgarian</text:span><text:span text:style-name="T5"> version</text:span></text:p>
      <text:p text:style-name="P3"/>
      <text:p text:style-name="P4"/>
      <text:p text:style-name="P39">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Version</text:p>
          </table:table-cell>
          <table:table-cell table:style-name="Table1.B1" office:value-type="string">
            <text:p text:style-name="P34">Date</text:p>
          </table:table-cell>
          <table:table-cell table:style-name="Table1.C1" office:value-type="string">
            <text:p text:style-name="P33">Comments</text:p>
          </table:table-cell>
        </table:table-row>
        <table:table-row table:style-name="Table1.1">
          <table:table-cell table:style-name="Table1.A1" office:value-type="string">
            <text:p text:style-name="P36">1.0.0</text:p>
          </table:table-cell>
          <table:table-cell table:style-name="Table1.B1" office:value-type="string">
            <text:p text:style-name="P6">201<text:span text:style-name="T40">5</text:span>0<text:span text:style-name="T40">324</text:span></text:p>
          </table:table-cell>
          <table:table-cell table:style-name="Table1.C1" office:value-type="string">
            <text:p text:style-name="P36">First version</text:p>
          </table:table-cell>
        </table:table-row>
        <table:table-row table:style-name="Table1.1">
          <table:table-cell table:style-name="Table1.A3" office:value-type="string">
            <text:p text:style-name="P92">1.0.1</text:p>
          </table:table-cell>
          <table:table-cell table:style-name="Table1.B3" office:value-type="string">
            <text:p text:style-name="P94">20150717</text:p>
          </table:table-cell>
          <table:table-cell table:style-name="Table1.C3" office:value-type="string">
            <text:p text:style-name="P92">Updated</text:p>
          </table:table-cell>
        </table:table-row>
        <table:table-row table:style-name="Table1.1">
          <table:table-cell table:style-name="Table1.A3" office:value-type="string">
            <text:p text:style-name="P36"/>
          </table:table-cell>
          <table:table-cell table:style-name="Table1.B3" office:value-type="string">
            <text:p text:style-name="P36"/>
          </table:table-cell>
          <table:table-cell table:style-name="Table1.C3" office:value-type="string">
            <text:p text:style-name="P36"/>
          </table:table-cell>
        </table:table-row>
        <table:table-row table:style-name="Table1.1">
          <table:table-cell table:style-name="Table1.A3" office:value-type="string">
            <text:p text:style-name="P36"/>
          </table:table-cell>
          <table:table-cell table:style-name="Table1.B3" office:value-type="string">
            <text:p text:style-name="P36"/>
          </table:table-cell>
          <table:table-cell table:style-name="Table1.C3" office:value-type="string">
            <text:p text:style-name="P36"/>
          </table:table-cell>
        </table:table-row>
        <table:table-row table:style-name="Table1.1">
          <table:table-cell table:style-name="Table1.A3" office:value-type="string">
            <text:p text:style-name="P36"/>
          </table:table-cell>
          <table:table-cell table:style-name="Table1.B3" office:value-type="string">
            <text:p text:style-name="P37"/>
          </table:table-cell>
          <table:table-cell table:style-name="Table1.C3" office:value-type="string">
            <text:p text:style-name="P36"/>
          </table:table-cell>
        </table:table-row>
        <table:table-row table:style-name="Table1.1">
          <table:table-cell table:style-name="Table1.A3" office:value-type="string">
            <text:p text:style-name="P35"/>
          </table:table-cell>
          <table:table-cell table:style-name="Table1.B3" office:value-type="string">
            <text:p text:style-name="P35"/>
          </table:table-cell>
          <table:table-cell table:style-name="Table1.C3" office:value-type="string">
            <text:p text:style-name="P35"/>
          </table:table-cell>
        </table:table-row>
      </table:table>
      <text:p text:style-name="P26"/>
      <text:p text:style-name="P58"/>
      <text:p text:style-name="P32">DESCRIPTION OF THE PROGRAM INTERFACE</text:p>
      <text:p text:style-name="P29"/>
      <text:h text:style-name="P87" text:outline-level="3"><text:span text:style-name="T27">I</text:span><text:span text:style-name="T26">NTRODUCTION</text:span></text:h>
      <text:p text:style-name="P78"><text:span text:style-name="T28">The fiscal device operates under the control of an application program, with which communicates via RS232 serial connection. The device executes a previously set of wrapped commands, arranged according to the type of the operations which have to be executed. The application program does not have a direct access to the resources of the fiscal device although it can detect data connected with the status of the fiscal device and the fiscal </text:span><text:span text:style-name="T29">control unit</text:span><text:span text:style-name="T28">.</text:span></text:p>
      <text:p text:style-name="P43"/>
      <text:h text:style-name="P89" text:outline-level="3">LOW LEVEL PROTOCOL</text:h>
      <text:p text:style-name="P47"/>
      <text:p text:style-name="P49">A) Protocol type - Master (Host) / Slave</text:p>
      <text:p text:style-name="P82">The cash register performs the commands sent by the Host and returns messages, which depend on the result.</text:p>
      <text:p text:style-name="P81">The cash register cannot instigate asynchronous communications itself. Only responses to commands from the Host are sent to the Host. These messages are either wrapped or single byte control codes. The cash register maintains the communication via the RS232 serial connection at baud rates of 1200, 2400, 4800, 9600, 19200, 38400, 57600 and 115200 b/s, 8N1. </text:p>
      <text:p text:style-name="P49">B) SEQUENCE OF THE MESSAGES</text:p>
      <text:p text:style-name="P47"/>
      <text:p text:style-name="P48">Host sends a wrapped message, containing a command for the cash register.</text:p>
      <text:p text:style-name="P48">ECR executes the requested operation and response with a wrapped message.</text:p>
      <text:p text:style-name="P48">Host has to wait for a response from the cash register before to send another message.</text:p>
      <text:p text:style-name="P48">The protocol uses non-wrapped messages with a length one byte for processing of the necessary pauses and error conditions.</text:p>
      <text:p text:style-name="P47"/>
      <text:p text:style-name="P49">C) Non-wrapped messages - TIME-OUT</text:p>
      <text:p text:style-name="P79">When the transmitting of messages from the Host is normal, Slave answers not later than 60 ms either with a wrapped message or with a 1 byte code. Host must have 500 ms of time-out for receiving a message from Slave. If there is no message during this period of time the Host will transmit the message again with the same sequence number and the same command. After several unsuccessful attempts Host must indicate that there is either no connection to the cash register or there is a hardware fault.</text:p>
      <text:p text:style-name="P81">Non-wrapped messages consist of one byte and they are:</text:p>
      <text:p text:style-name="P53">A) NAK 15H</text:p>
      <text:p text:style-name="P74">This code is sent by Slave when an error in the control sum or the form of the received message is found. When Host receives a NAK it must again send a message with the same sequence number.</text:p>
      <text:p text:style-name="P53">B) SYN 16H</text:p>
      <text:p text:style-name="P75">This code is sent by Slave upon receiving a command which needs longer processing time. SYN is sent every 60 ms until the wrapped message is not ready for transmitting.</text:p>
      <text:p text:style-name="P48"/>
      <text:p text:style-name="P49">D) Wrapped messages</text:p>
      <text:p text:style-name="P45">a) Host to cash register (Send)</text:p>
      <text:p text:style-name="P54">&lt;01&gt;&lt;LEN&gt;&lt;SEQ&gt;&lt;CMD&gt;&lt;DATA&gt;&lt;05&gt;&lt;BCC&gt;&lt;03&gt;</text:p>
      <text:p text:style-name="P45">b) Cash register to Host (Receive)</text:p>
      <text:p text:style-name="P54">&lt;01&gt;&lt;LEN&gt;&lt;SEQ&gt;&lt;CMD&gt;&lt;DATA&gt;&lt;04&gt;&lt;STATUS&gt;&lt;05&gt;&lt;BCC&gt;&lt;03&gt;</text:p>
      <text:p text:style-name="P80">Where:</text:p>
      <text:p text:style-name="P50">&lt;01&gt;<text:tab/>Preamble. </text:p>
      <text:p text:style-name="P40">1 byte long. Value: 01H.</text:p>
      <text:p text:style-name="P51">&lt;LEN&gt;<text:tab/>Number of bytes from &lt;01&gt; preamble (excluded) to &lt;05&gt; (included) plus the fixed offset of 20H.</text:p>
      <text:p text:style-name="P55">Length: <text:span text:style-name="T48">4</text:span> byte<text:span text:style-name="T48">s</text:span>.</text:p>
      <text:p text:style-name="P41">Each digit from the two bytes is sent after 30H is added to it. For example the sum 1AE3H is presented as 31H, 3AH, 3EH, 33H.</text:p>
      <text:p text:style-name="P52"><text:soft-page-break/>&lt;SEQ&gt;<text:tab/>Sequence number of the frame.</text:p>
      <text:p text:style-name="P55">Length : 1 byte. Value: 20H – FFH.</text:p>
      <text:p text:style-name="P40">The cash register saves the same &lt;SEQ&gt; in the return message. If the ECR gets a message with the same &lt;SEQ&gt; as the last message received it will not perform any operation, but will repeat the last sent message.</text:p>
      <text:p text:style-name="P50">&lt;CMD&gt;<text:tab/>The code of the command.</text:p>
      <text:p text:style-name="P42">Length: <text:span text:style-name="T48">4</text:span> byte.</text:p>
      <text:p text:style-name="P40">The cash register saves the same &lt;CMD&gt; in the return message. If the cash register receives a non-existing code it returns a wrapped message with zero length in the data field and sets the respective status bit.</text:p>
      <text:p text:style-name="P41">Each digit from the two bytes is sent after 30H is added to it. For example the sum 1AE3H is presented as 31H, 3AH, 3EH, 33H.</text:p>
      <text:p text:style-name="P50">&lt;DATA&gt;<text:tab/>Data.</text:p>
      <text:p text:style-name="P42">Length: 0-213bytes for Host to cash register, 0-218 bytes for Cash register to Host. Value: 20H – FFH ; .</text:p>
      <text:p text:style-name="P42">The format and length of the field for storing data depends on the command. If the command has no data the length of this field is zero. If there is a syntax error the respective status bit is established in the data and a wrapped message is returned with zero field length.</text:p>
      <text:p text:style-name="P53">&lt;04&gt;<text:tab/>Separator (only for cash register-to-Host massages)</text:p>
      <text:p text:style-name="P56">Length: 1 byte. Value: 04H.</text:p>
      <text:p text:style-name="P50">&lt;STATUS&gt;<text:tab/>The field with the current status of the fiscal device.</text:p>
      <text:p text:style-name="P56">Length: <text:span text:style-name="T48">8</text:span> bytes. Value: 80H-FFH.</text:p>
      <text:p text:style-name="P50">&lt;05&gt;<text:tab/>Postamble</text:p>
      <text:p text:style-name="P56">Length: 1 byte. Value:05H.</text:p>
      <text:p text:style-name="P50">&lt;BCC&gt;<text:tab/>Control sum (0000H-FFFFH)</text:p>
      <text:p text:style-name="P56">Length: 4 bytes. Value of each byte: 30H-3FH.</text:p>
      <text:p text:style-name="P40">The sum includes between &lt;01&gt; preamble (excluded) to &lt;05&gt;. Each digit from the two bytes is sent after 30H is added to it. For example the sum 1AE3H is presented as 31H, 3AH, 3EH, 33H.</text:p>
      <text:p text:style-name="P50">&lt;03&gt;<text:tab/>Terminator</text:p>
      <text:p text:style-name="P56">Length: 1 byte. Value: 03H.</text:p>
      <text:p text:style-name="P56"/>
      <text:h text:style-name="P88" text:outline-level="3">MESSAGE COMPOSITION, SYNTAX, AND MEANINGS</text:h>
      <text:p text:style-name="P46">a) The data field depends on the command.</text:p>
      <text:p text:style-name="P46">b) The parameters sent to the cash register may be separated with a <text:span text:style-name="T48">[\t]</text:span> and/or may have a fixed length.</text:p>
      <text:p text:style-name="P46">c) The <text:span text:style-name="T49">separator( [\t] )</text:span> between the parameters shows that it is mandatory.</text:p>
      <text:p text:style-name="P83"><text:span text:style-name="T31">d) </text:span><text:span text:style-name="T32">Some of the parameters are mandatory and others are optional. Optional parameters can be left empty, but after them must have separator ( [\t] ).</text:span></text:p>
      <text:p text:style-name="P46">The symbols with ASCII codes under 32 (20H) have special meanings and their use is explained whenever necessary. If such a symbol has to be sent for some reason (for example in an ESCAPE-command to the display) it must be preceded by 16 (10H) with an added offset 40H.</text:p>
      <text:p text:style-name="P44"><text:span text:style-name="T35">Example</text:span><text:span text:style-name="T36">:</text:span><text:span text:style-name="T31"> when we write </text:span><text:span text:style-name="T33">25</text:span><text:span text:style-name="T34">5,language[\t][\t][\t]</text:span><text:span text:style-name="T31"> for the data field then in that field there will be </text:span><text:span text:style-name="T50">6C 61 6E 67 75 61 67 65 09 09 09</text:span><text:span text:style-name="T31"> where each hexadecimal digit is an ASCII value.</text:span></text:p>
      <text:p text:style-name="P57"/>
      <text:h text:style-name="P90" text:outline-level="3">STATUS BITS OF THE CASH REGISTER</text:h>
      <text:p text:style-name="P32"/>
      <text:p text:style-name="P74">The current status of the device is coded in field 6 bytes long which is sent within each message of the cash register. Description of each byte in this field:</text:p>
      <text:p text:style-name="P27"/>
      <text:p text:style-name="P38">Byte 0: General purpose</text:p>
      <text:list xml:id="list5913857654568434959" text:style-name="L1">
        <text:list-item>
          <text:p text:style-name="P373">0.7 = 1 Always 1.</text:p>
        </text:list-item>
        <text:list-item>
          <text:p text:style-name="P373">0.6 = 0 Always 0.</text:p>
        </text:list-item>
        <text:list-item>
          <text:p text:style-name="P373">0.5 = 1 General error - this is OR of all errors marked with #.</text:p>
        </text:list-item>
        <text:list-item>
          <text:p text:style-name="P373"><text:soft-page-break/>0.4 = 0 Always 0.</text:p>
        </text:list-item>
        <text:list-item>
          <text:p text:style-name="P373">0.3 = 0 Always 0.</text:p>
        </text:list-item>
        <text:list-item>
          <text:p text:style-name="P373">0.2 = 0 Always 0.</text:p>
        </text:list-item>
        <text:list-item>
          <text:p text:style-name="P373">0.1 = 1# Command code is invalid.</text:p>
        </text:list-item>
        <text:list-item>
          <text:p text:style-name="P117">0.0 = 1# Syntax error.</text:p>
        </text:list-item>
      </text:list>
      <text:p text:style-name="P10"/>
      <text:p text:style-name="P10"/>
      <text:p text:style-name="P30">Byte 1: General purpose</text:p>
      <text:list xml:id="list8891489693777335799" text:style-name="L2">
        <text:list-item>
          <text:p text:style-name="P374">1.7 = 1 Always 1.</text:p>
        </text:list-item>
        <text:list-item>
          <text:p text:style-name="P374">1.6 = 0 Always 0.</text:p>
        </text:list-item>
        <text:list-item>
          <text:p text:style-name="P374">1.5 = 0 Always 0.</text:p>
        </text:list-item>
        <text:list-item>
          <text:p text:style-name="P374">1.4 = 0 Always 0.</text:p>
        </text:list-item>
        <text:list-item>
          <text:p text:style-name="P374">1.3 = 0 Always 0.</text:p>
        </text:list-item>
        <text:list-item>
          <text:p text:style-name="P374">1.2 = 0 Always 0.</text:p>
        </text:list-item>
        <text:list-item>
          <text:p text:style-name="P374">1.1 = 1# Command is not permitted.</text:p>
        </text:list-item>
        <text:list-item>
          <text:p text:style-name="P118">1.0 = 1# Overflow during command execution.</text:p>
        </text:list-item>
      </text:list>
      <text:p text:style-name="P10"/>
      <text:p text:style-name="P10"/>
      <text:p text:style-name="P30">Byte 2: General purpose</text:p>
      <text:list xml:id="list2851196965892704349" text:style-name="L3">
        <text:list-item>
          <text:p text:style-name="P375">2.7 = 1 Always 1.</text:p>
        </text:list-item>
        <text:list-item>
          <text:p text:style-name="P375">2.6 = 0 Always 0.</text:p>
        </text:list-item>
        <text:list-item>
          <text:p text:style-name="P375">2.5 = 1 Nonfiscal receipt is open.</text:p>
        </text:list-item>
        <text:list-item>
          <text:p text:style-name="P375">2.4 = 1 EJ nearly full.</text:p>
        </text:list-item>
        <text:list-item>
          <text:p text:style-name="P375">2.3 = 1 Fiscal receipt is open.</text:p>
        </text:list-item>
        <text:list-item>
          <text:p text:style-name="P375">2.2 = 1 EJ is full.</text:p>
        </text:list-item>
        <text:list-item>
          <text:p text:style-name="P375">2.1 = 0 Always 0.</text:p>
        </text:list-item>
        <text:list-item>
          <text:p text:style-name="P119">2.0 = 1# End of paper.</text:p>
        </text:list-item>
      </text:list>
      <text:p text:style-name="P10"/>
      <text:p text:style-name="P10"/>
      <text:p text:style-name="P31">Byte 3: Not used</text:p>
      <text:list xml:id="list3690815029367007625" text:style-name="L4">
        <text:list-item>
          <text:p text:style-name="P376">3.7 = 1 Always 1.</text:p>
        </text:list-item>
        <text:list-item>
          <text:p text:style-name="P376">3.6 = 0 Always 0.</text:p>
        </text:list-item>
        <text:list-item>
          <text:p text:style-name="P376">3.5 = 0 Always 0.</text:p>
        </text:list-item>
        <text:list-item>
          <text:p text:style-name="P376">3.4 = 0 Always 0.</text:p>
        </text:list-item>
        <text:list-item>
          <text:p text:style-name="P376">3.3 = 0 Always 0.</text:p>
        </text:list-item>
        <text:list-item>
          <text:p text:style-name="P376">3.2 = 0 Always 0.</text:p>
        </text:list-item>
        <text:list-item>
          <text:p text:style-name="P376">3.1 = 0 Always 0.</text:p>
        </text:list-item>
        <text:list-item>
          <text:p text:style-name="P120">3.0 = 0 Always 0.</text:p>
        </text:list-item>
      </text:list>
      <text:p text:style-name="P10"/>
      <text:p text:style-name="P10"/>
      <text:p text:style-name="P30">Byte 4: Fiscal memory</text:p>
      <text:list xml:id="list8532176536989910901" text:style-name="L5">
        <text:list-item>
          <text:p text:style-name="P379">4.7 = 1 Always 1.</text:p>
        </text:list-item>
        <text:list-item>
          <text:p text:style-name="P379">4.6 = 0 Always 0.</text:p>
        </text:list-item>
        <text:list-item>
          <text:p text:style-name="P379">4.5 = 1 OR of all errors marked with ‘*’ from Bytes 4 и 5.</text:p>
        </text:list-item>
        <text:list-item>
          <text:p text:style-name="P379">4.4 = 1* Fiscal memory is full.</text:p>
        </text:list-item>
        <text:list-item>
          <text:p text:style-name="P379">4.3 = 1 There is space for less then 50 reports in Fiscal memory.</text:p>
        </text:list-item>
        <text:list-item>
          <text:p text:style-name="P379">4.2 = 1 Serial number and number of FM are set.</text:p>
        </text:list-item>
        <text:list-item>
          <text:p text:style-name="P379"><text:soft-page-break/>4.1 = 1 Tax number is set.</text:p>
        </text:list-item>
        <text:list-item>
          <text:p text:style-name="P121">4.0 = 1* Error while writing in FM.</text:p>
        </text:list-item>
      </text:list>
      <text:p text:style-name="P10"/>
      <text:p text:style-name="P10"/>
      <text:p text:style-name="P30">Byte 5: Fiscal memory</text:p>
      <text:list xml:id="list1749946762165855745" text:style-name="L6">
        <text:list-item>
          <text:p text:style-name="P380">5.7 = 1 Always 1.</text:p>
        </text:list-item>
        <text:list-item>
          <text:p text:style-name="P380">5.6 = 0 Always 0.</text:p>
        </text:list-item>
        <text:list-item>
          <text:p text:style-name="P380">5.5 = 0 Always 0.</text:p>
        </text:list-item>
        <text:list-item>
          <text:p text:style-name="P380">5.4 = 1 VAT are set at least once.</text:p>
        </text:list-item>
        <text:list-item>
          <text:p text:style-name="P380">5.3 = 1 ECR is fiscalized.</text:p>
        </text:list-item>
        <text:list-item>
          <text:p text:style-name="P380">5.2 = 0 Always 0.</text:p>
        </text:list-item>
        <text:list-item>
          <text:p text:style-name="P380">5.1 = 1 FM is formated.</text:p>
        </text:list-item>
        <text:list-item>
          <text:p text:style-name="P122">5.0 = 0 Always 0.</text:p>
        </text:list-item>
      </text:list>
      <text:p text:style-name="P28">Byte <text:span text:style-name="T46">6</text:span>: Not used</text:p>
      <text:list xml:id="list140124328177434" text:continue-list="list3690815029367007625" text:style-name="L4">
        <text:list-item>
          <text:p text:style-name="P377"><text:span text:style-name="T16">6</text:span>.7 = 1 Always 1.</text:p>
        </text:list-item>
        <text:list-item>
          <text:p text:style-name="P378"><text:span text:style-name="T16">6</text:span>.6 = 0 Always 0.</text:p>
        </text:list-item>
        <text:list-item>
          <text:p text:style-name="P378"><text:span text:style-name="T16">6</text:span>.5 = 0 Always 0.</text:p>
        </text:list-item>
        <text:list-item>
          <text:p text:style-name="P378"><text:span text:style-name="T16">6</text:span>.4 = 0 Always 0.</text:p>
        </text:list-item>
        <text:list-item>
          <text:p text:style-name="P378"><text:span text:style-name="T16">6</text:span>.3 = 0 Always 0.</text:p>
        </text:list-item>
        <text:list-item>
          <text:p text:style-name="P378"><text:span text:style-name="T16">6</text:span>.2 = 0 Always 0.</text:p>
        </text:list-item>
        <text:list-item>
          <text:p text:style-name="P378"><text:span text:style-name="T16">6</text:span>.1 = 0 Always 0.</text:p>
        </text:list-item>
        <text:list-item>
          <text:p text:style-name="P381"><text:span text:style-name="T47">6</text:span>.0 = 0 Always 0.</text:p>
        </text:list-item>
      </text:list>
      <text:p text:style-name="P28">Byte <text:span text:style-name="T46">7</text:span>: Not used</text:p>
      <text:list xml:id="list140124328173200" text:continue-numbering="true" text:style-name="L4">
        <text:list-item>
          <text:p text:style-name="P377"><text:span text:style-name="T16">7</text:span>.7 = <text:span text:style-name="T15">1 Always 1.</text:span></text:p>
        </text:list-item>
        <text:list-item>
          <text:p text:style-name="P378"><text:span text:style-name="T16">7</text:span><text:span text:style-name="T10">.6</text:span> = 0 Always 0.</text:p>
        </text:list-item>
        <text:list-item>
          <text:p text:style-name="P378"><text:span text:style-name="T16">7</text:span>.5 = 0 Always 0.</text:p>
        </text:list-item>
        <text:list-item>
          <text:p text:style-name="P378"><text:span text:style-name="T16">7</text:span>.4 = 0 Always 0.</text:p>
        </text:list-item>
        <text:list-item>
          <text:p text:style-name="P378"><text:span text:style-name="T16">7</text:span>.3 = 0 Always 0.</text:p>
        </text:list-item>
        <text:list-item>
          <text:p text:style-name="P378"><text:span text:style-name="T16">7</text:span>.2 = 0 Always 0.</text:p>
        </text:list-item>
        <text:list-item>
          <text:p text:style-name="P378"><text:span text:style-name="T16">7</text:span>.1 = 0 Always 0.</text:p>
        </text:list-item>
        <text:list-item>
          <text:p text:style-name="P381"><text:span text:style-name="T47">7</text:span>.0 = 0 Always 0.</text:p>
        </text:list-item>
      </text:list>
      <text:h text:style-name="P91" text:outline-level="3"><text:span text:style-name="T38">COMMAND </text:span><text:span text:style-name="T39">INTERFACE</text:span></text:h>
      <text:h text:style-name="P17" text:outline-level="2">How to read command explanations</text:h>
      <text:p text:style-name="P62">This is example command syntax: </text:p>
      <text:p text:style-name="Preformatted_20_Text">{Parameter1}&lt;SEP&gt;{Parameter2}&lt;SEP&gt;{Parameter3}&lt;SEP&gt;</text:p>
      <text:p text:style-name="P19">Note:</text:p>
      <text:p text:style-name="P19">&lt;SEP&gt; - this tag must be inserted after each parameter to separate different parameters. It's value is '<text:span text:style-name="T17">[</text:span>\t<text:span text:style-name="T17">]</text:span>' . It is the same for all commands.</text:p>
      <text:p text:style-name="P72">Mandatory parameters:</text:p>
      <text:list xml:id="list3359275479742667152" text:style-name="L7">
        <text:list-item>
          <text:p text:style-name="P490"><text:span text:style-name="T41">Parameter1</text:span> - <text:span text:style-name="T45">This parameter is mandatory, it must be filled;</text:span></text:p>
        </text:list-item>
        <text:list-item>
          <text:p text:style-name="P491"><text:span text:style-name="T41">Parameter</text:span><text:span text:style-name="T42">3</text:span> - <text:span text:style-name="T45">This parameter is mandatory, it must be filled;</text:span></text:p>
          <text:list>
            <text:list-item>
              <text:p text:style-name="P491"><text:span text:style-name="T42">A</text:span> - <text:span text:style-name="T45">Possible value of Parameter3; </text:span><text:line-break/><text:span text:style-name="Emphasis"><text:span text:style-name="T45">Answer(1)</text:span></text:span> -<text:span text:style-name="T45"> if Parameter3 has value 'A' see Answer(1);</text:span></text:p>
            </text:list-item>
            <text:list-item>
              <text:p text:style-name="P491"><text:span text:style-name="T42">B</text:span> - <text:span text:style-name="T44">Po</text:span><text:span text:style-name="T43">ssible</text:span><text:span text:style-name="T45"> value of Parameter3; </text:span></text:p>
            </text:list-item>
            <text:list-item>
              <text:p text:style-name="P225"><text:span text:style-name="Emphasis"><text:span text:style-name="T45">Answer(2)</text:span></text:span> -<text:span text:style-name="T45"> if Parameter3 has value 'B' see Answer(2);</text:span></text:p>
            </text:list-item>
          </text:list>
        </text:list-item>
      </text:list>
      <text:p text:style-name="P71"><text:span text:style-name="T43">Optiona</text:span><text:span text:style-name="T44">l</text:span><text:span text:style-name="T13"> </text:span><text:span text:style-name="T43">parameters</text:span>:</text:p>
      <text:list xml:id="list8751318184961467166" text:style-name="L8">
        <text:list-item>
          <text:p text:style-name="P226"><text:soft-page-break/><text:span text:style-name="T41">Parameter</text:span><text:span text:style-name="T42">2</text:span> - <text:span text:style-name="T45">This parameter is optional it can be left blank, but separator must exist. Default: X; </text:span></text:p>
          <text:p text:style-name="P97">Note:</text:p>
          <text:p text:style-name="P115">If left blank parameter will be used with value, after "Default:" in this case 'X', but in some cases blank parameter may change the meaning of the command, which will be explained for each command;</text:p>
        </text:list-item>
      </text:list>
      <text:p text:style-name="P70"><text:span text:style-name="Emphasis"><text:span text:style-name="T45">Answer(X)</text:span></text:span><text:span text:style-name="T45"> - This is the default answer of the command. <text:line-break/>Under each command there will be list with possible answers.</text:span></text:p>
      <text:p text:style-name="P70"><text:span text:style-name="T45">Answer when command fail to execute is the same for all commands, so it will not be explained after each command. </text:span><text:line-break/><text:span text:style-name="T41">Answer</text:span><text:span text:style-name="T45"> </text:span><text:span text:style-name="T41">when</text:span><text:span text:style-name="T45"> </text:span><text:span text:style-name="T41">command</text:span><text:span text:style-name="T45"> </text:span><text:span text:style-name="T41">fail</text:span><text:span text:style-name="T45"> </text:span><text:span text:style-name="T41">to</text:span><text:span text:style-name="T45"> </text:span><text:span text:style-name="T41">execute:</text:span><text:span text:style-name="T45"> </text:span></text:p>
      <text:p text:style-name="P23"><text:s/>{ErrorStatus}&lt;SEP&gt;{ErrorCode}&lt;SEP&gt;{ErrorMessage}&lt;SEP&gt;</text:p>
      <text:list xml:id="list4385373287262773361" text:style-name="L9">
        <text:list-item>
          <text:p text:style-name="P492"><text:span text:style-name="T20">ErrorStatus</text:span> - Indicates an error;</text:p>
          <text:list>
            <text:list-item>
              <text:p text:style-name="P492"><text:span text:style-name="T20">'P'</text:span> - The command passed;</text:p>
            </text:list-item>
            <text:list-item>
              <text:p text:style-name="P492"><text:span text:style-name="T20">'F'</text:span> - The command failed;</text:p>
            </text:list-item>
          </text:list>
        </text:list-item>
        <text:list-item>
          <text:p text:style-name="P492"><text:span text:style-name="T20">ErrorCode</text:span> - Code of the error from list with errors;</text:p>
        </text:list-item>
        <text:list-item>
          <text:p text:style-name="P123"><text:span text:style-name="T20">ErrorMessage</text:span> - Text message of the error (if available);</text:p>
        </text:list-item>
      </text:list>
      <text:p text:style-name="P8"/>
      <text:p text:style-name="Horizontal_20_Line"/>
      <text:p text:style-name="Horizontal_20_Line"/>
      <text:h text:style-name="Heading_20_2" text:outline-level="2">Command: 38 (26h) </text:h>
      <text:p text:style-name="Text_20_body">Opening a non-fiscal receipt </text:p>
      <text:p text:style-name="Text_20_body"><text:span text:style-name="T20">Parameters</text:span> <text:span text:style-name="T20">of</text:span> <text:span text:style-name="T20">the</text:span> <text:span text:style-name="T20">command:</text:span> </text:p>
      <text:p text:style-name="Text_20_body">none</text:p>
      <text:p text:style-name="Text_20_body"><text:span text:style-name="T20">Answer:</text:span> </text:p>
      <text:p text:style-name="Text_20_body">{ErrorCode}&lt;SEP&gt;{SlipNumber}&lt;SEP&gt;</text:p>
      <text:list xml:id="list8124118900323589165" text:style-name="L127">
        <text:list-item>
          <text:p text:style-name="P501"><text:span text:style-name="T20">ErrorCode</text:span> - Indicates an error code. If command passed, <text:span text:style-name="T20">ErrorCode</text:span> is 0;</text:p>
        </text:list-item>
        <text:list-item>
          <text:p text:style-name="P241"><text:span text:style-name="T20">SlipNumber</text:span> - Current slip number (1...9999999);</text:p>
        </text:list-item>
      </text:list>
      <text:p text:style-name="Horizontal_20_Line"/>
      <text:p text:style-name="Horizontal_20_Line"/>
      <text:p text:style-name="Horizontal_20_Line"/>
      <text:h text:style-name="Heading_20_2" text:outline-level="2">Command: 39 (27h) </text:h>
      <text:p text:style-name="Text_20_body">Closing a non-fiscal receipt </text:p>
      <text:p text:style-name="Text_20_body"><text:span text:style-name="T20">Parameters</text:span> <text:span text:style-name="T20">of</text:span> <text:span text:style-name="T20">the</text:span> <text:span text:style-name="T20">command:</text:span> </text:p>
      <text:p text:style-name="Text_20_body">none</text:p>
      <text:p text:style-name="Text_20_body"><text:soft-page-break/><text:span text:style-name="T20">Answer:</text:span> </text:p>
      <text:p text:style-name="Text_20_body">{ErrorCode}&lt;SEP&gt;{SlipNumber}&lt;SEP&gt;</text:p>
      <text:list xml:id="list6270925695883986531" text:style-name="L128">
        <text:list-item>
          <text:p text:style-name="P502"><text:span text:style-name="T20">ErrorCode</text:span> - Indicates an error code. If command passed, <text:span text:style-name="T20">ErrorCode</text:span> is 0;</text:p>
        </text:list-item>
        <text:list-item>
          <text:p text:style-name="P242"><text:span text:style-name="T20">SlipNumber</text:span> - Current slip number (1...9999999);</text:p>
        </text:list-item>
      </text:list>
      <text:p text:style-name="Horizontal_20_Line"/>
      <text:p text:style-name="Horizontal_20_Line"/>
      <text:p text:style-name="Horizontal_20_Line"/>
      <text:h text:style-name="Heading_20_2" text:outline-level="2">Command: 42 (2Ah) </text:h>
      <text:p text:style-name="Text_20_body">Printing of a free non-fiscal text </text:p>
      <text:p text:style-name="Text_20_body"><text:span text:style-name="T20">Parameters</text:span> <text:span text:style-name="T20">of</text:span> <text:span text:style-name="T20">the</text:span> <text:span text:style-name="T20">command:</text:span> </text:p>
      <text:p text:style-name="Text_20_body">{Text}&lt;SEP&gt;</text:p>
      <text:p text:style-name="Text_20_body">Optional parameters:</text:p>
      <text:list xml:id="list8625744509775601303" text:style-name="L129">
        <text:list-item>
          <text:p text:style-name="P243"><text:span text:style-name="T20">Text</text:span> - text of 0...40 symbols;</text:p>
        </text:list-item>
      </text:list>
      <text:p text:style-name="Text_20_body"><text:line-break/><text:span text:style-name="T20">Answer:</text:span> </text:p>
      <text:p text:style-name="Text_20_body">{ErrorCode}&lt;SEP&gt;</text:p>
      <text:list xml:id="list5306409575583311273" text:style-name="L130">
        <text:list-item>
          <text:p text:style-name="P244"><text:span text:style-name="T20">ErrorCode</text:span> - Indicates an error code. If command passed, <text:span text:style-name="T20">ErrorCode</text:span> is 0;</text:p>
        </text:list-item>
      </text:list>
      <text:p text:style-name="Horizontal_20_Line"/>
      <text:p text:style-name="Horizontal_20_Line"/>
      <text:p text:style-name="Horizontal_20_Line"/>
      <text:h text:style-name="Heading_20_2" text:outline-level="2">Command: 44 (2Ch) </text:h>
      <text:p text:style-name="Text_20_body">Paper feed </text:p>
      <text:p text:style-name="Text_20_body"><text:span text:style-name="T20">Parameters</text:span> <text:span text:style-name="T20">of</text:span> <text:span text:style-name="T20">the</text:span> <text:span text:style-name="T20">command:</text:span> </text:p>
      <text:p text:style-name="Text_20_body">{Lines}&lt;SEP&gt;</text:p>
      <text:p text:style-name="Text_20_body">Optional parameters:</text:p>
      <text:list xml:id="list741867419059876212" text:style-name="L131">
        <text:list-item>
          <text:p text:style-name="P245"><text:span text:style-name="T20">Lines</text:span> - Number of lines to feed from 1 to 99. Default: 1;</text:p>
        </text:list-item>
      </text:list>
      <text:p text:style-name="Text_20_body"><text:line-break/><text:span text:style-name="T20">Answer:</text:span> </text:p>
      <text:p text:style-name="Text_20_body">{ErrorCode}&lt;SEP&gt;</text:p>
      <text:list xml:id="list2802278018922112097" text:style-name="L132">
        <text:list-item>
          <text:p text:style-name="P246"><text:soft-page-break/><text:span text:style-name="T20">ErrorCode</text:span> - Indicates an error code. If command passed, <text:span text:style-name="T20">ErrorCode</text:span> is 0;</text:p>
        </text:list-item>
      </text:list>
      <text:p text:style-name="Horizontal_20_Line"/>
      <text:p text:style-name="Horizontal_20_Line"/>
      <text:p text:style-name="Horizontal_20_Line"/>
      <text:h text:style-name="Heading_20_2" text:outline-level="2">Command: 45 (2Dh) </text:h>
      <text:p text:style-name="Text_20_body">Check for mode connection with PC </text:p>
      <text:p text:style-name="Text_20_body"><text:span text:style-name="T20">Parameters</text:span> <text:span text:style-name="T20">of</text:span> <text:span text:style-name="T20">the</text:span> <text:span text:style-name="T20">command:</text:span> </text:p>
      <text:p text:style-name="Text_20_body">none</text:p>
      <text:p text:style-name="Text_20_body"><text:line-break/><text:span text:style-name="T20">Answer:</text:span> </text:p>
      <text:p text:style-name="Text_20_body">{ErrorCode}&lt;SEP&gt;</text:p>
      <text:list xml:id="list3466057109272451331" text:style-name="L133">
        <text:list-item>
          <text:p text:style-name="P247"><text:span text:style-name="T20">ErrorCode</text:span> - Indicates an error code. If command passed, <text:span text:style-name="T20">ErrorCode</text:span> is 0;</text:p>
        </text:list-item>
      </text:list>
      <text:p text:style-name="Horizontal_20_Line"/>
      <text:p text:style-name="Horizontal_20_Line"/>
      <text:p text:style-name="Horizontal_20_Line"/>
      <text:h text:style-name="Heading_20_2" text:outline-level="2">Command: 48 (30h) </text:h>
      <text:p text:style-name="Text_20_body">Open fiscal receipt </text:p>
      <text:p text:style-name="Text_20_body"><text:span text:style-name="T20">Parameters</text:span> <text:span text:style-name="T20">of</text:span> <text:span text:style-name="T20">the</text:span> <text:span text:style-name="T20">command:</text:span> </text:p>
      <text:p text:style-name="Text_20_body">{OpCode}&lt;SEP&gt;{OpPwd}&lt;SEP&gt;{TillNmb}&lt;SEP&gt;{Invoice}&lt;SEP&gt;</text:p>
      <text:p text:style-name="Text_20_body">Mandatory parameters:</text:p>
      <text:list xml:id="list3380575926318181329" text:style-name="L134">
        <text:list-item>
          <text:p text:style-name="P503"><text:span text:style-name="T20">OpCode</text:span> - Operator number from 1...30;</text:p>
        </text:list-item>
        <text:list-item>
          <text:p text:style-name="P503"><text:span text:style-name="T20">OpPwd</text:span> - Operator password, ascii string of digits. Lenght from 1...8;</text:p>
        </text:list-item>
        <text:list-item>
          <text:p text:style-name="P503"><text:span text:style-name="T20">TillNmb</text:span> - Number of point of sale from 1...99999;</text:p>
        </text:list-item>
        <text:list-item>
          <text:p text:style-name="P248"><text:span text:style-name="T20">Invoice</text:span> - If this parameter has value 'I' it opens an invoice receipt.If left blank it opens fiscal receipt;</text:p>
        </text:list-item>
      </text:list>
      <text:p text:style-name="Text_20_body"><text:span text:style-name="T20">Answer:</text:span> </text:p>
      <text:p text:style-name="Text_20_body">{ErrorCode}&lt;SEP&gt;{SlipNumber}&lt;SEP&gt;</text:p>
      <text:list xml:id="list1217972494188743017" text:style-name="L135">
        <text:list-item>
          <text:p text:style-name="P504"><text:span text:style-name="T20">ErrorCode</text:span> - Indicates an error code. If command passed, <text:span text:style-name="T20">ErrorCode</text:span> is 0;</text:p>
        </text:list-item>
        <text:list-item>
          <text:p text:style-name="P249"><text:span text:style-name="T20">SlipNumber</text:span> - Current slip number (1...9999999);</text:p>
        </text:list-item>
      </text:list>
      <text:p text:style-name="Horizontal_20_Line"/>
      <text:p text:style-name="Horizontal_20_Line"><text:soft-page-break/></text:p>
      <text:p text:style-name="Horizontal_20_Line"/>
      <text:h text:style-name="Heading_20_2" text:outline-level="2">Command: 49 (31h) </text:h>
      <text:p text:style-name="Text_20_body">Registration of sale </text:p>
      <text:p text:style-name="Text_20_body"><text:span text:style-name="T20">Parameters</text:span> <text:span text:style-name="T20">of</text:span> <text:span text:style-name="T20">the</text:span> <text:span text:style-name="T20">command:</text:span> </text:p>
      <text:p text:style-name="Text_20_body">{PluName}&lt;SEP&gt;{TaxCd}&lt;SEP&gt;{Price}&lt;SEP&gt;{Quantity}&lt;SEP&gt;{DiscountType}&lt;SEP&gt;{DiscountValue}&lt;SEP&gt;{Department}&lt;SEP&gt;</text:p>
      <text:p text:style-name="Text_20_body">Mandatory parameters: {PluName},{TaxCd},{Price}</text:p>
      <text:list xml:id="list2335454048479329604" text:style-name="L136">
        <text:list-item>
          <text:p text:style-name="P505"><text:span text:style-name="T20">PluName</text:span> - Name of product, up to 72 characters not empty string;</text:p>
        </text:list-item>
        <text:list-item>
          <text:p text:style-name="P505"><text:span text:style-name="T20">TaxCd</text:span> - Tax code;</text:p>
          <text:list>
            <text:list-item>
              <text:p text:style-name="P505"><text:span text:style-name="T20">'1'</text:span> - vat group A;</text:p>
            </text:list-item>
            <text:list-item>
              <text:p text:style-name="P505"><text:span text:style-name="T20">'2'</text:span> - vat group B;</text:p>
            </text:list-item>
            <text:list-item>
              <text:p text:style-name="P505"><text:span text:style-name="T20">'3'</text:span> - vat group C;</text:p>
            </text:list-item>
            <text:list-item>
              <text:p text:style-name="P505"><text:span text:style-name="T20">'4'</text:span> - vat group D;</text:p>
            </text:list-item>
            <text:list-item>
              <text:p text:style-name="P505"><text:span text:style-name="T20">'5'</text:span> - vat group E;</text:p>
            </text:list-item>
            <text:list-item>
              <text:p text:style-name="P505"><text:span text:style-name="T20">'6'</text:span> - vat group F;</text:p>
            </text:list-item>
            <text:list-item>
              <text:p text:style-name="P505"><text:span text:style-name="T20">'7'</text:span> - vat group G;</text:p>
            </text:list-item>
            <text:list-item>
              <text:p text:style-name="P505"><text:span text:style-name="T20">'8'</text:span> - vat group H;</text:p>
            </text:list-item>
          </text:list>
        </text:list-item>
        <text:list-item>
          <text:p text:style-name="P505"><text:span text:style-name="T20">Price</text:span> - Product price, with sign '-' at void operations. Format: 3 decimals; up to *9999999.999</text:p>
        </text:list-item>
        <text:list-item>
          <text:p text:style-name="P250"><text:span text:style-name="T20">Department</text:span> - Number of the department 0..99; If '0' - Without department;</text:p>
        </text:list-item>
      </text:list>
      <text:p text:style-name="Text_20_body">Optional parameters: {Quantity},{DiscountType},{DiscountValue}</text:p>
      <text:list xml:id="list3740555881351733215" text:style-name="L137">
        <text:list-item>
          <text:p text:style-name="P251"><text:span text:style-name="T20">Quantity</text:span> - Quantity of the product ( default: 1.000 ); Format: 2 decimals; up to *999999.99</text:p>
        </text:list-item>
      </text:list>
      <text:p text:style-name="Text_20_body">!!! Max value of {Price} * {Quantity} is *9999999.99. !!!</text:p>
      <text:list xml:id="list5288392598107699406" text:style-name="L138">
        <text:list-item>
          <text:p text:style-name="P506"><text:span text:style-name="T20">DiscountType</text:span> - type of discount.</text:p>
          <text:list>
            <text:list-item>
              <text:p text:style-name="P506"><text:span text:style-name="T20">'0'</text:span> or empty - no discount;</text:p>
            </text:list-item>
            <text:list-item>
              <text:p text:style-name="P506"><text:span text:style-name="T20">'1'</text:span> - surcharge by percentage;</text:p>
            </text:list-item>
            <text:list-item>
              <text:p text:style-name="P506"><text:span text:style-name="T20">'2'</text:span> - discount by percentage;</text:p>
            </text:list-item>
            <text:list-item>
              <text:p text:style-name="P506"><text:span text:style-name="T20">'3'</text:span> - surcharge by sum;</text:p>
            </text:list-item>
            <text:list-item>
              <text:p text:style-name="P506"><text:span text:style-name="T20">'4'</text:span> - discount by sum; If {DiscountType} is non zero, {DiscountValue} have to contain value. The format must be a value with two decimals.</text:p>
            </text:list-item>
          </text:list>
        </text:list-item>
        <text:list-item>
          <text:p text:style-name="P252"><text:span text:style-name="T20">DiscountValue</text:span> - value of discount. a number from 0.00 to 21474836.47 If {DiscountType} is zero or empty, this paramter must be empty.</text:p>
        </text:list-item>
      </text:list>
      <text:p text:style-name="Text_20_body"><text:span text:style-name="T20">Answer:</text:span> </text:p>
      <text:p text:style-name="Text_20_body"><text:soft-page-break/>{ErrorCode}&lt;SEP&gt;{SlipNumber}&lt;SEP&gt;</text:p>
      <text:list xml:id="list3369372738413686955" text:style-name="L139">
        <text:list-item>
          <text:p text:style-name="P507"><text:span text:style-name="T20">ErrorCode</text:span> - Indicates an error code. If command passed, <text:span text:style-name="T20">ErrorCode</text:span> is 0;</text:p>
        </text:list-item>
        <text:list-item>
          <text:p text:style-name="P253"><text:span text:style-name="T20">SlipNumber</text:span> - Current slip number (1...9999999);</text:p>
        </text:list-item>
      </text:list>
      <text:p text:style-name="Horizontal_20_Line"/>
      <text:p text:style-name="Horizontal_20_Line"/>
      <text:p text:style-name="Horizontal_20_Line"/>
      <text:h text:style-name="Heading_20_2" text:outline-level="2">Command: 50 (32h) </text:h>
      <text:p text:style-name="Text_20_body">Return the active VAT rates </text:p>
      <text:p text:style-name="Text_20_body"><text:span text:style-name="T20">Parameters</text:span> <text:span text:style-name="T20">of</text:span> <text:span text:style-name="T20">the</text:span> <text:span text:style-name="T20">command:</text:span> </text:p>
      <text:p text:style-name="Text_20_body">none</text:p>
      <text:p text:style-name="Text_20_body"><text:span text:style-name="T20">Answer:</text:span> </text:p>
      <text:p text:style-name="Text_20_body">{ErrorCode}&lt;SEP&gt;{nZreport}&lt;SEP&gt;{TaxA}&lt;SEP&gt;{TaxB}&lt;SEP&gt;{TaxC}&lt;SEP&gt;{TaxD}&lt;SEP&gt;{TaxE}&lt;SEP&gt;{TaxF}&lt;SEP&gt;{TaxG}&lt;SEP&gt;{TaxH}&lt;SEP&gt;{EntDate}&lt;SEP&gt;</text:p>
      <text:list xml:id="list7571713352554690555" text:style-name="L140">
        <text:list-item>
          <text:p text:style-name="P508"><text:span text:style-name="T20">ErrorCode</text:span> - Indicates an error code. If command passed, <text:span text:style-name="T20">ErrorCode</text:span> is 0;</text:p>
        </text:list-item>
        <text:list-item>
          <text:p text:style-name="P508"><text:span text:style-name="T20">nZreport</text:span> - Number of first Z report;</text:p>
        </text:list-item>
        <text:list-item>
          <text:p text:style-name="P508"><text:span text:style-name="T20">TaxX</text:span> - Value of Tax group X (0.00...99.99 taxable,100.00=disabled);</text:p>
        </text:list-item>
        <text:list-item>
          <text:p text:style-name="P254"><text:span text:style-name="T20">EntDate</text:span> - Date of entry ( format DD-MM-YY );</text:p>
        </text:list-item>
      </text:list>
      <text:p text:style-name="Horizontal_20_Line"/>
      <text:p text:style-name="Horizontal_20_Line"/>
      <text:p text:style-name="Horizontal_20_Line"/>
      <text:h text:style-name="Heading_20_2" text:outline-level="2">Command: 51 (33h) </text:h>
      <text:p text:style-name="Text_20_body">Subtotal </text:p>
      <text:p text:style-name="Text_20_body"><text:span text:style-name="T20">Parameters</text:span> <text:span text:style-name="T20">of</text:span> <text:span text:style-name="T20">the</text:span> <text:span text:style-name="T20">command:</text:span> </text:p>
      <text:p text:style-name="Text_20_body">{Print}&lt;SEP&gt;{DiscountType}&lt;SEP&gt;{DiscountValue}&lt;SEP&gt;</text:p>
      <text:p text:style-name="Text_20_body">Optional parameters: {Print},{DiscountType},{DiscountValue}</text:p>
      <text:list xml:id="list5519666827720186710" text:style-name="L141">
        <text:list-item>
          <text:p text:style-name="P509"><text:span text:style-name="T20">Print</text:span> - print out;</text:p>
          <text:list>
            <text:list-item>
              <text:p text:style-name="P509"><text:span text:style-name="T20">'0'</text:span> - default, no print out;</text:p>
            </text:list-item>
            <text:list-item>
              <text:p text:style-name="P509"><text:span text:style-name="T20">'1'</text:span> - the sum of the subtotal will be printed out;</text:p>
            </text:list-item>
          </text:list>
        </text:list-item>
        <text:list-item>
          <text:p text:style-name="P509"><text:span text:style-name="T20">DiscountType</text:span> - type of discount.</text:p>
          <text:list>
            <text:list-item>
              <text:p text:style-name="P509"><text:span text:style-name="T20">'0'</text:span> or empty - no discount;</text:p>
            </text:list-item>
            <text:list-item>
              <text:p text:style-name="P509"><text:span text:style-name="T20">'1'</text:span> - surcharge by percentage;</text:p>
            </text:list-item>
            <text:list-item>
              <text:p text:style-name="P509"><text:soft-page-break/><text:span text:style-name="T20">'2'</text:span> - discount by percentage;</text:p>
            </text:list-item>
            <text:list-item>
              <text:p text:style-name="P509"><text:span text:style-name="T20">'3'</text:span> - surcharge by sum;</text:p>
            </text:list-item>
            <text:list-item>
              <text:p text:style-name="P509"><text:span text:style-name="T20">'4'</text:span> - discount by sum; If {DiscountType} is non zero, {DiscountValue} have to contain value. The format must be a value with two decimals.</text:p>
            </text:list-item>
          </text:list>
        </text:list-item>
        <text:list-item>
          <text:p text:style-name="P509"><text:span text:style-name="T20">DiscountValue</text:span> - value of discount.</text:p>
          <text:list>
            <text:list-item>
              <text:p text:style-name="P509">a number from 0.00 to 21474836.47 for sum operations;</text:p>
            </text:list-item>
            <text:list-item>
              <text:p text:style-name="P255">a number from 0.00 to 100.99 for percentage operations; If {DiscountType} is zero or empty, this paramter must be empty.</text:p>
            </text:list-item>
          </text:list>
        </text:list-item>
      </text:list>
      <text:p text:style-name="Text_20_body"><text:span text:style-name="T20">Answer:</text:span> </text:p>
      <text:p text:style-name="Text_20_body">{ErrorCode}&lt;SEP&gt;{SlipNumber}&lt;SEP&gt;{Subtotal}&lt;SEP&gt;{TaxA}&lt;SEP&gt;{TaxB}&lt;SEP&gt;{TaxC}&lt;SEP&gt;{TaxD}&lt;SEP&gt;{TaxE}&lt;SEP&gt;{TaxF}&lt;SEP&gt;{TaxG}&lt;SEP&gt;{TaxH}&lt;SEP&gt;</text:p>
      <text:list xml:id="list8823663366286384883" text:style-name="L142">
        <text:list-item>
          <text:p text:style-name="P510"><text:span text:style-name="T20">ErrorCode</text:span> - Indicates an error code. If command passed, <text:span text:style-name="T20">ErrorCode</text:span> is 0;</text:p>
        </text:list-item>
        <text:list-item>
          <text:p text:style-name="P510"><text:span text:style-name="T20">SlipNumber</text:span> - Current slip number (1...9999999);</text:p>
        </text:list-item>
        <text:list-item>
          <text:p text:style-name="P510"><text:span text:style-name="T20">Subtotal</text:span> - Subtotal of the receipt ( 0.00...9999999.99 or 0...999999999 depending dec point position );</text:p>
        </text:list-item>
        <text:list-item>
          <text:p text:style-name="P256"><text:span text:style-name="T20">TaxX</text:span> - Recepts turnover by vat groups ( 0.00...9999999.99 or 0...999999999 depending dec point position );</text:p>
        </text:list-item>
      </text:list>
      <text:p text:style-name="Horizontal_20_Line"/>
      <text:p text:style-name="Horizontal_20_Line"/>
      <text:p text:style-name="Horizontal_20_Line"/>
      <text:h text:style-name="Heading_20_2" text:outline-level="2">Command: 53 (35h) </text:h>
      <text:p text:style-name="Text_20_body">Payments and calculation of the total sum (TOTAL) </text:p>
      <text:p text:style-name="Text_20_body"><text:span text:style-name="T20">Parameters</text:span> <text:span text:style-name="T20">of</text:span> <text:span text:style-name="T20">the</text:span> <text:span text:style-name="T20">command:</text:span> Sintax 1: </text:p>
      <text:p text:style-name="Text_20_body">{PaidMode}&lt;SEP&gt;{Amount}&lt;SEP&gt;</text:p>
      <text:list xml:id="list3234289915067784305" text:style-name="L143">
        <text:list-item>
          <text:p text:style-name="P511"><text:span text:style-name="T20">PaidMode</text:span> - Type of payment;</text:p>
          <text:list>
            <text:list-item>
              <text:p text:style-name="P511"><text:span text:style-name="T20">'0'</text:span> - cash;</text:p>
            </text:list-item>
            <text:list-item>
              <text:p text:style-name="P511"><text:span text:style-name="T20">'1'</text:span> - credit card;</text:p>
            </text:list-item>
            <text:list-item>
              <text:p text:style-name="P511"><text:span text:style-name="T20">'2'</text:span> - debit card;</text:p>
            </text:list-item>
            <text:list-item>
              <text:p text:style-name="P511"><text:span text:style-name="T20">'3'</text:span> - other pay#3</text:p>
            </text:list-item>
            <text:list-item>
              <text:p text:style-name="P511"><text:span text:style-name="T20">'4'</text:span> - other pay#4</text:p>
            </text:list-item>
            <text:list-item>
              <text:p text:style-name="P511"><text:span text:style-name="T20">'5'</text:span> - other pay#5</text:p>
            </text:list-item>
          </text:list>
        </text:list-item>
        <text:list-item>
          <text:p text:style-name="P257"><text:span text:style-name="T20">Amount</text:span> - Amount to pay ( 0.00...9999999.99 or 0...999999999 depending dec point position );</text:p>
        </text:list-item>
      </text:list>
      <text:p text:style-name="Text_20_body">Sintax 2: </text:p>
      <text:p text:style-name="Text_20_body"><text:soft-page-break/>{PaidMode}&lt;SEP&gt;{Amount}&lt;SEP&gt;{Change}&lt;SEP&gt;</text:p>
      <text:list xml:id="list5420625858703697187" text:style-name="L144">
        <text:list-item>
          <text:p text:style-name="P512"><text:span text:style-name="T20">PaidMode</text:span> - Type of payment;</text:p>
          <text:list>
            <text:list-item>
              <text:p text:style-name="P512"><text:span text:style-name="T20">'6'</text:span> - Foreign currency</text:p>
            </text:list-item>
          </text:list>
        </text:list-item>
        <text:list-item>
          <text:p text:style-name="P512"><text:span text:style-name="T20">Amount</text:span> - Amount to pay ( 0.00...9999999.99 or 0...999999999 depending dec point position );</text:p>
        </text:list-item>
        <text:list-item>
          <text:p text:style-name="P512"><text:span text:style-name="T20">Change</text:span> - Type of change. Only if PaidMode = '6';</text:p>
          <text:list>
            <text:list-item>
              <text:p text:style-name="P512"><text:span text:style-name="T20">'0'</text:span> - current currency;</text:p>
            </text:list-item>
            <text:list-item>
              <text:p text:style-name="P258"><text:span text:style-name="T20">'1'</text:span> - foreign currency;</text:p>
            </text:list-item>
          </text:list>
        </text:list-item>
      </text:list>
      <text:p text:style-name="Text_20_body"><text:span text:style-name="T20">Answer:</text:span> </text:p>
      <text:p text:style-name="Text_20_body">{ErrorCode}&lt;SEP&gt;{Status}&lt;SEP&gt;{Amount}&lt;SEP&gt;</text:p>
      <text:list xml:id="list143452182038723931" text:style-name="L145">
        <text:list-item>
          <text:p text:style-name="P513"><text:span text:style-name="T20">ErrorCode</text:span> - Indicates an error code. If command passed, <text:span text:style-name="T20">ErrorCode</text:span> is 0;</text:p>
        </text:list-item>
        <text:list-item>
          <text:p text:style-name="P513"><text:span text:style-name="T20">Status</text:span> - Indicates an error;</text:p>
          <text:list>
            <text:list-item>
              <text:p text:style-name="P513"><text:span text:style-name="T20">'D'</text:span> - The command passed, return when the paid sum is less than the sum of the receipt. The residual sum due for payment is returned to Amount;</text:p>
            </text:list-item>
            <text:list-item>
              <text:p text:style-name="P513"><text:span text:style-name="T20">'R'</text:span> - The command passed, return when the paid sum is greater than the sum of the receipt. A message “CHANGE” will be printed out and the change will be returned to Amount;</text:p>
            </text:list-item>
          </text:list>
        </text:list-item>
        <text:list-item>
          <text:p text:style-name="P259"><text:span text:style-name="T20">Amount</text:span> - The sum tendered ( 0.00...9999999.99 or 0...999999999 depending dec point position );</text:p>
        </text:list-item>
      </text:list>
      <text:p text:style-name="Horizontal_20_Line"/>
      <text:p text:style-name="Horizontal_20_Line"/>
      <text:p text:style-name="Horizontal_20_Line"/>
      <text:h text:style-name="Heading_20_2" text:outline-level="2">Command: 54 (36h) </text:h>
      <text:p text:style-name="Text_20_body">Printing of a free fiscal text </text:p>
      <text:p text:style-name="Text_20_body"><text:span text:style-name="T20">Parameters</text:span> <text:span text:style-name="T20">of</text:span> <text:span text:style-name="T20">the</text:span> <text:span text:style-name="T20">command:</text:span> </text:p>
      <text:p text:style-name="Text_20_body">{Text}&lt;SEP&gt;</text:p>
      <text:p text:style-name="Text_20_body">Optional parameters:</text:p>
      <text:list xml:id="list2114525053956051384" text:style-name="L146">
        <text:list-item>
          <text:p text:style-name="P260"><text:span text:style-name="T20">Text</text:span> - text of 0...40 symbols;</text:p>
        </text:list-item>
      </text:list>
      <text:p text:style-name="Text_20_body"><text:line-break/><text:span text:style-name="T20">Answer:</text:span> </text:p>
      <text:p text:style-name="Text_20_body">{ErrorCode}&lt;SEP&gt;</text:p>
      <text:list xml:id="list675343256149721567" text:style-name="L147">
        <text:list-item>
          <text:p text:style-name="P261"><text:span text:style-name="T20">ErrorCode</text:span> - Indicates an error code. If command passed, <text:span text:style-name="T20">ErrorCode</text:span> is 0;</text:p>
        </text:list-item>
      </text:list>
      <text:p text:style-name="Horizontal_20_Line"><text:soft-page-break/></text:p>
      <text:p text:style-name="Horizontal_20_Line"/>
      <text:p text:style-name="Horizontal_20_Line"/>
      <text:h text:style-name="Heading_20_2" text:outline-level="2">Command: 56 (38h) </text:h>
      <text:p text:style-name="Text_20_body">Close fiscal receipt </text:p>
      <text:p text:style-name="Text_20_body"><text:span text:style-name="T20">Parameters</text:span> <text:span text:style-name="T20">of</text:span> <text:span text:style-name="T20">the</text:span> <text:span text:style-name="T20">command:</text:span> </text:p>
      <text:p text:style-name="Text_20_body">none</text:p>
      <text:p text:style-name="Text_20_body"><text:span text:style-name="T20">Answer:</text:span> </text:p>
      <text:p text:style-name="Text_20_body">{ErrorCode}&lt;SEP&gt;{SlipNumber}&lt;SEP&gt;</text:p>
      <text:list xml:id="list4884028333307188361" text:style-name="L148">
        <text:list-item>
          <text:p text:style-name="P514"><text:span text:style-name="T20">ErrorCode</text:span> - Indicates an error code. If command passed, <text:span text:style-name="T20">ErrorCode</text:span> is 0;</text:p>
        </text:list-item>
        <text:list-item>
          <text:p text:style-name="P262"><text:span text:style-name="T20">SlipNumber</text:span> - Current slip number (1...9999999);</text:p>
        </text:list-item>
      </text:list>
      <text:p text:style-name="Horizontal_20_Line"/>
      <text:p text:style-name="Horizontal_20_Line"/>
      <text:p text:style-name="Horizontal_20_Line"/>
      <text:h text:style-name="Heading_20_2" text:outline-level="2">Command: 57 (39h) </text:h>
      <text:p text:style-name="Text_20_body">Print client information </text:p>
      <text:p text:style-name="Text_20_body"><text:span text:style-name="T20">Parameters</text:span> <text:span text:style-name="T20">of</text:span> <text:span text:style-name="T20">the</text:span> <text:span text:style-name="T20">command:</text:span> </text:p>
      <text:p text:style-name="Text_20_body">{TAXN}&lt;SEP&gt;</text:p>
      <text:p text:style-name="Text_20_body">Mandatory paramenters: {TAXN}</text:p>
      <text:list xml:id="list6241972475151978940" text:style-name="L149">
        <text:list-item>
          <text:p text:style-name="P263"><text:span text:style-name="T20">TAXN</text:span> - Client's tax number. ascii string of digits 8...13</text:p>
        </text:list-item>
      </text:list>
      <text:p text:style-name="Text_20_body"><text:span text:style-name="T20">Answer:</text:span> </text:p>
      <text:p text:style-name="Text_20_body">{ErrorCode}&lt;SEP&gt;</text:p>
      <text:list xml:id="list5828717123788067048" text:style-name="L150">
        <text:list-item>
          <text:p text:style-name="P264"><text:span text:style-name="T20">ErrorCode</text:span> - Indicates an error code. If command passed, <text:span text:style-name="T20">ErrorCode</text:span> is 0;</text:p>
        </text:list-item>
      </text:list>
      <text:p text:style-name="Horizontal_20_Line"/>
      <text:p text:style-name="Horizontal_20_Line"/>
      <text:p text:style-name="Horizontal_20_Line"/>
      <text:h text:style-name="Heading_20_2" text:outline-level="2">Command: 58 (3Ah) </text:h>
      <text:p text:style-name="Text_20_body">Registering the sale of a programmed item </text:p>
      <text:p text:style-name="Text_20_body"><text:soft-page-break/><text:span text:style-name="T20">Parameters</text:span> <text:span text:style-name="T20">of</text:span> <text:span text:style-name="T20">the</text:span> <text:span text:style-name="T20">command:</text:span> </text:p>
      <text:p text:style-name="Text_20_body">{PluCode}&lt;SEP&gt;{Quanity}&lt;SEP&gt;{Price}&lt;SEP&gt;{DiscountType}&lt;SEP&gt;{DiscountValue}&lt;SEP&gt;</text:p>
      <text:p text:style-name="Text_20_body">Mandatory parameters: {PluCode}</text:p>
      <text:list xml:id="list832227927884881547" text:style-name="L151">
        <text:list-item>
          <text:p text:style-name="P265"><text:span text:style-name="T20">PluCode:</text:span> The code of the item. from 1...100000</text:p>
        </text:list-item>
      </text:list>
      <text:p text:style-name="Text_20_body">Optional parameters: {Quanity}, {DiscountType}, {DiscountValue}</text:p>
      <text:list xml:id="list9182273170566728499" text:style-name="L152">
        <text:list-item>
          <text:p text:style-name="P515"><text:span text:style-name="T20">Quanity:</text:span> Example: 1.000; Max: 999999.999;</text:p>
        </text:list-item>
        <text:list-item>
          <text:p text:style-name="P515"><text:span text:style-name="T20">DiscountType</text:span> - type of discount.</text:p>
          <text:list>
            <text:list-item>
              <text:p text:style-name="P515"><text:span text:style-name="T20">'0'</text:span> or empty - no discount;</text:p>
            </text:list-item>
            <text:list-item>
              <text:p text:style-name="P515"><text:span text:style-name="T20">'1'</text:span> - surcharge by percentage;</text:p>
            </text:list-item>
            <text:list-item>
              <text:p text:style-name="P515"><text:span text:style-name="T20">'2'</text:span> - discount by percentage;</text:p>
            </text:list-item>
            <text:list-item>
              <text:p text:style-name="P515"><text:span text:style-name="T20">'3'</text:span> - surcharge by sum;</text:p>
            </text:list-item>
            <text:list-item>
              <text:p text:style-name="P515"><text:span text:style-name="T20">'4'</text:span> - discount by sum;</text:p>
            </text:list-item>
          </text:list>
        </text:list-item>
        <text:list-item>
          <text:p text:style-name="P266"><text:span text:style-name="T20">DiscountValue</text:span> - value of discount. a number from 0.00 to 21474836.47 If {DiscountType} is zero or empty, this paramter must be empty.</text:p>
        </text:list-item>
      </text:list>
      <text:p text:style-name="Text_20_body"><text:span text:style-name="T20">Answer:</text:span> </text:p>
      <text:p text:style-name="Text_20_body">{ErrorCode}&lt;SEP&gt;{SlipNumber}&lt;SEP&gt;</text:p>
      <text:list xml:id="list7390777583924714933" text:style-name="L153">
        <text:list-item>
          <text:p text:style-name="P516"><text:span text:style-name="T20">ErrorCode</text:span> - Indicates an error code. If command passed, <text:span text:style-name="T20">ErrorCode</text:span> is 0;</text:p>
        </text:list-item>
        <text:list-item>
          <text:p text:style-name="P267"><text:span text:style-name="T20">SlipNumber</text:span> - Current slip number (1...9999999);</text:p>
        </text:list-item>
      </text:list>
      <text:p text:style-name="Horizontal_20_Line"/>
      <text:p text:style-name="Horizontal_20_Line"/>
      <text:p text:style-name="Horizontal_20_Line"/>
      <text:h text:style-name="Heading_20_2" text:outline-level="2">Command: 60 (3Ch) </text:h>
      <text:p text:style-name="Text_20_body">Cancel fiscal receipt </text:p>
      <text:p text:style-name="Text_20_body"><text:span text:style-name="T20">Parameters</text:span> <text:span text:style-name="T20">of</text:span> <text:span text:style-name="T20">the</text:span> <text:span text:style-name="T20">command:</text:span> </text:p>
      <text:p text:style-name="Text_20_body">none</text:p>
      <text:p text:style-name="Text_20_body"><text:line-break/><text:span text:style-name="T20">Answer:</text:span> </text:p>
      <text:p text:style-name="Text_20_body">{ErrorCode}&lt;SEP&gt;</text:p>
      <text:list xml:id="list3846261228999301113" text:style-name="L154">
        <text:list-item>
          <text:p text:style-name="P268"><text:span text:style-name="T20">ErrorCode</text:span> - Indicates an error code. If command passed, <text:span text:style-name="T20">ErrorCode</text:span> is 0;</text:p>
        </text:list-item>
      </text:list>
      <text:p text:style-name="Horizontal_20_Line"/>
      <text:p text:style-name="Horizontal_20_Line"/>
      <text:p text:style-name="Horizontal_20_Line"><text:soft-page-break/></text:p>
      <text:h text:style-name="Heading_20_2" text:outline-level="2">Command: 61 (3Dh) </text:h>
      <text:p text:style-name="Text_20_body">Set date and time </text:p>
      <text:p text:style-name="Text_20_body"><text:span text:style-name="T20">Parameters</text:span> <text:span text:style-name="T20">of</text:span> <text:span text:style-name="T20">the</text:span> <text:span text:style-name="T20">command:</text:span> </text:p>
      <text:p text:style-name="Text_20_body">{DateTime}&lt;SEP&gt;</text:p>
      <text:p text:style-name="Text_20_body">Mandatory parameters:</text:p>
      <text:list xml:id="list2106697426986679164" text:style-name="L155">
        <text:list-item>
          <text:p text:style-name="P517"><text:span text:style-name="T20">DateTime</text:span> - Date and time in format: "DD-MM-YY hh:mm:ss DST";</text:p>
          <text:list>
            <text:list-item>
              <text:p text:style-name="P517"><text:span text:style-name="T20">DD</text:span> - Day;</text:p>
            </text:list-item>
            <text:list-item>
              <text:p text:style-name="P517"><text:span text:style-name="T20">MM</text:span> - Month;</text:p>
            </text:list-item>
            <text:list-item>
              <text:p text:style-name="P517"><text:span text:style-name="T20">YY</text:span> - Year;</text:p>
            </text:list-item>
            <text:list-item>
              <text:p text:style-name="P517"><text:span text:style-name="T20">hh</text:span> - Hour;</text:p>
            </text:list-item>
            <text:list-item>
              <text:p text:style-name="P517"><text:span text:style-name="T20">mm</text:span> - Minute;</text:p>
            </text:list-item>
            <text:list-item>
              <text:p text:style-name="P517"><text:span text:style-name="T20">ss</text:span> - Second;</text:p>
            </text:list-item>
            <text:list-item>
              <text:p text:style-name="P269"><text:span text:style-name="T20">DST</text:span> - Text "DST" if exist time is Summer time;</text:p>
            </text:list-item>
          </text:list>
        </text:list-item>
      </text:list>
      <text:p text:style-name="Text_20_body">Remark: The command can be executed only one time after daily Z report. <text:line-break/><text:span text:style-name="T20">Answer:</text:span> </text:p>
      <text:p text:style-name="Text_20_body">{ErrorCode}&lt;SEP&gt;</text:p>
      <text:list xml:id="list3256847078591235349" text:style-name="L156">
        <text:list-item>
          <text:p text:style-name="P270"><text:span text:style-name="T20">ErrorCode</text:span> - Indicates an error code. If command passed, <text:span text:style-name="T20">ErrorCode</text:span> is 0;</text:p>
        </text:list-item>
      </text:list>
      <text:p text:style-name="Horizontal_20_Line"/>
      <text:p text:style-name="Horizontal_20_Line"/>
      <text:p text:style-name="Horizontal_20_Line"/>
      <text:h text:style-name="Heading_20_2" text:outline-level="2">Command: 62 (3Eh) </text:h>
      <text:p text:style-name="Text_20_body">Read date and time </text:p>
      <text:p text:style-name="Text_20_body"><text:span text:style-name="T20">Parameters</text:span> <text:span text:style-name="T20">of</text:span> <text:span text:style-name="T20">the</text:span> <text:span text:style-name="T20">command:</text:span> </text:p>
      <text:p text:style-name="Text_20_body">none</text:p>
      <text:p text:style-name="Text_20_body"><text:line-break/><text:span text:style-name="T20">Answer:</text:span> </text:p>
      <text:p text:style-name="Text_20_body">{ErrorCode}&lt;SEP&gt;{DateTime}&lt;SEP&gt;</text:p>
      <text:list xml:id="list831789231655222034" text:style-name="L157">
        <text:list-item>
          <text:p text:style-name="P518"><text:span text:style-name="T20">ErrorCode</text:span> - Indicates an error code. If command passed, <text:span text:style-name="T20">ErrorCode</text:span> is 0;</text:p>
        </text:list-item>
        <text:list-item>
          <text:p text:style-name="P518"><text:span text:style-name="T20">DateTime</text:span> - Date and time in format: "DD-MM-YY hh:mm:ss DST";</text:p>
          <text:list>
            <text:list-item>
              <text:p text:style-name="P518"><text:span text:style-name="T20">DD</text:span> - Day;</text:p>
            </text:list-item>
            <text:list-item>
              <text:p text:style-name="P518"><text:soft-page-break/><text:span text:style-name="T20">MM</text:span> - Month;</text:p>
            </text:list-item>
            <text:list-item>
              <text:p text:style-name="P518"><text:span text:style-name="T20">YY</text:span> - Year;</text:p>
            </text:list-item>
            <text:list-item>
              <text:p text:style-name="P518"><text:span text:style-name="T20">hh</text:span> - Hour;</text:p>
            </text:list-item>
            <text:list-item>
              <text:p text:style-name="P518"><text:span text:style-name="T20">mm</text:span> - Minute;</text:p>
            </text:list-item>
            <text:list-item>
              <text:p text:style-name="P518"><text:span text:style-name="T20">ss</text:span> - Second;</text:p>
            </text:list-item>
            <text:list-item>
              <text:p text:style-name="P271"><text:span text:style-name="T20">DST</text:span> - Text "DST" if exist time is Summer time;</text:p>
            </text:list-item>
          </text:list>
        </text:list-item>
      </text:list>
      <text:p text:style-name="Horizontal_20_Line"/>
      <text:p text:style-name="Horizontal_20_Line"/>
      <text:p text:style-name="Horizontal_20_Line"/>
      <text:h text:style-name="Heading_20_2" text:outline-level="2">Command: 64 (40h) </text:h>
      <text:p text:style-name="Text_20_body">Information on the last fiscal entry </text:p>
      <text:p text:style-name="Text_20_body"><text:span text:style-name="T20">Parameters</text:span> <text:span text:style-name="T20">of</text:span> <text:span text:style-name="T20">the</text:span> <text:span text:style-name="T20">command:</text:span> </text:p>
      <text:p text:style-name="Text_20_body">{Type}&lt;SEP&gt;</text:p>
      <text:p text:style-name="Text_20_body"/>
      <text:list xml:id="list4340182296512290753" text:style-name="L158">
        <text:list-item>
          <text:p text:style-name="P519"><text:span text:style-name="T20">Type</text:span> - Type of returned data. Default: 0;</text:p>
          <text:list>
            <text:list-item>
              <text:p text:style-name="P519">0 - Turnover on TAX group;</text:p>
            </text:list-item>
            <text:list-item>
              <text:p text:style-name="P272">1 - Amount on TAX group;</text:p>
            </text:list-item>
          </text:list>
        </text:list-item>
      </text:list>
      <text:p text:style-name="Text_20_body"><text:span text:style-name="T20">Answer:</text:span> </text:p>
      <text:p text:style-name="Text_20_body">{ErrorCode}&lt;SEP&gt;{nRep}&lt;SEP&gt;{SumA}&lt;SEP&gt;{SumB}&lt;SEP&gt;{SumC}&lt;SEP&gt;{SumD}&lt;SEP&gt;{SumE}&lt;SEP&gt;{SumF}&lt;SEP&gt;{SumG}&lt;SEP&gt;{SumH}&lt;SEP&gt;{Date}&lt;SEP&gt;</text:p>
      <text:list xml:id="list63585007920001806" text:style-name="L159">
        <text:list-item>
          <text:p text:style-name="P520"><text:span text:style-name="T20">ErrorCode</text:span> - Indicates an error code. If command passed, <text:span text:style-name="T20">ErrorCode</text:span> is 0;</text:p>
        </text:list-item>
        <text:list-item>
          <text:p text:style-name="P520"><text:span text:style-name="T20">nRep</text:span> - Number of report 1...1825;</text:p>
        </text:list-item>
        <text:list-item>
          <text:p text:style-name="P520"><text:span text:style-name="T20">SumX</text:span> - Depend on <text:span text:style-name="T20">Type</text:span>. X is the letter of TAX group ( 0.00...9999999.99 or 0...999999999 depending dec point position );</text:p>
        </text:list-item>
        <text:list-item>
          <text:p text:style-name="P273"><text:span text:style-name="T20">Date</text:span> - Date of fiscal record in format DD-MM-YY;</text:p>
        </text:list-item>
      </text:list>
      <text:p text:style-name="Horizontal_20_Line"/>
      <text:p text:style-name="Horizontal_20_Line"/>
      <text:p text:style-name="Horizontal_20_Line"/>
      <text:h text:style-name="Heading_20_2" text:outline-level="2">Command: 65 (41h) </text:h>
      <text:p text:style-name="Text_20_body">Information on daily taxation </text:p>
      <text:p text:style-name="Text_20_body"><text:span text:style-name="T20">Parameters</text:span> <text:span text:style-name="T20">of</text:span> <text:span text:style-name="T20">the</text:span> <text:span text:style-name="T20">command:</text:span> </text:p>
      <text:p text:style-name="Text_20_body"><text:soft-page-break/>{Type}&lt;SEP&gt;</text:p>
      <text:p text:style-name="Text_20_body"/>
      <text:list xml:id="list6511157073750141380" text:style-name="L160">
        <text:list-item>
          <text:p text:style-name="P521"><text:span text:style-name="T20">Type</text:span> - Type of returned data. Default: 0;</text:p>
          <text:list>
            <text:list-item>
              <text:p text:style-name="P521">0 - Turnover on TAX group;</text:p>
            </text:list-item>
            <text:list-item>
              <text:p text:style-name="P274">1 - Amount on TAX group;</text:p>
            </text:list-item>
          </text:list>
        </text:list-item>
      </text:list>
      <text:p text:style-name="Text_20_body"><text:span text:style-name="T20">Answer:</text:span> </text:p>
      <text:p text:style-name="Text_20_body">{ErrorCode}&lt;SEP&gt;{nRep}&lt;SEP&gt;{SumA}&lt;SEP&gt;{SumB}&lt;SEP&gt;{SumC}&lt;SEP&gt;{SumD}&lt;SEP&gt;{SumE}&lt;SEP&gt;{SumF}&lt;SEP&gt;{SumG}&lt;SEP&gt;{SumH}&lt;SEP&gt;</text:p>
      <text:list xml:id="list880696151084512689" text:style-name="L161">
        <text:list-item>
          <text:p text:style-name="P522"><text:span text:style-name="T20">ErrorCode</text:span> - Indicates an error code. If command passed, <text:span text:style-name="T20">ErrorCode</text:span> is 0;</text:p>
        </text:list-item>
        <text:list-item>
          <text:p text:style-name="P522"><text:span text:style-name="T20">nRep</text:span> - Number of report (1...1825);</text:p>
        </text:list-item>
        <text:list-item>
          <text:p text:style-name="P275"><text:span text:style-name="T20">SumX</text:span> - Depend on <text:span text:style-name="T20">Type</text:span>. X is the letter of TAX group ( 0.00...9999999.99 or 0...999999999 depending dec point position );</text:p>
        </text:list-item>
      </text:list>
      <text:p text:style-name="Horizontal_20_Line"/>
      <text:p text:style-name="Horizontal_20_Line"/>
      <text:p text:style-name="Horizontal_20_Line"/>
      <text:h text:style-name="Heading_20_2" text:outline-level="2">Command: 66 (42h) </text:h>
      <text:p text:style-name="Text_20_body">Set invoice interval </text:p>
      <text:p text:style-name="Text_20_body"><text:span text:style-name="T20">Parameters</text:span> <text:span text:style-name="T20">of</text:span> <text:span text:style-name="T20">the</text:span> <text:span text:style-name="T20">command:</text:span> </text:p>
      <text:p text:style-name="Text_20_body">{End}&lt;SEP&gt;</text:p>
      <text:list xml:id="list4881938356431348314" text:style-name="L162">
        <text:list-item>
          <text:p text:style-name="P276">If the current invoice counter didn't reached the end of the interval.</text:p>
        </text:list-item>
      </text:list>
      <text:p text:style-name="Text_20_body">{Start}&lt;SEP&gt;{End}&lt;SEP&gt;</text:p>
      <text:list xml:id="list7066113996231773780" text:style-name="L163">
        <text:list-item>
          <text:p text:style-name="P277">If the current invoice counter have reached the end of the interval.</text:p>
        </text:list-item>
      </text:list>
      <text:p text:style-name="Text_20_body"/>
      <text:list xml:id="list6090726402669285423" text:style-name="L164">
        <text:list-item>
          <text:p text:style-name="P523"><text:span text:style-name="T20">Start</text:span> - The starting number of the interval. Max 10 digits (1...9999999999).</text:p>
        </text:list-item>
        <text:list-item>
          <text:p text:style-name="P278"><text:span text:style-name="T20">End</text:span> - The ending number of the interval. Max 10 digits (1...9999999999).</text:p>
        </text:list-item>
      </text:list>
      <text:p text:style-name="Text_20_body"><text:span text:style-name="T20">Answer:</text:span> </text:p>
      <text:p text:style-name="Text_20_body">{ErrorCode}&lt;SEP&gt;{Start}&lt;SEP&gt;{End}&lt;SEP&gt;{Current}&lt;SEP&gt;</text:p>
      <text:list xml:id="list355219081586542166" text:style-name="L165">
        <text:list-item>
          <text:p text:style-name="P524"><text:span text:style-name="T20">ErrorCode</text:span> - Indicates an error code. If command passed, <text:span text:style-name="T20">ErrorCode</text:span> is 0;</text:p>
        </text:list-item>
        <text:list-item>
          <text:p text:style-name="P524"><text:span text:style-name="T20">Start</text:span> - The current starting value of the interval (1...9999999999)</text:p>
        </text:list-item>
        <text:list-item>
          <text:p text:style-name="P524"><text:span text:style-name="T20">End</text:span> - The current ending value of the interval (1...9999999999)</text:p>
        </text:list-item>
        <text:list-item>
          <text:p text:style-name="P279"><text:soft-page-break/><text:span text:style-name="T20">Current</text:span> - The current invoice receipt number (1...9999999999)</text:p>
        </text:list-item>
      </text:list>
      <text:p text:style-name="Horizontal_20_Line"/>
      <text:p text:style-name="Horizontal_20_Line"/>
      <text:p text:style-name="Horizontal_20_Line"/>
      <text:h text:style-name="Heading_20_2" text:outline-level="2">Command: 68 (44h) </text:h>
      <text:p text:style-name="Text_20_body">Number of remaining entries for Z-reports in FM </text:p>
      <text:p text:style-name="Text_20_body"><text:span text:style-name="T20">Parameters</text:span> <text:span text:style-name="T20">of</text:span> <text:span text:style-name="T20">the</text:span> <text:span text:style-name="T20">command:</text:span> </text:p>
      <text:p text:style-name="Text_20_body">none</text:p>
      <text:p text:style-name="Text_20_body"><text:line-break/><text:span text:style-name="T20">Answer:</text:span> </text:p>
      <text:p text:style-name="Text_20_body">{ErrorCode}&lt;SEP&gt;{ReportsLeft}&lt;SEP&gt;</text:p>
      <text:list xml:id="list5549037625414923273" text:style-name="L166">
        <text:list-item>
          <text:p text:style-name="P525"><text:span text:style-name="T20">ErrorCode</text:span> - Indicates an error code. If command passed, <text:span text:style-name="T20">ErrorCode</text:span> is 0;</text:p>
        </text:list-item>
        <text:list-item>
          <text:p text:style-name="P280"><text:span text:style-name="T20">ReportsLeft</text:span> - The number of remaining entries for Z-reports in FM (1...1825).</text:p>
        </text:list-item>
      </text:list>
      <text:p text:style-name="Horizontal_20_Line"/>
      <text:p text:style-name="Horizontal_20_Line"/>
      <text:p text:style-name="Horizontal_20_Line"/>
      <text:h text:style-name="Heading_20_2" text:outline-level="2">Command: 69 (45h) </text:h>
      <text:p text:style-name="Text_20_body">Reports </text:p>
      <text:p text:style-name="Text_20_body"><text:span text:style-name="T20">Parameters</text:span> <text:span text:style-name="T20">of</text:span> <text:span text:style-name="T20">the</text:span> <text:span text:style-name="T20">command:</text:span> </text:p>
      <text:p text:style-name="Text_20_body">{ReportType}&lt;SEP&gt;</text:p>
      <text:p text:style-name="Text_20_body">Mandatory parameters:</text:p>
      <text:list xml:id="list4556833859239949570" text:style-name="L167">
        <text:list-item>
          <text:p text:style-name="P526"><text:span text:style-name="T20">ReportType</text:span> - Report type;</text:p>
          <text:list>
            <text:list-item>
              <text:p text:style-name="P526"><text:span text:style-name="T20">'X'</text:span> - X report;</text:p>
            </text:list-item>
            <text:list-item>
              <text:p text:style-name="P281"><text:span text:style-name="T20">'Z'</text:span> - Z report;</text:p>
            </text:list-item>
          </text:list>
        </text:list-item>
      </text:list>
      <text:p text:style-name="Text_20_body"><text:line-break/><text:span text:style-name="T20">Answer:</text:span> </text:p>
      <text:p text:style-name="P372">{ErrorCode}&lt;SEP&gt;{nRep}&lt;SEP&gt;</text:p>
      <text:p text:style-name="P372">{TotA}&lt;SEP&gt;{TotB}&lt;SEP&gt;{TotC}&lt;SEP&gt;{TotD}&lt;SEP&gt;{TotE}&lt;SEP&gt;{TotF}&lt;SEP&gt;</text:p>
      <text:p text:style-name="Text_20_body">{TotG}&lt;SEP&gt;{TotH}&lt;SEP&gt;</text:p>
      <text:list xml:id="list1594279112905932782" text:style-name="L168">
        <text:list-item>
          <text:p text:style-name="P527"><text:span text:style-name="T20">ErrorCode</text:span> - Indicates an error code. If command passed, <text:span text:style-name="T20">ErrorCode</text:span> is 0;</text:p>
        </text:list-item>
        <text:list-item>
          <text:p text:style-name="P527"><text:soft-page-break/><text:span text:style-name="T20">nRep</text:span> - Number of Z-report (1...1825);</text:p>
        </text:list-item>
        <text:list-item>
          <text:p text:style-name="P282"><text:span text:style-name="T20">TotX</text:span> - Total sum accumulated by TAX group X - fiscal operations ( 0.00...9999999.99 or 0...999999999 depending dec point position );</text:p>
        </text:list-item>
      </text:list>
      <text:p text:style-name="Horizontal_20_Line"/>
      <text:p text:style-name="Horizontal_20_Line"/>
      <text:p text:style-name="Horizontal_20_Line"/>
      <text:h text:style-name="Heading_20_2" text:outline-level="2">Command: 70 (46h) </text:h>
      <text:p text:style-name="Text_20_body">Cash in and Cash out operations </text:p>
      <text:p text:style-name="Text_20_body"><text:span text:style-name="T20">Parameters</text:span> <text:span text:style-name="T20">of</text:span> <text:span text:style-name="T20">the</text:span> <text:span text:style-name="T20">command:</text:span> </text:p>
      <text:p text:style-name="Text_20_body">{Type}&lt;SEP&gt;{Amount}&lt;SEP&gt;</text:p>
      <text:p text:style-name="Text_20_body">Mandatory parameters:</text:p>
      <text:list xml:id="list3223256737393608407" text:style-name="L169">
        <text:list-item>
          <text:p text:style-name="P528"><text:span text:style-name="T20">Type</text:span> - type of operation;</text:p>
          <text:list>
            <text:list-item>
              <text:p text:style-name="P528"><text:span text:style-name="T20">'0'</text:span> - cash in;</text:p>
            </text:list-item>
            <text:list-item>
              <text:p text:style-name="P528"><text:span text:style-name="T20">'1'</text:span> - cash out;</text:p>
            </text:list-item>
          </text:list>
        </text:list-item>
        <text:list-item>
          <text:p text:style-name="P283"><text:span text:style-name="T20">Amount</text:span> - the sum ( 0.00...9999999.99 or 0...999999999 depending dec point position );</text:p>
        </text:list-item>
      </text:list>
      <text:p text:style-name="Text_20_body"><text:span text:style-name="T20">Answer:</text:span> </text:p>
      <text:p text:style-name="Text_20_body">{ErrorCode}&lt;SEP&gt;{CashSum}&lt;SEP&gt;{CashIn}&lt;SEP&gt;{CashOut}&lt;SEP&gt;</text:p>
      <text:list xml:id="list5285591377062271880" text:style-name="L170">
        <text:list-item>
          <text:p text:style-name="P529"><text:span text:style-name="T20">ErrorCode</text:span> - Indicates an error code. If command passed, <text:span text:style-name="T20">ErrorCode</text:span> is 0;</text:p>
        </text:list-item>
        <text:list-item>
          <text:p text:style-name="P529"><text:span text:style-name="T20">CashSum</text:span> - cash in safe sum ( 0.00...9999999.99 or 0...999999999 depending dec point position );</text:p>
        </text:list-item>
        <text:list-item>
          <text:p text:style-name="P529"><text:span text:style-name="T20">CashIn</text:span> - total sum of cash in operations ( 0.00...9999999.99 or 0...999999999 depending dec point position );</text:p>
        </text:list-item>
        <text:list-item>
          <text:p text:style-name="P284"><text:span text:style-name="T20">CashOut</text:span> - total sum of cash out operations ( 0.00...9999999.99 or 0...999999999 depending dec point position );</text:p>
        </text:list-item>
      </text:list>
      <text:p text:style-name="Horizontal_20_Line"/>
      <text:p text:style-name="Horizontal_20_Line"/>
      <text:p text:style-name="Horizontal_20_Line"/>
      <text:h text:style-name="Heading_20_2" text:outline-level="2">Command: 71 (47h) </text:h>
      <text:p text:style-name="Text_20_body">Print diagnostic information </text:p>
      <text:p text:style-name="Text_20_body"><text:span text:style-name="T20">Parameters</text:span> <text:span text:style-name="T20">of</text:span> <text:span text:style-name="T20">the</text:span> <text:span text:style-name="T20">command:</text:span> </text:p>
      <text:p text:style-name="Text_20_body">{InfoType}&lt;SEP&gt;</text:p>
      <text:p text:style-name="Text_20_body"><text:soft-page-break/>Optional parameters: {InfoType}</text:p>
      <text:list xml:id="list606573750486210957" text:style-name="L171">
        <text:list-item>
          <text:p text:style-name="P530"><text:span text:style-name="T20">InfoType</text:span> - type of the information printed;</text:p>
          <text:list>
            <text:list-item>
              <text:p text:style-name="P285"><text:span text:style-name="T20">'0'</text:span> - general information about the device;</text:p>
            </text:list-item>
          </text:list>
        </text:list-item>
      </text:list>
      <text:p text:style-name="Text_20_body"><text:span text:style-name="T20">Answer:</text:span> </text:p>
      <text:p text:style-name="Text_20_body">{ErrorCode}&lt;SEP&gt;</text:p>
      <text:list xml:id="list7496904991431207917" text:style-name="L172">
        <text:list-item>
          <text:p text:style-name="P286"><text:span text:style-name="T20">ErrorCode</text:span> - Indicates an error code. If command passed, <text:span text:style-name="T20">ErrorCode</text:span> is 0;</text:p>
        </text:list-item>
      </text:list>
      <text:p text:style-name="Horizontal_20_Line"/>
      <text:p text:style-name="Horizontal_20_Line"/>
      <text:p text:style-name="Horizontal_20_Line"/>
      <text:h text:style-name="Heading_20_2" text:outline-level="2">Command: 72 (48h) </text:h>
      <text:p text:style-name="Text_20_body">Fiscalization </text:p>
      <text:p text:style-name="Text_20_body"><text:span text:style-name="T20">Parameters</text:span> <text:span text:style-name="T20">of</text:span> <text:span text:style-name="T20">the</text:span> <text:span text:style-name="T20">command:</text:span> </text:p>
      <text:p text:style-name="Text_20_body">{SerialNumber}&lt;SEP&gt;{TINnumber}&lt;SEP&gt;</text:p>
      <text:p text:style-name="Text_20_body">Mandatory parameters:</text:p>
      <text:list xml:id="list8834652139970190624" text:style-name="L173">
        <text:list-item>
          <text:p text:style-name="P531"><text:span text:style-name="T20">SerialNumber</text:span> - Serial Number ( Two letters and six digits: XX12345678);</text:p>
        </text:list-item>
        <text:list-item>
          <text:p text:style-name="P287"><text:span text:style-name="T20">TAXnumber</text:span> - TAX number (max 13 characters, of which a min 9 digits);</text:p>
        </text:list-item>
      </text:list>
      <text:p text:style-name="Text_20_body"><text:line-break/><text:span text:style-name="T20">Answer:</text:span> </text:p>
      <text:p text:style-name="Text_20_body">{ErrorCode}&lt;SEP&gt;</text:p>
      <text:list xml:id="list3278761031971955870" text:style-name="L174">
        <text:list-item>
          <text:p text:style-name="P288"><text:span text:style-name="T20">ErrorCode</text:span> - Indicates an error code. If command passed, <text:span text:style-name="T20">ErrorCode</text:span> is 0;</text:p>
        </text:list-item>
      </text:list>
      <text:p text:style-name="Horizontal_20_Line"/>
      <text:p text:style-name="Horizontal_20_Line"/>
      <text:p text:style-name="Horizontal_20_Line"/>
      <text:h text:style-name="Heading_20_2" text:outline-level="2">Command: 74 (4Ah) </text:h>
      <text:p text:style-name="Text_20_body">Reading the Status </text:p>
      <text:p text:style-name="Text_20_body"><text:span text:style-name="T20">Parameters</text:span> <text:span text:style-name="T20">of</text:span> <text:span text:style-name="T20">the</text:span> <text:span text:style-name="T20">command:</text:span> </text:p>
      <text:p text:style-name="Text_20_body">none</text:p>
      <text:p text:style-name="Text_20_body"><text:line-break/><text:span text:style-name="T20">Answer:</text:span> </text:p>
      <text:p text:style-name="Text_20_body"><text:soft-page-break/>{ErrorCode}&lt;SEP&gt;{StatusBytes}&lt;SEP&gt;</text:p>
      <text:list xml:id="list5765569832310749867" text:style-name="L175">
        <text:list-item>
          <text:p text:style-name="P532"><text:span text:style-name="T20">ErrorCode</text:span> - Indicates an error code. If command passed, <text:span text:style-name="T20">ErrorCode</text:span> is 0;</text:p>
        </text:list-item>
        <text:list-item>
          <text:p text:style-name="P289"><text:span text:style-name="T20">StatusBytes</text:span> - Status Bytes ( See the description of the status bytes ).</text:p>
        </text:list-item>
      </text:list>
      <text:p text:style-name="Horizontal_20_Line"/>
      <text:p text:style-name="Horizontal_20_Line"/>
      <text:p text:style-name="Horizontal_20_Line"/>
      <text:h text:style-name="Heading_20_2" text:outline-level="2">Command: 76 (4Ch) </text:h>
      <text:p text:style-name="Text_20_body">Status of the fiscal transaction </text:p>
      <text:p text:style-name="Text_20_body"><text:span text:style-name="T20">Parameters</text:span> <text:span text:style-name="T20">of</text:span> <text:span text:style-name="T20">the</text:span> <text:span text:style-name="T20">command:</text:span> </text:p>
      <text:p text:style-name="Text_20_body">none</text:p>
      <text:p text:style-name="Text_20_body"><text:line-break/><text:span text:style-name="T20">Answer:</text:span> </text:p>
      <text:p text:style-name="Text_20_body">{ErrorCode}&lt;SEP&gt;{IsOpen}&lt;SEP&gt;{Number}&lt;SEP&gt;{Items}&lt;SEP&gt;{Amount}&lt;SEP&gt;{Payed}&lt;SEP&gt;</text:p>
      <text:list xml:id="list7380144012449093889" text:style-name="L176">
        <text:list-item>
          <text:p text:style-name="P533"><text:span text:style-name="T20">ErrorCode</text:span> - Indicates an error code. If command passed, <text:span text:style-name="T20">ErrorCode</text:span> is 0;</text:p>
        </text:list-item>
        <text:list-item>
          <text:p text:style-name="P533"><text:span text:style-name="T20">IsOpen</text:span> - 1 - Receipt is open, 0 - receipt is closed;</text:p>
        </text:list-item>
        <text:list-item>
          <text:p text:style-name="P533"><text:span text:style-name="T20">Number</text:span> - The number of the current or the last receipt (1...9999999);</text:p>
        </text:list-item>
        <text:list-item>
          <text:p text:style-name="P533"><text:span text:style-name="T20">Items</text:span> - number of sales registered on the current or the last fiscal receipt (0...9999999);</text:p>
        </text:list-item>
        <text:list-item>
          <text:p text:style-name="P533"><text:span text:style-name="T20">Amount</text:span> - The sum from the current or the last fiscal receipt ( 0.00...9999999.99 or 0...999999999 depending dec point position );</text:p>
        </text:list-item>
        <text:list-item>
          <text:p text:style-name="P290"><text:span text:style-name="T20">Payed</text:span> - The sum payed for the current or the last receipt ( 0.00...9999999.99 or 0...999999999 depending dec point position );</text:p>
        </text:list-item>
      </text:list>
      <text:p text:style-name="Horizontal_20_Line"/>
      <text:p text:style-name="Horizontal_20_Line"/>
      <text:p text:style-name="Horizontal_20_Line"/>
      <text:h text:style-name="Heading_20_2" text:outline-level="2">Command: 80 (50h) </text:h>
      <text:p text:style-name="Text_20_body">Play sound </text:p>
      <text:p text:style-name="Text_20_body"><text:span text:style-name="T20">Parameters</text:span> <text:span text:style-name="T20">of</text:span> <text:span text:style-name="T20">the</text:span> <text:span text:style-name="T20">command:</text:span> </text:p>
      <text:p text:style-name="Text_20_body">{Hz}&lt;SEP&gt;{mSec}&lt;SEP&gt;</text:p>
      <text:p text:style-name="Text_20_body">Mandatory parameters:</text:p>
      <text:list xml:id="list2117421022322623169" text:style-name="L177">
        <text:list-item>
          <text:p text:style-name="P534"><text:span text:style-name="T20">Hz</text:span> - Frequency (0...65535);</text:p>
        </text:list-item>
        <text:list-item>
          <text:p text:style-name="P291"><text:soft-page-break/><text:span text:style-name="T20">mSec</text:span> - Time in milliseconds (0...65535);</text:p>
        </text:list-item>
      </text:list>
      <text:p text:style-name="Text_20_body"><text:line-break/><text:span text:style-name="T20">Answer:</text:span> </text:p>
      <text:p text:style-name="Text_20_body">{ErrorCode}&lt;SEP&gt;</text:p>
      <text:list xml:id="list1196368004427892902" text:style-name="L178">
        <text:list-item>
          <text:p text:style-name="P292"><text:span text:style-name="T20">ErrorCode</text:span> - Indicates an error code. If command passed, <text:span text:style-name="T20">ErrorCode</text:span> is 0;</text:p>
        </text:list-item>
      </text:list>
      <text:p text:style-name="Horizontal_20_Line"/>
      <text:p text:style-name="Horizontal_20_Line"/>
      <text:p text:style-name="Horizontal_20_Line"/>
      <text:h text:style-name="Heading_20_2" text:outline-level="2">Command: 83 (53h) </text:h>
      <text:p text:style-name="Text_20_body">Programming of VAT rates </text:p>
      <text:p text:style-name="Text_20_body"><text:span text:style-name="T20">Parameters</text:span> <text:span text:style-name="T20">of</text:span> <text:span text:style-name="T20">the</text:span> <text:span text:style-name="T20">command:</text:span> </text:p>
      <text:p text:style-name="Text_20_body">{TaxA}&lt;SEP&gt;{TaxB}&lt;SEP&gt;{TaxC}&lt;SEP&gt;{TaxD}&lt;SEP&gt;{TaxE}&lt;SEP&gt;{TaxF}&lt;SEP&gt;{TaxG}&lt;SEP&gt;{TaxH}&lt;SEP&gt;{decimal_point}&lt;SEP&gt;</text:p>
      <text:p text:style-name="Text_20_body">Mandatory parameters:</text:p>
      <text:list xml:id="list3568642216516034485" text:style-name="L179">
        <text:list-item>
          <text:p text:style-name="P535"><text:span text:style-name="T20">TaxX</text:span> - Value of VAT rate X;</text:p>
          <text:list>
            <text:list-item>
              <text:p text:style-name="P535"><text:span text:style-name="T20">0.00</text:span>...<text:span text:style-name="T20">99.99</text:span> - enabled;</text:p>
            </text:list-item>
            <text:list-item>
              <text:p text:style-name="P535"><text:span text:style-name="T20">100.00</text:span> - disabled;</text:p>
            </text:list-item>
          </text:list>
        </text:list-item>
        <text:list-item>
          <text:p text:style-name="P293"><text:span text:style-name="T20">decimal_point</text:span> - value: 0 or 2( if decimal_point = 0 - work with integer prices. If decimal_point = 2 - work with fract prices );</text:p>
        </text:list-item>
      </text:list>
      <text:p text:style-name="Text_20_body"><text:span text:style-name="T20">Answer:</text:span> </text:p>
      <text:p text:style-name="Text_20_body">{ErrorCode}&lt;SEP&gt;{RemainingChanges}&lt;SEP&gt;</text:p>
      <text:list xml:id="list598349300264958221" text:style-name="L180">
        <text:list-item>
          <text:p text:style-name="P536"><text:span text:style-name="T20">ErrorCode</text:span> - Indicates an error code. If command passed, <text:span text:style-name="T20">ErrorCode</text:span> is 0;</text:p>
        </text:list-item>
        <text:list-item>
          <text:p text:style-name="P294"><text:span text:style-name="T20">RemainingChanges</text:span> - number of remaining changes (1...30);</text:p>
        </text:list-item>
      </text:list>
      <text:p text:style-name="Horizontal_20_Line"/>
      <text:p text:style-name="Horizontal_20_Line"/>
      <text:p text:style-name="Horizontal_20_Line"/>
      <text:h text:style-name="Heading_20_2" text:outline-level="2">Command: 86 (56h) </text:h>
      <text:p text:style-name="Text_20_body">Date of the last fiscal record </text:p>
      <text:p text:style-name="Text_20_body"><text:span text:style-name="T20">Parameters</text:span> <text:span text:style-name="T20">of</text:span> <text:span text:style-name="T20">the</text:span> <text:span text:style-name="T20">command:</text:span> </text:p>
      <text:p text:style-name="Text_20_body">none</text:p>
      <text:p text:style-name="Text_20_body"><text:soft-page-break/><text:span text:style-name="T20">Answer:</text:span> </text:p>
      <text:p text:style-name="Text_20_body">{ErrorCode}&lt;SEP&gt;{DateTime}&lt;SEP&gt;</text:p>
      <text:list xml:id="list947558240270779677" text:style-name="L181">
        <text:list-item>
          <text:p text:style-name="P537"><text:span text:style-name="T20">ErrorCode</text:span> - Indicates an error code. If command passed, <text:span text:style-name="T20">ErrorCode</text:span> is 0;</text:p>
        </text:list-item>
        <text:list-item>
          <text:p text:style-name="P295"><text:span text:style-name="T20">DateTime</text:span> - The date and the time of the last fiscal record in format: DD-MM-YYYY hh:mm:ss;</text:p>
        </text:list-item>
      </text:list>
      <text:p text:style-name="Horizontal_20_Line"/>
      <text:p text:style-name="Horizontal_20_Line"/>
      <text:p text:style-name="Horizontal_20_Line"/>
      <text:h text:style-name="Heading_20_2" text:outline-level="2">Command: 87 (58h) </text:h>
      <text:p text:style-name="Text_20_body">Get item groups information </text:p>
      <text:p text:style-name="Text_20_body"><text:span text:style-name="T20">Parameters</text:span> <text:span text:style-name="T20">of</text:span> <text:span text:style-name="T20">the</text:span> <text:span text:style-name="T20">command:</text:span> </text:p>
      <text:p text:style-name="Text_20_body">{ItemGroup}&lt;SEP&gt;</text:p>
      <text:p text:style-name="Text_20_body"><text:line-break/>Mandatory parameters:</text:p>
      <text:list xml:id="list7286457064416800478" text:style-name="L182">
        <text:list-item>
          <text:p text:style-name="P296"><text:span text:style-name="T20">ItemGroup</text:span> - Number of item group;</text:p>
        </text:list-item>
      </text:list>
      <text:p text:style-name="Text_20_body"><text:span text:style-name="T20">Answer:</text:span> </text:p>
      <text:p text:style-name="Text_20_body">{ErrorCode}&lt;SEP&gt;{TotSales}&lt;SEP&gt;{TotSum}&lt;SEP&gt;{Name}&lt;SEP&gt;</text:p>
      <text:list xml:id="list7777145382293328102" text:style-name="L183">
        <text:list-item>
          <text:p text:style-name="P538"><text:span text:style-name="T20">ErrorCode</text:span> - Indicates an error code. If command passed, <text:span text:style-name="T20">ErrorCode</text:span> is 0;</text:p>
        </text:list-item>
        <text:list-item>
          <text:p text:style-name="P538"><text:span text:style-name="T20">TotSales</text:span> - Number of sales for this item group for day;</text:p>
        </text:list-item>
        <text:list-item>
          <text:p text:style-name="P538"><text:span text:style-name="T20">TotSum</text:span> - Accumulated sum for this item group for day;</text:p>
        </text:list-item>
        <text:list-item>
          <text:p text:style-name="P297"><text:span text:style-name="T20">Name</text:span> - Name of item group;</text:p>
        </text:list-item>
      </text:list>
      <text:p text:style-name="Horizontal_20_Line"/>
      <text:p text:style-name="Horizontal_20_Line"/>
      <text:p text:style-name="Horizontal_20_Line"/>
      <text:h text:style-name="Heading_20_2" text:outline-level="2">Command: 88 (58h) </text:h>
      <text:p text:style-name="Text_20_body">Get department information </text:p>
      <text:p text:style-name="Text_20_body"><text:span text:style-name="T20">Parameters</text:span> <text:span text:style-name="T20">of</text:span> <text:span text:style-name="T20">the</text:span> <text:span text:style-name="T20">command:</text:span> </text:p>
      <text:p text:style-name="Text_20_body">{Department}&lt;SEP&gt;</text:p>
      <text:p text:style-name="Text_20_body"><text:line-break/>Mandatory parameters:</text:p>
      <text:list xml:id="list5142864244230265558" text:style-name="L184">
        <text:list-item>
          <text:p text:style-name="P298"><text:soft-page-break/><text:span text:style-name="T20">Department</text:span> - Number of department;</text:p>
        </text:list-item>
      </text:list>
      <text:p text:style-name="Text_20_body"><text:span text:style-name="T20">Answer:</text:span> </text:p>
      <text:p text:style-name="Text_20_body">{ErrorCode}&lt;SEP&gt;{TaxGr}&lt;SEP&gt;{Price}&lt;SEP&gt;{TotSales}&lt;SEP&gt;{TotSum}&lt;SEP&gt;{Name}&lt;SEP&gt;</text:p>
      <text:list xml:id="list4629630000329768081" text:style-name="L185">
        <text:list-item>
          <text:p text:style-name="P539"><text:span text:style-name="T20">ErrorCode</text:span> - Indicates an error code. If command passed, <text:span text:style-name="T20">ErrorCode</text:span> is 0;</text:p>
        </text:list-item>
        <text:list-item>
          <text:p text:style-name="P539"><text:span text:style-name="T20">TaxGr</text:span> - Tax group of department;</text:p>
        </text:list-item>
        <text:list-item>
          <text:p text:style-name="P539"><text:span text:style-name="T20">Price</text:span> - Price of department;</text:p>
        </text:list-item>
        <text:list-item>
          <text:p text:style-name="P539"><text:span text:style-name="T20">TotSales</text:span> - Number of sales for this department for day;</text:p>
        </text:list-item>
        <text:list-item>
          <text:p text:style-name="P539"><text:span text:style-name="T20">TotSum</text:span> - Accumulated sum for this department for day;</text:p>
        </text:list-item>
        <text:list-item>
          <text:p text:style-name="P299"><text:span text:style-name="T20">Name</text:span> - Name of department;</text:p>
        </text:list-item>
      </text:list>
      <text:p text:style-name="Horizontal_20_Line"/>
      <text:p text:style-name="Horizontal_20_Line"/>
      <text:p text:style-name="Horizontal_20_Line"/>
      <text:h text:style-name="Heading_20_2" text:outline-level="2">Command: 89 (59h) </text:h>
      <text:p text:style-name="Text_20_body">Test of Fiscal Memory </text:p>
      <text:p text:style-name="Text_20_body"><text:span text:style-name="T20">Parameters</text:span> <text:span text:style-name="T20">of</text:span> <text:span text:style-name="T20">the</text:span> <text:span text:style-name="T20">command:</text:span> </text:p>
      <text:p text:style-name="Text_20_body">{Write}&lt;SEP&gt;</text:p>
      <text:p text:style-name="Text_20_body">Optional parameters:</text:p>
      <text:list xml:id="list5633386991828368742" text:style-name="L186">
        <text:list-item>
          <text:p text:style-name="P540"><text:span text:style-name="T20">Write</text:span> - Write test. Default: 0;</text:p>
          <text:list>
            <text:list-item>
              <text:p text:style-name="P540"><text:span text:style-name="T20">0</text:span> - Read test.</text:p>
            </text:list-item>
            <text:list-item>
              <text:p text:style-name="P300"><text:span text:style-name="T20">1</text:span> - Write and read test;</text:p>
            </text:list-item>
          </text:list>
        </text:list-item>
      </text:list>
      <text:p text:style-name="Text_20_body"><text:line-break/><text:span text:style-name="T20">Answer:</text:span> </text:p>
      <text:p text:style-name="Text_20_body">{ErrorCode}&lt;SEP&gt;{Records}&lt;SEP&gt;</text:p>
      <text:list xml:id="list5901698481759144655" text:style-name="L187">
        <text:list-item>
          <text:p text:style-name="P541"><text:span text:style-name="T20">ErrorCode</text:span> - Indicates an error code. If command passed, <text:span text:style-name="T20">ErrorCode</text:span> is 0;</text:p>
        </text:list-item>
        <text:list-item>
          <text:p text:style-name="P301"><text:span text:style-name="T20">Records</text:span> - Number of records left (0...16).</text:p>
        </text:list-item>
      </text:list>
      <text:p text:style-name="Horizontal_20_Line"/>
      <text:p text:style-name="Horizontal_20_Line"/>
      <text:p text:style-name="Horizontal_20_Line"/>
      <text:h text:style-name="Heading_20_2" text:outline-level="2">Command: 90 (5Ah) </text:h>
      <text:p text:style-name="Text_20_body">Diagnostic information </text:p>
      <text:p text:style-name="Text_20_body"><text:soft-page-break/><text:span text:style-name="T20">This</text:span> <text:span text:style-name="T20">is</text:span> <text:span text:style-name="T20">example</text:span> <text:span text:style-name="T20">command</text:span> <text:span text:style-name="T20">syntax:</text:span> Sintax 1: </text:p>
      <text:p text:style-name="Text_20_body">{Param}&lt;SEP&gt;</text:p>
      <text:p text:style-name="Text_20_body">Optional parameters:</text:p>
      <text:list xml:id="list3112693546584632850" text:style-name="L188">
        <text:list-item>
          <text:p text:style-name="P542"><text:span text:style-name="T20">none</text:span> - Diagnostic information without firmware checksum;<text:line-break/><text:span text:style-name="Emphasis">Answer(1)</text:span> </text:p>
        </text:list-item>
        <text:list-item>
          <text:p text:style-name="P542"><text:span text:style-name="T20">'1'</text:span> - Diagnostic information with firmware checksum;<text:line-break/><text:span text:style-name="Emphasis">Answer(1)</text:span> </text:p>
        </text:list-item>
        <text:list-item>
          <text:p text:style-name="P302"><text:span text:style-name="T20">'#'</text:span> - Device identification;<text:line-break/><text:span text:style-name="Emphasis">Answer(2)</text:span> </text:p>
        </text:list-item>
      </text:list>
      <text:p text:style-name="Text_20_body"><text:line-break/>Sintax 2: </text:p>
      <text:p text:style-name="Text_20_body">{Param}</text:p>
      <text:p text:style-name="Text_20_body">Optional parameters:</text:p>
      <text:list xml:id="list8422426294166854373" text:style-name="L189">
        <text:list-item>
          <text:p text:style-name="P543"><text:span text:style-name="T20">none</text:span> - Diagnostic information without firmware checksum;<text:line-break/><text:span text:style-name="Emphasis">Answer(3)</text:span> </text:p>
        </text:list-item>
        <text:list-item>
          <text:p text:style-name="P543"><text:span text:style-name="T20">'1'</text:span> - Diagnostic information with firmware checksum;<text:line-break/><text:span text:style-name="Emphasis">Answer(3)</text:span> </text:p>
        </text:list-item>
        <text:list-item>
          <text:p text:style-name="P303"><text:span text:style-name="T20">'#'</text:span> - Device identification;<text:line-break/><text:span text:style-name="Emphasis">Answer(4)</text:span> </text:p>
        </text:list-item>
      </text:list>
      <text:p text:style-name="Text_20_body"><text:line-break/><text:span text:style-name="T20">Answer(1)</text:span>:</text:p>
      <text:p text:style-name="Text_20_body">{ErrorCode}&lt;SEP&gt;{Name}&lt;SEP&gt;{FwRev}&lt;SEP&gt;{FwDate}&lt;SEP&gt;{FwTime}&lt;SEP&gt;{Checksum}&lt;SEP&gt;{Sw}&lt;SEP&gt;{SerialNumber}&lt;SEP&gt;</text:p>
      <text:list xml:id="list169402155135175595" text:style-name="L190">
        <text:list-item>
          <text:p text:style-name="P544"><text:span text:style-name="T20">ErrorCode</text:span> - Indicates an error code. If command passed, <text:span text:style-name="T20">ErrorCode</text:span> is 0;</text:p>
        </text:list-item>
        <text:list-item>
          <text:p text:style-name="P544"><text:span text:style-name="T20">Name</text:span> - Device name ( up to 32 symbols ).</text:p>
        </text:list-item>
        <text:list-item>
          <text:p text:style-name="P544"><text:span text:style-name="T20">FwRev</text:span> - Firmware version. 6 symbols;</text:p>
        </text:list-item>
        <text:list-item>
          <text:p text:style-name="P544"><text:span text:style-name="T20">FwDate</text:span> - Firmware date DDMMMYY. 7 symbols;</text:p>
        </text:list-item>
        <text:list-item>
          <text:p text:style-name="P544"><text:span text:style-name="T20">FwTime</text:span> - Firmware time hhmm. 4 symbols.</text:p>
        </text:list-item>
        <text:list-item>
          <text:p text:style-name="P544"><text:span text:style-name="T20">Checksum</text:span> - Firmware checksum. 4 symbols;</text:p>
        </text:list-item>
        <text:list-item>
          <text:p text:style-name="P544"><text:span text:style-name="T20">Sw</text:span> - Switch from Sw1 to Sw8. 8 symbols (not used at this device, always 00000000);</text:p>
        </text:list-item>
        <text:list-item>
          <text:p text:style-name="P304"><text:span text:style-name="T20">SerialNumber</text:span> - Serial Number ( Two letters and six digits: XX12345678);</text:p>
        </text:list-item>
      </text:list>
      <text:p text:style-name="Text_20_body"><text:line-break/><text:span text:style-name="T20">Answer(2)</text:span>:</text:p>
      <text:p text:style-name="Text_20_body">{ErrorCode}&lt;SEP&gt;{DevType}&lt;SEP&gt;{Country}&lt;SEP&gt;{DevName}&lt;SEP&gt;{CountryCode}&lt;SEP&gt;{<text:soft-page-break/>Major}&lt;SEP&gt;{Minor}&lt;SEP&gt;{Build}&lt;SEP&gt;{DevNumber}&lt;SEP&gt;{HardwareVer}&lt;SEP&gt;{BootloaderVer}&lt;SEP&gt;</text:p>
      <text:list xml:id="list4093948156589678797" text:style-name="L191">
        <text:list-item>
          <text:p text:style-name="P545"><text:span text:style-name="T20">ErrorCode</text:span> - Indicates an error code. If command passed, <text:span text:style-name="T20">ErrorCode</text:span> is 0;</text:p>
        </text:list-item>
        <text:list-item>
          <text:p text:style-name="P545"><text:span text:style-name="T20">DevType</text:span> - Type of fiscal device = 1</text:p>
        </text:list-item>
        <text:list-item>
          <text:p text:style-name="P545"><text:span text:style-name="T20">Country</text:span> - Country code = 26</text:p>
        </text:list-item>
        <text:list-item>
          <text:p text:style-name="P545"><text:span text:style-name="T20">DevName</text:span> - Device name ( up to 32 symbols ).</text:p>
        </text:list-item>
        <text:list-item>
          <text:p text:style-name="P545"><text:span text:style-name="T20">CountryCode</text:span> - Code of dealer = 01</text:p>
        </text:list-item>
        <text:list-item>
          <text:p text:style-name="P545"><text:span text:style-name="T20">Major</text:span> - Official major version number= ХХ</text:p>
        </text:list-item>
        <text:list-item>
          <text:p text:style-name="P545"><text:span text:style-name="T20">Minor</text:span> - Official build number = ХХ</text:p>
        </text:list-item>
        <text:list-item>
          <text:p text:style-name="P545"><text:span text:style-name="T20">Build</text:span> - Internal build number = ХХ</text:p>
        </text:list-item>
        <text:list-item>
          <text:p text:style-name="P545"><text:span text:style-name="T20">DevNumber</text:span> - Device Serial Number</text:p>
        </text:list-item>
        <text:list-item>
          <text:p text:style-name="P545"><text:span text:style-name="T20">HardwareVer</text:span> - Hardware Version</text:p>
        </text:list-item>
        <text:list-item>
          <text:p text:style-name="P305"><text:span text:style-name="T20">BootloaderVer</text:span> - Bootloader Version</text:p>
        </text:list-item>
      </text:list>
      <text:p text:style-name="Text_20_body"><text:line-break/><text:span text:style-name="T20">Answer(3)</text:span>:</text:p>
      <text:p text:style-name="Text_20_body">{Name},{FwRev}{Sp}{FwDate}{Sp}{FwTime},{Checksum},{Sw},{SerialNumber}</text:p>
      <text:list xml:id="list2290099043810397164" text:style-name="L192">
        <text:list-item>
          <text:p text:style-name="P546"><text:span text:style-name="T20">Name</text:span> - Device name ( up to 32 symbols ).</text:p>
        </text:list-item>
        <text:list-item>
          <text:p text:style-name="P546"><text:span text:style-name="T20">FwRev</text:span> - Firmware version. 6 symbols;</text:p>
        </text:list-item>
        <text:list-item>
          <text:p text:style-name="P546"><text:span text:style-name="T20">Sp</text:span> - Space. 1 symbol;</text:p>
        </text:list-item>
        <text:list-item>
          <text:p text:style-name="P546"><text:span text:style-name="T20">FwDate</text:span> - Firmware date DDMMMYY. 7 symbols;</text:p>
        </text:list-item>
        <text:list-item>
          <text:p text:style-name="P546"><text:span text:style-name="T20">FwTime</text:span> - Firmware time hhmm. 4 symbols.</text:p>
        </text:list-item>
        <text:list-item>
          <text:p text:style-name="P546"><text:span text:style-name="T20">Checksum</text:span> - Firmware checksum. 4 symbols;</text:p>
        </text:list-item>
        <text:list-item>
          <text:p text:style-name="P546"><text:span text:style-name="T20">Sw</text:span> - Switch from Sw1 to Sw8. 8 symbols;</text:p>
        </text:list-item>
        <text:list-item>
          <text:p text:style-name="P306"><text:span text:style-name="T20">SerialNumber</text:span> - Serial Number ( Two letters and six digits: XX12345678);</text:p>
        </text:list-item>
      </text:list>
      <text:p text:style-name="Text_20_body"><text:line-break/><text:span text:style-name="T20">Answer(4)</text:span>:</text:p>
      <text:p text:style-name="Text_20_body">{DevType},{Country},{DevName},{CountryCode},{Major},{Minor},{Build},{SerialNumber},{HardwareVer},{BootloaderVer}</text:p>
      <text:list xml:id="list5655596046306760029" text:style-name="L193">
        <text:list-item>
          <text:p text:style-name="P547"><text:span text:style-name="T20">DevType</text:span> - Type of fiscal device = 1</text:p>
        </text:list-item>
        <text:list-item>
          <text:p text:style-name="P547"><text:span text:style-name="T20">Country</text:span> - Country code = 26</text:p>
        </text:list-item>
        <text:list-item>
          <text:p text:style-name="P547"><text:span text:style-name="T20">DevName</text:span> - Device name</text:p>
        </text:list-item>
        <text:list-item>
          <text:p text:style-name="P547"><text:span text:style-name="T20">CountryCode</text:span> - Code of dealer = 01</text:p>
        </text:list-item>
        <text:list-item>
          <text:p text:style-name="P547"><text:span text:style-name="T20">Major</text:span> - Official major version number= ХХ</text:p>
        </text:list-item>
        <text:list-item>
          <text:p text:style-name="P547"><text:span text:style-name="T20">Minor</text:span> - Official build number = ХХ</text:p>
        </text:list-item>
        <text:list-item>
          <text:p text:style-name="P547"><text:span text:style-name="T20">Build</text:span> - Internal build number = ХХ</text:p>
        </text:list-item>
        <text:list-item>
          <text:p text:style-name="P547"><text:span text:style-name="T20">SerialNumber</text:span> - Serial Number ( Two letters and six digits: XX12345678);</text:p>
        </text:list-item>
        <text:list-item>
          <text:p text:style-name="P547"><text:soft-page-break/><text:span text:style-name="T20">HardwareVer</text:span> - Hardware Version</text:p>
        </text:list-item>
        <text:list-item>
          <text:p text:style-name="P307"><text:span text:style-name="T20">BootloaderVer</text:span> - Bootloader Version</text:p>
        </text:list-item>
      </text:list>
      <text:p text:style-name="Horizontal_20_Line"/>
      <text:p text:style-name="Horizontal_20_Line"/>
      <text:p text:style-name="Horizontal_20_Line"/>
      <text:h text:style-name="Heading_20_2" text:outline-level="2">Command: 91 (5Bh) </text:h>
      <text:p text:style-name="Text_20_body">Programming of Serial number and FM number </text:p>
      <text:p text:style-name="Text_20_body"><text:span text:style-name="T20">Parameters</text:span> <text:span text:style-name="T20">of</text:span> <text:span text:style-name="T20">the</text:span> <text:span text:style-name="T20">command:</text:span> </text:p>
      <text:p text:style-name="Text_20_body">{SerialNumber}&lt;SEP&gt;{FMnumber}&lt;SEP&gt;</text:p>
      <text:p text:style-name="Text_20_body">Mandatory parameters:</text:p>
      <text:list xml:id="list7260799033490848828" text:style-name="L194">
        <text:list-item>
          <text:p text:style-name="P548"><text:span text:style-name="T20">SerialNumber</text:span> - Serial Number ( Two letters and six digits: XX123456);</text:p>
        </text:list-item>
        <text:list-item>
          <text:p text:style-name="P308"><text:span text:style-name="T20">FMnumber</text:span> - Fiscal Memory Number (Eight digits);</text:p>
        </text:list-item>
      </text:list>
      <text:p text:style-name="Text_20_body"><text:line-break/><text:span text:style-name="T20">Answer:</text:span> </text:p>
      <text:p text:style-name="Text_20_body">{ErrorCode}&lt;SEP&gt;{Country}&lt;SEP&gt;</text:p>
      <text:list xml:id="list1408641818644414735" text:style-name="L195">
        <text:list-item>
          <text:p text:style-name="P549"><text:span text:style-name="T20">ErrorCode</text:span> - Indicates an error code. If command passed, <text:span text:style-name="T20">ErrorCode</text:span> is 0;</text:p>
        </text:list-item>
        <text:list-item>
          <text:p text:style-name="P309"><text:span text:style-name="T20">Country</text:span> - name of the country ( up to 32 symbols );</text:p>
        </text:list-item>
      </text:list>
      <text:p text:style-name="Horizontal_20_Line"/>
      <text:p text:style-name="Horizontal_20_Line"/>
      <text:p text:style-name="Horizontal_20_Line"/>
      <text:h text:style-name="Heading_20_2" text:outline-level="2">Command: 92 (5Ch) </text:h>
      <text:p text:style-name="Text_20_body">Printing of separating line </text:p>
      <text:p text:style-name="Text_20_body"><text:span text:style-name="T20">Parameters</text:span> <text:span text:style-name="T20">of</text:span> <text:span text:style-name="T20">the</text:span> <text:span text:style-name="T20">command:</text:span> </text:p>
      <text:p text:style-name="Text_20_body">{Type}&lt;SEP&gt;</text:p>
      <text:p text:style-name="Text_20_body">Mandatory parameters:</text:p>
      <text:list xml:id="list6487615640471175183" text:style-name="L196">
        <text:list-item>
          <text:p text:style-name="P550"><text:span text:style-name="T20">Type</text:span> - Type of the separating line.</text:p>
          <text:list>
            <text:list-item>
              <text:p text:style-name="P550"><text:span text:style-name="T20">'1'</text:span> - Separating line with the symbol '-';</text:p>
            </text:list-item>
            <text:list-item>
              <text:p text:style-name="P550"><text:span text:style-name="T20">'2'</text:span> - Separating line with the symbols '-' and ' ';</text:p>
            </text:list-item>
            <text:list-item>
              <text:p text:style-name="P310"><text:span text:style-name="T20">'3'</text:span> - Separating line with the symbol '=';</text:p>
            </text:list-item>
          </text:list>
        </text:list-item>
      </text:list>
      <text:p text:style-name="Text_20_body"><text:line-break/><text:soft-page-break/><text:span text:style-name="T20">Answer:</text:span> </text:p>
      <text:p text:style-name="Text_20_body">{ErrorCode}&lt;SEP&gt;</text:p>
      <text:list xml:id="list3699448499398548130" text:style-name="L197">
        <text:list-item>
          <text:p text:style-name="P311"><text:span text:style-name="T20">ErrorCode</text:span> - Indicates an error code. If command passed, <text:span text:style-name="T20">ErrorCode</text:span> is 0;</text:p>
        </text:list-item>
      </text:list>
      <text:p text:style-name="Horizontal_20_Line"/>
      <text:p text:style-name="Horizontal_20_Line"/>
      <text:p text:style-name="Horizontal_20_Line"/>
      <text:h text:style-name="Heading_20_2" text:outline-level="2">Command: 94 (5Еh) </text:h>
      <text:p text:style-name="Text_20_body">Fiscal memory report by date </text:p>
      <text:p text:style-name="Text_20_body"><text:span text:style-name="T20">Parameters</text:span> <text:span text:style-name="T20">of</text:span> <text:span text:style-name="T20">the</text:span> <text:span text:style-name="T20">command:</text:span> </text:p>
      <text:p text:style-name="Text_20_body">{Type}&lt;SEP&gt;{Start}&lt;SEP&gt;{End}&lt;SEP&gt;</text:p>
      <text:p text:style-name="Text_20_body">Mandatory parameters:</text:p>
      <text:list xml:id="list2380087069389985229" text:style-name="L198">
        <text:list-item>
          <text:p text:style-name="P312"><text:span text:style-name="T20">Type</text:span> - 0 - short; 1 - detailed;</text:p>
        </text:list-item>
      </text:list>
      <text:p text:style-name="Text_20_body">Optional parameters:</text:p>
      <text:list xml:id="list1213814530594701789" text:style-name="L199">
        <text:list-item>
          <text:p text:style-name="P551"><text:span text:style-name="T20">Start</text:span> - Start date. Default: Date of fiscalization ( format DD-MM-YY );</text:p>
        </text:list-item>
        <text:list-item>
          <text:p text:style-name="P313"><text:span text:style-name="T20">End</text:span> - End date. Default: Current date ( format DD-MM-YY );</text:p>
        </text:list-item>
      </text:list>
      <text:p text:style-name="Text_20_body"><text:span text:style-name="T20">Answer:</text:span> </text:p>
      <text:p text:style-name="Text_20_body">{ErrorCode}&lt;SEP&gt;</text:p>
      <text:list xml:id="list4974298791187838366" text:style-name="L200">
        <text:list-item>
          <text:p text:style-name="P314"><text:span text:style-name="T20">ErrorCode</text:span> - Indicates an error code. If command passed, <text:span text:style-name="T20">ErrorCode</text:span> is 0;</text:p>
        </text:list-item>
      </text:list>
      <text:p text:style-name="Horizontal_20_Line"/>
      <text:p text:style-name="Horizontal_20_Line"/>
      <text:p text:style-name="Horizontal_20_Line"/>
      <text:h text:style-name="Heading_20_2" text:outline-level="2">Command: 95 (5Fh) </text:h>
      <text:p text:style-name="Text_20_body">Fiscal memory report by number of Z-report </text:p>
      <text:p text:style-name="Text_20_body"><text:span text:style-name="T20">Parameters</text:span> <text:span text:style-name="T20">of</text:span> <text:span text:style-name="T20">the</text:span> <text:span text:style-name="T20">command:</text:span> </text:p>
      <text:p text:style-name="Text_20_body">{Type}&lt;SEP&gt;{First}&lt;SEP&gt;{Last}&lt;SEP&gt;</text:p>
      <text:p text:style-name="Text_20_body">Mandatory parameters:</text:p>
      <text:list xml:id="list517987230879777028" text:style-name="L201">
        <text:list-item>
          <text:p text:style-name="P315"><text:span text:style-name="T20">Type</text:span> - 0 - short; 1 - detailed;</text:p>
        </text:list-item>
      </text:list>
      <text:p text:style-name="Text_20_body">Optional parameters:</text:p>
      <text:list xml:id="list5041998010860453242" text:style-name="L202">
        <text:list-item>
          <text:p text:style-name="P552"><text:soft-page-break/><text:span text:style-name="T20">First</text:span> - First block in the report. Default: 1;</text:p>
        </text:list-item>
        <text:list-item>
          <text:p text:style-name="P316"><text:span text:style-name="T20">Last</text:span> - Last block in the report. Default: number of last Z report;</text:p>
        </text:list-item>
      </text:list>
      <text:p text:style-name="Text_20_body"><text:span text:style-name="T20">Answer:</text:span> </text:p>
      <text:p text:style-name="Text_20_body">{ErrorCode}&lt;SEP&gt;</text:p>
      <text:list xml:id="list8675527204227413342" text:style-name="L203">
        <text:list-item>
          <text:p text:style-name="P317"><text:span text:style-name="T20">ErrorCode</text:span> - Indicates an error code. If command passed, <text:span text:style-name="T20">ErrorCode</text:span> is 0;</text:p>
        </text:list-item>
      </text:list>
      <text:p text:style-name="Horizontal_20_Line"/>
      <text:p text:style-name="Horizontal_20_Line"/>
      <text:p text:style-name="Horizontal_20_Line"/>
      <text:h text:style-name="Heading_20_2" text:outline-level="2">Command: 98 (62h) </text:h>
      <text:p text:style-name="Text_20_body">Programming of TAX number </text:p>
      <text:p text:style-name="Text_20_body"><text:span text:style-name="T20">Parameters</text:span> <text:span text:style-name="T20">of</text:span> <text:span text:style-name="T20">the</text:span> <text:span text:style-name="T20">command:</text:span> </text:p>
      <text:p text:style-name="Text_20_body">{TAXnumber}&lt;SEP&gt;</text:p>
      <text:p text:style-name="Text_20_body">Mandatory parameters:</text:p>
      <text:list xml:id="list5707597922997389223" text:style-name="L204">
        <text:list-item>
          <text:p text:style-name="P318"><text:span text:style-name="T20">TAXnumber</text:span> - TAX number (max 13 characters, of which a min 9 digits);</text:p>
        </text:list-item>
      </text:list>
      <text:p text:style-name="Text_20_body"><text:line-break/><text:span text:style-name="T20">Answer:</text:span> </text:p>
      <text:p text:style-name="Text_20_body">{ErrorCode}&lt;SEP&gt;</text:p>
      <text:list xml:id="list1676272234841076672" text:style-name="L205">
        <text:list-item>
          <text:p text:style-name="P319"><text:span text:style-name="T20">ErrorCode</text:span> - Indicates an error code. If command passed, <text:span text:style-name="T20">ErrorCode</text:span> is 0;</text:p>
        </text:list-item>
      </text:list>
      <text:p text:style-name="Horizontal_20_Line"/>
      <text:p text:style-name="Horizontal_20_Line"/>
      <text:p text:style-name="Horizontal_20_Line"/>
      <text:h text:style-name="Heading_20_2" text:outline-level="2">Command: 99 (63h) </text:h>
      <text:p text:style-name="Text_20_body">Reading the programmed TAX number </text:p>
      <text:p text:style-name="Text_20_body"><text:span text:style-name="T20">Parameters</text:span> <text:span text:style-name="T20">of</text:span> <text:span text:style-name="T20">the</text:span> <text:span text:style-name="T20">command:</text:span> </text:p>
      <text:p text:style-name="Text_20_body">none</text:p>
      <text:p text:style-name="Text_20_body"><text:span text:style-name="T20">Answer:</text:span> </text:p>
      <text:p text:style-name="Text_20_body">{ErrorCode}&lt;SEP&gt;{TAXnumber}&lt;SEP&gt;</text:p>
      <text:list xml:id="list7124367674783637659" text:style-name="L206">
        <text:list-item>
          <text:p text:style-name="P553"><text:span text:style-name="T20">ErrorCode</text:span> - Indicates an error code. If command passed, <text:span text:style-name="T20">ErrorCode</text:span> is 0;</text:p>
        </text:list-item>
        <text:list-item>
          <text:p text:style-name="P320"><text:span text:style-name="T20">TAXnumber</text:span> - TAX number (max 13 characters, of which a min 9 digits);</text:p>
        </text:list-item>
      </text:list>
      <text:p text:style-name="Horizontal_20_Line"><text:soft-page-break/></text:p>
      <text:p text:style-name="Horizontal_20_Line"/>
      <text:p text:style-name="Horizontal_20_Line"/>
      <text:h text:style-name="Heading_20_2" text:outline-level="2">Command: 100 (64h) </text:h>
      <text:p text:style-name="Text_20_body">Reading an error </text:p>
      <text:p text:style-name="Text_20_body"><text:span text:style-name="T20">Parameters</text:span> <text:span text:style-name="T20">of</text:span> <text:span text:style-name="T20">the</text:span> <text:span text:style-name="T20">command:</text:span> </text:p>
      <text:p text:style-name="Text_20_body">{Code}&lt;SEP&gt;</text:p>
      <text:p text:style-name="Text_20_body">Mandatory parameters:</text:p>
      <text:list xml:id="list2494116564439293951" text:style-name="L207">
        <text:list-item>
          <text:p text:style-name="P321"><text:span text:style-name="T20">Code</text:span> - Code of the error;</text:p>
        </text:list-item>
      </text:list>
      <text:p text:style-name="Text_20_body"><text:span text:style-name="T20">Answer:</text:span> </text:p>
      <text:p text:style-name="Text_20_body">{ErrorCode}&lt;SEP&gt;{Code}&lt;SEP&gt;{ErrorMessage}&lt;SEP&gt;</text:p>
      <text:list xml:id="list3499054846707741083" text:style-name="L208">
        <text:list-item>
          <text:p text:style-name="P554"><text:span text:style-name="T20">ErrorCode</text:span> - Indicates an error code. If command passed, <text:span text:style-name="T20">ErrorCode</text:span> is 0;</text:p>
        </text:list-item>
        <text:list-item>
          <text:p text:style-name="P554"><text:span text:style-name="T20">Code</text:span> - Code of the error, to be explained;</text:p>
        </text:list-item>
        <text:list-item>
          <text:p text:style-name="P322"><text:span text:style-name="T20">ErrorMessage</text:span> - Explanation of the error in <text:span text:style-name="T20">Code</text:span>;</text:p>
        </text:list-item>
      </text:list>
      <text:p text:style-name="Horizontal_20_Line"/>
      <text:p text:style-name="Horizontal_20_Line"/>
      <text:p text:style-name="Horizontal_20_Line"/>
      <text:h text:style-name="Heading_20_2" text:outline-level="2">Command: 101 (65h) </text:h>
      <text:p text:style-name="Text_20_body">Set operator password </text:p>
      <text:p text:style-name="Text_20_body"><text:span text:style-name="T20">Parameters</text:span> <text:span text:style-name="T20">of</text:span> <text:span text:style-name="T20">the</text:span> <text:span text:style-name="T20">command:</text:span> </text:p>
      <text:p text:style-name="Text_20_body">{OpCode}&lt;SEP&gt;{OldPwd}&lt;SEP&gt;{NewPwd}&lt;SEP&gt;</text:p>
      <text:p text:style-name="Text_20_body">Mandatory parameters:</text:p>
      <text:list xml:id="list4435572764593809174" text:style-name="L209">
        <text:list-item>
          <text:p text:style-name="P555"><text:span text:style-name="T20">OpCode</text:span> - Operator number from 1...30;</text:p>
        </text:list-item>
        <text:list-item>
          <text:p text:style-name="P323"><text:span text:style-name="T20">NewPwd</text:span> - Operator password, ascii string of digits. Lenght from 1...8;</text:p>
        </text:list-item>
      </text:list>
      <text:p text:style-name="Text_20_body">Optional parameters:</text:p>
      <text:list xml:id="list6546866113911641591" text:style-name="L210">
        <text:list-item>
          <text:p text:style-name="P324"><text:span text:style-name="T20">OldPwd</text:span> - Operator old password or administrator (oper29 &amp; oper30) password. Can be blank if service jumper is on.</text:p>
        </text:list-item>
      </text:list>
      <text:p text:style-name="Text_20_body"><text:span text:style-name="T20">Answer:</text:span> </text:p>
      <text:p text:style-name="Text_20_body">{ErrorCode}&lt;SEP&gt;</text:p>
      <text:list xml:id="list4140874437842043088" text:style-name="L211">
        <text:list-item>
          <text:p text:style-name="P325"><text:soft-page-break/><text:span text:style-name="T20">ErrorCode</text:span> - Indicates an error code. If command passed, <text:span text:style-name="T20">ErrorCode</text:span> is 0;</text:p>
        </text:list-item>
      </text:list>
      <text:p text:style-name="Horizontal_20_Line"/>
      <text:p text:style-name="Horizontal_20_Line"/>
      <text:p text:style-name="Horizontal_20_Line"/>
      <text:h text:style-name="Heading_20_2" text:outline-level="2">Command: 103 (67h) </text:h>
      <text:p text:style-name="Text_20_body">Information for the current receipt </text:p>
      <text:p text:style-name="Text_20_body"><text:span text:style-name="T20">Parameters</text:span> <text:span text:style-name="T20">of</text:span> <text:span text:style-name="T20">the</text:span> <text:span text:style-name="T20">command:</text:span> </text:p>
      <text:p text:style-name="Text_20_body">none</text:p>
      <text:p text:style-name="Text_20_body"><text:span text:style-name="T20">Answer:</text:span> </text:p>
      <text:p text:style-name="Text_20_body">{ErrorCode}&lt;SEP&gt;{SumVATA}&lt;SEP&gt;{SumVATB}&lt;SEP&gt;{SumVATC}&lt;SEP&gt;{SumVATD}&lt;SEP&gt;{SumVATE}&lt;SEP&gt;{SumVATF}&lt;SEP&gt;{SumVATG}&lt;SEP&gt;{SumVATH}&lt;SEP&gt;{Inv}&lt;SEP&gt;{InvNum}&lt;SEP&gt;</text:p>
      <text:list xml:id="list1615429057935173840" text:style-name="L212">
        <text:list-item>
          <text:p text:style-name="P556"><text:span text:style-name="T20">ErrorCode</text:span> - Indicates an error code. If command passed, <text:span text:style-name="T20">ErrorCode</text:span> is 0;</text:p>
        </text:list-item>
        <text:list-item>
          <text:p text:style-name="P556"><text:span text:style-name="T20">SumVATx -</text:span> The current accumulated sum on VATx ( 0.00...9999999.99 or 0...999999999 depending dec point position );</text:p>
        </text:list-item>
        <text:list-item>
          <text:p text:style-name="P556"><text:span text:style-name="T20">Inv -</text:span> '1' if it is expanded receipt; '0' if it is simplified receipt;</text:p>
        </text:list-item>
        <text:list-item>
          <text:p text:style-name="P326"><text:span text:style-name="T20">InvNmb -</text:span> Number of the next invoice (up to 10 digits)</text:p>
        </text:list-item>
      </text:list>
      <text:p text:style-name="Horizontal_20_Line"/>
      <text:p text:style-name="Horizontal_20_Line"/>
      <text:p text:style-name="Horizontal_20_Line"/>
      <text:h text:style-name="Heading_20_2" text:outline-level="2">Command: 105 (69h) </text:h>
      <text:p text:style-name="Text_20_body">Report operators </text:p>
      <text:p text:style-name="Text_20_body"><text:span text:style-name="T20">Parameters</text:span> <text:span text:style-name="T20">of</text:span> <text:span text:style-name="T20">the</text:span> <text:span text:style-name="T20">command:</text:span> </text:p>
      <text:p text:style-name="Text_20_body">{FirstOper}&lt;SEP&gt;{LastOper}&lt;SEP&gt;{Clear}&lt;SEP&gt;</text:p>
      <text:p text:style-name="Text_20_body">Optional parameters:</text:p>
      <text:list xml:id="list2482911071880101891" text:style-name="L213">
        <text:list-item>
          <text:p text:style-name="P557"><text:span text:style-name="T20">FirstOper</text:span> - First operator. Default: 1 (1...30);</text:p>
        </text:list-item>
        <text:list-item>
          <text:p text:style-name="P557"><text:span text:style-name="T20">LastOper</text:span> - Last operator. Default: Maximum operator number (1...30);</text:p>
        </text:list-item>
        <text:list-item>
          <text:p text:style-name="P557"><text:span text:style-name="T20">Clear</text:span> - Clear registers for operators. Default: 0;</text:p>
          <text:list>
            <text:list-item>
              <text:p text:style-name="P557"><text:span text:style-name="T20">'0'</text:span> - Does not clear registers for operators.</text:p>
            </text:list-item>
            <text:list-item>
              <text:p text:style-name="P327"><text:span text:style-name="T20">'1'</text:span> - Clear registers for operators.</text:p>
            </text:list-item>
          </text:list>
        </text:list-item>
      </text:list>
      <text:p text:style-name="Text_20_body"><text:span text:style-name="T20">Answer:</text:span> </text:p>
      <text:p text:style-name="Text_20_body"><text:soft-page-break/>{ErrorCode}&lt;SEP&gt;</text:p>
      <text:list xml:id="list7770823150842011913" text:style-name="L214">
        <text:list-item>
          <text:p text:style-name="P328"><text:span text:style-name="T20">ErrorCode</text:span> - Indicates an error code. If command passed, <text:span text:style-name="T20">ErrorCode</text:span> is 0;</text:p>
        </text:list-item>
      </text:list>
      <text:p text:style-name="Horizontal_20_Line"/>
      <text:p text:style-name="Horizontal_20_Line"/>
      <text:p text:style-name="Horizontal_20_Line"/>
      <text:h text:style-name="Heading_20_2" text:outline-level="2">Command: 106 (6Ah) </text:h>
      <text:p text:style-name="Text_20_body">Drawer opening </text:p>
      <text:p text:style-name="Text_20_body"><text:span text:style-name="T20">Parameters</text:span> <text:span text:style-name="T20">of</text:span> <text:span text:style-name="T20">the</text:span> <text:span text:style-name="T20">command:</text:span> </text:p>
      <text:p text:style-name="Text_20_body">{mSec}&lt;SEP&gt;</text:p>
      <text:p text:style-name="Text_20_body">Optional parameters:</text:p>
      <text:list xml:id="list2875504581945324115" text:style-name="L215">
        <text:list-item>
          <text:p text:style-name="P329"><text:span text:style-name="T20">mSec</text:span> - The length of the impulse in milliseconds. ( 0...65535 )</text:p>
        </text:list-item>
      </text:list>
      <text:p text:style-name="Text_20_body"><text:span text:style-name="T20">Answer:</text:span> </text:p>
      <text:p text:style-name="Text_20_body">{ErrorCode}&lt;SEP&gt;</text:p>
      <text:list xml:id="list6248649723513186555" text:style-name="L216">
        <text:list-item>
          <text:p text:style-name="P330"><text:span text:style-name="T20">ErrorCode</text:span> - Indicates an error code. If command passed, <text:span text:style-name="T20">ErrorCode</text:span> is 0;</text:p>
        </text:list-item>
      </text:list>
      <text:p text:style-name="Horizontal_20_Line"/>
      <text:p text:style-name="Horizontal_20_Line"/>
      <text:p text:style-name="Horizontal_20_Line"/>
      <text:h text:style-name="Heading_20_2" text:outline-level="2">Command: 107 (6Bh) </text:h>
      <text:p text:style-name="Text_20_body">Defining and reading items </text:p>
      <text:p text:style-name="Text_20_body"><text:span text:style-name="T20">Parameters</text:span> <text:span text:style-name="T20">of</text:span> <text:span text:style-name="T20">the</text:span> <text:span text:style-name="T20">command:</text:span> </text:p>
      <text:p text:style-name="Text_20_body">{Option}&lt;SEP&gt;{Parameters}&lt;SEP&gt;</text:p>
      <text:p text:style-name="Text_20_body">Mandatory parameters: {Option}</text:p>
      <text:list xml:id="list3014364103876057226" text:style-name="L217">
        <text:list-item>
          <text:p text:style-name="P558"><text:span text:style-name="T20">'I'</text:span> - Items information;<text:line-break/>Syntax: </text:p>
          <text:p text:style-name="P558">{Option}&lt;SEP&gt;</text:p>
          <text:p text:style-name="P558"><text:span text:style-name="Emphasis">Answer(3)</text:span> </text:p>
        </text:list-item>
        <text:list-item>
          <text:p text:style-name="P558"><text:span text:style-name="T20">'P'</text:span> - Item programming;<text:line-break/>Syntax: </text:p>
          <text:p text:style-name="P558">{Option}&lt;SEP&gt;{PLU}&lt;SEP&gt;{TaxGr}&lt;SEP&gt;{Dep}&lt;SEP&gt;{Group}&lt;SEP&gt;{PriceType}&lt;SEP&gt;{Price}&lt;SEP&gt;{AddQty}&lt;SEP&gt;{Quantity}&lt;SEP&gt;{Bar1}&lt;SEP&gt;{Bar2}&lt;SEP&gt;{Bar3}&lt;<text:soft-page-break/>SEP&gt;{Bar4}&lt;SEP&gt;{Name}&lt;SEP&gt;</text:p>
          <text:p text:style-name="P558">Mandatory parameters:</text:p>
          <text:list>
            <text:list-item>
              <text:p text:style-name="P558"><text:span text:style-name="T20">PLU</text:span> - Item number (1...100000);</text:p>
            </text:list-item>
            <text:list-item>
              <text:p text:style-name="P558"><text:span text:style-name="T20">TaxGr</text:span> - VAT group (letter 'A'...'H' or cyrillic 'А'...'З');</text:p>
            </text:list-item>
            <text:list-item>
              <text:p text:style-name="P558"><text:span text:style-name="T20">Dep</text:span> - Department (0...99);</text:p>
            </text:list-item>
            <text:list-item>
              <text:p text:style-name="P558"><text:span text:style-name="T20">Group</text:span> - Stock group (1...99);</text:p>
            </text:list-item>
            <text:list-item>
              <text:p text:style-name="P558"><text:span text:style-name="T20">PriceType</text:span> - Price type ('0' - fixed price, '1' - free price, '2' - max price; for details see user's manual) ;</text:p>
            </text:list-item>
            <text:list-item>
              <text:p text:style-name="P558"><text:span text:style-name="T20">Price</text:span> - Price ( 0.00...9999999.99 or 0...999999999 depending dec point position );</text:p>
            </text:list-item>
            <text:list-item>
              <text:p text:style-name="P558"><text:span text:style-name="T20">Quantity</text:span> - Stock quantity (0.001...99999.999);</text:p>
            </text:list-item>
            <text:list-item>
              <text:p text:style-name="P558"><text:span text:style-name="T20">Name</text:span> - Item name (up to 32 symbols);</text:p>
            </text:list-item>
          </text:list>
          <text:p text:style-name="P558">Optional parameters:</text:p>
          <text:list text:continue-numbering="true">
            <text:list-item>
              <text:p text:style-name="P558"><text:span text:style-name="T20">AddQty</text:span> - A byte with value 'A',</text:p>
            </text:list-item>
            <text:list-item>
              <text:p text:style-name="P558"><text:span text:style-name="T20">BarX</text:span> - Barcode X ( up to 13 digits );</text:p>
            </text:list-item>
          </text:list>
          <text:p text:style-name="P558"><text:span text:style-name="Emphasis">Answer(1)</text:span> </text:p>
        </text:list-item>
        <text:list-item>
          <text:p text:style-name="P558"><text:span text:style-name="T20">'A'</text:span> - Change of the available quantity for item;<text:line-break/>Syntax: </text:p>
          <text:p text:style-name="P558">{Option}&lt;SEP&gt;{PLU}&lt;SEP&gt;{Quantity}&lt;SEP&gt;</text:p>
          <text:p text:style-name="P558">Mandatory parameters:</text:p>
          <text:list>
            <text:list-item>
              <text:p text:style-name="P558"><text:span text:style-name="T20">PLU</text:span> - Item number (1...100000);</text:p>
            </text:list-item>
            <text:list-item>
              <text:p text:style-name="P558"><text:span text:style-name="T20">Quantity</text:span> - Stock quantity (0.001...99999.999);</text:p>
            </text:list-item>
          </text:list>
          <text:p text:style-name="P558"><text:span text:style-name="Emphasis">Answer(1)</text:span> </text:p>
        </text:list-item>
        <text:list-item>
          <text:p text:style-name="P558"><text:span text:style-name="T20">'D'</text:span> - Item deleting;<text:line-break/>Syntax: </text:p>
          <text:p text:style-name="P558">{Option}&lt;SEP&gt;{firstPLU}&lt;SEP&gt;{lastPLU}&lt;SEP&gt;</text:p>
          <text:p text:style-name="P558">Mandatory parameters:</text:p>
          <text:list>
            <text:list-item>
              <text:p text:style-name="P558"><text:span text:style-name="T20">firstPLU</text:span> - First item to delete (1...100000); If this parameter has value 'A', all items will be deleted(lastPLU must be empty).</text:p>
            </text:list-item>
          </text:list>
          <text:p text:style-name="P558">Optional parameters:</text:p>
          <text:list text:continue-numbering="true">
            <text:list-item>
              <text:p text:style-name="P558"><text:span text:style-name="T20">lastPLU</text:span> - last item to delete (1...100000). Default: {firstPLU}; ;</text:p>
            </text:list-item>
          </text:list>
          <text:p text:style-name="P558"><text:span text:style-name="Emphasis">Answer(1)</text:span> </text:p>
        </text:list-item>
        <text:list-item>
          <text:p text:style-name="P558"><text:span text:style-name="T20">'R'</text:span> - Reading item data;<text:line-break/>Syntax: </text:p>
          <text:p text:style-name="P558">{Option}&lt;SEP&gt;{PLU}&lt;SEP&gt;</text:p>
          <text:p text:style-name="P558">Mandatory parameters:</text:p>
          <text:list>
            <text:list-item>
              <text:p text:style-name="P558"><text:span text:style-name="T20">PLU</text:span> - Item number (1...100000);</text:p>
            </text:list-item>
          </text:list>
          <text:p text:style-name="P558"><text:span text:style-name="Emphasis">Answer(2)</text:span> </text:p>
        </text:list-item>
        <text:list-item>
          <text:p text:style-name="P558"><text:span text:style-name="T20">'F'</text:span> - Returns data about the first found programmed item;<text:line-break/>Syntax: </text:p>
          <text:p text:style-name="P558"><text:soft-page-break/>{Option}&lt;SEP&gt;{PLU}&lt;SEP&gt;</text:p>
          <text:p text:style-name="P558">Optional parameters:</text:p>
          <text:list>
            <text:list-item>
              <text:p text:style-name="P558"><text:span text:style-name="T20">PLU</text:span> - Item number (1...100000). Default: 0;</text:p>
            </text:list-item>
          </text:list>
          <text:p text:style-name="P558"><text:span text:style-name="Emphasis">Answer(2)</text:span> </text:p>
        </text:list-item>
        <text:list-item>
          <text:p text:style-name="P558"><text:span text:style-name="T20">'L'</text:span> - Returns data about the last found programmed item;<text:line-break/>Syntax: </text:p>
          <text:p text:style-name="P558">{Option}&lt;SEP&gt;{PLU}&lt;SEP&gt;</text:p>
          <text:p text:style-name="P558">Optional parameters:</text:p>
          <text:list>
            <text:list-item>
              <text:p text:style-name="P558"><text:span text:style-name="T20">PLU</text:span> - Item number (1...100000). Default: 100000;</text:p>
            </text:list-item>
          </text:list>
          <text:p text:style-name="P558"><text:span text:style-name="Emphasis">Answer(2)</text:span> </text:p>
        </text:list-item>
        <text:list-item>
          <text:p text:style-name="P558"><text:span text:style-name="T20">'N'</text:span> - Returns data for the next found programmed item;<text:line-break/>Syntax: </text:p>
          <text:p text:style-name="P558">{Option}&lt;SEP&gt;</text:p>
          <text:p text:style-name="P102">Note</text:p>
          <text:p text:style-name="P111">The same command with option 'F' or 'L' must be executed first. This determines whether to get next('F') or previous ('L') item.</text:p>
          <text:p text:style-name="P558"><text:span text:style-name="Emphasis">Answer(2)</text:span> </text:p>
        </text:list-item>
        <text:list-item>
          <text:p text:style-name="P558"><text:span text:style-name="T20">'f'</text:span> - Returns data about the first found item with sales on it;<text:line-break/>Syntax: </text:p>
          <text:p text:style-name="P558">{Option}&lt;SEP&gt;{PLU}&lt;SEP&gt;</text:p>
          <text:p text:style-name="P558">Optional parameters:</text:p>
          <text:list>
            <text:list-item>
              <text:p text:style-name="P558"><text:span text:style-name="T20">PLU</text:span> - Item number(1...100000). Default: 0;</text:p>
            </text:list-item>
          </text:list>
          <text:p text:style-name="P558"><text:span text:style-name="Emphasis">Answer(2)</text:span> </text:p>
        </text:list-item>
        <text:list-item>
          <text:p text:style-name="P558"><text:span text:style-name="T20">'l'</text:span> - Returns data about the last found item with sales on it;<text:line-break/>Syntax: </text:p>
          <text:p text:style-name="P558">{Option}&lt;SEP&gt;{PLU}&lt;SEP&gt;</text:p>
          <text:p text:style-name="P558">Optional parameters:</text:p>
          <text:list>
            <text:list-item>
              <text:p text:style-name="P558"><text:span text:style-name="T20">PLU</text:span> - Item number (1...100000). Default: 100000;</text:p>
            </text:list-item>
          </text:list>
          <text:p text:style-name="P558"><text:span text:style-name="Emphasis">Answer(2)</text:span> </text:p>
        </text:list-item>
        <text:list-item>
          <text:p text:style-name="P558"><text:span text:style-name="T20">'n'</text:span> - Returns data for the next found item with sales on it;<text:line-break/>Syntax: </text:p>
          <text:p text:style-name="P558">{Option}&lt;SEP&gt;</text:p>
          <text:p text:style-name="P102">Note</text:p>
          <text:p text:style-name="P111">The same command with option 'f' or 'l' must be executed first. This determines whether to get next('f') or previous ('l') item. <text:span text:style-name="Emphasis">Answer(2)</text:span> </text:p>
        </text:list-item>
        <text:list-item>
          <text:p text:style-name="P558"><text:span text:style-name="T20">'X'</text:span> - Find the first not programmed item;<text:line-break/>Syntax: </text:p>
          <text:p text:style-name="P558">{Option}&lt;SEP&gt;{PLU}&lt;SEP&gt;</text:p>
          <text:p text:style-name="P558">Optional parameters:</text:p>
          <text:list>
            <text:list-item>
              <text:p text:style-name="P558"><text:span text:style-name="T20">PLU</text:span> - Item number(1...100000). Default: 0;</text:p>
            </text:list-item>
          </text:list>
          <text:p text:style-name="P558"><text:soft-page-break/><text:span text:style-name="Emphasis">Answer(4)</text:span> </text:p>
        </text:list-item>
        <text:list-item>
          <text:p text:style-name="P558"><text:span text:style-name="T20">'x'</text:span> - Find the last not programmed item;<text:line-break/>Syntax: </text:p>
          <text:p text:style-name="P558">{Option}&lt;SEP&gt;{PLU}&lt;SEP&gt;</text:p>
          <text:p text:style-name="P558">Optional parameters:</text:p>
          <text:list>
            <text:list-item>
              <text:p text:style-name="P558"><text:span text:style-name="T20">PLU</text:span> - Item number (1...100000). Default: 100000;</text:p>
            </text:list-item>
          </text:list>
          <text:p text:style-name="P331"><text:span text:style-name="Emphasis">Answer(4)</text:span> </text:p>
        </text:list-item>
      </text:list>
      <text:p text:style-name="Text_20_body"><text:span text:style-name="T20">Answer(1)</text:span>:</text:p>
      <text:p text:style-name="Text_20_body">{ErrorCode}&lt;SEP&gt;</text:p>
      <text:list xml:id="list8328454717254558658" text:style-name="L218">
        <text:list-item>
          <text:p text:style-name="P332"><text:span text:style-name="T20">ErrorCode</text:span> - Indicates an error code. If command passed, <text:span text:style-name="T20">ErrorCode</text:span> is 0;</text:p>
        </text:list-item>
      </text:list>
      <text:p text:style-name="Text_20_body"><text:span text:style-name="T20">Answer(2)</text:span>:</text:p>
      <text:p text:style-name="Text_20_body">{ErrorCode}&lt;SEP&gt;{PLU}&lt;SEP&gt;{TaxGr}&lt;SEP&gt;{Dep}&lt;SEP&gt;{Group}&lt;SEP&gt;{PriceType}&lt;SEP&gt;{Price}&lt;SEP&gt;{Turnover}&lt;SEP&gt;{SoldQty}&lt;SEP&gt;{StockQty}&lt;SEP&gt;{Bar1}&lt;SEP&gt;{Bar2}&lt;SEP&gt;{Bar3}&lt;SEP&gt;{Bar4}&lt;SEP&gt;{Name}&lt;SEP&gt;</text:p>
      <text:list xml:id="list2202167492623131927" text:style-name="L219">
        <text:list-item>
          <text:p text:style-name="P559"><text:span text:style-name="T20">ErrorCode</text:span> - Indicates an error code. If command passed, <text:span text:style-name="T20">ErrorCode</text:span> is 0;</text:p>
        </text:list-item>
        <text:list-item>
          <text:p text:style-name="P559"><text:span text:style-name="T20">PLU</text:span> - Item number (1...100000);</text:p>
        </text:list-item>
        <text:list-item>
          <text:p text:style-name="P559"><text:span text:style-name="T20">TaxGr</text:span> - VAT group (letter 'A'...'H' or cyrillic 'А'...'З');</text:p>
        </text:list-item>
        <text:list-item>
          <text:p text:style-name="P559"><text:span text:style-name="T20">Dep</text:span> - Department (0...99);</text:p>
        </text:list-item>
        <text:list-item>
          <text:p text:style-name="P559"><text:span text:style-name="T20">Group</text:span> - Stock group (1...99);</text:p>
        </text:list-item>
        <text:list-item>
          <text:p text:style-name="P559"><text:span text:style-name="T20">PriceType</text:span> - Price type ('0' - fixed price, '1' - free price, '2' - max price; for details see user's manual) ;</text:p>
        </text:list-item>
        <text:list-item>
          <text:p text:style-name="P559"><text:span text:style-name="T20">Price</text:span> - Price ( 0.00...9999999.99 or 0...999999999 depending dec point position );</text:p>
        </text:list-item>
        <text:list-item>
          <text:p text:style-name="P559"><text:span text:style-name="T20">Turnover</text:span> - Accumulated amount of the item ( 0.00...9999999.99 or 0...999999999 depending dec point position );</text:p>
        </text:list-item>
        <text:list-item>
          <text:p text:style-name="P559"><text:span text:style-name="T20">SoldQty</text:span> - Sold out quantity (0.001...99999.999);</text:p>
        </text:list-item>
        <text:list-item>
          <text:p text:style-name="P559"><text:span text:style-name="T20">StockQty</text:span> - Current quantity (0.001...99999.999);</text:p>
        </text:list-item>
        <text:list-item>
          <text:p text:style-name="P559"><text:span text:style-name="T20">BarX</text:span> - Barcode X ( up to 13 digits );</text:p>
        </text:list-item>
        <text:list-item>
          <text:p text:style-name="P333"><text:span text:style-name="T20">Name</text:span> - Item name (up to 32 symbols);</text:p>
        </text:list-item>
      </text:list>
      <text:p text:style-name="Text_20_body"><text:span text:style-name="T20">Answer(3)</text:span>:</text:p>
      <text:p text:style-name="Text_20_body">{ErrorCode}&lt;SEP&gt;{Total}&lt;SEP&gt;{Prog}&lt;SEP&gt;{NameLen}&lt;SEP&gt;</text:p>
      <text:list xml:id="list969669919306783260" text:style-name="L220">
        <text:list-item>
          <text:p text:style-name="P560"><text:span text:style-name="T20">ErrorCode</text:span> - Indicates an error code. If command passed, <text:span text:style-name="T20">ErrorCode</text:span> is 0;</text:p>
        </text:list-item>
        <text:list-item>
          <text:p text:style-name="P560"><text:span text:style-name="T20">Total</text:span> - Total count of the programmable items ( 100000 );</text:p>
        </text:list-item>
        <text:list-item>
          <text:p text:style-name="P560"><text:span text:style-name="T20">Prog</text:span> - Total count of the programmed items ( 0...100000);</text:p>
        </text:list-item>
        <text:list-item>
          <text:p text:style-name="P334"><text:span text:style-name="T20">NameLen</text:span> - Maximum length of item name ( 32 );</text:p>
        </text:list-item>
      </text:list>
      <text:p text:style-name="Text_20_body"><text:soft-page-break/><text:span text:style-name="T20">Answer(4)</text:span>:</text:p>
      <text:p text:style-name="Text_20_body">{ErrorCode}&lt;SEP&gt;{PLU}&lt;SEP&gt;</text:p>
      <text:list xml:id="list4652698791150382581" text:style-name="L221">
        <text:list-item>
          <text:p text:style-name="P561"><text:span text:style-name="T20">ErrorCode</text:span> - Indicates an error code. If command passed, <text:span text:style-name="T20">ErrorCode</text:span> is 0;</text:p>
        </text:list-item>
        <text:list-item>
          <text:p text:style-name="P335"><text:span text:style-name="T20">PLU</text:span> - Item number (1...100000);</text:p>
        </text:list-item>
      </text:list>
      <text:p text:style-name="Horizontal_20_Line"/>
      <text:p text:style-name="Horizontal_20_Line"/>
      <text:p text:style-name="Horizontal_20_Line"/>
      <text:h text:style-name="Heading_20_2" text:outline-level="2">Command: 109 (6Dh) </text:h>
      <text:p text:style-name="Text_20_body">Print dublicate receipt </text:p>
      <text:p text:style-name="Text_20_body"><text:span text:style-name="T20">Parameters</text:span> <text:span text:style-name="T20">of</text:span> <text:span text:style-name="T20">the</text:span> <text:span text:style-name="T20">command:</text:span> </text:p>
      <text:p text:style-name="Text_20_body">none</text:p>
      <text:p text:style-name="Text_20_body"><text:span text:style-name="T20">Answer:</text:span> </text:p>
      <text:p text:style-name="Text_20_body">{ErrorCode}&lt;SEP&gt;</text:p>
      <text:list xml:id="list7792422803484169007" text:style-name="L222">
        <text:list-item>
          <text:p text:style-name="P336"><text:span text:style-name="T20">ErrorCode</text:span> - Indicates an error code. If command passed, <text:span text:style-name="T20">ErrorCode</text:span> is 0;</text:p>
        </text:list-item>
      </text:list>
      <text:p text:style-name="Horizontal_20_Line"/>
      <text:p text:style-name="Horizontal_20_Line"/>
      <text:h text:style-name="Heading_20_2" text:outline-level="2">Command: 110 (6Eh) </text:h>
      <text:p text:style-name="Text_20_body">Additional daily information </text:p>
      <text:p text:style-name="Text_20_body"><text:span text:style-name="T20">Parameters</text:span> <text:span text:style-name="T20">of</text:span> <text:span text:style-name="T20">the</text:span> <text:span text:style-name="T20">command:</text:span> </text:p>
      <text:p text:style-name="Text_20_body">{Type}&lt;SEP&gt;</text:p>
      <text:p text:style-name="Text_20_body">Optional parameters:</text:p>
      <text:list xml:id="list3791924319457877414" text:style-name="L223">
        <text:list-item>
          <text:p text:style-name="P562"><text:span text:style-name="T20">Type</text:span> - Type of information. Default: 0;</text:p>
          <text:list>
            <text:list-item>
              <text:p text:style-name="P562"><text:span text:style-name="T20">'0'</text:span> - Payments;<text:line-break/><text:span text:style-name="Emphasis">Answer(1)</text:span> </text:p>
            </text:list-item>
            <text:list-item>
              <text:p text:style-name="P562"><text:span text:style-name="T20">'1'</text:span> - Negative payments;<text:line-break/><text:span text:style-name="Emphasis">Answer(2)</text:span> </text:p>
            </text:list-item>
            <text:list-item>
              <text:p text:style-name="P562"><text:span text:style-name="T20">'2'</text:span> - number and sum of sells;<text:line-break/><text:span text:style-name="Emphasis">Answer(3)</text:span> </text:p>
            </text:list-item>
            <text:list-item>
              <text:p text:style-name="P562"><text:span text:style-name="T20">'3'</text:span> - number and sum of discounts and surcharges;<text:line-break/><text:span text:style-name="Emphasis">Answer(4)</text:span> </text:p>
            </text:list-item>
            <text:list-item>
              <text:p text:style-name="P562"><text:span text:style-name="T20">'4'</text:span> - number and sum of corrections and annulled receipts;<text:line-break/><text:soft-page-break/><text:span text:style-name="Emphasis">Answer(5)</text:span> </text:p>
            </text:list-item>
            <text:list-item>
              <text:p text:style-name="P337"><text:span text:style-name="T20">'5'</text:span> - number and sum of cash in and cash out operations;<text:line-break/><text:span text:style-name="Emphasis">Answer(6)</text:span> </text:p>
            </text:list-item>
          </text:list>
        </text:list-item>
      </text:list>
      <text:p text:style-name="Text_20_body"><text:line-break/><text:span text:style-name="T20">Answer</text:span> 1:</text:p>
      <text:p text:style-name="Text_20_body">{ErrorCode}&lt;SEP&gt;{Pay1}&lt;SEP&gt;{Pay2}&lt;SEP&gt;{Pay3}&lt;SEP&gt;{Pay4}&lt;SEP&gt;{Pay5}&lt;SEP&gt;{Pay6}&lt;SEP&gt;{ForeignPay}&lt;SEP&gt;</text:p>
      <text:list xml:id="list5118506825608782955" text:style-name="L224">
        <text:list-item>
          <text:p text:style-name="P563"><text:span text:style-name="T20">ErrorCode</text:span> - Indicates an error code. If command passed, <text:span text:style-name="T20">ErrorCode</text:span> is 0;</text:p>
        </text:list-item>
        <text:list-item>
          <text:p text:style-name="P563"><text:span text:style-name="T20">PayX</text:span> - Value payed by payment X ( 0.00...9999999.99 or 0...999999999 depending dec point position );.</text:p>
        </text:list-item>
        <text:list-item>
          <text:p text:style-name="P338"><text:span text:style-name="T20">ForeignPay</text:span> - Value payed by foreign currency ( 0.00...9999999.99 or 0...999999999 depending dec point position );.</text:p>
        </text:list-item>
      </text:list>
      <text:p text:style-name="Text_20_body"><text:line-break/><text:span text:style-name="T20">Answer</text:span> 2:</text:p>
      <text:p text:style-name="Text_20_body">{ErrorCode}&lt;SEP&gt;{Pay1}&lt;SEP&gt;{Pay2}&lt;SEP&gt;{Pay3}&lt;SEP&gt;{Pay4}&lt;SEP&gt;{Pay5}&lt;SEP&gt;{Pay6}&lt;SEP&gt;{ForeignPay}&lt;SEP&gt;</text:p>
      <text:list xml:id="list2456611004617179617" text:style-name="L225">
        <text:list-item>
          <text:p text:style-name="P564"><text:span text:style-name="T20">ErrorCode</text:span> - Indicates an error code. If command passed, <text:span text:style-name="T20">ErrorCode</text:span> is 0;</text:p>
        </text:list-item>
        <text:list-item>
          <text:p text:style-name="P339"><text:span text:style-name="T20">PayX</text:span> - Value payed by payment X for return ( 0.00...9999999.99 or 0...999999999 depending dec point position );.</text:p>
        </text:list-item>
      </text:list>
      <text:p text:style-name="Text_20_body"><text:line-break/><text:span text:style-name="T20">Answer</text:span> 3:</text:p>
      <text:p text:style-name="Text_20_body">{ErrorCode}&lt;SEP&gt;{Num}&lt;SEP&gt;{Sum}&lt;SEP&gt;</text:p>
      <text:list xml:id="list6609808233821260398" text:style-name="L226">
        <text:list-item>
          <text:p text:style-name="P565"><text:span text:style-name="T20">ErrorCode</text:span> - Indicates an error code. If command passed, <text:span text:style-name="T20">ErrorCode</text:span> is 0;</text:p>
        </text:list-item>
        <text:list-item>
          <text:p text:style-name="P565"><text:span text:style-name="T20">Num</text:span> - number of clients;</text:p>
        </text:list-item>
        <text:list-item>
          <text:p text:style-name="P340"><text:span text:style-name="T20">Sum</text:span> - sum of the sells.</text:p>
        </text:list-item>
      </text:list>
      <text:p text:style-name="Text_20_body"><text:line-break/><text:span text:style-name="T20">Answer</text:span> 4:</text:p>
      <text:p text:style-name="Text_20_body">{ErrorCode}&lt;SEP&gt;{qSur}&lt;SEP&gt;{sSur}&lt;SEP&gt;{qDis}&lt;SEP&gt;{sDis}&lt;SEP&gt;</text:p>
      <text:list xml:id="list5241635813727106082" text:style-name="L227">
        <text:list-item>
          <text:p text:style-name="P566"><text:span text:style-name="T20">ErrorCode</text:span> - Indicates an error code. If command passed, <text:span text:style-name="T20">ErrorCode</text:span> is 0;</text:p>
        </text:list-item>
        <text:list-item>
          <text:p text:style-name="P566"><text:span text:style-name="T20">qSur</text:span> - number of surcharges;.</text:p>
        </text:list-item>
        <text:list-item>
          <text:p text:style-name="P566"><text:span text:style-name="T20">sSur</text:span> - sum of surcharges;.</text:p>
        </text:list-item>
        <text:list-item>
          <text:p text:style-name="P566"><text:span text:style-name="T20">qDis</text:span> - number of discounts;.</text:p>
        </text:list-item>
        <text:list-item>
          <text:p text:style-name="P341"><text:span text:style-name="T20">sDis</text:span> - sum of discounts;.</text:p>
        </text:list-item>
      </text:list>
      <text:p text:style-name="Text_20_body"><text:soft-page-break/><text:line-break/><text:span text:style-name="T20">Answer</text:span> 5:</text:p>
      <text:p text:style-name="Text_20_body">{ErrorCode}&lt;SEP&gt;{qVoid}&lt;SEP&gt;{sVoid}&lt;SEP&gt;{qAnul}&lt;SEP&gt;{sAnul}&lt;SEP&gt;</text:p>
      <text:list xml:id="list5576807385638617267" text:style-name="L228">
        <text:list-item>
          <text:p text:style-name="P567"><text:span text:style-name="T20">ErrorCode</text:span> - Indicates an error code. If command passed, <text:span text:style-name="T20">ErrorCode</text:span> is 0;</text:p>
        </text:list-item>
        <text:list-item>
          <text:p text:style-name="P567"><text:span text:style-name="T20">qVoid</text:span> - number of corrections;.</text:p>
        </text:list-item>
        <text:list-item>
          <text:p text:style-name="P567"><text:span text:style-name="T20">sVoid</text:span> - sum of corrections;.</text:p>
        </text:list-item>
        <text:list-item>
          <text:p text:style-name="P567"><text:span text:style-name="T20">qAnul</text:span> - number of annulled;.</text:p>
        </text:list-item>
        <text:list-item>
          <text:p text:style-name="P342"><text:span text:style-name="T20">sAnul</text:span> - sum of annulled;.</text:p>
        </text:list-item>
      </text:list>
      <text:p text:style-name="Text_20_body"><text:line-break/><text:span text:style-name="T20">Answer</text:span> 6:</text:p>
      <text:p text:style-name="Text_20_body">{ErrorCode}&lt;SEP&gt;{qCashIn1}&lt;SEP&gt;{sCashIn1}&lt;SEP&gt;{qCashOut1}&lt;SEP&gt;{sCashOut1}&lt;SEP&gt;{qCashIn2}&lt;SEP&gt;{sCashIn2}&lt;SEP&gt;{qCashOut2}&lt;SEP&gt;{sCashOut2}&lt;SEP&gt;</text:p>
      <text:list xml:id="list5284416390365561032" text:style-name="L229">
        <text:list-item>
          <text:p text:style-name="P568"><text:span text:style-name="T20">ErrorCode</text:span> - Indicates an error code. If command passed, <text:span text:style-name="T20">ErrorCode</text:span> is 0;</text:p>
        </text:list-item>
        <text:list-item>
          <text:p text:style-name="P568"><text:span text:style-name="T20">qCashIn1</text:span> - number of cash in operations;.</text:p>
        </text:list-item>
        <text:list-item>
          <text:p text:style-name="P568"><text:span text:style-name="T20">sCashIn1</text:span> - sum of cash in operations;.</text:p>
        </text:list-item>
        <text:list-item>
          <text:p text:style-name="P568"><text:span text:style-name="T20">qCashOut1</text:span> - number of cash out operations;.</text:p>
        </text:list-item>
        <text:list-item>
          <text:p text:style-name="P568"><text:span text:style-name="T20">sCashOut1</text:span> - sum of cash out operations;.</text:p>
        </text:list-item>
        <text:list-item>
          <text:p text:style-name="P568"><text:span text:style-name="T20">qCashIn2</text:span> - number of cash in operations in alternate currency;.</text:p>
        </text:list-item>
        <text:list-item>
          <text:p text:style-name="P568"><text:span text:style-name="T20">sCashIn2</text:span> - sum of cash in operations in alternate currency;.</text:p>
        </text:list-item>
        <text:list-item>
          <text:p text:style-name="P568"><text:span text:style-name="T20">qCashOut2</text:span> - number of cash out operations in alternate currency;.</text:p>
        </text:list-item>
        <text:list-item>
          <text:p text:style-name="P343"><text:span text:style-name="T20">sCashOut2</text:span> - sum of cash out operations in alternate currency;.</text:p>
        </text:list-item>
      </text:list>
      <text:p text:style-name="Horizontal_20_Line"/>
      <text:p text:style-name="Horizontal_20_Line"/>
      <text:p text:style-name="Horizontal_20_Line"/>
      <text:h text:style-name="Heading_20_2" text:outline-level="2">Command: 111 (65h) </text:h>
      <text:p text:style-name="Text_20_body">PLU report </text:p>
      <text:p text:style-name="Text_20_body"><text:span text:style-name="T20">Parameters</text:span> <text:span text:style-name="T20">of</text:span> <text:span text:style-name="T20">the</text:span> <text:span text:style-name="T20">command:</text:span> </text:p>
      <text:p text:style-name="Text_20_body">{Type}&lt;SEP&gt;{FirstPLU}&lt;SEP&gt;{LastPLU}&lt;SEP&gt;</text:p>
      <text:p text:style-name="Text_20_body">Mandatory parameters:</text:p>
      <text:list xml:id="list2401116089239804001" text:style-name="L230">
        <text:list-item>
          <text:p text:style-name="P569"><text:span text:style-name="T20">Type</text:span> - Type of report;</text:p>
          <text:list>
            <text:list-item>
              <text:p text:style-name="P569"><text:span text:style-name="T20">'0'</text:span> - PLU turnovers;</text:p>
            </text:list-item>
            <text:list-item>
              <text:p text:style-name="P569"><text:span text:style-name="T20">'1'</text:span> - PLU turnovers with clearing;</text:p>
            </text:list-item>
            <text:list-item>
              <text:p text:style-name="P569"><text:span text:style-name="T20">'2'</text:span> - PLU parameters;</text:p>
            </text:list-item>
            <text:list-item>
              <text:p text:style-name="P344"><text:soft-page-break/><text:span text:style-name="T20">'3'</text:span> - PLU stock;</text:p>
            </text:list-item>
          </text:list>
        </text:list-item>
      </text:list>
      <text:p text:style-name="Text_20_body">Optional parameters:</text:p>
      <text:list xml:id="list3166964112984725932" text:style-name="L231">
        <text:list-item>
          <text:p text:style-name="P570"><text:span text:style-name="T20">FirstPLU</text:span> - First PLU in the report (1...100000). Default: 1;</text:p>
        </text:list-item>
        <text:list-item>
          <text:p text:style-name="P345"><text:span text:style-name="T20">LastPLU</text:span> - Last PLU in the report (1...100000). Default: Maximum PLU in the ECR;</text:p>
        </text:list-item>
      </text:list>
      <text:p text:style-name="Text_20_body"><text:span text:style-name="T20">Answer:</text:span> </text:p>
      <text:p text:style-name="Text_20_body">{ErrorCode}&lt;SEP&gt;</text:p>
      <text:list xml:id="list1038797395871416136" text:style-name="L232">
        <text:list-item>
          <text:p text:style-name="P346"><text:span text:style-name="T20">ErrorCode</text:span> - Indicates an error code. If command passed, <text:span text:style-name="T20">ErrorCode</text:span> is 0;</text:p>
        </text:list-item>
      </text:list>
      <text:p text:style-name="Horizontal_20_Line"/>
      <text:p text:style-name="Horizontal_20_Line"/>
      <text:p text:style-name="Horizontal_20_Line"/>
      <text:h text:style-name="Heading_20_2" text:outline-level="2">Command: 112 (70h) </text:h>
      <text:p text:style-name="Text_20_body">Information for operator </text:p>
      <text:p text:style-name="Text_20_body"><text:span text:style-name="T20">Parameters</text:span> <text:span text:style-name="T20">of</text:span> <text:span text:style-name="T20">the</text:span> <text:span text:style-name="T20">command:</text:span> </text:p>
      <text:p text:style-name="Text_20_body">{Operator}&lt;SEP&gt;</text:p>
      <text:p text:style-name="Text_20_body">Mandatory parameters:</text:p>
      <text:list xml:id="list2726293204102235178" text:style-name="L233">
        <text:list-item>
          <text:p text:style-name="P347"><text:span text:style-name="T20">Operator</text:span> - Number of operator (1...30);</text:p>
        </text:list-item>
      </text:list>
      <text:p text:style-name="Text_20_body"><text:line-break/><text:span text:style-name="T20">Answer:</text:span> </text:p>
      <text:p text:style-name="Text_20_body">{ErrorCode}&lt;SEP&gt;{Receipts}&lt;SEP&gt;{Total}&lt;SEP&gt;{nDiscount}&lt;SEP&gt;{Discount}&lt;SEP&gt;{nSurcharge}&lt;SEP&gt;{Surcharge}&lt;SEP&gt;{nVoid}&lt;SEP&gt;{Void}&lt;SEP&gt;</text:p>
      <text:list xml:id="list4393745528996118347" text:style-name="L234">
        <text:list-item>
          <text:p text:style-name="P571"><text:span text:style-name="T20">ErrorCode</text:span> - Indicates an error code. If command passed, <text:span text:style-name="T20">ErrorCode</text:span> is 0;</text:p>
        </text:list-item>
        <text:list-item>
          <text:p text:style-name="P571"><text:span text:style-name="T20">Receipts</text:span> - Number of fiscal receipts, issued by the operator (0...65535);</text:p>
        </text:list-item>
        <text:list-item>
          <text:p text:style-name="P571"><text:span text:style-name="T20">Total</text:span> - Total accumulated sum ( 0.00...9999999.99 or 0...999999999 depending dec point position );</text:p>
        </text:list-item>
        <text:list-item>
          <text:p text:style-name="P571"><text:span text:style-name="T20">nDiscount</text:span> - Number of discounts (0...65535);;</text:p>
        </text:list-item>
        <text:list-item>
          <text:p text:style-name="P571"><text:span text:style-name="T20">Discount</text:span> - Total accumulated sum of discounts with sign ( 0.00...9999999.99 or 0...999999999 depending dec point position );</text:p>
        </text:list-item>
        <text:list-item>
          <text:p text:style-name="P571"><text:span text:style-name="T20">nSurcharge</text:span> - Number of surcharges (0...65535);</text:p>
        </text:list-item>
        <text:list-item>
          <text:p text:style-name="P571"><text:span text:style-name="T20">Surcharge</text:span> - Total accumulated sum of surcharges with sign( 0.00...9999999.99 or 0...999999999 depending dec point position );</text:p>
        </text:list-item>
        <text:list-item>
          <text:p text:style-name="P571"><text:span text:style-name="T20">nVoid</text:span> - Number of corrections (0...65535);</text:p>
        </text:list-item>
        <text:list-item>
          <text:p text:style-name="P348"><text:span text:style-name="T20">Void</text:span> - Total accumulated sum of corrections with sign( 0.00...9999999.99 or 0...999999999 <text:soft-page-break/>depending dec point position );</text:p>
        </text:list-item>
      </text:list>
      <text:p text:style-name="Horizontal_20_Line"/>
      <text:p text:style-name="Horizontal_20_Line"/>
      <text:p text:style-name="Horizontal_20_Line"/>
      <text:h text:style-name="Heading_20_2" text:outline-level="2">Command: 116 (74h) </text:h>
      <text:p text:style-name="Text_20_body">Reading FM. </text:p>
      <text:p text:style-name="Text_20_body"><text:span text:style-name="T20">Parameters</text:span> <text:span text:style-name="T20">of</text:span> <text:span text:style-name="T20">the</text:span> <text:span text:style-name="T20">command:</text:span> </text:p>
      <text:p text:style-name="Text_20_body">{Operation}&lt;SEP&gt;{Address}&lt;SEP&gt;{nBytes}&lt;SEP&gt;</text:p>
      <text:p text:style-name="Text_20_body">Mandatory parameters:</text:p>
      <text:list xml:id="list5607295863965576440" text:style-name="L235">
        <text:list-item>
          <text:p text:style-name="P572"><text:span text:style-name="T20">Operation</text:span> - type of operation = '0';</text:p>
        </text:list-item>
        <text:list-item>
          <text:p text:style-name="P572"><text:span text:style-name="T20">Address</text:span> - Start address 0...FFFFFF ( format ascii-hex ).</text:p>
        </text:list-item>
        <text:list-item>
          <text:p text:style-name="P349"><text:span text:style-name="T20">nBytes</text:span> - Number of bytes (1...106)</text:p>
        </text:list-item>
      </text:list>
      <text:p text:style-name="Text_20_body"><text:span text:style-name="T20">Answer:</text:span> </text:p>
      <text:p text:style-name="Text_20_body">{ErrorCode}&lt;SEP&gt;{Data}&lt;SEP&gt;</text:p>
      <text:list xml:id="list5168806550307396408" text:style-name="L236">
        <text:list-item>
          <text:p text:style-name="P573"><text:span text:style-name="T20">ErrorCode</text:span> - Indicates an error code. If command passed, <text:span text:style-name="T20">ErrorCode</text:span> is 0;</text:p>
        </text:list-item>
        <text:list-item>
          <text:p text:style-name="P350"><text:span text:style-name="T20">Data</text:span> - Data read. Number of bytes is equal to <text:span text:style-name="T20">nBytes</text:span> requested, multiplied by 2;</text:p>
        </text:list-item>
      </text:list>
      <text:p text:style-name="Horizontal_20_Line"/>
      <text:p text:style-name="Horizontal_20_Line"/>
      <text:p text:style-name="Horizontal_20_Line"/>
      <text:h text:style-name="Heading_20_2" text:outline-level="2">Command: 124 (7Ch) </text:h>
      <text:p text:style-name="Text_20_body">Search receipt number by period </text:p>
      <text:p text:style-name="Text_20_body"><text:span text:style-name="T20">Parameters</text:span> <text:span text:style-name="T20">of</text:span> <text:span text:style-name="T20">the</text:span> <text:span text:style-name="T20">command:</text:span> </text:p>
      <text:p text:style-name="Text_20_body">{StartDate}&lt;SEP&gt;{EndDate}&lt;SEP&gt;Type&lt;SEP&gt;</text:p>
      <text:p text:style-name="Text_20_body">Optional parameters: </text:p>
      <text:list xml:id="list7764410529249200975" text:style-name="L237">
        <text:list-item>
          <text:p text:style-name="P574"><text:span text:style-name="T20">StartDate</text:span> - Start date for searching. Default: Date of first document;</text:p>
        </text:list-item>
        <text:list-item>
          <text:p text:style-name="P574"><text:span text:style-name="T20">EndDate</text:span> - End date for searching. Default: Date of last document;</text:p>
        </text:list-item>
        <text:list-item>
          <text:p text:style-name="P574"><text:span text:style-name="T20">Type</text:span> - Receipt type;</text:p>
          <text:list>
            <text:list-item>
              <text:p text:style-name="P574"><text:span text:style-name="T20">'0'</text:span> - all types;</text:p>
            </text:list-item>
            <text:list-item>
              <text:p text:style-name="P574"><text:span text:style-name="T20">'1'</text:span> - fiscal receipts;</text:p>
            </text:list-item>
            <text:list-item>
              <text:p text:style-name="P574"><text:span text:style-name="T20">'2'</text:span> - daily z reports;</text:p>
            </text:list-item>
            <text:list-item>
              <text:p text:style-name="P574"><text:soft-page-break/><text:span text:style-name="T20">'3'</text:span> - invoice receipts;</text:p>
            </text:list-item>
            <text:list-item>
              <text:p text:style-name="P351"><text:span text:style-name="T20">'3'</text:span> - nonfiscal receipts;</text:p>
            </text:list-item>
          </text:list>
        </text:list-item>
      </text:list>
      <text:p text:style-name="Text_20_body"><text:span text:style-name="T20">Answer:</text:span> </text:p>
      <text:p text:style-name="Text_20_body">{ErrorCode}&lt;SEP&gt;{StartDate}&lt;SEP&gt;{EndDate}&lt;SEP&gt;{FirstDoc}&lt;SEP&gt;{LastDoc}&lt;SEP&gt;</text:p>
      <text:list xml:id="list862461040188833771" text:style-name="L238">
        <text:list-item>
          <text:p text:style-name="P575"><text:span text:style-name="T20">ErrorCode</text:span> - Indicates an error code. If command passed, <text:span text:style-name="T20">ErrorCode</text:span> is 0;</text:p>
        </text:list-item>
        <text:list-item>
          <text:p text:style-name="P575"><text:span text:style-name="T20">StartDate</text:span> - Start date for searching, see DateTime format described at the beginning of the document;</text:p>
        </text:list-item>
        <text:list-item>
          <text:p text:style-name="P575"><text:span text:style-name="T20">EndDate</text:span> - End date for searching, see DateTime format described at the beginning of the document;</text:p>
        </text:list-item>
        <text:list-item>
          <text:p text:style-name="P575"><text:span text:style-name="T20">FirstDoc</text:span> - First document in the period, depending "Type" (1...9999999);</text:p>
        </text:list-item>
        <text:list-item>
          <text:p text:style-name="P352"><text:span text:style-name="T20">LastDoc</text:span> - Last document in the period, depending "Type" (1...9999999);</text:p>
        </text:list-item>
      </text:list>
      <text:p text:style-name="Horizontal_20_Line"/>
      <text:p text:style-name="Horizontal_20_Line"/>
      <text:p text:style-name="Horizontal_20_Line"/>
      <text:h text:style-name="Heading_20_2" text:outline-level="2">Command: 125 (7Dh) </text:h>
      <text:p text:style-name="Text_20_body">Info EJ </text:p>
      <text:p text:style-name="Text_20_body"><text:span text:style-name="T20">Parameters</text:span> <text:span text:style-name="T20">of</text:span> <text:span text:style-name="T20">the</text:span> <text:span text:style-name="T20">command:</text:span> </text:p>
      <text:p text:style-name="Text_20_body">{Option}&lt;SEP&gt;{DocNum}&lt;SEP&gt;{RecType}&lt;SEP&gt;</text:p>
      <text:p text:style-name="Text_20_body">Mandatory parameters: </text:p>
      <text:list xml:id="list990761585945464127" text:style-name="L239">
        <text:list-item>
          <text:p text:style-name="P576"><text:span text:style-name="T20">Option</text:span> - ;</text:p>
          <text:list>
            <text:list-item>
              <text:p text:style-name="P576"><text:span text:style-name="T20">'0'</text:span> - Set document to read;<text:line-break/><text:span text:style-name="Emphasis">Answer(1)</text:span> </text:p>
            </text:list-item>
            <text:list-item>
              <text:p text:style-name="P576"><text:span text:style-name="T20">'1'</text:span> - Read one line as text. Must be called multiple time to read whole document;<text:line-break/><text:span text:style-name="Emphasis">Answer(2)</text:span> </text:p>
            </text:list-item>
            <text:list-item>
              <text:p text:style-name="P576"><text:span text:style-name="T20">'2'</text:span> - Read as data. Must be called multiple time to read whole document;<text:line-break/><text:span text:style-name="Emphasis">Answer(3)</text:span> </text:p>
            </text:list-item>
            <text:list-item>
              <text:p text:style-name="P353"><text:span text:style-name="T20">'3'</text:span> - Print document;<text:line-break/><text:span text:style-name="Emphasis">Answer(4)</text:span> </text:p>
            </text:list-item>
          </text:list>
        </text:list-item>
      </text:list>
      <text:p text:style-name="Text_20_body">Optional parameters: </text:p>
      <text:list xml:id="list761339906394525339" text:style-name="L240">
        <text:list-item>
          <text:p text:style-name="P577"><text:span text:style-name="T20">DocNum</text:span> - Number of document (1...9999999). Needed for <text:span text:style-name="T20">Option</text:span> = 0.</text:p>
        </text:list-item>
        <text:list-item>
          <text:p text:style-name="P577"><text:span text:style-name="T20">RecType</text:span> - Document type. Needed for <text:span text:style-name="T20">Option</text:span> = 0.</text:p>
          <text:list>
            <text:list-item>
              <text:p text:style-name="P577"><text:span text:style-name="T20">'0'</text:span> - all types;</text:p>
            </text:list-item>
            <text:list-item>
              <text:p text:style-name="P577"><text:span text:style-name="T20">'1'</text:span> - fiscal receipts;</text:p>
            </text:list-item>
            <text:list-item>
              <text:p text:style-name="P577"><text:soft-page-break/><text:span text:style-name="T20">'2'</text:span> - daily z reports;</text:p>
            </text:list-item>
            <text:list-item>
              <text:p text:style-name="P577"><text:span text:style-name="T20">'3'</text:span> - invoice receipts;</text:p>
            </text:list-item>
            <text:list-item>
              <text:p text:style-name="P354"><text:span text:style-name="T20">'4'</text:span> - nonfiscal receipts;</text:p>
            </text:list-item>
          </text:list>
        </text:list-item>
      </text:list>
      <text:p text:style-name="Text_20_body"><text:span text:style-name="T20">Answer(1)</text:span>:</text:p>
      <text:p text:style-name="Text_20_body">{ErrorCode}&lt;SEP&gt;{DocNumber}&lt;SEP&gt;{RecNumber}&lt;SEP&gt;{Date}&lt;SEP&gt;{Type}&lt;SEP&gt;{Znumber}&lt;SEP&gt;</text:p>
      <text:list xml:id="list403291045139809101" text:style-name="L241">
        <text:list-item>
          <text:p text:style-name="P578"><text:span text:style-name="T20">ErrorCode</text:span> - Indicates an error code. If command passed, <text:span text:style-name="T20">ErrorCode</text:span> is 0;</text:p>
        </text:list-item>
        <text:list-item>
          <text:p text:style-name="P578"><text:span text:style-name="T20">DocNumber</text:span> - Number of document ( global 1...9999999 ) ;</text:p>
        </text:list-item>
        <text:list-item>
          <text:p text:style-name="P578"><text:span text:style-name="T20">RecNumber</text:span> - Number of document ( depending "Type" );</text:p>
        </text:list-item>
        <text:list-item>
          <text:p text:style-name="P578"><text:span text:style-name="T20">Date</text:span> - Date of document, see DateTime format described at the beginning of the document;</text:p>
        </text:list-item>
        <text:list-item>
          <text:p text:style-name="P578"><text:span text:style-name="T20">Type</text:span> - Type of document;</text:p>
          <text:list>
            <text:list-item>
              <text:p text:style-name="P578"><text:span text:style-name="T20">'0'</text:span> - all types;</text:p>
            </text:list-item>
            <text:list-item>
              <text:p text:style-name="P578"><text:span text:style-name="T20">'1'</text:span> - fiscal receipts;</text:p>
            </text:list-item>
            <text:list-item>
              <text:p text:style-name="P578"><text:span text:style-name="T20">'2'</text:span> - daily z reportss;</text:p>
            </text:list-item>
            <text:list-item>
              <text:p text:style-name="P578"><text:span text:style-name="T20">'3'</text:span> - invoice receipts;</text:p>
            </text:list-item>
            <text:list-item>
              <text:p text:style-name="P578"><text:span text:style-name="T20">'4'</text:span> - non fiscal receipts;</text:p>
            </text:list-item>
            <text:list-item>
              <text:p text:style-name="P578"><text:span text:style-name="T20">'5'</text:span> - paidout receipts;</text:p>
            </text:list-item>
          </text:list>
        </text:list-item>
        <text:list-item>
          <text:p text:style-name="P355"><text:span text:style-name="T20">Znumber-</text:span> number of Z report (1...1825);</text:p>
        </text:list-item>
      </text:list>
      <text:p text:style-name="Text_20_body"><text:span text:style-name="T20">Answer(2)</text:span>:</text:p>
      <text:p text:style-name="Text_20_body">{ErrorCode}&lt;SEP&gt;{TextData}&lt;SEP&gt;</text:p>
      <text:list xml:id="list9212246101472903069" text:style-name="L242">
        <text:list-item>
          <text:p text:style-name="P579"><text:span text:style-name="T20">ErrorCode</text:span> - Indicates an error code. If command passed, <text:span text:style-name="T20">ErrorCode</text:span> is 0;</text:p>
        </text:list-item>
        <text:list-item>
          <text:p text:style-name="P356"><text:span text:style-name="T20">TextData</text:span> - Document text (up to 42 chars);</text:p>
        </text:list-item>
      </text:list>
      <text:p text:style-name="Text_20_body"><text:line-break/><text:span text:style-name="T20">Answer(3)</text:span>:</text:p>
      <text:p text:style-name="Text_20_body">{ErrorCode}&lt;SEP&gt;{Data}&lt;SEP&gt;</text:p>
      <text:list xml:id="list4856901131848938745" text:style-name="L243">
        <text:list-item>
          <text:p text:style-name="P580"><text:span text:style-name="T20">ErrorCode</text:span> - Indicates an error code. If command passed, <text:span text:style-name="T20">ErrorCode</text:span> is 0;</text:p>
        </text:list-item>
        <text:list-item>
          <text:p text:style-name="P357"><text:span text:style-name="T20">Data</text:span> - Document data, structured information in base64 format. Detailed information in other document;</text:p>
        </text:list-item>
      </text:list>
      <text:p text:style-name="Text_20_body"><text:span text:style-name="T20">Answer(4)</text:span>:</text:p>
      <text:p text:style-name="Text_20_body">{ErrorCode}&lt;SEP&gt;</text:p>
      <text:list xml:id="list6608810042866527860" text:style-name="L244">
        <text:list-item>
          <text:p text:style-name="P358"><text:span text:style-name="T20">ErrorCode</text:span> - Indicates an error code. If command passed, <text:span text:style-name="T20">ErrorCode</text:span> is 0;</text:p>
        </text:list-item>
      </text:list>
      <text:p text:style-name="Horizontal_20_Line"/>
      <text:p text:style-name="Horizontal_20_Line"/>
      <text:h text:style-name="Heading_20_2" text:outline-level="2"><text:soft-page-break/>Command: 140 (8Ch) </text:h>
      <text:p text:style-name="Text_20_body">Defining and reading clients </text:p>
      <text:p text:style-name="Text_20_body"><text:span text:style-name="T20">Parameters</text:span> <text:span text:style-name="T20">of</text:span> <text:span text:style-name="T20">the</text:span> <text:span text:style-name="T20">command:</text:span> </text:p>
      <text:p text:style-name="Text_20_body">{Option}&lt;SEP&gt;{Parameters}&lt;SEP&gt;</text:p>
      <text:p text:style-name="Text_20_body">Mandatory parameters: {Option}</text:p>
      <text:list xml:id="list6988376380060570575" text:style-name="L245">
        <text:list-item>
          <text:p text:style-name="P581"><text:span text:style-name="T20">'I'</text:span> - Clients information;<text:line-break/>Syntax: </text:p>
          <text:p text:style-name="P581">{Option}&lt;SEP&gt;</text:p>
          <text:p text:style-name="P581"><text:span text:style-name="Emphasis">Answer(3)</text:span> </text:p>
        </text:list-item>
        <text:list-item>
          <text:p text:style-name="P581"><text:span text:style-name="T20">'P'</text:span> - Clients programming;<text:line-break/>Syntax: </text:p>
          <text:p text:style-name="P581">{Option}&lt;SEP&gt;{FIRM}&lt;SEP&gt;{Name}&lt;SEP&gt;{TypeTAXN}&lt;SEP&gt;{TAXN}&lt;SEP&gt;{RecName}&lt;SEP&gt;{VATN}&lt;SEP&gt;{Addr1}&lt;SEP&gt;{Addr2}&lt;SEP&gt;</text:p>
          <text:p text:style-name="P581">Mandatory parameters:</text:p>
          <text:list>
            <text:list-item>
              <text:p text:style-name="P581"><text:span text:style-name="T20">FIRM</text:span> - Client number, index of record (1...1000);</text:p>
            </text:list-item>
            <text:list-item>
              <text:p text:style-name="P581"><text:span text:style-name="T20">Name</text:span> - Client's name (up to 36 chars);</text:p>
            </text:list-item>
            <text:list-item>
              <text:p text:style-name="P581"><text:span text:style-name="T20">TAXN</text:span> - Client's tax number (8...13 chars);</text:p>
              <text:list>
                <text:list-item>
                  <text:p text:style-name="P581"><text:span text:style-name="T20">TypeTAXN</text:span> - Тype of TAXN: '0' - BULSTAT; '1' - EGN; '2' - LNCH; '3' - service number;</text:p>
                </text:list-item>
              </text:list>
            </text:list-item>
            <text:list-item>
              <text:p text:style-name="P581"><text:span text:style-name="T20">RecName</text:span> - Reciever's name (up to 36 chars);</text:p>
            </text:list-item>
            <text:list-item>
              <text:p text:style-name="P581"><text:span text:style-name="T20">VATN</text:span> - VAT number of the client (up to 14 chars);</text:p>
            </text:list-item>
            <text:list-item>
              <text:p text:style-name="P581"><text:span text:style-name="T20">Addr1</text:span> - Client's address - line 1 (up to 36 chars);</text:p>
            </text:list-item>
            <text:list-item>
              <text:p text:style-name="P581"><text:span text:style-name="T20">Addr2</text:span> - Client's address - line 2 (up to 36 chars);</text:p>
            </text:list-item>
          </text:list>
          <text:p text:style-name="P581"><text:span text:style-name="Emphasis">Answer(1)</text:span> </text:p>
        </text:list-item>
        <text:list-item>
          <text:p text:style-name="P581"><text:span text:style-name="T20">'D'</text:span> - Client deleting;<text:line-break/>Syntax: </text:p>
          <text:p text:style-name="P581">{Option}&lt;SEP&gt;{firstFIRM}&lt;SEP&gt;{lastFIRM}&lt;SEP&gt;</text:p>
          <text:p text:style-name="P581">Mandatory parameters:</text:p>
          <text:list>
            <text:list-item>
              <text:p text:style-name="P581"><text:span text:style-name="T20">firstFIRM</text:span> - First client to delete (1...1000); If this parameter has value 'A', all clients will be deleted(lastFIRM must be empty).</text:p>
            </text:list-item>
          </text:list>
          <text:p text:style-name="P581">Optional parameters:</text:p>
          <text:list text:continue-numbering="true">
            <text:list-item>
              <text:p text:style-name="P581"><text:span text:style-name="T20">lastFIRM</text:span> - last client to delete (1...1000). Default: {firstFIRM}; ;</text:p>
            </text:list-item>
          </text:list>
          <text:p text:style-name="P581"><text:span text:style-name="Emphasis">Answer(1)</text:span> </text:p>
        </text:list-item>
        <text:list-item>
          <text:p text:style-name="P581"><text:span text:style-name="T20">'R'</text:span> - Reading client data;<text:line-break/>Syntax: </text:p>
          <text:p text:style-name="P581">{Option}&lt;SEP&gt;{FIRM}&lt;SEP&gt;</text:p>
          <text:p text:style-name="P581"><text:soft-page-break/>Mandatory parameters:</text:p>
          <text:list>
            <text:list-item>
              <text:p text:style-name="P581"><text:span text:style-name="T20">FIRM</text:span> - Client number (1...1000);</text:p>
            </text:list-item>
          </text:list>
          <text:p text:style-name="P581"><text:span text:style-name="Emphasis">Answer(2)</text:span> </text:p>
        </text:list-item>
        <text:list-item>
          <text:p text:style-name="P581"><text:span text:style-name="T20">'F'</text:span> - Returns data about the first found programmed client;<text:line-break/>Syntax: </text:p>
          <text:p text:style-name="P581">{Option}&lt;SEP&gt;{FIRM}&lt;SEP&gt;</text:p>
          <text:p text:style-name="P581">Optional parameters:</text:p>
          <text:list>
            <text:list-item>
              <text:p text:style-name="P581"><text:span text:style-name="T20">FIRM</text:span> - Client number (0...1000). Default: 0;</text:p>
            </text:list-item>
          </text:list>
          <text:p text:style-name="P581"><text:span text:style-name="Emphasis">Answer(2)</text:span> </text:p>
        </text:list-item>
        <text:list-item>
          <text:p text:style-name="P581"><text:span text:style-name="T20">'L'</text:span> - Returns data about the last found programmed client;<text:line-break/>Syntax: </text:p>
          <text:p text:style-name="P581">{Option}&lt;SEP&gt;{FIRM}&lt;SEP&gt;</text:p>
          <text:p text:style-name="P581">Optional parameters:</text:p>
          <text:list>
            <text:list-item>
              <text:p text:style-name="P581"><text:span text:style-name="T20">FIRM</text:span> - Client number (1...1000). Default: 1000;</text:p>
            </text:list-item>
          </text:list>
          <text:p text:style-name="P581"><text:span text:style-name="Emphasis">Answer(2)</text:span> </text:p>
        </text:list-item>
        <text:list-item>
          <text:p text:style-name="P581"><text:span text:style-name="T20">'N'</text:span> - Returns data for the next found programmed client;<text:line-break/>Syntax: </text:p>
          <text:p text:style-name="P581">{Option}&lt;SEP&gt;</text:p>
          <text:p text:style-name="P103">Note</text:p>
          <text:p text:style-name="P112">The same command with option 'F' or 'L' must be executed first. This determines whether to get next('F') or previous ('L') client. <text:span text:style-name="Emphasis">Answer(2)</text:span> </text:p>
        </text:list-item>
        <text:list-item>
          <text:p text:style-name="P581"><text:span text:style-name="T20">'T'</text:span> - Find a client by tax number;<text:line-break/>Syntax: </text:p>
          <text:p text:style-name="P581">{Option}&lt;SEP&gt;{TAXN}&lt;SEP&gt;</text:p>
          <text:p text:style-name="P581">- \b TAXN - Client's tax number (8...13 chars);</text:p>
          <text:p text:style-name="P581"><text:span text:style-name="Emphasis">Answer(2)</text:span> </text:p>
        </text:list-item>
        <text:list-item>
          <text:p text:style-name="P581"><text:span text:style-name="T20">'X'</text:span> - Find the first not programmed client;<text:line-break/>Syntax: </text:p>
          <text:p text:style-name="P581">{Option}&lt;SEP&gt;{FIRM}&lt;SEP&gt;</text:p>
          <text:p text:style-name="P581">Optional parameters:</text:p>
          <text:list>
            <text:list-item>
              <text:p text:style-name="P581"><text:span text:style-name="T20">FIRM</text:span> - Client number (0...1000). Default: 0;</text:p>
            </text:list-item>
          </text:list>
          <text:p text:style-name="P581"><text:span text:style-name="Emphasis">Answer(4)</text:span> </text:p>
        </text:list-item>
        <text:list-item>
          <text:p text:style-name="P581"><text:span text:style-name="T20">'x'</text:span> - Find the last not programmed client;<text:line-break/>Syntax: </text:p>
          <text:p text:style-name="P581">{Option}&lt;SEP&gt;{FIRM}&lt;SEP&gt;</text:p>
          <text:p text:style-name="P581">Optional parameters:</text:p>
          <text:list>
            <text:list-item>
              <text:p text:style-name="P581"><text:span text:style-name="T20">FIRM</text:span> - Client number (1...1000). Default: 1000;</text:p>
            </text:list-item>
          </text:list>
          <text:p text:style-name="P359"><text:span text:style-name="Emphasis">Answer(4)</text:span> </text:p>
        </text:list-item>
      </text:list>
      <text:p text:style-name="Text_20_body"><text:span text:style-name="T20">Answer(1)</text:span>:</text:p>
      <text:p text:style-name="Text_20_body"><text:soft-page-break/>{ErrorCode}&lt;SEP&gt;</text:p>
      <text:list xml:id="list7268033785483868478" text:style-name="L246">
        <text:list-item>
          <text:p text:style-name="P360"><text:span text:style-name="T20">ErrorCode</text:span> - Indicates an error code. If command passed, <text:span text:style-name="T20">ErrorCode</text:span> is 0;</text:p>
        </text:list-item>
      </text:list>
      <text:p text:style-name="Text_20_body"><text:span text:style-name="T20">Answer(2)</text:span>:</text:p>
      <text:p text:style-name="Text_20_body">{ErrorCode}&lt;SEP&gt;{FIRM}&lt;SEP&gt;{TAXN}&lt;SEP&gt;{TypeTAXN}&lt;SEP&gt;{VATN}&lt;SEP&gt;{Name}&lt;SEP&gt;{RecName}&lt;SEP&gt;{Addr1}&lt;SEP&gt;{Addr2}&lt;SEP&gt;</text:p>
      <text:list xml:id="list4978575747312701620" text:style-name="L247">
        <text:list-item>
          <text:p text:style-name="P582"><text:span text:style-name="T20">ErrorCode</text:span> - Indicates an error code. If command passed, <text:span text:style-name="T20">ErrorCode</text:span> is 0;</text:p>
        </text:list-item>
        <text:list-item>
          <text:p text:style-name="P582"><text:span text:style-name="T20">FIRM</text:span> - Client number, index of record (1...1000);</text:p>
        </text:list-item>
        <text:list-item>
          <text:p text:style-name="P582"><text:span text:style-name="T20">Name</text:span> - Client's name (up to 36 chars);</text:p>
        </text:list-item>
        <text:list-item>
          <text:p text:style-name="P582"><text:span text:style-name="T20">TAXN</text:span> - Client's tax number (8...13 chars);</text:p>
        </text:list-item>
        <text:list-item>
          <text:p text:style-name="P582"><text:span text:style-name="T20">TypeTAXN</text:span> - Тype of TAXN: '0' - BULSTAT; '1' - EGN; '2' - LNCH; '3' - service number;</text:p>
        </text:list-item>
        <text:list-item>
          <text:p text:style-name="P582"><text:span text:style-name="T20">RecName</text:span> - Reciever's name (up to 36 chars);</text:p>
        </text:list-item>
        <text:list-item>
          <text:p text:style-name="P582"><text:span text:style-name="T20">VATN</text:span> - VAT number of the client (up to 14 chars);</text:p>
        </text:list-item>
        <text:list-item>
          <text:p text:style-name="P582"><text:span text:style-name="T20">Addr1</text:span> - Client's address - line 1 (up to 36 chars);</text:p>
        </text:list-item>
        <text:list-item>
          <text:p text:style-name="P361"><text:span text:style-name="T20">Addr2</text:span> - Client's address - line 2 (up to 36 chars);</text:p>
        </text:list-item>
      </text:list>
      <text:p text:style-name="Text_20_body"><text:span text:style-name="T20">Answer(3)</text:span>:</text:p>
      <text:p text:style-name="Text_20_body">{ErrorCode}&lt;SEP&gt;{Total}&lt;SEP&gt;{Prog}&lt;SEP&gt;{NameLen}&lt;SEP&gt;</text:p>
      <text:list xml:id="list7880318678629317960" text:style-name="L248">
        <text:list-item>
          <text:p text:style-name="P583"><text:span text:style-name="T20">ErrorCode</text:span> - Indicates an error code. If command passed, <text:span text:style-name="T20">ErrorCode</text:span> is 0;</text:p>
        </text:list-item>
        <text:list-item>
          <text:p text:style-name="P583"><text:span text:style-name="T20">Total</text:span> - Total count of the programmable clients (1000);</text:p>
        </text:list-item>
        <text:list-item>
          <text:p text:style-name="P583"><text:span text:style-name="T20">Prog</text:span> - Total count of the programmed clients (0...1000);</text:p>
        </text:list-item>
        <text:list-item>
          <text:p text:style-name="P362"><text:span text:style-name="T20">NameLen</text:span> - Maximum length of client name (36);</text:p>
        </text:list-item>
      </text:list>
      <text:p text:style-name="Text_20_body"><text:span text:style-name="T20">Answer(4)</text:span>:</text:p>
      <text:p text:style-name="Text_20_body">{ErrorCode}&lt;SEP&gt;{FIRM}&lt;SEP&gt;</text:p>
      <text:list xml:id="list6657795017099086048" text:style-name="L249">
        <text:list-item>
          <text:p text:style-name="P584"><text:span text:style-name="T20">ErrorCode</text:span> - Indicates an error code. If command passed, <text:span text:style-name="T20">ErrorCode</text:span> is 0;</text:p>
        </text:list-item>
        <text:list-item>
          <text:p text:style-name="P363"><text:span text:style-name="T20">FIRM</text:span> - Client number (1...1000);</text:p>
        </text:list-item>
      </text:list>
      <text:p text:style-name="Horizontal_20_Line"/>
      <text:p text:style-name="Horizontal_20_Line"/>
      <text:p text:style-name="Horizontal_20_Line"/>
      <text:h text:style-name="Heading_20_2" text:outline-level="2">Command: 144 (90h) </text:h>
      <text:p text:style-name="Text_20_body">Read and write NAP parameters. </text:p>
      <text:p text:style-name="List_20_Heading">Note</text:p>
      <text:p text:style-name="P114">Service jumper is required after fiscalization. </text:p>
      <text:p text:style-name="Text_20_body"><text:span text:style-name="T20">Parameters</text:span> <text:span text:style-name="T20">of</text:span> <text:span text:style-name="T20">the</text:span> <text:span text:style-name="T20">command:</text:span> Sintax 1: </text:p>
      <text:p text:style-name="Text_20_body"><text:soft-page-break/>{OperationType}&lt;SEP&gt;{Command}&lt;SEP&gt;</text:p>
      <text:p text:style-name="Text_20_body">Mandatory parameters:</text:p>
      <text:list xml:id="list813742475221626020" text:style-name="L250">
        <text:list-item>
          <text:p text:style-name="P585"><text:span text:style-name="T20">OperationType</text:span> - type of operation;</text:p>
          <text:list>
            <text:list-item>
              <text:p text:style-name="P585"><text:span text:style-name="T20">'1'</text:span>, <text:span text:style-name="T20">'2'</text:span> - read information;</text:p>
            </text:list-item>
          </text:list>
        </text:list-item>
        <text:list-item>
          <text:p text:style-name="P585"><text:span text:style-name="T20">Command</text:span> - command:</text:p>
          <text:list>
            <text:list-item>
              <text:p text:style-name="P585"><text:span text:style-name="T20">2</text:span> - FD type, (1 char);</text:p>
            </text:list-item>
            <text:list-item>
              <text:p text:style-name="P585"><text:span text:style-name="T20">3</text:span> - EIK (up to 16 chars);</text:p>
            </text:list-item>
            <text:list-item>
              <text:p text:style-name="P585"><text:span text:style-name="T20">4</text:span> - EIK type (1 char);</text:p>
            </text:list-item>
            <text:list-item>
              <text:p text:style-name="P585"><text:span text:style-name="T20">5</text:span> - ID of the FD (up to 16 chars);</text:p>
            </text:list-item>
            <text:list-item>
              <text:p text:style-name="P585"><text:span text:style-name="T20">6</text:span> - ID of the fiscal memory of the FD (up to 16 chars);</text:p>
            </text:list-item>
            <text:list-item>
              <text:p text:style-name="P585"><text:span text:style-name="T20">7</text:span> - FD registration number (up to 16 chars);</text:p>
            </text:list-item>
            <text:list-item>
              <text:p text:style-name="P585"><text:span text:style-name="T20">8</text:span> - Reason for deregistration (up to 2 chars);</text:p>
            </text:list-item>
            <text:list-item>
              <text:p text:style-name="P585"><text:span text:style-name="T20">9</text:span> - Certificate number (up to 16 chars);</text:p>
            </text:list-item>
            <text:list-item>
              <text:p text:style-name="P585"><text:span text:style-name="T20">10</text:span> - IMSI (up to 32 chars);</text:p>
            </text:list-item>
            <text:list-item>
              <text:p text:style-name="P585"><text:span text:style-name="T20">11</text:span> - Telephone number (up to 16 chars);</text:p>
            </text:list-item>
            <text:list-item>
              <text:p text:style-name="P585"><text:span text:style-name="T20">12</text:span> - Operator ID (1 char);</text:p>
            </text:list-item>
            <text:list-item>
              <text:p text:style-name="P585"><text:span text:style-name="T20">13</text:span> - Name of the organization (up to 200 chars);</text:p>
            </text:list-item>
            <text:list-item>
              <text:p text:style-name="P585"><text:span text:style-name="T20">14</text:span> - PS number (up to 16 chars);</text:p>
            </text:list-item>
            <text:list-item>
              <text:p text:style-name="P585"><text:span text:style-name="T20">15</text:span> - PS type (up to 3 chars);</text:p>
            </text:list-item>
            <text:list-item>
              <text:p text:style-name="P585"><text:span text:style-name="T20">16</text:span> - EKATTE code (up to 16 chars);</text:p>
            </text:list-item>
            <text:list-item>
              <text:p text:style-name="P585"><text:span text:style-name="T20">17</text:span> - Settlement name (up to 64 chars);</text:p>
            </text:list-item>
            <text:list-item>
              <text:p text:style-name="P585"><text:span text:style-name="T20">18</text:span> - Area code (up to 16 chars);</text:p>
            </text:list-item>
            <text:list-item>
              <text:p text:style-name="P585"><text:span text:style-name="T20">19</text:span> - Area (up to 100 chars);</text:p>
            </text:list-item>
            <text:list-item>
              <text:p text:style-name="P585"><text:span text:style-name="T20">20</text:span> - Street code (up to 16 chars);</text:p>
            </text:list-item>
            <text:list-item>
              <text:p text:style-name="P585"><text:span text:style-name="T20">21</text:span> - Street (up to 100 chars);</text:p>
            </text:list-item>
            <text:list-item>
              <text:p text:style-name="P585"><text:span text:style-name="T20">22</text:span> - Street number (up to 16 chars);</text:p>
            </text:list-item>
            <text:list-item>
              <text:p text:style-name="P585"><text:span text:style-name="T20">23</text:span> - Block (up to 16 chars);</text:p>
            </text:list-item>
            <text:list-item>
              <text:p text:style-name="P585"><text:span text:style-name="T20">24</text:span> - Entrance (up to 16 chars);</text:p>
            </text:list-item>
            <text:list-item>
              <text:p text:style-name="P585"><text:span text:style-name="T20">25</text:span> - Floor (up to 16 chars);</text:p>
            </text:list-item>
            <text:list-item>
              <text:p text:style-name="P585"><text:span text:style-name="T20">26</text:span> - Apartment (up to 16 chars);</text:p>
            </text:list-item>
            <text:list-item>
              <text:p text:style-name="P585"><text:span text:style-name="T20">27</text:span> - PS name (up to 200 chars);</text:p>
            </text:list-item>
            <text:list-item>
              <text:p text:style-name="P585"><text:span text:style-name="T20">28</text:span> - Exploitation start date (up to 19 chars);</text:p>
            </text:list-item>
            <text:list-item>
              <text:p text:style-name="P585"><text:span text:style-name="T20">29</text:span> - Service organization EIK (up to 16 chars);</text:p>
            </text:list-item>
            <text:list-item>
              <text:p text:style-name="P585"><text:span text:style-name="T20">30</text:span> - Service organization EIK type (1 char);</text:p>
            </text:list-item>
            <text:list-item>
              <text:p text:style-name="P585"><text:span text:style-name="T20">31</text:span> - Date of expiration of service contract (up to 19 chars);</text:p>
            </text:list-item>
            <text:list-item>
              <text:p text:style-name="P585"><text:span text:style-name="T20">32</text:span> - APN (up to 100 chars);</text:p>
            </text:list-item>
            <text:list-item>
              <text:p text:style-name="P585"><text:span text:style-name="T20">33</text:span> - IP (up to 200 chars);;</text:p>
            </text:list-item>
            <text:list-item>
              <text:p text:style-name="P585"><text:span text:style-name="T20">34</text:span> - Port (up to 5 chars);</text:p>
            </text:list-item>
            <text:list-item>
              <text:p text:style-name="P585"><text:soft-page-break/><text:span text:style-name="T20">35</text:span> - APN name (up to 32 chars);</text:p>
            </text:list-item>
            <text:list-item>
              <text:p text:style-name="P585"><text:span text:style-name="T20">36</text:span> - APN password (up to 32 chars);</text:p>
            </text:list-item>
            <text:list-item>
              <text:p text:style-name="P585"><text:span text:style-name="T20">37</text:span> - fixed to 115200;</text:p>
            </text:list-item>
            <text:list-item>
              <text:p text:style-name="P585"><text:span text:style-name="T20">38</text:span> - fixed to 115200;</text:p>
            </text:list-item>
            <text:list-item>
              <text:p text:style-name="P585"><text:span text:style-name="T20">40</text:span> - Datecs server connection APN (up to 64 chars);</text:p>
            </text:list-item>
            <text:list-item>
              <text:p text:style-name="P585"><text:span text:style-name="T20">41</text:span> - Datecs server connection APN name (up to 64 chars);</text:p>
            </text:list-item>
            <text:list-item>
              <text:p text:style-name="P585"><text:span text:style-name="T20">42</text:span> - Datecs server connection APN pass (up to 64 chars);</text:p>
            </text:list-item>
            <text:list-item>
              <text:p text:style-name="P585"><text:span text:style-name="T20">50</text:span> - IMSI; <text:span text:style-name="Emphasis">Answer(1)</text:span> </text:p>
            </text:list-item>
            <text:list-item>
              <text:p text:style-name="P585"><text:span text:style-name="T20">56</text:span> - Send an empthy request for Device info to NAP Server;</text:p>
            </text:list-item>
            <text:list-item>
              <text:p text:style-name="P364"><text:span text:style-name="T20">64</text:span> - NAP Registration request to NAP server; <text:span text:style-name="Emphasis">Answer(3)</text:span> </text:p>
            </text:list-item>
          </text:list>
        </text:list-item>
      </text:list>
      <text:p text:style-name="Text_20_body"><text:line-break/>Sintax 2: </text:p>
      <text:p text:style-name="Text_20_body">{OperationType}&lt;SEP&gt;{Command}&lt;SEP&gt;{Value}&lt;SEP&gt;</text:p>
      <text:p text:style-name="Text_20_body">Mandatory parameters:</text:p>
      <text:list xml:id="list5872728677030329037" text:style-name="L251">
        <text:list-item>
          <text:p text:style-name="P586"><text:span text:style-name="T20">OperationType</text:span> - type of operation;</text:p>
          <text:list>
            <text:list-item>
              <text:p text:style-name="P586"><text:span text:style-name="T20">'1'</text:span>, <text:span text:style-name="T20">'2'</text:span> - write information;</text:p>
            </text:list-item>
          </text:list>
        </text:list-item>
        <text:list-item>
          <text:p text:style-name="P586"><text:span text:style-name="T20">Command</text:span> - command:</text:p>
          <text:list>
            <text:list-item>
              <text:p text:style-name="P586"><text:span text:style-name="T20">1</text:span> - NAP request type (1 char);</text:p>
            </text:list-item>
            <text:list-item>
              <text:p text:style-name="P586"><text:span text:style-name="T20">2</text:span> - FD type, (1 char);</text:p>
            </text:list-item>
            <text:list-item>
              <text:p text:style-name="P586"><text:span text:style-name="T20">3</text:span> - EIK (up to 16 chars);</text:p>
            </text:list-item>
            <text:list-item>
              <text:p text:style-name="P586"><text:span text:style-name="T20">4</text:span> - EIK type (1 char);</text:p>
            </text:list-item>
            <text:list-item>
              <text:p text:style-name="P586"><text:span text:style-name="T20">5</text:span> - ID of the FD (up to 16 chars);</text:p>
            </text:list-item>
            <text:list-item>
              <text:p text:style-name="P586"><text:span text:style-name="T20">6</text:span> - ID of the fiscal memory of the FD (up to 16 chars);</text:p>
            </text:list-item>
            <text:list-item>
              <text:p text:style-name="P586"><text:span text:style-name="T20">7</text:span> - FD registration number (up to 16 chars);</text:p>
            </text:list-item>
            <text:list-item>
              <text:p text:style-name="P586"><text:span text:style-name="T20">8</text:span> - Reason for deregistration (up to 2 chars);</text:p>
            </text:list-item>
            <text:list-item>
              <text:p text:style-name="P586"><text:span text:style-name="T20">9</text:span> - Certificate number (up to 16 chars);</text:p>
            </text:list-item>
            <text:list-item>
              <text:p text:style-name="P586"><text:span text:style-name="T20">10</text:span> - IMSI (up to 32 chars);</text:p>
            </text:list-item>
            <text:list-item>
              <text:p text:style-name="P586"><text:span text:style-name="T20">11</text:span> - Telephone number (up to 16 chars);</text:p>
            </text:list-item>
            <text:list-item>
              <text:p text:style-name="P586"><text:span text:style-name="T20">12</text:span> - Operator ID (1 char);</text:p>
            </text:list-item>
            <text:list-item>
              <text:p text:style-name="P586"><text:span text:style-name="T20">13</text:span> - Name of the organization (up to 200 chars);</text:p>
            </text:list-item>
            <text:list-item>
              <text:p text:style-name="P586"><text:span text:style-name="T20">14</text:span> - PS number (up to 16 chars);</text:p>
            </text:list-item>
            <text:list-item>
              <text:p text:style-name="P586"><text:span text:style-name="T20">15</text:span> - PS type (up to 3 chars);</text:p>
            </text:list-item>
            <text:list-item>
              <text:p text:style-name="P586"><text:span text:style-name="T20">16</text:span> - EKATTE code (up to 16 chars);</text:p>
            </text:list-item>
            <text:list-item>
              <text:p text:style-name="P586"><text:span text:style-name="T20">17</text:span> - Settlement name (up to 64 chars);</text:p>
            </text:list-item>
            <text:list-item>
              <text:p text:style-name="P586"><text:span text:style-name="T20">18</text:span> - Area code (up to 16 chars);</text:p>
            </text:list-item>
            <text:list-item>
              <text:p text:style-name="P586"><text:span text:style-name="T20">19</text:span> - Area (up to 100 chars);</text:p>
            </text:list-item>
            <text:list-item>
              <text:p text:style-name="P586"><text:span text:style-name="T20">20</text:span> - Street code (up to 16 chars);</text:p>
            </text:list-item>
            <text:list-item>
              <text:p text:style-name="P586"><text:soft-page-break/><text:span text:style-name="T20">21</text:span> - Street (up to 100 chars);</text:p>
            </text:list-item>
            <text:list-item>
              <text:p text:style-name="P586"><text:span text:style-name="T20">22</text:span> - Street number (up to 16 chars);</text:p>
            </text:list-item>
            <text:list-item>
              <text:p text:style-name="P586"><text:span text:style-name="T20">23</text:span> - Block (up to 16 chars);</text:p>
            </text:list-item>
            <text:list-item>
              <text:p text:style-name="P586"><text:span text:style-name="T20">24</text:span> - Entrance (up to 16 chars);</text:p>
            </text:list-item>
            <text:list-item>
              <text:p text:style-name="P586"><text:span text:style-name="T20">25</text:span> - Floor (up to 16 chars);</text:p>
            </text:list-item>
            <text:list-item>
              <text:p text:style-name="P586"><text:span text:style-name="T20">26</text:span> - Apartment (up to 16 chars);</text:p>
            </text:list-item>
            <text:list-item>
              <text:p text:style-name="P586"><text:span text:style-name="T20">27</text:span> - PS name (up to 200 chars);</text:p>
            </text:list-item>
            <text:list-item>
              <text:p text:style-name="P586"><text:span text:style-name="T20">28</text:span> - Exploitation start date (up to 19 chars);</text:p>
            </text:list-item>
            <text:list-item>
              <text:p text:style-name="P586"><text:span text:style-name="T20">29</text:span> - Service organization EIK (up to 16 chars);</text:p>
            </text:list-item>
            <text:list-item>
              <text:p text:style-name="P586"><text:span text:style-name="T20">30</text:span> - Service organization EIK type (1 char);</text:p>
            </text:list-item>
            <text:list-item>
              <text:p text:style-name="P586"><text:span text:style-name="T20">31</text:span> - Date of expiration of service contract (up to 19 chars);</text:p>
            </text:list-item>
            <text:list-item>
              <text:p text:style-name="P586"><text:span text:style-name="T20">32</text:span> - APN (up to 100 chars);</text:p>
            </text:list-item>
            <text:list-item>
              <text:p text:style-name="P586"><text:span text:style-name="T20">33</text:span> - IP (up to 200 chars);;</text:p>
            </text:list-item>
            <text:list-item>
              <text:p text:style-name="P586"><text:span text:style-name="T20">34</text:span> - Port (up to 5 chars);</text:p>
            </text:list-item>
            <text:list-item>
              <text:p text:style-name="P586"><text:span text:style-name="T20">35</text:span> - APN name (up to 32 chars);</text:p>
            </text:list-item>
            <text:list-item>
              <text:p text:style-name="P586"><text:span text:style-name="T20">36</text:span> - APN password (up to 32 chars);</text:p>
            </text:list-item>
            <text:list-item>
              <text:p text:style-name="P586"><text:span text:style-name="T20">37</text:span> - fixed to 115200;</text:p>
            </text:list-item>
            <text:list-item>
              <text:p text:style-name="P586"><text:span text:style-name="T20">38</text:span> - fixed to 115200;</text:p>
            </text:list-item>
            <text:list-item>
              <text:p text:style-name="P586"><text:span text:style-name="T20">40</text:span> - Datecs server connection APN (up to 64 chars);</text:p>
            </text:list-item>
            <text:list-item>
              <text:p text:style-name="P586"><text:span text:style-name="T20">41</text:span> - Datecs server connection APN name (up to 64 chars);</text:p>
            </text:list-item>
            <text:list-item>
              <text:p text:style-name="P586"><text:span text:style-name="T20">42</text:span> - Datecs server connection APN pass (up to 64 chars);</text:p>
            </text:list-item>
            <text:list-item>
              <text:p text:style-name="P586"><text:span text:style-name="T20">43</text:span> - Connection to Datecs server, request for firmware update;</text:p>
            </text:list-item>
            <text:list-item>
              <text:p text:style-name="P586"><text:span text:style-name="T20">61</text:span> - Commands to the modem;</text:p>
            </text:list-item>
          </text:list>
        </text:list-item>
        <text:list-item>
          <text:p text:style-name="P365"><text:span text:style-name="T20">Value</text:span> - value of the parameter in "Command":<text:line-break/><text:span text:style-name="Emphasis">Answer(2)</text:span> </text:p>
        </text:list-item>
      </text:list>
      <text:p text:style-name="Text_20_body"><text:line-break/><text:span text:style-name="T20">Answer(1)</text:span>:</text:p>
      <text:p text:style-name="Text_20_body">{ErrorCode}&lt;SEP&gt;{Value}&lt;SEP&gt;</text:p>
      <text:list xml:id="list5116310715921680742" text:style-name="L252">
        <text:list-item>
          <text:p text:style-name="P587"><text:span text:style-name="T20">ErrorCode</text:span> - Indicates an error code. If command passed, <text:span text:style-name="T20">ErrorCode</text:span> is 0;</text:p>
        </text:list-item>
        <text:list-item>
          <text:p text:style-name="P366"><text:span text:style-name="T20">Value</text:span> - value of the parameter in Command;</text:p>
        </text:list-item>
      </text:list>
      <text:p text:style-name="Text_20_body"><text:span text:style-name="T20">Answer(2)</text:span>:</text:p>
      <text:p text:style-name="Text_20_body">{ErrorCode}&lt;SEP&gt;</text:p>
      <text:list xml:id="list4615762014228830506" text:style-name="L253">
        <text:list-item>
          <text:p text:style-name="P588"><text:span text:style-name="T20">ErrorCode</text:span> - Indicates an error code. If command passed, <text:span text:style-name="T20">ErrorCode</text:span> is 0; <text:span text:style-name="T20">Answer(3)</text:span>:</text:p>
          <text:p text:style-name="P588">{ErrorStatus}&lt;SEP&gt;3&lt;SEP&gt;NapStatus&lt;SEP&gt;NapErrMsg&lt;SEP&gt;</text:p>
          <text:p text:style-name="P588">or</text:p>
          <text:p text:style-name="P588">{ErrorStatus}&lt;SEP&gt;2&lt;SEP&gt;TermErr&lt;SEP&gt;</text:p>
        </text:list-item>
        <text:list-item>
          <text:p text:style-name="P588"><text:soft-page-break/><text:span text:style-name="T20">ErrorStatus</text:span> - Always is '0';</text:p>
        </text:list-item>
        <text:list-item>
          <text:p text:style-name="P588"><text:span text:style-name="T20">NapStatus</text:span> - Returned by NAP server;</text:p>
        </text:list-item>
        <text:list-item>
          <text:p text:style-name="P588"><text:span text:style-name="T20">NapErrMsg</text:span> - Returned by NAP server;</text:p>
        </text:list-item>
        <text:list-item>
          <text:p text:style-name="P367"><text:span text:style-name="T20">TermErr</text:span> - Error in terminal;</text:p>
        </text:list-item>
      </text:list>
      <text:p text:style-name="Horizontal_20_Line"/>
      <text:p text:style-name="Horizontal_20_Line"/>
      <text:p text:style-name="Horizontal_20_Line"/>
      <text:h text:style-name="Heading_20_2" text:outline-level="2">Command: 255 (FFh) </text:h>
      <text:p text:style-name="Text_20_body">Programming </text:p>
      <text:p text:style-name="Text_20_body"><text:span text:style-name="T20">Parameters</text:span> <text:span text:style-name="T20">of</text:span> <text:span text:style-name="T20">the</text:span> <text:span text:style-name="T20">command:</text:span> </text:p>
      <text:p text:style-name="Text_20_body">{Name}&lt;SEP&gt;{Index}&lt;SEP&gt;{Value}&lt;SEP&gt;</text:p>
      <text:p text:style-name="Text_20_body">Mandatory parameters: </text:p>
      <text:list xml:id="list2130123769176603406" text:style-name="L254">
        <text:list-item>
          <text:p text:style-name="P589"><text:span text:style-name="T20">Name</text:span> - Variable name;</text:p>
          <text:list>
            <text:list-item>
              <text:p text:style-name="P589"><text:span text:style-name="T20">Device</text:span> <text:span text:style-name="T20">settings</text:span>;</text:p>
              <text:list>
                <text:list-item>
                  <text:p text:style-name="P589"><text:span text:style-name="T20">dbgLevel</text:span> - Debug level( 0 - debug off; 1 - errors only; 2 - debug on; 3 - debug max level );</text:p>
                </text:list-item>
                <text:list-item>
                  <text:p text:style-name="P589"><text:span text:style-name="T20">dbgModule</text:span> - On/off of debug module ( from 0 to 7 );</text:p>
                </text:list-item>
                <text:list-item>
                  <text:p text:style-name="P589"><text:span text:style-name="T20">language</text:span> - 1 - English, 2 - National language</text:p>
                </text:list-item>
                <text:list-item>
                  <text:p text:style-name="P589"><text:span text:style-name="T20">FpComPort</text:span> - Number of COM port for communication with PC ( 0 - disable; 1 - COM1; 2 - COM2; 3 - USB )</text:p>
                </text:list-item>
                <text:list-item>
                  <text:p text:style-name="P589"><text:span text:style-name="T20">FpComBaudRate</text:span> - Baud rate of COM port for communication with PC ( from 0 to 9 )</text:p>
                </text:list-item>
                <text:list-item>
                  <text:p text:style-name="P589"><text:span text:style-name="T20">ComPortDevice</text:span> - Assign peripheral device to COM port. ( 0 - none; 1 - Barcode; 2 - scale; 3 - external display; ) Number of COM port is determined by <text:span text:style-name="T20">"Index"</text:span>.</text:p>
                </text:list-item>
                <text:list-item>
                  <text:p text:style-name="P589"><text:span text:style-name="T20">ComPortBaudRate</text:span> - Baud rate of COM port that has peripheral device assigned.( from 0 to 999999 ) Number of COM port is determined by <text:span text:style-name="T20">"Index"</text:span>.</text:p>
                </text:list-item>
                <text:list-item>
                  <text:p text:style-name="P589"><text:span text:style-name="T20">ComPortProtocol</text:span> - Protocol for communication with peripheral device assigned COM port. ( from 0 to 9 ), if device is scale; Number of COM port is determined by <text:span text:style-name="T20">"Index"</text:span>.</text:p>
                </text:list-item>
                <text:list-item>
                  <text:p text:style-name="P589"><text:span text:style-name="T20">CustDisplayType</text:span> - Type of customer display ( 0 - Graphic; 1 - Text )</text:p>
                </text:list-item>
                <text:list-item>
                  <text:p text:style-name="P589"><text:span text:style-name="T20">NotPrintPluParameters107Cmd</text:span> - Not print Plu parameters in 107 command ( 1 = not print );</text:p>
                </text:list-item>
              </text:list>
            </text:list-item>
            <text:list-item>
              <text:p text:style-name="P589"><text:span text:style-name="T20">ECR</text:span> <text:span text:style-name="T20">parameters</text:span>;</text:p>
              <text:list>
                <text:list-item>
                  <text:p text:style-name="P589"><text:soft-page-break/><text:span text:style-name="T20">EcrLogNumber</text:span> - Logical number in the workplace ( from 1 to 9999 );</text:p>
                </text:list-item>
                <text:list-item>
                  <text:p text:style-name="P589"><text:span text:style-name="T20">EcrRestMode</text:span> - Type ( 1 - restaurant, 0 - shop );</text:p>
                </text:list-item>
                <text:list-item>
                  <text:p text:style-name="P589"><text:span text:style-name="T20">EcrExtendedReceipt</text:span> - Type of the receipt( 1 - extended( invoice ), 0 - simplified );</text:p>
                </text:list-item>
                <text:list-item>
                  <text:p text:style-name="P589"><text:span text:style-name="T20">EcrDoveriteli</text:span> - Work with constituents: 1-enable( in one receipt only one constituent ), 0 - disable;</text:p>
                </text:list-item>
                <text:list-item>
                  <text:p text:style-name="P589"><text:span text:style-name="T20">EcrWithoutPasswords</text:span> - Work without passwords ( 1 - enable; 0 - disable);</text:p>
                </text:list-item>
                <text:list-item>
                  <text:p text:style-name="P589"><text:span text:style-name="T20">EcrAskForPassword</text:span> - Require password after each receipt ( 1 - enable; 0 - disable);</text:p>
                </text:list-item>
                <text:list-item>
                  <text:p text:style-name="P589"><text:span text:style-name="T20">EcrAskForVoidPassword</text:span> - Require password for void operations ( 1 - enable; 0 - disable);;</text:p>
                </text:list-item>
                <text:list-item>
                  <text:p text:style-name="P589"><text:span text:style-name="T20">EcrConnectedOperReport</text:span> - When making Z-report, automatically make "Operator report" ( 1 - enable; 0 - disable);</text:p>
                </text:list-item>
                <text:list-item>
                  <text:p text:style-name="P589"><text:span text:style-name="T20">EcrConnectedDeptReport</text:span> - When making Z-report, automatically make "Report by Departments" ( 1 - enable; 0 - disable);</text:p>
                </text:list-item>
                <text:list-item>
                  <text:p text:style-name="P589"><text:span text:style-name="T20">EcrConnectedPluSalesReport</text:span> - When making Z-report, automatically make "Report by PLU with turnovers" ( 1 - enable; 0 - disable);</text:p>
                </text:list-item>
                <text:list-item>
                  <text:p text:style-name="P589"><text:span text:style-name="T20">EcrConnectedGroupsReport</text:span> - When making Z-report, automatically make "Group report" ( 1 - enable; 0 - disable);;</text:p>
                </text:list-item>
                <text:list-item>
                  <text:p text:style-name="P589"><text:span text:style-name="T20">EcrConnectedCashReport</text:span> - When making Z-report, automatically make "Ecr report" ( 1 - enable; 0 - disable);</text:p>
                </text:list-item>
                <text:list-item>
                  <text:p text:style-name="P589"><text:span text:style-name="T20">EcrUserPeriodReports</text:span> - Periodic reports ( 1 - enable; 0 - disable) ;</text:p>
                </text:list-item>
                <text:list-item>
                  <text:p text:style-name="P589"><text:span text:style-name="T20">EcrPluDailyClearing</text:span> - When making Z-report, automatically clear PLU turnover ( 1 - enable; 0 - disable);</text:p>
                </text:list-item>
                <text:list-item>
                  <text:p text:style-name="P589"><text:span text:style-name="T20">EcrOnlyAdminCloseAccn</text:span> - Only administrator closes receipts ( in restaurant mode ), ( 1 - enable; 0 - disable);;</text:p>
                </text:list-item>
                <text:list-item>
                  <text:p text:style-name="P589"><text:span text:style-name="T20">EcrSafeOpening</text:span> - Open drawer on every total ( 1 - enable; 0 - disable);</text:p>
                </text:list-item>
                <text:list-item>
                  <text:p text:style-name="P589"><text:span text:style-name="T20">EcrScaleBarMask</text:span> - Text up to 10 symbols. If second number of the weight barcode match any of the symbols in this string, barcode will be interpreted as normal barcode.</text:p>
                </text:list-item>
                <text:list-item>
                  <text:p text:style-name="P589"><text:span text:style-name="T20">EcrNumberBarcode</text:span> - Count of used barcodes for each programmed article ( 1...4 );</text:p>
                </text:list-item>
                <text:list-item>
                  <text:p text:style-name="P589"><text:span text:style-name="T20">AutoPowerOff</text:span> - Minutes to automatically turn off ECR if it is idle. ( 0 - disable; from 1 minute to 15 minutes );</text:p>
                </text:list-item>
                <text:list-item>
                  <text:p text:style-name="P589"><text:span text:style-name="T20">BkLight_AutoOff</text:span> - Minutes to automatically turn off Backlight of the display if ECR is idle. ( 0 - disable; from 1 minute to 5 minutes );</text:p>
                </text:list-item>
                <text:list-item>
                  <text:p text:style-name="P589"><text:span text:style-name="T20">PlayGames</text:span> - Play games ( 1 - enable; 0 - disable);</text:p>
                </text:list-item>
                <text:list-item>
                  <text:p text:style-name="P589"><text:span text:style-name="T20">RegModeOnIdle</text:span> - Time to clear display after last receipt in miliseconds( 1 - 2 147 483 647 );</text:p>
                </text:list-item>
                <text:list-item>
                  <text:p text:style-name="P589"><text:soft-page-break/><text:span text:style-name="T20">WorkBatteryIncluded</text:span> - Ecr works with battery on main supply ( 1 - enable; 0 - disable);</text:p>
                </text:list-item>
              </text:list>
            </text:list-item>
            <text:list-item>
              <text:p text:style-name="P589"><text:span text:style-name="T20">Currencies</text:span> </text:p>
              <text:list>
                <text:list-item>
                  <text:p text:style-name="P589"><text:span text:style-name="T20">CurrNameLocal</text:span> - Locam currency name( up to 3 chars );</text:p>
                </text:list-item>
                <text:list-item>
                  <text:p text:style-name="P589"><text:span text:style-name="T20">CurrNameForeign</text:span> - Foreign currency name( up to 3 chars );</text:p>
                </text:list-item>
                <text:list-item>
                  <text:p text:style-name="P589"><text:span text:style-name="T20">ExchangeRate</text:span> - Exchange rate( from 0 to 999999999, decimal point is before last five digits );</text:p>
                </text:list-item>
              </text:list>
            </text:list-item>
            <text:list-item>
              <text:p text:style-name="P589"><text:span text:style-name="T20">Header</text:span> <text:span text:style-name="T20">of</text:span> <text:span text:style-name="T20">the</text:span> <text:span text:style-name="T20">receipt</text:span> </text:p>
              <text:list>
                <text:list-item>
                  <text:p text:style-name="P589"><text:span text:style-name="T20">Header</text:span> - Text up to 42 symbols. Header line is determined by <text:span text:style-name="T20">"Index"</text:span>, Index 0 is for line 1, Index 9 is for line 10;</text:p>
                </text:list-item>
              </text:list>
            </text:list-item>
            <text:list-item>
              <text:p text:style-name="P589"><text:span text:style-name="T20">Footer</text:span> <text:span text:style-name="T20">of</text:span> <text:span text:style-name="T20">the</text:span> <text:span text:style-name="T20">receipt</text:span> </text:p>
              <text:list>
                <text:list-item>
                  <text:p text:style-name="P589"><text:span text:style-name="T20">Footer</text:span> - Text up to 42 symbols. Footer line is determined by <text:span text:style-name="T20">"Index"</text:span>. Index 0 is for line 1, Index 9 is for line 10;</text:p>
                </text:list-item>
              </text:list>
            </text:list-item>
            <text:list-item>
              <text:p text:style-name="P589"><text:span text:style-name="T20">RecText</text:span> <text:span text:style-name="T20">of</text:span> <text:span text:style-name="T20">the</text:span> <text:span text:style-name="T20">receipt</text:span> </text:p>
              <text:list>
                <text:list-item>
                  <text:p text:style-name="P589"><text:span text:style-name="T20">RecText</text:span> - Free text up to 40 symbols. Printed at the end of the receipt;</text:p>
                </text:list-item>
              </text:list>
            </text:list-item>
            <text:list-item>
              <text:p text:style-name="P589"><text:span text:style-name="T20">Name</text:span> <text:span text:style-name="T20">of</text:span> <text:span text:style-name="T20">the</text:span> <text:span text:style-name="T20">seller</text:span> </text:p>
              <text:list>
                <text:list-item>
                  <text:p text:style-name="P589"><text:span text:style-name="T20">SellerName</text:span> - Text up to 36 symbols.</text:p>
                </text:list-item>
              </text:list>
            </text:list-item>
            <text:list-item>
              <text:p text:style-name="P589"><text:span text:style-name="T20">Operators</text:span>;</text:p>
              <text:list>
                <text:list-item>
                  <text:p text:style-name="P589"><text:span text:style-name="T20">OperName</text:span> - Name of operator. Text up to 20 symbols. Number of operator is determined by <text:span text:style-name="T20">"Index"</text:span>;</text:p>
                </text:list-item>
                <text:list-item>
                  <text:p text:style-name="P589"><text:span text:style-name="T20">OperPasw</text:span> - Password of operator. Text up to 8 symbols. ( Require Service jumper ) Number of operator is determined by <text:span text:style-name="T20">"Index"</text:span>;</text:p>
                </text:list-item>
              </text:list>
            </text:list-item>
            <text:list-item>
              <text:p text:style-name="P589"><text:span text:style-name="T20">Payments</text:span> </text:p>
              <text:list>
                <text:list-item>
                  <text:p text:style-name="P589"><text:span text:style-name="T20">PayName</text:span> - Name of payment. Text up to 10 symbols. Number of payment is determined by <text:span text:style-name="T20">"Index"</text:span>;</text:p>
                </text:list-item>
                <text:list-item>
                  <text:p text:style-name="P589"><text:span text:style-name="T20">Payment_forbidden</text:span> - Forbid the payment ( 1- forbidden, 0 - not forbidden ). Number of payment is determined by <text:span text:style-name="T20">"Index"</text:span>;</text:p>
                </text:list-item>
              </text:list>
            </text:list-item>
            <text:list-item>
              <text:p text:style-name="P589"><text:span text:style-name="T20">Department</text:span> <text:span text:style-name="T20">keys</text:span> </text:p>
              <text:list>
                <text:list-item>
                  <text:p text:style-name="P589"><text:span text:style-name="T20">DPxx_PluCode</text:span> - Number of PLU assigned to department key. ( 0 - Key is department; from 1 to 99999 for assigning PLU ). Number of key is determined by <text:span text:style-name="T20">"Index"</text:span>;</text:p>
                </text:list-item>
              </text:list>
            </text:list-item>
            <text:list-item>
              <text:p text:style-name="P589"><text:span text:style-name="T20">Keys</text:span> <text:span text:style-name="T20">discount</text:span> <text:span text:style-name="T20">and</text:span> <text:span text:style-name="T20">surcharge</text:span> </text:p>
              <text:list>
                <text:list-item>
                  <text:p text:style-name="P589"><text:span text:style-name="T20">KeyNDB_value</text:span> - Value for value surcharge; Value is in cents. ( from 0 to 999999999 );</text:p>
                </text:list-item>
                <text:list-item>
                  <text:p text:style-name="P589"><text:span text:style-name="T20">KeyNDB_percentage</text:span> - Percentage for percentage surcharge; Value is in hundredths (0.01) of a percent. ( from 0 to 9999 );</text:p>
                </text:list-item>
                <text:list-item>
                  <text:p text:style-name="P589"><text:span text:style-name="T20">KeyOTS_value</text:span> - Value for value discount; Value is in cents. ( from 0 to 999999999 );</text:p>
                </text:list-item>
                <text:list-item>
                  <text:p text:style-name="P589"><text:span text:style-name="T20">KeyOTS_percentage</text:span> - Percentage for percentage discount; Value is in <text:soft-page-break/>hundredths (0.01) of a percent. ( from 0 to 9999 );</text:p>
                </text:list-item>
                <text:list-item>
                  <text:p text:style-name="P589"><text:span text:style-name="T20">KeyNDB_forbidden</text:span> - Forbid the surcharge key ( 1- forbidden, 0 - not forbidden );</text:p>
                </text:list-item>
                <text:list-item>
                  <text:p text:style-name="P589"><text:span text:style-name="T20">KeyOTS_forbidden</text:span> - Forbid the discount key ( 1- forbidden, 0 - not forbidden );</text:p>
                </text:list-item>
              </text:list>
            </text:list-item>
            <text:list-item>
              <text:p text:style-name="P589"><text:span text:style-name="T20">Service</text:span> </text:p>
              <text:list>
                <text:list-item>
                  <text:p text:style-name="P589"><text:span text:style-name="T20">ServPasw</text:span> - Password of the Service man. Text up to 8 symbols;( Require Service jumper )</text:p>
                </text:list-item>
                <text:list-item>
                  <text:p text:style-name="P589"><text:span text:style-name="T20">ServMessage</text:span> - Message that will be printed when "ServDate" is reached, up to 42 symbols.( Require Service jumper ) Message line is determined by <text:span text:style-name="T20">"Index"</text:span>;</text:p>
                </text:list-item>
                <text:list-item>
                  <text:p text:style-name="P589"><text:span text:style-name="T20">ServiceDate</text:span> - Service date( Format: DD-MM-YY HH:MM:SS );</text:p>
                </text:list-item>
              </text:list>
            </text:list-item>
            <text:list-item>
              <text:p text:style-name="P589"><text:span text:style-name="T20">Receipt</text:span> <text:span text:style-name="T20">parameters</text:span>;</text:p>
              <text:list>
                <text:list-item>
                  <text:p text:style-name="P589"><text:span text:style-name="T20">PrnQuality</text:span> - Contrast of Printing ( from 0 to 20 );</text:p>
                </text:list-item>
                <text:list-item>
                  <text:p text:style-name="P589"><text:span text:style-name="T20">DublReceipts</text:span> - Print receipt dublicate ( 1 - enable, 0 -disable );</text:p>
                </text:list-item>
                <text:list-item>
                  <text:p text:style-name="P589"><text:span text:style-name="T20">IntUseReceipts</text:span> - Number of internal receipts( from 0 to 9 );</text:p>
                </text:list-item>
                <text:list-item>
                  <text:p text:style-name="P589"><text:span text:style-name="T20">BarcodePrint</text:span> - Print PLU barcode in the receipt ( 1 - enable, 0 -disable );</text:p>
                </text:list-item>
                <text:list-item>
                  <text:p text:style-name="P589"><text:span text:style-name="T20">LogoPrint</text:span> - Print logo in the receipt ( 1 - enable, 0 -disable );</text:p>
                </text:list-item>
                <text:list-item>
                  <text:p text:style-name="P589"><text:span text:style-name="T20">DoveritelPrint</text:span> - Print depratment name in the beginning of the receipt ( 1 - enable, 0 -disable );</text:p>
                </text:list-item>
                <text:list-item>
                  <text:p text:style-name="P589"><text:span text:style-name="T20">ForeignPrint</text:span> - Print total sum in foreign currency ( 1 - enable, 0 -disable, 2 - print exchange rate );</text:p>
                </text:list-item>
                <text:list-item>
                  <text:p text:style-name="P589"><text:span text:style-name="T20">VatPrintEnable</text:span> - Print VAT rates in the receipt ( 1 - enable, 0 -disable );</text:p>
                </text:list-item>
              </text:list>
            </text:list-item>
            <text:list-item>
              <text:p text:style-name="P589"><text:span text:style-name="T20">Modem</text:span> <text:span text:style-name="T20">and</text:span> <text:span text:style-name="T20">network</text:span> </text:p>
              <text:list>
                <text:list-item>
                  <text:p text:style-name="P589"><text:span text:style-name="T20">ModemModel</text:span> - Model of the modem ( 0 - Quectel M72, 1 - Quectel UC20, 2 - Quectel M66 );</text:p>
                </text:list-item>
                <text:list-item>
                  <text:p text:style-name="P589"><text:span text:style-name="T20">SimPin</text:span> - PIN code of SIM card. Text up to 16 symbols;</text:p>
                </text:list-item>
                <text:list-item>
                  <text:p text:style-name="P589"><text:span text:style-name="T20">APN</text:span> - Access Point Name. Text up to 64 symbols. Number of APN is determined by <text:span text:style-name="T20">"Index"</text:span>;</text:p>
                </text:list-item>
                <text:list-item>
                  <text:p text:style-name="P589"><text:span text:style-name="T20">APN_User</text:span> - APN Username. Text up to 32 symbols. Number of APN is determined by <text:span text:style-name="T20">"Index"</text:span>;</text:p>
                </text:list-item>
                <text:list-item>
                  <text:p text:style-name="P589"><text:span text:style-name="T20">APN_Pass</text:span> - APN Password. Text up to 32 symbols. Number of APN is determined by <text:span text:style-name="T20">"Index"</text:span>;</text:p>
                </text:list-item>
                <text:list-item>
                  <text:p text:style-name="P589"><text:span text:style-name="T20">DatecsUpdateServerPort</text:span> - Update Server Port. Text up to 31 symbols;</text:p>
                </text:list-item>
                <text:list-item>
                  <text:p text:style-name="P589"><text:span text:style-name="T20">SimICCID</text:span> - ICC number of the SIM card. Text up to 31 symbols ( readonly );</text:p>
                </text:list-item>
                <text:list-item>
                  <text:p text:style-name="P589"><text:span text:style-name="T20">SimIMSI</text:span> - IMSI number of the SIM card. Text up to 16 symbols ( readonly );</text:p>
                </text:list-item>
                <text:list-item>
                  <text:p text:style-name="P589"><text:span text:style-name="T20">SimTelNumber</text:span> - MSISDN number of the SIM card. Text up to 16 symbols ( readonly );</text:p>
                </text:list-item>
                <text:list-item>
                  <text:p text:style-name="P589"><text:soft-page-break/><text:span text:style-name="T20">IMEI</text:span> - IMEI of the modem( read only );</text:p>
                </text:list-item>
                <text:list-item>
                  <text:p text:style-name="P589"><text:span text:style-name="T20">LanMAC</text:span> - MAC address of the LAN controller( up to 12 chars );</text:p>
                </text:list-item>
                <text:list-item>
                  <text:p text:style-name="P589"><text:span text:style-name="T20">DHCPenable</text:span> Enable use of DHCP ( 1 - enable, 0 -disable );</text:p>
                </text:list-item>
                <text:list-item>
                  <text:p text:style-name="P589"><text:span text:style-name="T20">LAN_IP</text:span> - IP address when DHCP is disabled( up to 15 chars );</text:p>
                </text:list-item>
                <text:list-item>
                  <text:p text:style-name="P589"><text:span text:style-name="T20">LAN_NetMask</text:span> - Net mask when DHCP is disabled( up to 15 chars );</text:p>
                </text:list-item>
                <text:list-item>
                  <text:p text:style-name="P589"><text:span text:style-name="T20">LAN_Gateway</text:span> - Default gateway when DHCP is disabled( up to 15 chars );</text:p>
                </text:list-item>
                <text:list-item>
                  <text:p text:style-name="P589"><text:span text:style-name="T20">LAN_PriDNS</text:span> - Primary DNS when DHCP is disabled( up to 15 chars );</text:p>
                </text:list-item>
                <text:list-item>
                  <text:p text:style-name="P589"><text:span text:style-name="T20">LAN_SecDNS</text:span> - Second DNS when DHCP is disabled( up to 15 chars );</text:p>
                </text:list-item>
              </text:list>
            </text:list-item>
            <text:list-item>
              <text:p text:style-name="P589"><text:span text:style-name="T20">NAP</text:span> <text:span text:style-name="T20">data</text:span> <text:span text:style-name="T20">-(</text:span> <text:span text:style-name="T20">Read</text:span> <text:span text:style-name="T20">Only</text:span> )</text:p>
              <text:list>
                <text:list-item>
                  <text:p text:style-name="P589"><text:span text:style-name="T20">Nap1RType</text:span> - Registration type(1 char); <text:span text:style-name="T20">"Index"</text:span> = 0 for current values, <text:span text:style-name="T20">"Index"</text:span> = 1 for saved values after successful registration/change in NAP;</text:p>
                </text:list-item>
                <text:list-item>
                  <text:p text:style-name="P589"><text:span text:style-name="T20">Nap2FDType</text:span> - FD type(1 char); <text:span text:style-name="T20">"Index"</text:span> = 0 for current values, <text:span text:style-name="T20">"Index"</text:span> = 1 for saved values after successful registration/change in NAP;</text:p>
                </text:list-item>
                <text:list-item>
                  <text:p text:style-name="P589"><text:span text:style-name="T20">Nap3EIK</text:span> - EIK(up to 16 chars); <text:span text:style-name="T20">"Index"</text:span> = 0 for current values, <text:span text:style-name="T20">"Index"</text:span> = 1 for saved values after successful registration/change in NAP;</text:p>
                </text:list-item>
                <text:list-item>
                  <text:p text:style-name="P589"><text:span text:style-name="T20">Nap4EIKType</text:span> - EIK type(1 char); <text:span text:style-name="T20">"Index"</text:span> = 0 for current values, <text:span text:style-name="T20">"Index"</text:span> = 1 for saved values after successful registration/change in NAP;</text:p>
                </text:list-item>
                <text:list-item>
                  <text:p text:style-name="P589"><text:span text:style-name="T20">Nap5FDIN</text:span> - ID of the FD(up to 16 chars); <text:span text:style-name="T20">"Index"</text:span> = 0 for current values, <text:span text:style-name="T20">"Index"</text:span> = 1 for saved values after successful registration/change in NAP;</text:p>
                </text:list-item>
                <text:list-item>
                  <text:p text:style-name="P589"><text:span text:style-name="T20">Nap6FMIN</text:span> - ID of the fiscal memory of the FD (up to 16 chars); <text:span text:style-name="T20">"Index"</text:span> = 0 for current values, <text:span text:style-name="T20">"Index"</text:span> = 1 for saved values after successful registration/change in NAP;</text:p>
                </text:list-item>
                <text:list-item>
                  <text:p text:style-name="P589"><text:span text:style-name="T20">Nap7FDRID</text:span> - FD registration number(up to 16 chars); <text:span text:style-name="T20">"Index"</text:span> = 0 for current values, <text:span text:style-name="T20">"Index"</text:span> = 1 for saved values after successful registration/change in NAP;</text:p>
                </text:list-item>
                <text:list-item>
                  <text:p text:style-name="P589"><text:span text:style-name="T20">Nap8RCFD</text:span> - Reason for deregistration(up to 2 chars); <text:span text:style-name="T20">"Index"</text:span> = 0 for current values, <text:span text:style-name="T20">"Index"</text:span> = 1 for saved values after successful registration/change in NAP;</text:p>
                </text:list-item>
                <text:list-item>
                  <text:p text:style-name="P589"><text:span text:style-name="T20">Nap9FDCert</text:span> - Certificate number(up to 16 chars); <text:span text:style-name="T20">"Index"</text:span> = 0 for current values, <text:span text:style-name="T20">"Index"</text:span> = 1 for saved values after successful registration/change in NAP;</text:p>
                </text:list-item>
                <text:list-item>
                  <text:p text:style-name="P589"><text:span text:style-name="T20">Nap10IMSI</text:span> - IMSI(up to 32 chars); <text:span text:style-name="T20">"Index"</text:span> = 0 for current values, <text:span text:style-name="T20">"Index"</text:span> = 1 for saved values after successful registration/change in NAP;</text:p>
                </text:list-item>
                <text:list-item>
                  <text:p text:style-name="P589"><text:span text:style-name="T20">Nap11MSISDN</text:span> - Telephone number(up to 16 chars); <text:span text:style-name="T20">"Index"</text:span> = 0 for current values, <text:span text:style-name="T20">"Index"</text:span> = 1 for saved values after successful registration/change in NAP;</text:p>
                </text:list-item>
                <text:list-item>
                  <text:p text:style-name="P589"><text:span text:style-name="T20">Nap12OPID</text:span> - Operator ID(1 char); <text:span text:style-name="T20">"Index"</text:span> = 0 for current values, <text:span text:style-name="T20">"Index"</text:span> = 1 for saved values after successful registration/change in NAP;</text:p>
                </text:list-item>
                <text:list-item>
                  <text:p text:style-name="P589"><text:span text:style-name="T20">Nap13OrgName</text:span> - Name of the organisation(up to 200 chars); <text:span text:style-name="T20">"Index"</text:span> = 0 <text:soft-page-break/>for current values, <text:span text:style-name="T20">"Index"</text:span> = 1 for saved values after successful registration/change in NAP;</text:p>
                </text:list-item>
                <text:list-item>
                  <text:p text:style-name="P589"><text:span text:style-name="T20">Nap14PSNum</text:span> - PS number(up to 16 chars); <text:span text:style-name="T20">"Index"</text:span> = 0 for current values, <text:span text:style-name="T20">"Index"</text:span> = 1 for saved values after successful registration/change in NAP;</text:p>
                </text:list-item>
                <text:list-item>
                  <text:p text:style-name="P589"><text:span text:style-name="T20">Nap15PSType</text:span> - PS type(up to 3 chars); <text:span text:style-name="T20">"Index"</text:span> = 0 for current values, <text:span text:style-name="T20">"Index"</text:span> = 1 for saved values after successful registration/change in NAP;</text:p>
                </text:list-item>
                <text:list-item>
                  <text:p text:style-name="P589"><text:span text:style-name="T20">Nap16SEKATTE</text:span> - EKATTE code(up to 16 chars); <text:span text:style-name="T20">"Index"</text:span> = 0 for current values, <text:span text:style-name="T20">"Index"</text:span> = 1 for saved values after successful registration/change in NAP;</text:p>
                </text:list-item>
                <text:list-item>
                  <text:p text:style-name="P589"><text:span text:style-name="T20">Nap17Settl</text:span> - Settlement name(up to 64 chars); <text:span text:style-name="T20">"Index"</text:span> = 0 for current values, <text:span text:style-name="T20">"Index"</text:span> = 1 for saved values after successful registration/change in NAP;</text:p>
                </text:list-item>
                <text:list-item>
                  <text:p text:style-name="P589"><text:span text:style-name="T20">Nap18AEktte</text:span> - Area code(up to 16 chars); <text:span text:style-name="T20">"Index"</text:span> = 0 for current values, <text:span text:style-name="T20">"Index"</text:span> = 1 for saved values after successful registration/change in NAP;</text:p>
                </text:list-item>
                <text:list-item>
                  <text:p text:style-name="P589"><text:span text:style-name="T20">Nap19Area</text:span> - Area(up to 100 chars); <text:span text:style-name="T20">"Index"</text:span> = 0 for current values, <text:span text:style-name="T20">"Index"</text:span> = 1 for saved values after successful registration/change in NAP;</text:p>
                </text:list-item>
                <text:list-item>
                  <text:p text:style-name="P589"><text:span text:style-name="T20">Nap20StreetCode</text:span> - Street code(up to 16 chars); <text:span text:style-name="T20">"Index"</text:span> = 0 for current values, <text:span text:style-name="T20">"Index"</text:span> = 1 for saved values after successful registration/change in NAP;</text:p>
                </text:list-item>
                <text:list-item>
                  <text:p text:style-name="P589"><text:span text:style-name="T20">Nap21Street</text:span> - Street(up to 100 chars); <text:span text:style-name="T20">"Index"</text:span> = 0 for current values, <text:span text:style-name="T20">"Index"</text:span> = 1 for saved values after successful registration/change in NAP;</text:p>
                </text:list-item>
                <text:list-item>
                  <text:p text:style-name="P589"><text:span text:style-name="T20">Nap22StrNo</text:span> - Street number(up to 16 chars); <text:span text:style-name="T20">"Index"</text:span> = 0 for current values, <text:span text:style-name="T20">"Index"</text:span> = 1 for saved values after successful registration/change in NAP;</text:p>
                </text:list-item>
                <text:list-item>
                  <text:p text:style-name="P589"><text:span text:style-name="T20">Nap23Block</text:span> - Block(up to 16 chars); <text:span text:style-name="T20">"Index"</text:span> = 0 for current values, <text:span text:style-name="T20">"Index"</text:span> = 1 for saved values after successful registration/change in NAP;</text:p>
                </text:list-item>
                <text:list-item>
                  <text:p text:style-name="P589"><text:span text:style-name="T20">Nap24En</text:span> - Entrance(up to 16 chars); <text:span text:style-name="T20">"Index"</text:span> = 0 for current values, <text:span text:style-name="T20">"Index"</text:span> = 1 for saved values after successful registration/change in NAP;</text:p>
                </text:list-item>
                <text:list-item>
                  <text:p text:style-name="P589"><text:span text:style-name="T20">Nap25Fl</text:span> - Floor(up to 16 chars); <text:span text:style-name="T20">"Index"</text:span> = 0 for current values, <text:span text:style-name="T20">"Index"</text:span> = 1 for saved values after successful registration/change in NAP;</text:p>
                </text:list-item>
                <text:list-item>
                  <text:p text:style-name="P589"><text:span text:style-name="T20">Nap26Ap</text:span> - Apartment(up to 16 chars); <text:span text:style-name="T20">"Index"</text:span> = 0 for current values, <text:span text:style-name="T20">"Index"</text:span> = 1 for saved values after successful registration/change in NAP;</text:p>
                </text:list-item>
                <text:list-item>
                  <text:p text:style-name="P589"><text:span text:style-name="T20">Nap27PSName</text:span> - PS name(up to 200 chars); <text:span text:style-name="T20">"Index"</text:span> = 0 for current values, <text:span text:style-name="T20">"Index"</text:span> = 1 for saved values after successful registration/change in NAP;</text:p>
                </text:list-item>
                <text:list-item>
                  <text:p text:style-name="P589"><text:span text:style-name="T20">Nap28SOD</text:span> - Exploitation start date(up to 19 chars); <text:span text:style-name="T20">"Index"</text:span> = 0 for current values, <text:span text:style-name="T20">"Index"</text:span> = 1 for saved values after successful registration/change in NAP;</text:p>
                </text:list-item>
                <text:list-item>
                  <text:p text:style-name="P589"><text:span text:style-name="T20">Nap29ServiceEIK</text:span> - Service organization EIK(up to 16 chars); <text:span text:style-name="T20">"Index"</text:span> = 0 for current values, <text:span text:style-name="T20">"Index"</text:span> = 1 for saved values after successful registration/change in NAP;</text:p>
                </text:list-item>
                <text:list-item>
                  <text:p text:style-name="P589"><text:soft-page-break/><text:span text:style-name="T20">Nap30ServiceEIKType</text:span> - Service organization EIK type(1 char); <text:span text:style-name="T20">"Index"</text:span> = 0 for current values, <text:span text:style-name="T20">"Index"</text:span> = 1 for saved values after successful registration/change in NAP;</text:p>
                </text:list-item>
                <text:list-item>
                  <text:p text:style-name="P589"><text:span text:style-name="T20">Nap31ServiceCo</text:span> - Date of expiration of service contract(up to 19 chars); <text:span text:style-name="T20">"Index"</text:span> = 0 for current values, <text:span text:style-name="T20">"Index"</text:span> = 1 for saved values after successful registration/change in NAP;</text:p>
                </text:list-item>
                <text:list-item>
                  <text:p text:style-name="P589"><text:span text:style-name="T20">Nap32APN</text:span> - APN(up to 100 chars); <text:span text:style-name="T20">"Index"</text:span> = 0 for current values, <text:span text:style-name="T20">"Index"</text:span> = 1 for saved values after successful registration/change in NAP;</text:p>
                </text:list-item>
                <text:list-item>
                  <text:p text:style-name="P589"><text:span text:style-name="T20">Nap33IP</text:span> - IP(up to 200 chars); <text:span text:style-name="T20">"Index"</text:span> = 0 for current values, <text:span text:style-name="T20">"Index"</text:span> = 1 for saved values after successful registration/change in NAP;</text:p>
                </text:list-item>
                <text:list-item>
                  <text:p text:style-name="P589"><text:span text:style-name="T20">Nap34Port</text:span> - Port(up to 5 chars); <text:span text:style-name="T20">"Index"</text:span> = 0 for current values, <text:span text:style-name="T20">"Index"</text:span> = 1 for saved values after successful registration/change in NAP;</text:p>
                </text:list-item>
                <text:list-item>
                  <text:p text:style-name="P589"><text:span text:style-name="T20">Nap35APNUser</text:span> - APN name(up to 32 chars); <text:span text:style-name="T20">"Index"</text:span> = 0 for current values, <text:span text:style-name="T20">"Index"</text:span> = 1 for saved values after successful registration/change in NAP;</text:p>
                </text:list-item>
                <text:list-item>
                  <text:p text:style-name="P589"><text:span text:style-name="T20">Nap36APNPassword</text:span> - APN password(up to 32 chars); <text:span text:style-name="T20">"Index"</text:span> = 0 for current values, <text:span text:style-name="T20">"Index"</text:span> = 1 for saved values after successful registration/change in NAP;</text:p>
                </text:list-item>
              </text:list>
            </text:list-item>
            <text:list-item>
              <text:p text:style-name="P589"><text:span text:style-name="T20">Discount</text:span> <text:span text:style-name="T20">System</text:span> </text:p>
              <text:list>
                <text:list-item>
                  <text:p text:style-name="P589"><text:span text:style-name="T20">DiscountSystemCardName</text:span> - Card name in the discount system( up to 16 chars ). Number of card is determined by <text:span text:style-name="T20">"Index"</text:span>;</text:p>
                </text:list-item>
                <text:list-item>
                  <text:p text:style-name="P589"><text:span text:style-name="T20">DiscountSystemCardNumber</text:span> - Card number in the discount system( from 1 to 999 ). Number of card is determined by <text:span text:style-name="T20">"Index"</text:span>;</text:p>
                </text:list-item>
                <text:list-item>
                  <text:p text:style-name="P589"><text:span text:style-name="T20">DiscountSystemPercentage</text:span> - Discount procent in the discount system( from 0 to 9999 ). Number of card is determined by <text:span text:style-name="T20">"Index"</text:span>;</text:p>
                </text:list-item>
              </text:list>
            </text:list-item>
            <text:list-item>
              <text:p text:style-name="P589"><text:span text:style-name="T20">Seller</text:span> <text:span text:style-name="T20">data</text:span> </text:p>
              <text:list>
                <text:list-item>
                  <text:p text:style-name="P589"><text:span text:style-name="T20">Seller</text:span> - Seller data for invoice ( up to 42 symbols );</text:p>
                </text:list-item>
              </text:list>
            </text:list-item>
            <text:list-item>
              <text:p text:style-name="P589"><text:span text:style-name="T20">Variables</text:span> <text:span text:style-name="T20">for</text:span> <text:span text:style-name="T20">FM</text:span> ( <text:span text:style-name="T20">Read</text:span> <text:span text:style-name="T20">Only</text:span> )</text:p>
              <text:list>
                <text:list-item>
                  <text:p text:style-name="P589"><text:span text:style-name="T20">nZreport</text:span> - Number of current Z-report;</text:p>
                </text:list-item>
                <text:list-item>
                  <text:p text:style-name="P589"><text:span text:style-name="T20">nReset</text:span> - Number of current memory failure;</text:p>
                </text:list-item>
                <text:list-item>
                  <text:p text:style-name="P589"><text:span text:style-name="T20">nVatChanges</text:span> - Number of current VAT change;</text:p>
                </text:list-item>
                <text:list-item>
                  <text:p text:style-name="P589"><text:span text:style-name="T20">nIDnumberChanges</text:span> - Number of current SN changes ( 0 - not programmed; 1 - programmed );</text:p>
                </text:list-item>
                <text:list-item>
                  <text:p text:style-name="P589"><text:span text:style-name="T20">nFMnumberChanges</text:span> - Number of current FM number changes ( 0 - not programmed; 1 - programmed );</text:p>
                </text:list-item>
                <text:list-item>
                  <text:p text:style-name="P589"><text:span text:style-name="T20">nTAXnumberChanges</text:span> - Number of current TAX number changes ( 0 - not programmed; 1 - programmed );</text:p>
                </text:list-item>
                <text:list-item>
                  <text:p text:style-name="P589"><text:span text:style-name="T20">valVat</text:span> - Current value of VAT. Number of VAT is determined by <text:span text:style-name="T20">"Index"</text:span>;</text:p>
                </text:list-item>
                <text:list-item>
                  <text:p text:style-name="P589"><text:span text:style-name="T20">FMDeviceID</text:span> - ID of the fiscal memory;</text:p>
                </text:list-item>
                <text:list-item>
                  <text:p text:style-name="P589"><text:soft-page-break/><text:span text:style-name="T20">IDnumber</text:span> - Serial number of the ECR;</text:p>
                </text:list-item>
                <text:list-item>
                  <text:p text:style-name="P589"><text:span text:style-name="T20">FMnumber</text:span> - Number of FM;</text:p>
                </text:list-item>
                <text:list-item>
                  <text:p text:style-name="P589"><text:span text:style-name="T20">TAXnumber</text:span> - TAX number;</text:p>
                </text:list-item>
                <text:list-item>
                  <text:p text:style-name="P589"><text:span text:style-name="T20">FmWriteDateTime</text:span> - Date and time for writting block in FM;</text:p>
                </text:list-item>
                <text:list-item>
                  <text:p text:style-name="P589"><text:span text:style-name="T20">LastValiddate</text:span> - Last valid date ( written on FM or EJ );</text:p>
                </text:list-item>
              </text:list>
            </text:list-item>
            <text:list-item>
              <text:p text:style-name="P589"><text:span text:style-name="T20">Variables</text:span> <text:span text:style-name="T20">for</text:span> <text:span text:style-name="T20">FM</text:span> ( <text:span text:style-name="T20">Read</text:span> <text:span text:style-name="T20">and</text:span> <text:span text:style-name="T20">Write</text:span> )</text:p>
              <text:list>
                <text:list-item>
                  <text:p text:style-name="P589"><text:span text:style-name="T20">TAXlabel</text:span> - TAX number label( up to 10 chars );</text:p>
                </text:list-item>
              </text:list>
            </text:list-item>
            <text:list-item>
              <text:p text:style-name="P589"><text:span text:style-name="T20">Internal</text:span> <text:span text:style-name="T20">variables</text:span> ( <text:span text:style-name="T20">Read</text:span> <text:span text:style-name="T20">Only</text:span> )</text:p>
              <text:list>
                <text:list-item>
                  <text:p text:style-name="P589"><text:span text:style-name="T20">Fiscalized</text:span> - flag that shows if ECR is fiscalized. ( 1 - fiscalized; 0 - not fiscalized );</text:p>
                </text:list-item>
                <text:list-item>
                  <text:p text:style-name="P589"><text:span text:style-name="T20">DFR_needed</text:span> - Shows if fiscal receipt is issued after last Z-report. ( 1 - Z-report is needed; 0 - Z-report is not needed );</text:p>
                </text:list-item>
                <text:list-item>
                  <text:p text:style-name="P589"><text:span text:style-name="T20">DecimalPoint</text:span> - number of symbols after decimal point;</text:p>
                </text:list-item>
                <text:list-item>
                  <text:p text:style-name="P589"><text:span text:style-name="T20">nBon</text:span> - global number of receipts;</text:p>
                </text:list-item>
                <text:list-item>
                  <text:p text:style-name="P589"><text:span text:style-name="T20">nFBon</text:span> - Global number of fiscal receipts;</text:p>
                </text:list-item>
                <text:list-item>
                  <text:p text:style-name="P589"><text:span text:style-name="T20">nInvoice</text:span> - Number of invoices;</text:p>
                </text:list-item>
                <text:list-item>
                  <text:p text:style-name="P589"><text:span text:style-name="T20">InvoiceRangeBeg</text:span> - Start of the invoice range( from 0 to 9999999999 );</text:p>
                </text:list-item>
                <text:list-item>
                  <text:p text:style-name="P589"><text:span text:style-name="T20">InvoiceRangeEnd</text:span> - End of the invoice range( from 0 to 9999999999 );</text:p>
                </text:list-item>
                <text:list-item>
                  <text:p text:style-name="P589"><text:span text:style-name="T20">nFBonDailyCount</text:span> - Number of fiscal receipts for the day;</text:p>
                </text:list-item>
                <text:list-item>
                  <text:p text:style-name="P589"><text:span text:style-name="T20">nInvoiceDailyCount</text:span> - Number of invoices for the day;</text:p>
                </text:list-item>
                <text:list-item>
                  <text:p text:style-name="P589"><text:span text:style-name="T20">nLastFiscalDoc</text:span> - Last number of fiscal receipt;</text:p>
                </text:list-item>
                <text:list-item>
                  <text:p text:style-name="P589"><text:span text:style-name="T20">Block24h</text:span> - Date and time for 24 hour block;</text:p>
                </text:list-item>
                <text:list-item>
                  <text:p text:style-name="P589"><text:span text:style-name="T20">CurrClerk</text:span> - number of current operator;</text:p>
                </text:list-item>
                <text:list-item>
                  <text:p text:style-name="P589"><text:span text:style-name="T20">NextUpdateCheck</text:span> - Date/time for the next update chek( Format: DD-MM-YY HH:MM:SS );</text:p>
                </text:list-item>
                <text:list-item>
                  <text:p text:style-name="P589"><text:span text:style-name="T20">EJNewJurnal</text:span> - New EJ;</text:p>
                </text:list-item>
                <text:list-item>
                  <text:p text:style-name="P589"><text:span text:style-name="T20">EJNumber</text:span> - Number of current EJ;</text:p>
                </text:list-item>
                <text:list-item>
                  <text:p text:style-name="P589"><text:span text:style-name="T20">fDateTimeUserSet</text:span> - The clock is set ( one time after Z report, 1 - set; 0 - not set );</text:p>
                </text:list-item>
                <text:list-item>
                  <text:p text:style-name="P589"><text:span text:style-name="T20">DateLastSucceededSent</text:span> - Date/time of last connection to the server;</text:p>
                </text:list-item>
                <text:list-item>
                  <text:p text:style-name="P589"><text:span text:style-name="T20">NapRegistered</text:span> - ECR is register in NAP( 1 - registered; 0 -not registered );</text:p>
                </text:list-item>
                <text:list-item>
                  <text:p text:style-name="P589"><text:span text:style-name="T20">DeregOnSever</text:span> - ECR is deregistered on NAP server( 1 - deregistered; 0 - not deregistered );</text:p>
                </text:list-item>
                <text:list-item>
                  <text:p text:style-name="P589"><text:span text:style-name="T20">printed_copy</text:span> - Shows if dublicate of the receipt is printed ( 1 - printed, 0 - not printed );</text:p>
                </text:list-item>
                <text:list-item>
                  <text:p text:style-name="P589"><text:span text:style-name="T20">short_menu</text:span> - Short menu mode ( 1 - set, 0 - not set );</text:p>
                </text:list-item>
              </text:list>
            </text:list-item>
            <text:list-item>
              <text:p text:style-name="P589"><text:span text:style-name="T20">Item</text:span> <text:span text:style-name="T20">Groups</text:span> </text:p>
              <text:list>
                <text:list-item>
                  <text:p text:style-name="P589"><text:span text:style-name="T20">ItemGroups_name</text:span> - Name of item group. Text up to 32 symbols. Number of item group is determined by <text:span text:style-name="T20">"Index"</text:span>;</text:p>
                </text:list-item>
              </text:list>
            </text:list-item>
            <text:list-item>
              <text:p text:style-name="P589"><text:soft-page-break/><text:span text:style-name="T20">Department</text:span> <text:span text:style-name="T20">registers</text:span> </text:p>
              <text:list>
                <text:list-item>
                  <text:p text:style-name="P589"><text:span text:style-name="T20">Dept_name</text:span> - Name of department. Text up to 32 symbols. Number of department is determined by <text:span text:style-name="T20">"Index"</text:span>;</text:p>
                </text:list-item>
                <text:list-item>
                  <text:p text:style-name="P589"><text:span text:style-name="T20">Dept_ext_name</text:span> - Extendet name of department. Text up to 32 symbols. Number of department is determined by <text:span text:style-name="T20">"Index"</text:span>;</text:p>
                </text:list-item>
                <text:list-item>
                  <text:p text:style-name="P589"><text:span text:style-name="T20">Dept_price</text:span> - Programmed price of department( from 0 to 999999999 ). Number of department is determined by <text:span text:style-name="T20">"Index"</text:span>;</text:p>
                </text:list-item>
                <text:list-item>
                  <text:p text:style-name="P368"><text:span text:style-name="T20">Dept_vat</text:span> - VAT group of department( from 1 to 8 ). Number of department is determined by <text:span text:style-name="T20">"Index"</text:span>;</text:p>
                </text:list-item>
              </text:list>
            </text:list-item>
          </text:list>
        </text:list-item>
      </text:list>
      <text:p text:style-name="Text_20_body">Optional parameters: </text:p>
      <text:list xml:id="list1802609888070115317" text:style-name="L255">
        <text:list-item>
          <text:p text:style-name="P369"><text:span text:style-name="T20">Index</text:span> - Used for index if variable is array. For variable that is not array can be left blank. Default: 0; </text:p>
          <text:p text:style-name="P104">Note</text:p>
          <text:p text:style-name="P113">For example: Header[], Index 0 refer to line 1. Index 9 refer to line 10.</text:p>
        </text:list-item>
        <text:list-item>
          <text:p text:style-name="P369"><text:span text:style-name="T20">Value</text:span> - If this parameter is blank ECR will return current value ( <text:span text:style-name="Emphasis">Answer(2)</text:span> ). If the value is set, then ECR will program this value ( <text:span text:style-name="Emphasis">Answer(1)</text:span> );</text:p>
        </text:list-item>
      </text:list>
      <text:p text:style-name="Text_20_body"><text:span text:style-name="T20">Answer(1)</text:span>:</text:p>
      <text:p text:style-name="Text_20_body">{ErrorCode}&lt;SEP&gt;</text:p>
      <text:list xml:id="list6120478019349022298" text:style-name="L256">
        <text:list-item>
          <text:p text:style-name="P370"><text:span text:style-name="T20">ErrorCode</text:span> - Indicates an error code. If command passed, <text:span text:style-name="T20">ErrorCode</text:span> is 0;</text:p>
        </text:list-item>
      </text:list>
      <text:p text:style-name="Text_20_body"><text:span text:style-name="T20">Answer(2)</text:span>:</text:p>
      <text:p text:style-name="Text_20_body">{ErrorCode}&lt;SEP&gt;{VarValue}&lt;SEP&gt;</text:p>
      <text:list xml:id="list55647278941093629" text:style-name="L257">
        <text:list-item>
          <text:p text:style-name="P590"><text:span text:style-name="T20">ErrorCode</text:span> - Indicates an error code. If command passed, <text:span text:style-name="T20">ErrorCode</text:span> is 0;</text:p>
        </text:list-item>
        <text:list-item>
          <text:p text:style-name="P371"><text:span text:style-name="T20">VarValue</text:span> - Curent value of the variable;</text:p>
        </text:list-item>
      </text:list>
      <text:p text:style-name="Horizontal_20_Line"/>
      <text:p text:style-name="Horizontal_20_Line"/>
      <text:p text:style-name="Sender"><text:span text:style-name="T7">Generated on Fri Jul </text:span><text:span text:style-name="T8">17</text:span><text:span text:style-name="T7"> 2015 13:29:32 for WP-500 Bulgaria</text:span></text:p>
      <text:p text:style-name="P2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CYR" svg:font-family="'Courier New CYR'" style:font-family-generic="swiss" style:font-pitch="variable"/>
    <style:font-face style:name="Liberation Sans" svg:font-family="'Liberation Sans'" style:font-family-generic="swiss" style:font-pitch="variable"/>
    <style:font-face style:name="Timok" svg:font-family="Timok,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bg" fo:country="BG"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ody_20_Text_20_Indent_20_2" style:display-name="Body Text Indent 2" style:family="paragraph" style:parent-style-name="Standard">
      <style:paragraph-properties fo:margin-left="0cm" fo:margin-right="0cm" fo:margin-top="0.212cm" fo:margin-bottom="0cm" loext:contextual-spacing="false" fo:text-indent="0.501cm" style:auto-text-indent="false"/>
      <style:text-properties fo:font-size="9pt" fo:language="en" fo:country="AU" style:font-size-asian="9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18cm" fo:text-indent="0cm" style:auto-text-indent="false"/>
      <style:text-properties officeooo:paragraph-rsid="0011451c"/>
    </style:style>
    <style:style style:name="MP2" style:family="paragraph" style:parent-style-name="Standard">
      <style:paragraph-properties fo:margin-left="0cm" fo:margin-right="0.018cm" fo:text-align="end" style:justify-single-word="false" fo:text-indent="0cm" style:auto-text-indent="false"/>
      <style:text-properties officeooo:paragraph-rsid="0011451c"/>
    </style:style>
    <style:style style:name="MP3" style:family="paragraph">
      <style:paragraph-properties fo:text-align="center" style:writing-mode="lr-tb"/>
    </style:style>
    <style:style style:name="MP4" style:family="paragraph" style:parent-style-name="Footer">
      <style:paragraph-properties fo:text-align="end" style:justify-single-word="false"/>
      <style:text-properties officeooo:paragraph-rsid="00152501"/>
    </style:style>
    <style:style style:name="MT1" style:family="text">
      <style:text-properties fo:font-size="18pt" fo:language="en" fo:country="US" style:font-size-asian="18pt" style:font-size-complex="18pt"/>
    </style:style>
    <style:style style:name="MT2" style:family="text">
      <style:text-properties fo:font-size="24pt" fo:language="en" fo:country="US" style:font-size-asian="24pt" style:font-size-complex="24pt"/>
    </style:style>
    <style:style style:name="MT3" style:family="text">
      <style:text-properties fo:color="#ff420e" style:font-name="Timok" fo:font-size="15pt" fo:language="en" fo:country="US" fo:font-style="italic" fo:font-weight="bold" officeooo:rsid="0014cf86" style:font-size-asian="15pt" style:font-style-asian="italic" style:font-weight-asian="bold" style:font-name-complex="Timok" style:font-size-complex="15pt"/>
    </style:style>
    <style:style style:name="MT4" style:family="text">
      <style:text-properties style:font-name="Timok" fo:font-size="15pt" fo:language="en" fo:country="US" fo:font-style="italic" fo:font-weight="bold" officeooo:rsid="0014cf86" style:font-size-asian="15pt" style:font-style-asian="italic" style:font-weight-asian="bold" style:font-name-complex="Timok" style:font-size-complex="15pt"/>
    </style:style>
    <style:style style:name="MT5" style:family="text">
      <style:text-properties fo:font-size="10pt" fo:language="en" fo:country="US" style:font-size-asian="10pt" style:font-size-complex="10pt"/>
    </style:style>
    <style:style style:name="MT6" style:family="text">
      <style:text-properties fo:language="en" fo:country="US" officeooo:rsid="000ef13b"/>
    </style:style>
    <style:style style:name="MT7" style:family="text">
      <style:text-properties fo:language="en" fo:country="US" officeooo:rsid="0032ba83"/>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atecs Ltd</text:span><text:span text:style-name="MT2"> <text:s text:c="6"/></text:span><text:span text:style-name="MT3">Internal use only</text:span><text:span text:style-name="MT4"> <text:s text:c="14"/></text:span><text:span text:style-name="MT5"><text:file-name text:display="name-and-extension">IU_WP500___-BUL_FPprotocol-FULL.odt</text:file-name></text:span></text:p>
        <text:p text:style-name="MP2"><draw:line text:anchor-type="char" draw:z-index="56" draw:style-name="Mgr1" draw:text-style-name="MP3" svg:x1="0cm" svg:y1="0.011cm" svg:x2="17.78cm" svg:y2="0.015cm"><text:p/></draw:line><text:span text:style-name="MT6"> </text:span><text:span text:style-name="MT7">20150717</text:span></text:p>
      </style:header>
      <style:footer>
        <text:p text:style-name="MP4"><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14:08:30.249000000</meta:creation-date>
    <dc:date>2015-07-17T14:01:24.058000000</dc:date>
    <meta:editing-duration>PT3H31M33S</meta:editing-duration>
    <meta:editing-cycles>32</meta:editing-cycles>
    <meta:generator>LibreOffice/4.3.4.1$Windows_x86 LibreOffice_project/bc356b2f991740509f321d70e4512a6a54c5f243</meta:generator>
    <meta:document-statistic meta:table-count="1" meta:image-count="0" meta:object-count="0" meta:page-count="57" meta:paragraph-count="1439" meta:word-count="11595" meta:character-count="67378" meta:non-whitespace-character-count="57759"/>
  </office:meta>
</office:document-meta>
</file>